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Helvetica" svg:font-family="Helvetica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6cm"/>
    </style:style>
    <style:style style:name="co2" style:family="table-column">
      <style:table-column-properties fo:break-before="auto" style:column-width="2.099cm"/>
    </style:style>
    <style:style style:name="co3" style:family="table-column">
      <style:table-column-properties fo:break-before="auto" style:column-width="2.66cm"/>
    </style:style>
    <style:style style:name="co4" style:family="table-column">
      <style:table-column-properties fo:break-before="auto" style:column-width="2.969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1.792cm"/>
    </style:style>
    <style:style style:name="co7" style:family="table-column">
      <style:table-column-properties fo:break-before="page" style:column-width="1.988cm"/>
    </style:style>
    <style:style style:name="co8" style:family="table-column">
      <style:table-column-properties fo:break-before="auto" style:column-width="3.584cm"/>
    </style:style>
    <style:style style:name="co9" style:family="table-column">
      <style:table-column-properties fo:break-before="auto" style:column-width="2.745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2" style:family="table" style:master-page-name="PageStyle_5f_2020">
      <style:table-properties table:display="true" style:writing-mode="lr-tb"/>
    </style:style>
    <style:style style:name="ta3" style:family="table" style:master-page-name="PageStyle_5f_2019">
      <style:table-properties table:display="true" style:writing-mode="lr-tb"/>
    </style:style>
    <style:style style:name="ta4" style:family="table" style:master-page-name="PageStyle_5f_2018">
      <style:table-properties table:display="true" style:writing-mode="lr-tb"/>
    </style:style>
    <style:style style:name="ta5" style:family="table" style:master-page-name="PageStyle_5f_2017">
      <style:table-properties table:display="true" style:writing-mode="lr-tb"/>
    </style:style>
    <style:style style:name="ta6" style:family="table" style:master-page-name="PageStyle_5f_2016">
      <style:table-properties table:display="true" style:writing-mode="lr-tb"/>
    </style:style>
    <style:style style:name="ta7" style:family="table" style:master-page-name="PageStyle_5f_2015">
      <style:table-properties table:display="true" style:writing-mode="lr-tb"/>
    </style:style>
    <style:style style:name="ta8" style:family="table" style:master-page-name="PageStyle_5f_2014">
      <style:table-properties table:display="true" style:writing-mode="lr-tb"/>
    </style:style>
    <style:style style:name="ta9" style:family="table" style:master-page-name="PageStyle_5f_2013">
      <style:table-properties table:display="true" style:writing-mode="lr-tb"/>
    </style:style>
    <style:style style:name="ta10" style:family="table" style:master-page-name="PageStyle_5f_2012">
      <style:table-properties table:display="true" style:writing-mode="lr-tb"/>
    </style:style>
    <style:style style:name="ta11" style:family="table" style:master-page-name="PageStyle_5f_2011">
      <style:table-properties table:display="true" style:writing-mode="lr-tb"/>
    </style:style>
    <style:style style:name="ta12" style:family="table" style:master-page-name="PageStyle_5f_2010">
      <style:table-properties table:display="true" style:writing-mode="lr-tb"/>
    </style:style>
    <style:style style:name="ta13" style:family="table" style:master-page-name="PageStyle_5f_202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00" style:family="table-cell" style:parent-style-name="Excel_20_Built-in_20_Comma" style:data-style-name="N146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Default" style:data-style-name="N145">
      <style:table-cell-properties fo:background-color="#e8eaf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2" style:family="table-cell" style:parent-style-name="Default" style:data-style-name="N145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3" style:family="table-cell" style:parent-style-name="Default" style:data-style-name="N145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4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Excel_20_Built-in_20_Comma" style:data-style-name="N14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Excel_20_Built-in_20_Comma" style:data-style-name="N146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Excel_20_Built-in_20_Comma" style:data-style-name="N146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 style:data-style-name="N145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1" style:family="table-cell" style:parent-style-name="Excel_20_Built-in_20_Comma" style:data-style-name="N146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2" style:family="table-cell" style:parent-style-name="Default" style:data-style-name="N1">
      <style:table-cell-properties fo:background-color="#e8eaf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3" style:family="table-cell" style:parent-style-name="Default" style:data-style-name="N1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1" style:family="table-cell" style:parent-style-name="Standard_5f_P02_5f_D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8" style:family="table-cell" style:parent-style-name="Excel_20_Built-in_20_Comma" style:data-style-name="N14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9" style:family="table-cell" style:parent-style-name="Excel_20_Built-in_20_Comma" style:data-style-name="N146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0" style:family="table-cell" style:parent-style-name="Standard_5f_T1">
      <style:table-cell-properties fo:background-color="#e8ea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4" style:family="table-cell" style:parent-style-name="Default" style:data-style-name="N0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5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6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7" style:family="table-cell" style:parent-style-name="Default" style:data-style-name="N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9" style:family="table-cell" style:parent-style-name="Excel_20_Built-in_20_Comma" style:data-style-name="N14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2" style:family="table-cell" style:parent-style-name="Default" style:data-style-name="N4">
      <style:table-cell-properties fo:background-color="#e8eaf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3" style:family="table-cell" style:parent-style-name="Default" style:data-style-name="N1">
      <style:table-cell-properties fo:background-color="#e8eaf7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4" style:family="table-cell" style:parent-style-name="Default" style:data-style-name="N0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7" style:family="table-cell" style:parent-style-name="Excel_20_Built-in_20_Comma" style:data-style-name="N14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8" style:family="table-cell" style:parent-style-name="Excel_20_Built-in_20_Comma" style:data-style-name="N14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9" style:family="table-cell" style:parent-style-name="Default" style:data-style-name="N4">
      <style:table-cell-properties fo:background-color="#e8ea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0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1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7" style:family="table-cell" style:parent-style-name="Excel_20_Built-in_20_Comma" style:data-style-name="N14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Excel_20_Built-in_20_Comma" style:data-style-name="N146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Standard_5f_T1">
      <style:table-cell-properties fo:background-color="#e8ea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 style:data-style-name="N0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 style:data-style-name="N0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6" style:family="table-cell" style:parent-style-name="Default" style:data-style-name="N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Excel_20_Built-in_20_Comma" style:data-style-name="N14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9" style:family="table-cell" style:parent-style-name="Excel_20_Built-in_20_Comma" style:data-style-name="N146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Default" style:data-style-name="N145">
      <style:table-cell-properties fo:background-color="#e8eaf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 style:data-style-name="N145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 style:data-style-name="N145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5" style:family="table-cell" style:parent-style-name="Excel_20_Built-in_20_Comma" style:data-style-name="N14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Excel_20_Built-in_20_Comma" style:data-style-name="N146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7" style:family="table-cell" style:parent-style-name="Excel_20_Built-in_20_Comma" style:data-style-name="N146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145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" style:family="table-cell" style:parent-style-name="Excel_20_Built-in_20_Comma" style:data-style-name="N146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1" style:family="table-cell" style:parent-style-name="Default" style:data-style-name="N1">
      <style:table-cell-properties fo:background-color="#e8eaf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2" style:family="table-cell" style:parent-style-name="Default" style:data-style-name="N1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0" style:family="table-cell" style:parent-style-name="Standard_5f_P02_5f_D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1" style:family="table-cell" style:parent-style-name="Default" style:data-style-name="N4">
      <style:table-cell-properties fo:background-color="#e8eaf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2" style:family="table-cell" style:parent-style-name="Default" style:data-style-name="N1">
      <style:table-cell-properties fo:background-color="#e8eaf7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3" style:family="table-cell" style:parent-style-name="Default" style:data-style-name="N0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6" style:family="table-cell" style:parent-style-name="Excel_20_Built-in_20_Comma" style:data-style-name="N14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2" style:family="table-cell" style:parent-style-name="Excel_20_Built-in_20_Comma" style:data-style-name="N14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3" style:family="table-cell" style:parent-style-name="Default" style:data-style-name="N4">
      <style:table-cell-properties fo:background-color="#e8ea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4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5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text-position="33% 58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line-through-type="none" style:text-position="33% 58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line-through-type="none" style:text-position="33% 58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5" style:family="text">
      <style:text-properties style:font-name="Arial" style:font-style-complex="normal" style:font-style-asian="normal" style:font-weight-complex="normal" style:font-weight-asian="normal" style:font-size-complex="8pt" style:font-size-asian="8pt" style:font-name-complex="Arial" style:use-window-font-color="true" style:text-position="33% 58%" style:text-outline="false" fo:font-style="normal" style:text-line-through-type="none" style:text-underline-style="none" style:text-underline-color="font-color" fo:font-weight="normal" fo:font-size="8pt" fo:text-shadow="none"/>
    </style:style>
    <style:style style:name="T10" style:family="text">
      <style:text-properties style:font-name="Arial" style:font-style-complex="normal" style:font-style-asian="normal" style:font-weight-complex="normal" style:font-weight-asian="normal" style:font-size-complex="8pt" style:font-size-asian="8pt" style:font-name-complex="Arial" style:use-window-font-color="true" style:text-outline="false" fo:font-style="normal" style:text-line-through-type="none" style:text-underline-style="none" style:text-underline-color="font-color" fo:font-weight="normal" fo:font-size="8pt" fo:text-shadow="none" style:text-position="0% 100%"/>
    </style:style>
    <style:style style:name="T1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8pt" style:font-size-complex="8pt" style:font-weight-asian="normal" style:font-weight-complex="normal" style:font-style-asian="normal" style:font-style-complex="normal"/>
    </style:style>
    <style:style style:name="T12" style:family="text">
      <style:text-properties style:use-window-font-color="true" style:font-name="Arial" fo:font-size="9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9pt" style:font-size-complex="9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1" table:style-name="ta13" table:print-ranges="'2021'.A1:'2021'.I40">
        <office:forms form:automatic-focus="false" form:apply-design-mode="false"/>
        <table:table-column table:style-name="co1" table:default-cell-style-name="ce55"/>
        <table:table-column table:style-name="co2" table:default-cell-style-name="ce63"/>
        <table:table-column table:style-name="co3" table:number-columns-repeated="6" table:default-cell-style-name="ce63"/>
        <table:table-column table:style-name="co4" table:default-cell-style-name="ce52"/>
        <table:table-column table:style-name="co5" table:number-columns-repeated="36" table:default-cell-style-name="ce52"/>
        <table:table-column table:style-name="co6" table:number-columns-repeated="979" table:default-cell-style-name="ce52"/>
        <table:table-row table:style-name="ro1">
          <table:table-cell table:style-name="ce46" office:value-type="string" calcext:value-type="string">
            <text:p>cc-f-01.02.02.04</text:p>
          </table:table-cell>
          <table:table-cell table:style-name="ce46" office:value-type="string" calcext:value-type="string">
            <text:p>Population résidante permanente dans des ménages privés selon le canton et la taille du ménage, au 31 décembre 2021</text:p>
          </table:table-cell>
          <table:table-cell table:style-name="ce46" table:number-columns-repeated="2"/>
          <table:table-cell table:style-name="ce68"/>
          <table:table-cell table:style-name="ce69" table:number-columns-repeated="4"/>
          <table:table-cell table:style-name="ce76" table:number-columns-repeated="1015"/>
        </table:table-row>
        <table:table-row table:style-name="ro2">
          <table:table-cell table:style-name="ce47" office:value-type="string" calcext:value-type="string">
            <text:p>Canton</text:p>
          </table:table-cell>
          <table:table-cell table:style-name="ce58" office:value-type="string" calcext:value-type="string">
            <text:p>Total</text:p>
          </table:table-cell>
          <table:table-cell table:style-name="ce65" office:value-type="string" calcext:value-type="string">
            <text:p>Nombre de personnes vivant dans un ménage de</text:p>
          </table:table-cell>
          <table:table-cell table:style-name="ce47" table:number-columns-repeated="5"/>
          <table:table-cell table:style-name="ce67" office:value-type="string" calcext:value-type="string" table:number-columns-spanned="1" table:number-rows-spanned="2">
            <text:p>Proportion de personnes vivant dans un ménage non plausible (en %) <text:span text:style-name="T11">1</text:span></text:p>
          </table:table-cell>
          <table:table-cell table:style-name="ce77" office:value-type="string" calcext:value-type="string" table:number-columns-spanned="1" table:number-rows-spanned="2">
            <text:p>Nombre de ménage, environ 2.19 personnes par ménages</text:p>
          </table:table-cell>
          <table:table-cell table:style-name="ce78"/>
          <table:table-cell table:style-name="ce79" table:number-columns-repeated="1013"/>
        </table:table-row>
        <table:table-row table:style-name="ro3">
          <table:table-cell table:style-name="ce48"/>
          <table:table-cell table:style-name="ce59"/>
          <table:table-cell table:style-name="ce66" office:value-type="string" calcext:value-type="string">
            <text:p>1 personne</text:p>
          </table:table-cell>
          <table:table-cell table:style-name="ce67" office:value-type="string" calcext:value-type="string">
            <text:p>2 personnes</text:p>
          </table:table-cell>
          <table:table-cell table:style-name="ce67" office:value-type="string" calcext:value-type="string">
            <text:p>3 personnes</text:p>
          </table:table-cell>
          <table:table-cell table:style-name="ce67" office:value-type="string" calcext:value-type="string">
            <text:p>4 personnes</text:p>
          </table:table-cell>
          <table:table-cell table:style-name="ce67" office:value-type="string" calcext:value-type="string">
            <text:p>5 personnes</text:p>
          </table:table-cell>
          <table:table-cell table:style-name="ce66" office:value-type="string" calcext:value-type="string">
            <text:p>6 personnes ou plus</text:p>
          </table:table-cell>
          <table:covered-table-cell table:style-name="ce70"/>
          <table:covered-table-cell table:style-name="ce77"/>
          <table:table-cell table:style-name="ce78"/>
          <table:table-cell table:style-name="ce79" office:value-type="string" calcext:value-type="string">
            <text:p>Probabilité d’apparition</text:p>
          </table:table-cell>
          <table:table-cell table:style-name="ce79"/>
          <table:table-cell table:style-name="ce79" office:value-type="string" calcext:value-type="string">
            <text:p>Total</text:p>
          </table:table-cell>
          <table:table-cell table:style-name="ce79" table:number-columns-repeated="1010"/>
        </table:table-row>
        <table:table-row table:style-name="ro4">
          <table:table-cell table:style-name="ce49" office:value-type="string" calcext:value-type="string">
            <text:p>Suisse</text:p>
          </table:table-cell>
          <table:table-cell table:style-name="ce60" office:value-type="float" office:value="8574959" calcext:value-type="float">
            <text:p>8'574'959 <text:s/></text:p>
          </table:table-cell>
          <table:table-cell table:style-name="ce60" office:value-type="float" office:value="1442503" calcext:value-type="float">
            <text:p>1'442'503 <text:s/></text:p>
          </table:table-cell>
          <table:table-cell table:style-name="ce60" office:value-type="float" office:value="2561868" calcext:value-type="float">
            <text:p>2'561'868 <text:s/></text:p>
          </table:table-cell>
          <table:table-cell table:style-name="ce60" office:value-type="float" office:value="1499289" calcext:value-type="float">
            <text:p>1'499'289 <text:s/></text:p>
          </table:table-cell>
          <table:table-cell table:style-name="ce60" office:value-type="float" office:value="1928636" calcext:value-type="float">
            <text:p>1'928'636 <text:s/></text:p>
          </table:table-cell>
          <table:table-cell table:style-name="ce60" office:value-type="float" office:value="777520" calcext:value-type="float">
            <text:p>777'520 <text:s/></text:p>
          </table:table-cell>
          <table:table-cell table:style-name="ce60" office:value-type="float" office:value="365143" calcext:value-type="float">
            <text:p>365'143 <text:s/></text:p>
          </table:table-cell>
          <table:table-cell table:style-name="ce71" office:value-type="string" calcext:value-type="string">
            <text:p>&lt; 0.5</text:p>
          </table:table-cell>
          <table:table-cell table:formula="of:=[.B4]/2.19" office:value-type="float" office:value="3915506.39269406" calcext:value-type="float">
            <text:p>3915506.39269406</text:p>
          </table:table-cell>
          <table:table-cell table:number-columns-repeated="1014"/>
        </table:table-row>
        <table:table-row table:style-name="ro5">
          <table:table-cell table:style-name="ce50" office:value-type="string" calcext:value-type="string">
            <text:p>Zurich</text:p>
          </table:table-cell>
          <table:table-cell table:style-name="ce61" office:value-type="float" office:value="1537408" calcext:value-type="float">
            <text:p>1'537'408 <text:s/></text:p>
          </table:table-cell>
          <table:table-cell table:style-name="ce61" office:value-type="float" office:value="264531" calcext:value-type="float">
            <text:p>264'531 <text:s/></text:p>
          </table:table-cell>
          <table:table-cell table:style-name="ce61" office:value-type="float" office:value="462158" calcext:value-type="float">
            <text:p>462'158 <text:s/></text:p>
          </table:table-cell>
          <table:table-cell table:style-name="ce61" office:value-type="float" office:value="271515" calcext:value-type="float">
            <text:p>271'515 <text:s/></text:p>
          </table:table-cell>
          <table:table-cell table:style-name="ce61" office:value-type="float" office:value="348128" calcext:value-type="float">
            <text:p>348'128 <text:s/></text:p>
          </table:table-cell>
          <table:table-cell table:style-name="ce61" office:value-type="float" office:value="129740" calcext:value-type="float">
            <text:p>129'740 <text:s/></text:p>
          </table:table-cell>
          <table:table-cell table:style-name="ce61" office:value-type="float" office:value="61336" calcext:value-type="float">
            <text:p>61'336 <text:s/></text:p>
          </table:table-cell>
          <table:table-cell table:style-name="ce72" office:value-type="string" calcext:value-type="string">
            <text:p>&lt; 0.5</text:p>
          </table:table-cell>
          <table:table-cell table:formula="of:=[.B5]/2.19" office:value-type="float" office:value="702012.785388128" calcext:value-type="float">
            <text:p>702012.785388128</text:p>
          </table:table-cell>
          <table:table-cell/>
          <table:table-cell table:formula="of:=[.J5]/[.J4]" office:value-type="float" office:value="0.179290419930871" calcext:value-type="float">
            <text:p>0.179290419930871</text:p>
          </table:table-cell>
          <table:table-cell/>
          <table:table-cell table:formula="of:=SUM([.L5:.L30])" office:value-type="float" office:value="1" calcext:value-type="float">
            <text:p>1</text:p>
          </table:table-cell>
          <table:table-cell table:number-columns-repeated="30"/>
          <table:table-cell table:style-name="ce80" table:number-columns-repeated="980"/>
        </table:table-row>
        <table:table-row table:style-name="ro6">
          <table:table-cell table:style-name="ce50" office:value-type="string" calcext:value-type="string">
            <text:p>Berne</text:p>
          </table:table-cell>
          <table:table-cell table:style-name="ce61" office:value-type="float" office:value="1028269" calcext:value-type="float">
            <text:p>1'028'269 <text:s/></text:p>
          </table:table-cell>
          <table:table-cell table:style-name="ce61" office:value-type="float" office:value="184554" calcext:value-type="float">
            <text:p>184'554 <text:s/></text:p>
          </table:table-cell>
          <table:table-cell table:style-name="ce61" office:value-type="float" office:value="339332" calcext:value-type="float">
            <text:p>339'332 <text:s/></text:p>
          </table:table-cell>
          <table:table-cell table:style-name="ce61" office:value-type="float" office:value="162801" calcext:value-type="float">
            <text:p>162'801 <text:s/></text:p>
          </table:table-cell>
          <table:table-cell table:style-name="ce61" office:value-type="float" office:value="215052" calcext:value-type="float">
            <text:p>215'052 <text:s/></text:p>
          </table:table-cell>
          <table:table-cell table:style-name="ce61" office:value-type="float" office:value="87290" calcext:value-type="float">
            <text:p>87'290 <text:s/></text:p>
          </table:table-cell>
          <table:table-cell table:style-name="ce61" office:value-type="float" office:value="39240" calcext:value-type="float">
            <text:p>39'240 <text:s/></text:p>
          </table:table-cell>
          <table:table-cell table:style-name="ce72" office:value-type="string" calcext:value-type="string">
            <text:p>&lt; 0.5</text:p>
          </table:table-cell>
          <table:table-cell table:formula="of:=[.B6]/2.19" office:value-type="float" office:value="469529.223744292" calcext:value-type="float">
            <text:p>469529.223744292</text:p>
          </table:table-cell>
          <table:table-cell/>
          <table:table-cell table:formula="of:=[.J6]/[.J4]" office:value-type="float" office:value="0.119915325542664" calcext:value-type="float">
            <text:p>0.119915325542664</text:p>
          </table:table-cell>
          <table:table-cell table:number-columns-repeated="33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Lucerne</text:p>
          </table:table-cell>
          <table:table-cell table:style-name="ce61" office:value-type="float" office:value="413128" calcext:value-type="float">
            <text:p>413'128 <text:s/></text:p>
          </table:table-cell>
          <table:table-cell table:style-name="ce61" office:value-type="float" office:value="64303" calcext:value-type="float">
            <text:p>64'303 <text:s/></text:p>
          </table:table-cell>
          <table:table-cell table:style-name="ce61" office:value-type="float" office:value="126410" calcext:value-type="float">
            <text:p>126'410 <text:s/></text:p>
          </table:table-cell>
          <table:table-cell table:style-name="ce61" office:value-type="float" office:value="67707" calcext:value-type="float">
            <text:p>67'707 <text:s/></text:p>
          </table:table-cell>
          <table:table-cell table:style-name="ce61" office:value-type="float" office:value="94288" calcext:value-type="float">
            <text:p>94'288 <text:s/></text:p>
          </table:table-cell>
          <table:table-cell table:style-name="ce61" office:value-type="float" office:value="42195" calcext:value-type="float">
            <text:p>42'195 <text:s/></text:p>
          </table:table-cell>
          <table:table-cell table:style-name="ce61" office:value-type="float" office:value="18225" calcext:value-type="float">
            <text:p>18'225 <text:s/></text:p>
          </table:table-cell>
          <table:table-cell table:style-name="ce73" office:value-type="string" calcext:value-type="string">
            <text:p>&lt; 0.5</text:p>
          </table:table-cell>
          <table:table-cell table:formula="of:=[.B7]/2.19" office:value-type="float" office:value="188642.922374429" calcext:value-type="float">
            <text:p>188642.922374429</text:p>
          </table:table-cell>
          <table:table-cell/>
          <table:table-cell table:formula="of:=[.J7]/[.J4]" office:value-type="float" office:value="0.0481784227772984" calcext:value-type="float">
            <text:p>0.048178422777298</text:p>
          </table:table-cell>
          <table:table-cell table:number-columns-repeated="33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Uri</text:p>
          </table:table-cell>
          <table:table-cell table:style-name="ce61" office:value-type="float" office:value="36238" calcext:value-type="float">
            <text:p>36'238 <text:s/></text:p>
          </table:table-cell>
          <table:table-cell table:style-name="ce61" office:value-type="float" office:value="5275" calcext:value-type="float">
            <text:p>5'275 <text:s/></text:p>
          </table:table-cell>
          <table:table-cell table:style-name="ce61" office:value-type="float" office:value="11578" calcext:value-type="float">
            <text:p>11'578 <text:s/></text:p>
          </table:table-cell>
          <table:table-cell table:style-name="ce61" office:value-type="float" office:value="5499" calcext:value-type="float">
            <text:p>5'499 <text:s/></text:p>
          </table:table-cell>
          <table:table-cell table:style-name="ce61" office:value-type="float" office:value="8328" calcext:value-type="float">
            <text:p>8'328 <text:s/></text:p>
          </table:table-cell>
          <table:table-cell table:style-name="ce61" office:value-type="float" office:value="3890" calcext:value-type="float">
            <text:p>3'890 <text:s/></text:p>
          </table:table-cell>
          <table:table-cell table:style-name="ce61" office:value-type="float" office:value="1668" calcext:value-type="float">
            <text:p>1'668 <text:s/></text:p>
          </table:table-cell>
          <table:table-cell table:style-name="ce73" office:value-type="string" calcext:value-type="string">
            <text:p>&lt; 0.5</text:p>
          </table:table-cell>
          <table:table-cell table:formula="of:=[.B8]/2.19" office:value-type="float" office:value="16547.0319634703" calcext:value-type="float">
            <text:p>16547.0319634703</text:p>
          </table:table-cell>
          <table:table-cell/>
          <table:table-cell table:formula="of:=[.J8]/[.J4]" office:value-type="float" office:value="0.0042260260369758" calcext:value-type="float">
            <text:p>0.004226026036976</text:p>
          </table:table-cell>
          <table:table-cell table:number-columns-repeated="33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Schwytz</text:p>
          </table:table-cell>
          <table:table-cell table:style-name="ce61" office:value-type="float" office:value="161353" calcext:value-type="float">
            <text:p>161'353 <text:s/></text:p>
          </table:table-cell>
          <table:table-cell table:style-name="ce61" office:value-type="float" office:value="24003" calcext:value-type="float">
            <text:p>24'003 <text:s/></text:p>
          </table:table-cell>
          <table:table-cell table:style-name="ce61" office:value-type="float" office:value="50076" calcext:value-type="float">
            <text:p>50'076 <text:s/></text:p>
          </table:table-cell>
          <table:table-cell table:style-name="ce61" office:value-type="float" office:value="27816" calcext:value-type="float">
            <text:p>27'816 <text:s/></text:p>
          </table:table-cell>
          <table:table-cell table:style-name="ce61" office:value-type="float" office:value="37168" calcext:value-type="float">
            <text:p>37'168 <text:s/></text:p>
          </table:table-cell>
          <table:table-cell table:style-name="ce61" office:value-type="float" office:value="15590" calcext:value-type="float">
            <text:p>15'590 <text:s/></text:p>
          </table:table-cell>
          <table:table-cell table:style-name="ce61" office:value-type="float" office:value="6700" calcext:value-type="float">
            <text:p>6'700 <text:s/></text:p>
          </table:table-cell>
          <table:table-cell table:style-name="ce73" office:value-type="string" calcext:value-type="string">
            <text:p>&lt; 0.5</text:p>
          </table:table-cell>
          <table:table-cell table:formula="of:=[.B9]/2.19" office:value-type="float" office:value="73677.1689497717" calcext:value-type="float">
            <text:p>73677.1689497717</text:p>
          </table:table-cell>
          <table:table-cell/>
          <table:table-cell table:formula="of:=[.J9]/[.J4]" office:value-type="float" office:value="0.0188167663542181" calcext:value-type="float">
            <text:p>0.018816766354218</text:p>
          </table:table-cell>
          <table:table-cell table:number-columns-repeated="33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Obwald</text:p>
          </table:table-cell>
          <table:table-cell table:style-name="ce61" office:value-type="float" office:value="37902" calcext:value-type="float">
            <text:p>37'902 <text:s/></text:p>
          </table:table-cell>
          <table:table-cell table:style-name="ce61" office:value-type="float" office:value="5549" calcext:value-type="float">
            <text:p>5'549 <text:s/></text:p>
          </table:table-cell>
          <table:table-cell table:style-name="ce61" office:value-type="float" office:value="11640" calcext:value-type="float">
            <text:p>11'640 <text:s/></text:p>
          </table:table-cell>
          <table:table-cell table:style-name="ce61" office:value-type="float" office:value="6051" calcext:value-type="float">
            <text:p>6'051 <text:s/></text:p>
          </table:table-cell>
          <table:table-cell table:style-name="ce61" office:value-type="float" office:value="8952" calcext:value-type="float">
            <text:p>8'952 <text:s/></text:p>
          </table:table-cell>
          <table:table-cell table:style-name="ce61" office:value-type="float" office:value="3800" calcext:value-type="float">
            <text:p>3'800 <text:s/></text:p>
          </table:table-cell>
          <table:table-cell table:style-name="ce61" office:value-type="float" office:value="1910" calcext:value-type="float">
            <text:p>1'910 <text:s/></text:p>
          </table:table-cell>
          <table:table-cell table:style-name="ce73" office:value-type="string" calcext:value-type="string">
            <text:p>&lt; 0.5</text:p>
          </table:table-cell>
          <table:table-cell table:formula="of:=[.B10]/2.19" office:value-type="float" office:value="17306.8493150685" calcext:value-type="float">
            <text:p>17306.8493150685</text:p>
          </table:table-cell>
          <table:table-cell/>
          <table:table-cell table:formula="of:=[.J10]/[.J4]" office:value-type="float" office:value="0.00442007944294544" calcext:value-type="float">
            <text:p>0.004420079442945</text:p>
          </table:table-cell>
          <table:table-cell table:number-columns-repeated="33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Nidwald</text:p>
          </table:table-cell>
          <table:table-cell table:style-name="ce61" office:value-type="float" office:value="43254" calcext:value-type="float">
            <text:p>43'254 <text:s/></text:p>
          </table:table-cell>
          <table:table-cell table:style-name="ce61" office:value-type="float" office:value="6638" calcext:value-type="float">
            <text:p>6'638 <text:s/></text:p>
          </table:table-cell>
          <table:table-cell table:style-name="ce61" office:value-type="float" office:value="14828" calcext:value-type="float">
            <text:p>14'828 <text:s/></text:p>
          </table:table-cell>
          <table:table-cell table:style-name="ce61" office:value-type="float" office:value="7296" calcext:value-type="float">
            <text:p>7'296 <text:s/></text:p>
          </table:table-cell>
          <table:table-cell table:style-name="ce61" office:value-type="float" office:value="9408" calcext:value-type="float">
            <text:p>9'408 <text:s/></text:p>
          </table:table-cell>
          <table:table-cell table:style-name="ce61" office:value-type="float" office:value="3790" calcext:value-type="float">
            <text:p>3'790 <text:s/></text:p>
          </table:table-cell>
          <table:table-cell table:style-name="ce61" office:value-type="float" office:value="1294" calcext:value-type="float">
            <text:p>1'294 <text:s/></text:p>
          </table:table-cell>
          <table:table-cell table:style-name="ce73" office:value-type="string" calcext:value-type="string">
            <text:p>&lt; 0.5</text:p>
          </table:table-cell>
          <table:table-cell table:formula="of:=[.B11]/2.19" office:value-type="float" office:value="19750.6849315069" calcext:value-type="float">
            <text:p>19750.6849315069</text:p>
          </table:table-cell>
          <table:table-cell/>
          <table:table-cell table:formula="of:=[.J11]/[.J4]" office:value-type="float" office:value="0.00504422236887663" calcext:value-type="float">
            <text:p>0.005044222368877</text:p>
          </table:table-cell>
          <table:table-cell table:number-columns-repeated="33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Glaris</text:p>
          </table:table-cell>
          <table:table-cell table:style-name="ce61" office:value-type="float" office:value="40370" calcext:value-type="float">
            <text:p>40'370 <text:s/></text:p>
          </table:table-cell>
          <table:table-cell table:style-name="ce61" office:value-type="float" office:value="6716" calcext:value-type="float">
            <text:p>6'716 <text:s/></text:p>
          </table:table-cell>
          <table:table-cell table:style-name="ce61" office:value-type="float" office:value="12560" calcext:value-type="float">
            <text:p>12'560 <text:s/></text:p>
          </table:table-cell>
          <table:table-cell table:style-name="ce61" office:value-type="float" office:value="6846" calcext:value-type="float">
            <text:p>6'846 <text:s/></text:p>
          </table:table-cell>
          <table:table-cell table:style-name="ce61" office:value-type="float" office:value="8984" calcext:value-type="float">
            <text:p>8'984 <text:s/></text:p>
          </table:table-cell>
          <table:table-cell table:style-name="ce61" office:value-type="float" office:value="3645" calcext:value-type="float">
            <text:p>3'645 <text:s/></text:p>
          </table:table-cell>
          <table:table-cell table:style-name="ce61" office:value-type="float" office:value="1619" calcext:value-type="float">
            <text:p>1'619 <text:s/></text:p>
          </table:table-cell>
          <table:table-cell table:style-name="ce73" office:value-type="string" calcext:value-type="string">
            <text:p>&lt; 0.5</text:p>
          </table:table-cell>
          <table:table-cell table:formula="of:=[.B12]/2.19" office:value-type="float" office:value="18433.7899543379" calcext:value-type="float">
            <text:p>18433.7899543379</text:p>
          </table:table-cell>
          <table:table-cell/>
          <table:table-cell table:formula="of:=[.J12]/[.J4]" office:value-type="float" office:value="0.00470789423016483" calcext:value-type="float">
            <text:p>0.004707894230165</text:p>
          </table:table-cell>
          <table:table-cell table:number-columns-repeated="33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Zoug</text:p>
          </table:table-cell>
          <table:table-cell table:style-name="ce61" office:value-type="float" office:value="127680" calcext:value-type="float">
            <text:p>127'680 <text:s/></text:p>
          </table:table-cell>
          <table:table-cell table:style-name="ce61" office:value-type="float" office:value="18325" calcext:value-type="float">
            <text:p>18'325 <text:s/></text:p>
          </table:table-cell>
          <table:table-cell table:style-name="ce61" office:value-type="float" office:value="38072" calcext:value-type="float">
            <text:p>38'072 <text:s/></text:p>
          </table:table-cell>
          <table:table-cell table:style-name="ce61" office:value-type="float" office:value="23157" calcext:value-type="float">
            <text:p>23'157 <text:s/></text:p>
          </table:table-cell>
          <table:table-cell table:style-name="ce61" office:value-type="float" office:value="31992" calcext:value-type="float">
            <text:p>31'992 <text:s/></text:p>
          </table:table-cell>
          <table:table-cell table:style-name="ce61" office:value-type="float" office:value="12125" calcext:value-type="float">
            <text:p>12'125 <text:s/></text:p>
          </table:table-cell>
          <table:table-cell table:style-name="ce61" office:value-type="float" office:value="4009" calcext:value-type="float">
            <text:p>4'009 <text:s/></text:p>
          </table:table-cell>
          <table:table-cell table:style-name="ce73" office:value-type="string" calcext:value-type="string">
            <text:p>&lt; 0.5</text:p>
          </table:table-cell>
          <table:table-cell table:formula="of:=[.B13]/2.19" office:value-type="float" office:value="58301.3698630137" calcext:value-type="float">
            <text:p>58301.3698630137</text:p>
          </table:table-cell>
          <table:table-cell/>
          <table:table-cell table:formula="of:=[.J13]/[.J4]" office:value-type="float" office:value="0.0148898671119011" calcext:value-type="float">
            <text:p>0.014889867111901</text:p>
          </table:table-cell>
          <table:table-cell table:number-columns-repeated="33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Fribourg</text:p>
          </table:table-cell>
          <table:table-cell table:style-name="ce61" office:value-type="float" office:value="323919" calcext:value-type="float">
            <text:p>323'919 <text:s/></text:p>
          </table:table-cell>
          <table:table-cell table:style-name="ce61" office:value-type="float" office:value="45830" calcext:value-type="float">
            <text:p>45'830 <text:s/></text:p>
          </table:table-cell>
          <table:table-cell table:style-name="ce61" office:value-type="float" office:value="88638" calcext:value-type="float">
            <text:p>88'638 <text:s/></text:p>
          </table:table-cell>
          <table:table-cell table:style-name="ce61" office:value-type="float" office:value="60522" calcext:value-type="float">
            <text:p>60'522 <text:s/></text:p>
          </table:table-cell>
          <table:table-cell table:style-name="ce61" office:value-type="float" office:value="80748" calcext:value-type="float">
            <text:p>80'748 <text:s/></text:p>
          </table:table-cell>
          <table:table-cell table:style-name="ce61" office:value-type="float" office:value="33350" calcext:value-type="float">
            <text:p>33'350 <text:s/></text:p>
          </table:table-cell>
          <table:table-cell table:style-name="ce61" office:value-type="float" office:value="14831" calcext:value-type="float">
            <text:p>14'831 <text:s/></text:p>
          </table:table-cell>
          <table:table-cell table:style-name="ce73" office:value-type="string" calcext:value-type="string">
            <text:p>&lt; 0.5</text:p>
          </table:table-cell>
          <table:table-cell table:formula="of:=[.B14]/2.19" office:value-type="float" office:value="147908.219178082" calcext:value-type="float">
            <text:p>147908.219178082</text:p>
          </table:table-cell>
          <table:table-cell/>
          <table:table-cell table:formula="of:=[.J14]/[.J4]" office:value-type="float" office:value="0.0377749911107447" calcext:value-type="float">
            <text:p>0.037774991110745</text:p>
          </table:table-cell>
          <table:table-cell table:number-columns-repeated="33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Soleure</text:p>
          </table:table-cell>
          <table:table-cell table:style-name="ce61" office:value-type="float" office:value="276142" calcext:value-type="float">
            <text:p>276'142 <text:s/></text:p>
          </table:table-cell>
          <table:table-cell table:style-name="ce61" office:value-type="float" office:value="44926" calcext:value-type="float">
            <text:p>44'926 <text:s/></text:p>
          </table:table-cell>
          <table:table-cell table:style-name="ce61" office:value-type="float" office:value="89228" calcext:value-type="float">
            <text:p>89'228 <text:s/></text:p>
          </table:table-cell>
          <table:table-cell table:style-name="ce61" office:value-type="float" office:value="45801" calcext:value-type="float">
            <text:p>45'801 <text:s/></text:p>
          </table:table-cell>
          <table:table-cell table:style-name="ce61" office:value-type="float" office:value="60096" calcext:value-type="float">
            <text:p>60'096 <text:s/></text:p>
          </table:table-cell>
          <table:table-cell table:style-name="ce61" office:value-type="float" office:value="24135" calcext:value-type="float">
            <text:p>24'135 <text:s/></text:p>
          </table:table-cell>
          <table:table-cell table:style-name="ce61" office:value-type="float" office:value="11956" calcext:value-type="float">
            <text:p>11'956 <text:s/></text:p>
          </table:table-cell>
          <table:table-cell table:style-name="ce73" office:value-type="string" calcext:value-type="string">
            <text:p>&lt; 0.5</text:p>
          </table:table-cell>
          <table:table-cell table:formula="of:=[.B15]/2.19" office:value-type="float" office:value="126092.237442922" calcext:value-type="float">
            <text:p>126092.237442922</text:p>
          </table:table-cell>
          <table:table-cell/>
          <table:table-cell table:formula="of:=[.J15]/[.J4]" office:value-type="float" office:value="0.0322033026630215" calcext:value-type="float">
            <text:p>0.032203302663022</text:p>
          </table:table-cell>
          <table:table-cell table:number-columns-repeated="33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Bâle-Ville</text:p>
          </table:table-cell>
          <table:table-cell table:style-name="ce61" office:value-type="float" office:value="191395" calcext:value-type="float">
            <text:p>191'395 <text:s/></text:p>
          </table:table-cell>
          <table:table-cell table:style-name="ce61" office:value-type="float" office:value="46696" calcext:value-type="float">
            <text:p>46'696 <text:s/></text:p>
          </table:table-cell>
          <table:table-cell table:style-name="ce61" office:value-type="float" office:value="56322" calcext:value-type="float">
            <text:p>56'322 <text:s/></text:p>
          </table:table-cell>
          <table:table-cell table:style-name="ce61" office:value-type="float" office:value="32685" calcext:value-type="float">
            <text:p>32'685 <text:s/></text:p>
          </table:table-cell>
          <table:table-cell table:style-name="ce61" office:value-type="float" office:value="34884" calcext:value-type="float">
            <text:p>34'884 <text:s/></text:p>
          </table:table-cell>
          <table:table-cell table:style-name="ce61" office:value-type="float" office:value="14050" calcext:value-type="float">
            <text:p>14'050 <text:s/></text:p>
          </table:table-cell>
          <table:table-cell table:style-name="ce61" office:value-type="float" office:value="6758" calcext:value-type="float">
            <text:p>6'758 <text:s/></text:p>
          </table:table-cell>
          <table:table-cell table:style-name="ce73" office:value-type="string" calcext:value-type="string">
            <text:p>&lt; 0.5</text:p>
          </table:table-cell>
          <table:table-cell table:formula="of:=[.B16]/2.19" office:value-type="float" office:value="87394.9771689498" calcext:value-type="float">
            <text:p>87394.9771689498</text:p>
          </table:table-cell>
          <table:table-cell/>
          <table:table-cell table:formula="of:=[.J16]/[.J4]" office:value-type="float" office:value="0.0223202233386772" calcext:value-type="float">
            <text:p>0.022320223338677</text:p>
          </table:table-cell>
          <table:table-cell table:number-columns-repeated="33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Bâle-Campagne</text:p>
          </table:table-cell>
          <table:table-cell table:style-name="ce61" office:value-type="float" office:value="288747" calcext:value-type="float">
            <text:p>288'747 <text:s/></text:p>
          </table:table-cell>
          <table:table-cell table:style-name="ce61" office:value-type="float" office:value="45297" calcext:value-type="float">
            <text:p>45'297 <text:s/></text:p>
          </table:table-cell>
          <table:table-cell table:style-name="ce61" office:value-type="float" office:value="93808" calcext:value-type="float">
            <text:p>93'808 <text:s/></text:p>
          </table:table-cell>
          <table:table-cell table:style-name="ce61" office:value-type="float" office:value="49818" calcext:value-type="float">
            <text:p>49'818 <text:s/></text:p>
          </table:table-cell>
          <table:table-cell table:style-name="ce61" office:value-type="float" office:value="66356" calcext:value-type="float">
            <text:p>66'356 <text:s/></text:p>
          </table:table-cell>
          <table:table-cell table:style-name="ce61" office:value-type="float" office:value="24170" calcext:value-type="float">
            <text:p>24'170 <text:s/></text:p>
          </table:table-cell>
          <table:table-cell table:style-name="ce61" office:value-type="float" office:value="9298" calcext:value-type="float">
            <text:p>9'298 <text:s/></text:p>
          </table:table-cell>
          <table:table-cell table:style-name="ce73" office:value-type="string" calcext:value-type="string">
            <text:p>&lt; 0.5</text:p>
          </table:table-cell>
          <table:table-cell table:formula="of:=[.B17]/2.19" office:value-type="float" office:value="131847.945205479" calcext:value-type="float">
            <text:p>131847.945205479</text:p>
          </table:table-cell>
          <table:table-cell/>
          <table:table-cell table:formula="of:=[.J17]/[.J4]" office:value-type="float" office:value="0.0336732805369682" calcext:value-type="float">
            <text:p>0.033673280536968</text:p>
          </table:table-cell>
          <table:table-cell table:number-columns-repeated="33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Schaffhouse</text:p>
          </table:table-cell>
          <table:table-cell table:style-name="ce61" office:value-type="float" office:value="82537" calcext:value-type="float">
            <text:p>82'537 <text:s/></text:p>
          </table:table-cell>
          <table:table-cell table:style-name="ce61" office:value-type="float" office:value="14884" calcext:value-type="float">
            <text:p>14'884 <text:s/></text:p>
          </table:table-cell>
          <table:table-cell table:style-name="ce61" office:value-type="float" office:value="26282" calcext:value-type="float">
            <text:p>26'282 <text:s/></text:p>
          </table:table-cell>
          <table:table-cell table:style-name="ce61" office:value-type="float" office:value="13398" calcext:value-type="float">
            <text:p>13'398 <text:s/></text:p>
          </table:table-cell>
          <table:table-cell table:style-name="ce61" office:value-type="float" office:value="17368" calcext:value-type="float">
            <text:p>17'368 <text:s/></text:p>
          </table:table-cell>
          <table:table-cell table:style-name="ce61" office:value-type="float" office:value="7050" calcext:value-type="float">
            <text:p>7'050 <text:s/></text:p>
          </table:table-cell>
          <table:table-cell table:style-name="ce61" office:value-type="float" office:value="3555" calcext:value-type="float">
            <text:p>3'555 <text:s/></text:p>
          </table:table-cell>
          <table:table-cell table:style-name="ce73" office:value-type="string" calcext:value-type="string">
            <text:p>&lt; 0.5</text:p>
          </table:table-cell>
          <table:table-cell table:formula="of:=[.B18]/2.19" office:value-type="float" office:value="37688.1278538813" calcext:value-type="float">
            <text:p>37688.1278538813</text:p>
          </table:table-cell>
          <table:table-cell/>
          <table:table-cell table:formula="of:=[.J18]/[.J4]" office:value-type="float" office:value="0.00962535214454087" calcext:value-type="float">
            <text:p>0.009625352144541</text:p>
          </table:table-cell>
          <table:table-cell table:number-columns-repeated="33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Appenzell Rh.-Ext.</text:p>
          </table:table-cell>
          <table:table-cell table:style-name="ce61" office:value-type="float" office:value="54713" calcext:value-type="float">
            <text:p>54'713 <text:s/></text:p>
          </table:table-cell>
          <table:table-cell table:style-name="ce61" office:value-type="float" office:value="8618" calcext:value-type="float">
            <text:p>8'618 <text:s/></text:p>
          </table:table-cell>
          <table:table-cell table:style-name="ce61" office:value-type="float" office:value="16822" calcext:value-type="float">
            <text:p>16'822 <text:s/></text:p>
          </table:table-cell>
          <table:table-cell table:style-name="ce61" office:value-type="float" office:value="8382" calcext:value-type="float">
            <text:p>8'382 <text:s/></text:p>
          </table:table-cell>
          <table:table-cell table:style-name="ce61" office:value-type="float" office:value="11760" calcext:value-type="float">
            <text:p>11'760 <text:s/></text:p>
          </table:table-cell>
          <table:table-cell table:style-name="ce61" office:value-type="float" office:value="6040" calcext:value-type="float">
            <text:p>6'040 <text:s/></text:p>
          </table:table-cell>
          <table:table-cell table:style-name="ce61" office:value-type="float" office:value="3091" calcext:value-type="float">
            <text:p>3'091 <text:s/></text:p>
          </table:table-cell>
          <table:table-cell table:style-name="ce73" office:value-type="string" calcext:value-type="string">
            <text:p>&lt; 0.5</text:p>
          </table:table-cell>
          <table:table-cell table:formula="of:=[.B19]/2.19" office:value-type="float" office:value="24983.1050228311" calcext:value-type="float">
            <text:p>24983.1050228311</text:p>
          </table:table-cell>
          <table:table-cell/>
          <table:table-cell table:formula="of:=[.J19]/[.J4]" office:value-type="float" office:value="0.0063805552889524" calcext:value-type="float">
            <text:p>0.006380555288952</text:p>
          </table:table-cell>
          <table:table-cell table:number-columns-repeated="33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Appenzell Rh.-Int.</text:p>
          </table:table-cell>
          <table:table-cell table:style-name="ce61" office:value-type="float" office:value="16078" calcext:value-type="float">
            <text:p>16'078 <text:s/></text:p>
          </table:table-cell>
          <table:table-cell table:style-name="ce61" office:value-type="float" office:value="2104" calcext:value-type="float">
            <text:p>2'104 <text:s/></text:p>
          </table:table-cell>
          <table:table-cell table:style-name="ce61" office:value-type="float" office:value="4672" calcext:value-type="float">
            <text:p>4'672 <text:s/></text:p>
          </table:table-cell>
          <table:table-cell table:style-name="ce61" office:value-type="float" office:value="2364" calcext:value-type="float">
            <text:p>2'364 <text:s/></text:p>
          </table:table-cell>
          <table:table-cell table:style-name="ce61" office:value-type="float" office:value="3480" calcext:value-type="float">
            <text:p>3'480 <text:s/></text:p>
          </table:table-cell>
          <table:table-cell table:style-name="ce61" office:value-type="float" office:value="2410" calcext:value-type="float">
            <text:p>2'410 <text:s/></text:p>
          </table:table-cell>
          <table:table-cell table:style-name="ce61" office:value-type="float" office:value="1048" calcext:value-type="float">
            <text:p>1'048 <text:s/></text:p>
          </table:table-cell>
          <table:table-cell table:style-name="ce73" office:value-type="string" calcext:value-type="string">
            <text:p>&lt; 0.5</text:p>
          </table:table-cell>
          <table:table-cell table:formula="of:=[.B20]/2.19" office:value-type="float" office:value="7341.55251141553" calcext:value-type="float">
            <text:p>7341.55251141553</text:p>
          </table:table-cell>
          <table:table-cell/>
          <table:table-cell table:formula="of:=[.J20]/[.J4]" office:value-type="float" office:value="0.00187499438772827" calcext:value-type="float">
            <text:p>0.001874994387728</text:p>
          </table:table-cell>
          <table:table-cell table:number-columns-repeated="33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Saint-Gall</text:p>
          </table:table-cell>
          <table:table-cell table:style-name="ce61" office:value-type="float" office:value="511609" calcext:value-type="float">
            <text:p>511'609 <text:s/></text:p>
          </table:table-cell>
          <table:table-cell table:style-name="ce61" office:value-type="float" office:value="82126" calcext:value-type="float">
            <text:p>82'126 <text:s/></text:p>
          </table:table-cell>
          <table:table-cell table:style-name="ce61" office:value-type="float" office:value="153150" calcext:value-type="float">
            <text:p>153'150 <text:s/></text:p>
          </table:table-cell>
          <table:table-cell table:style-name="ce61" office:value-type="float" office:value="82587" calcext:value-type="float">
            <text:p>82'587 <text:s/></text:p>
          </table:table-cell>
          <table:table-cell table:style-name="ce61" office:value-type="float" office:value="113296" calcext:value-type="float">
            <text:p>113'296 <text:s/></text:p>
          </table:table-cell>
          <table:table-cell table:style-name="ce61" office:value-type="float" office:value="53450" calcext:value-type="float">
            <text:p>53'450 <text:s/></text:p>
          </table:table-cell>
          <table:table-cell table:style-name="ce61" office:value-type="float" office:value="27000" calcext:value-type="float">
            <text:p>27'000 <text:s/></text:p>
          </table:table-cell>
          <table:table-cell table:style-name="ce73" office:value-type="string" calcext:value-type="string">
            <text:p>&lt; 0.5</text:p>
          </table:table-cell>
          <table:table-cell table:formula="of:=[.B21]/2.19" office:value-type="float" office:value="233611.415525114" calcext:value-type="float">
            <text:p>233611.415525114</text:p>
          </table:table-cell>
          <table:table-cell/>
          <table:table-cell table:formula="of:=[.J21]/[.J4]" office:value-type="float" office:value="0.0596631424126926" calcext:value-type="float">
            <text:p>0.059663142412693</text:p>
          </table:table-cell>
          <table:table-cell table:number-columns-repeated="33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Grisons</text:p>
          </table:table-cell>
          <table:table-cell table:style-name="ce61" office:value-type="float" office:value="198347" calcext:value-type="float">
            <text:p>198'347 <text:s/></text:p>
          </table:table-cell>
          <table:table-cell table:style-name="ce61" office:value-type="float" office:value="37147" calcext:value-type="float">
            <text:p>37'147 <text:s/></text:p>
          </table:table-cell>
          <table:table-cell table:style-name="ce61" office:value-type="float" office:value="63362" calcext:value-type="float">
            <text:p>63'362 <text:s/></text:p>
          </table:table-cell>
          <table:table-cell table:style-name="ce61" office:value-type="float" office:value="32820" calcext:value-type="float">
            <text:p>32'820 <text:s/></text:p>
          </table:table-cell>
          <table:table-cell table:style-name="ce61" office:value-type="float" office:value="42712" calcext:value-type="float">
            <text:p>42'712 <text:s/></text:p>
          </table:table-cell>
          <table:table-cell table:style-name="ce61" office:value-type="float" office:value="16470" calcext:value-type="float">
            <text:p>16'470 <text:s/></text:p>
          </table:table-cell>
          <table:table-cell table:style-name="ce61" office:value-type="float" office:value="5836" calcext:value-type="float">
            <text:p>5'836 <text:s/></text:p>
          </table:table-cell>
          <table:table-cell table:style-name="ce72" office:value-type="string" calcext:value-type="string">
            <text:p>&lt; 0.5</text:p>
          </table:table-cell>
          <table:table-cell table:formula="of:=[.B22]/2.19" office:value-type="float" office:value="90569.4063926941" calcext:value-type="float">
            <text:p>90569.4063926941</text:p>
          </table:table-cell>
          <table:table-cell/>
          <table:table-cell table:formula="of:=[.J22]/[.J4]" office:value-type="float" office:value="0.0231309560780407" calcext:value-type="float">
            <text:p>0.023130956078041</text:p>
          </table:table-cell>
          <table:table-cell table:number-columns-repeated="33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Argovie</text:p>
          </table:table-cell>
          <table:table-cell table:style-name="ce61" office:value-type="float" office:value="694871" calcext:value-type="float">
            <text:p>694'871 <text:s/></text:p>
          </table:table-cell>
          <table:table-cell table:style-name="ce61" office:value-type="float" office:value="101694" calcext:value-type="float">
            <text:p>101'694 <text:s/></text:p>
          </table:table-cell>
          <table:table-cell table:style-name="ce61" office:value-type="float" office:value="217004" calcext:value-type="float">
            <text:p>217'004 <text:s/></text:p>
          </table:table-cell>
          <table:table-cell table:style-name="ce61" office:value-type="float" office:value="118149" calcext:value-type="float">
            <text:p>118'149 <text:s/></text:p>
          </table:table-cell>
          <table:table-cell table:style-name="ce61" office:value-type="float" office:value="161540" calcext:value-type="float">
            <text:p>161'540 <text:s/></text:p>
          </table:table-cell>
          <table:table-cell table:style-name="ce61" office:value-type="float" office:value="65070" calcext:value-type="float">
            <text:p>65'070 <text:s/></text:p>
          </table:table-cell>
          <table:table-cell table:style-name="ce61" office:value-type="float" office:value="31414" calcext:value-type="float">
            <text:p>31'414 <text:s/></text:p>
          </table:table-cell>
          <table:table-cell table:style-name="ce73" office:value-type="string" calcext:value-type="string">
            <text:p>&lt; 0.5</text:p>
          </table:table-cell>
          <table:table-cell table:formula="of:=[.B23]/2.19" office:value-type="float" office:value="317292.694063927" calcext:value-type="float">
            <text:p>317292.694063927</text:p>
          </table:table-cell>
          <table:table-cell/>
          <table:table-cell table:formula="of:=[.J23]/[.J4]" office:value-type="float" office:value="0.0810349064059665" calcext:value-type="float">
            <text:p>0.081034906405967</text:p>
          </table:table-cell>
          <table:table-cell table:number-columns-repeated="33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Thurgovie</text:p>
          </table:table-cell>
          <table:table-cell table:style-name="ce61" office:value-type="float" office:value="282421" calcext:value-type="float">
            <text:p>282'421 <text:s/></text:p>
          </table:table-cell>
          <table:table-cell table:style-name="ce61" office:value-type="float" office:value="42728" calcext:value-type="float">
            <text:p>42'728 <text:s/></text:p>
          </table:table-cell>
          <table:table-cell table:style-name="ce61" office:value-type="float" office:value="87780" calcext:value-type="float">
            <text:p>87'780 <text:s/></text:p>
          </table:table-cell>
          <table:table-cell table:style-name="ce61" office:value-type="float" office:value="46422" calcext:value-type="float">
            <text:p>46'422 <text:s/></text:p>
          </table:table-cell>
          <table:table-cell table:style-name="ce61" office:value-type="float" office:value="64912" calcext:value-type="float">
            <text:p>64'912 <text:s/></text:p>
          </table:table-cell>
          <table:table-cell table:style-name="ce61" office:value-type="float" office:value="27265" calcext:value-type="float">
            <text:p>27'265 <text:s/></text:p>
          </table:table-cell>
          <table:table-cell table:style-name="ce61" office:value-type="float" office:value="13314" calcext:value-type="float">
            <text:p>13'314 <text:s/></text:p>
          </table:table-cell>
          <table:table-cell table:style-name="ce73" office:value-type="string" calcext:value-type="string">
            <text:p>&lt; 0.5</text:p>
          </table:table-cell>
          <table:table-cell table:formula="of:=[.B24]/2.19" office:value-type="float" office:value="128959.360730594" calcext:value-type="float">
            <text:p>128959.360730594</text:p>
          </table:table-cell>
          <table:table-cell/>
          <table:table-cell table:formula="of:=[.J24]/[.J4]" office:value-type="float" office:value="0.03293555106211" calcext:value-type="float">
            <text:p>0.03293555106211</text:p>
          </table:table-cell>
          <table:table-cell table:number-columns-repeated="33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Tessin</text:p>
          </table:table-cell>
          <table:table-cell table:style-name="ce61" office:value-type="float" office:value="346433" calcext:value-type="float">
            <text:p>346'433 <text:s/></text:p>
          </table:table-cell>
          <table:table-cell table:style-name="ce61" office:value-type="float" office:value="68403" calcext:value-type="float">
            <text:p>68'403 <text:s/></text:p>
          </table:table-cell>
          <table:table-cell table:style-name="ce61" office:value-type="float" office:value="99562" calcext:value-type="float">
            <text:p>99'562 <text:s/></text:p>
          </table:table-cell>
          <table:table-cell table:style-name="ce61" office:value-type="float" office:value="68988" calcext:value-type="float">
            <text:p>68'988 <text:s/></text:p>
          </table:table-cell>
          <table:table-cell table:style-name="ce61" office:value-type="float" office:value="74876" calcext:value-type="float">
            <text:p>74'876 <text:s/></text:p>
          </table:table-cell>
          <table:table-cell table:style-name="ce61" office:value-type="float" office:value="25705" calcext:value-type="float">
            <text:p>25'705 <text:s/></text:p>
          </table:table-cell>
          <table:table-cell table:style-name="ce61" office:value-type="float" office:value="8899" calcext:value-type="float">
            <text:p>8'899 <text:s/></text:p>
          </table:table-cell>
          <table:table-cell table:style-name="ce72" office:value-type="string" calcext:value-type="string">
            <text:p>&lt; 0.5</text:p>
          </table:table-cell>
          <table:table-cell table:formula="of:=[.B25]/2.19" office:value-type="float" office:value="158188.584474886" calcext:value-type="float">
            <text:p>158188.584474886</text:p>
          </table:table-cell>
          <table:table-cell/>
          <table:table-cell table:formula="of:=[.J25]/[.J4]" office:value-type="float" office:value="0.0404005430230045" calcext:value-type="float">
            <text:p>0.040400543023005</text:p>
          </table:table-cell>
          <table:table-cell table:number-columns-repeated="33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Vaud</text:p>
          </table:table-cell>
          <table:table-cell table:style-name="ce61" office:value-type="float" office:value="806035" calcext:value-type="float">
            <text:p>806'035 <text:s/></text:p>
          </table:table-cell>
          <table:table-cell table:style-name="ce61" office:value-type="float" office:value="138928" calcext:value-type="float">
            <text:p>138'928 <text:s/></text:p>
          </table:table-cell>
          <table:table-cell table:style-name="ce61" office:value-type="float" office:value="216914" calcext:value-type="float">
            <text:p>216'914 <text:s/></text:p>
          </table:table-cell>
          <table:table-cell table:style-name="ce61" office:value-type="float" office:value="155658" calcext:value-type="float">
            <text:p>155'658 <text:s/></text:p>
          </table:table-cell>
          <table:table-cell table:style-name="ce61" office:value-type="float" office:value="191152" calcext:value-type="float">
            <text:p>191'152 <text:s/></text:p>
          </table:table-cell>
          <table:table-cell table:style-name="ce61" office:value-type="float" office:value="72690" calcext:value-type="float">
            <text:p>72'690 <text:s/></text:p>
          </table:table-cell>
          <table:table-cell table:style-name="ce61" office:value-type="float" office:value="30693" calcext:value-type="float">
            <text:p>30'693 <text:s/></text:p>
          </table:table-cell>
          <table:table-cell table:style-name="ce72" office:value-type="string" calcext:value-type="string">
            <text:p>&lt; 0.5</text:p>
          </table:table-cell>
          <table:table-cell table:formula="of:=[.B26]/2.19" office:value-type="float" office:value="368052.511415525" calcext:value-type="float">
            <text:p>368052.511415525</text:p>
          </table:table-cell>
          <table:table-cell/>
          <table:table-cell table:formula="of:=[.J26]/[.J4]" office:value-type="float" office:value="0.0939987001687122" calcext:value-type="float">
            <text:p>0.093998700168712</text:p>
          </table:table-cell>
          <table:table-cell table:number-columns-repeated="33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Valais</text:p>
          </table:table-cell>
          <table:table-cell table:style-name="ce61" office:value-type="float" office:value="346562" calcext:value-type="float">
            <text:p>346'562 <text:s/></text:p>
          </table:table-cell>
          <table:table-cell table:style-name="ce61" office:value-type="float" office:value="59593" calcext:value-type="float">
            <text:p>59'593 <text:s/></text:p>
          </table:table-cell>
          <table:table-cell table:style-name="ce61" office:value-type="float" office:value="100404" calcext:value-type="float">
            <text:p>100'404 <text:s/></text:p>
          </table:table-cell>
          <table:table-cell table:style-name="ce61" office:value-type="float" office:value="62781" calcext:value-type="float">
            <text:p>62'781 <text:s/></text:p>
          </table:table-cell>
          <table:table-cell table:style-name="ce61" office:value-type="float" office:value="78736" calcext:value-type="float">
            <text:p>78'736 <text:s/></text:p>
          </table:table-cell>
          <table:table-cell table:style-name="ce61" office:value-type="float" office:value="31435" calcext:value-type="float">
            <text:p>31'435 <text:s/></text:p>
          </table:table-cell>
          <table:table-cell table:style-name="ce61" office:value-type="float" office:value="13613" calcext:value-type="float">
            <text:p>13'613 <text:s/></text:p>
          </table:table-cell>
          <table:table-cell table:style-name="ce73" office:value-type="string" calcext:value-type="string">
            <text:p>&lt; 0.5</text:p>
          </table:table-cell>
          <table:table-cell table:formula="of:=[.B27]/2.19" office:value-type="float" office:value="158247.488584475" calcext:value-type="float">
            <text:p>158247.488584475</text:p>
          </table:table-cell>
          <table:table-cell/>
          <table:table-cell table:formula="of:=[.J27]/[.J4]" office:value-type="float" office:value="0.0404155868267125" calcext:value-type="float">
            <text:p>0.040415586826713</text:p>
          </table:table-cell>
          <table:table-cell table:number-columns-repeated="33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Neuchâtel</text:p>
          </table:table-cell>
          <table:table-cell table:style-name="ce61" office:value-type="float" office:value="173333" calcext:value-type="float">
            <text:p>173'333 <text:s/></text:p>
          </table:table-cell>
          <table:table-cell table:style-name="ce61" office:value-type="float" office:value="34010" calcext:value-type="float">
            <text:p>34'010 <text:s/></text:p>
          </table:table-cell>
          <table:table-cell table:style-name="ce61" office:value-type="float" office:value="49414" calcext:value-type="float">
            <text:p>49'414 <text:s/></text:p>
          </table:table-cell>
          <table:table-cell table:style-name="ce61" office:value-type="float" office:value="31383" calcext:value-type="float">
            <text:p>31'383 <text:s/></text:p>
          </table:table-cell>
          <table:table-cell table:style-name="ce61" office:value-type="float" office:value="38940" calcext:value-type="float">
            <text:p>38'940 <text:s/></text:p>
          </table:table-cell>
          <table:table-cell table:style-name="ce61" office:value-type="float" office:value="13975" calcext:value-type="float">
            <text:p>13'975 <text:s/></text:p>
          </table:table-cell>
          <table:table-cell table:style-name="ce61" office:value-type="float" office:value="5611" calcext:value-type="float">
            <text:p>5'611 <text:s/></text:p>
          </table:table-cell>
          <table:table-cell table:style-name="ce74" office:value-type="string" calcext:value-type="string">
            <text:p>&lt; 0.5</text:p>
          </table:table-cell>
          <table:table-cell table:formula="of:=[.B28]/2.19" office:value-type="float" office:value="79147.4885844749" calcext:value-type="float">
            <text:p>79147.4885844749</text:p>
          </table:table-cell>
          <table:table-cell/>
          <table:table-cell table:formula="of:=[.J28]/[.J4]" office:value-type="float" office:value="0.0202138575822928" calcext:value-type="float">
            <text:p>0.020213857582293</text:p>
          </table:table-cell>
          <table:table-cell table:number-columns-repeated="33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Genève</text:p>
          </table:table-cell>
          <table:table-cell table:style-name="ce61" office:value-type="float" office:value="483503" calcext:value-type="float">
            <text:p>483'503 <text:s/></text:p>
          </table:table-cell>
          <table:table-cell table:style-name="ce61" office:value-type="float" office:value="77200" calcext:value-type="float">
            <text:p>77'200 <text:s/></text:p>
          </table:table-cell>
          <table:table-cell table:style-name="ce61" office:value-type="float" office:value="110642" calcext:value-type="float">
            <text:p>110'642 <text:s/></text:p>
          </table:table-cell>
          <table:table-cell table:style-name="ce61" office:value-type="float" office:value="96546" calcext:value-type="float">
            <text:p>96'546 <text:s/></text:p>
          </table:table-cell>
          <table:table-cell table:style-name="ce61" office:value-type="float" office:value="109040" calcext:value-type="float">
            <text:p>109'040 <text:s/></text:p>
          </table:table-cell>
          <table:table-cell table:style-name="ce61" office:value-type="float" office:value="50815" calcext:value-type="float">
            <text:p>50'815 <text:s/></text:p>
          </table:table-cell>
          <table:table-cell table:style-name="ce61" office:value-type="float" office:value="39260" calcext:value-type="float">
            <text:p>39'260 <text:s/></text:p>
          </table:table-cell>
          <table:table-cell table:style-name="ce74" office:value-type="float" office:value="1" calcext:value-type="float">
            <text:p>1</text:p>
          </table:table-cell>
          <table:table-cell table:formula="of:=[.B29]/2.19" office:value-type="float" office:value="220777.625570776" calcext:value-type="float">
            <text:p>220777.625570776</text:p>
          </table:table-cell>
          <table:table-cell/>
          <table:table-cell table:formula="of:=[.J29]/[.J4]" office:value-type="float" office:value="0.0563854591024867" calcext:value-type="float">
            <text:p>0.056385459102487</text:p>
          </table:table-cell>
          <table:table-cell table:number-columns-repeated="33"/>
          <table:table-cell table:style-name="ce80" table:number-columns-repeated="979"/>
        </table:table-row>
        <table:table-row table:style-name="ro6">
          <table:table-cell table:style-name="ce51" office:value-type="string" calcext:value-type="string">
            <text:p>Jura</text:p>
          </table:table-cell>
          <table:table-cell table:style-name="ce62" office:value-type="float" office:value="72712" calcext:value-type="float">
            <text:p>72'712 <text:s/></text:p>
          </table:table-cell>
          <table:table-cell table:style-name="ce62" office:value-type="float" office:value="12425" calcext:value-type="float">
            <text:p>12'425 <text:s/></text:p>
          </table:table-cell>
          <table:table-cell table:style-name="ce62" office:value-type="float" office:value="21210" calcext:value-type="float">
            <text:p>21'210 <text:s/></text:p>
          </table:table-cell>
          <table:table-cell table:style-name="ce62" office:value-type="float" office:value="12297" calcext:value-type="float">
            <text:p>12'297 <text:s/></text:p>
          </table:table-cell>
          <table:table-cell table:style-name="ce62" office:value-type="float" office:value="16440" calcext:value-type="float">
            <text:p>16'440 <text:s/></text:p>
          </table:table-cell>
          <table:table-cell table:style-name="ce62" office:value-type="float" office:value="7375" calcext:value-type="float">
            <text:p>7'375 <text:s/></text:p>
          </table:table-cell>
          <table:table-cell table:style-name="ce62" office:value-type="float" office:value="2965" calcext:value-type="float">
            <text:p>2'965 <text:s/></text:p>
          </table:table-cell>
          <table:table-cell table:style-name="ce75" office:value-type="string" calcext:value-type="string">
            <text:p>&lt; 0.5</text:p>
          </table:table-cell>
          <table:table-cell table:formula="of:=[.B30]/2.19" office:value-type="float" office:value="33201.8264840183" calcext:value-type="float">
            <text:p>33201.8264840183</text:p>
          </table:table-cell>
          <table:table-cell/>
          <table:table-cell table:formula="of:=[.J30]/[.J4]" office:value-type="float" office:value="0.00847957407143288" calcext:value-type="float">
            <text:p>0.008479574071433</text:p>
          </table:table-cell>
          <table:table-cell table:number-columns-repeated="33"/>
          <table:table-cell table:style-name="ce80" table:number-columns-repeated="979"/>
        </table:table-row>
        <table:table-row table:style-name="ro6">
          <table:table-cell table:style-name="ce52" office:value-type="string" calcext:value-type="string">
            <text:p>Base: Population résidante permanente au domicile principal</text:p>
          </table:table-cell>
          <table:table-cell table:number-columns-repeated="1023"/>
        </table:table-row>
        <table:table-row table:style-name="ro6">
          <table:table-cell table:style-name="ce53" office:value-type="string" calcext:value-type="string" table:number-columns-spanned="9" table:number-rows-spanned="3">
            <text:p><text:span text:style-name="T5">1</text:span><text:span text:style-name="T10"> Les ménages ne sont pas plausibles quand au moins un des cinq critères de qualité n’est pas rempli (personne la plus âgée dans le ménage &gt; 15 ans ; ménages avec au maximum 12 personnes; nombre identique de ménages et de logements dans le bâtiment ; plusieurs ménages dans un bâtiment avec plusieurs logements ; rapport plausible du nombre de personnes dans le ménage / du nombre de chambres dans le logement)</text:span></text:p>
          </table:table-cell>
          <table:covered-table-cell table:number-columns-repeated="8" table:style-name="ce54"/>
          <table:table-cell table:number-columns-repeated="1015"/>
        </table:table-row>
        <table:table-row table:style-name="ro6">
          <table:covered-table-cell table:number-columns-repeated="9" table:style-name="ce54"/>
          <table:table-cell table:number-columns-repeated="1015"/>
        </table:table-row>
        <table:table-row table:style-name="ro6">
          <table:covered-table-cell table:number-columns-repeated="9" table:style-name="ce54"/>
          <table:table-cell table:number-columns-repeated="1015"/>
        </table:table-row>
        <table:table-row table:style-name="ro6">
          <table:table-cell office:value-type="string" calcext:value-type="string">
            <text:p>Etat au 06.10.2022</text:p>
          </table:table-cell>
          <table:table-cell table:style-name="ce54" table:number-columns-repeated="8"/>
          <table:table-cell table:number-columns-repeated="1015"/>
        </table:table-row>
        <table:table-row table:style-name="ro6">
          <table:table-cell table:style-name="ce56" office:value-type="string" calcext:value-type="string">
            <text:p>Source: STATPOP</text:p>
          </table:table-cell>
          <table:table-cell table:style-name="ce64" table:number-columns-repeated="1023"/>
        </table:table-row>
        <table:table-row table:style-name="ro6">
          <table:table-cell table:style-name="ce57" office:value-type="string" calcext:value-type="string">
            <text:p>© OFS</text:p>
          </table:table-cell>
          <table:table-cell table:style-name="ce64" table:number-columns-repeated="1023"/>
        </table:table-row>
        <table:table-row table:style-name="ro6">
          <table:table-cell/>
          <table:table-cell table:style-name="ce64" table:number-columns-repeated="1023"/>
        </table:table-row>
        <table:table-row table:style-name="ro6">
          <table:table-cell table:style-name="ce56" office:value-type="string" calcext:value-type="string">
            <text:p>Renseignements: Office fédéral de la statistique (OFS), section Démographie et migration, info.dem@bfs.admin.ch, tél. 058 463 67 11</text:p>
          </table:table-cell>
          <table:table-cell/>
          <table:table-cell table:style-name="ce64" table:number-columns-repeated="1022"/>
        </table:table-row>
        <table:table-row table:style-name="ro6" table:number-rows-repeated="3">
          <table:table-cell table:number-columns-repeated="1024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Ursprung" table:base-cell-address="$'2021'.$A$1" table:expression="#REF!"/>
          <table:named-expression table:name="view" table:base-cell-address="$'2021'.$A$1" table:expression="#REF!"/>
          <table:named-range table:name="_xlnm.Print_Area" table:base-cell-address="$'2021'.$A$1" table:cell-range-address="$'2021'.$A$1:.$I$40" table:range-usable-as="print-range"/>
        </table:named-expressions>
      </table:table>
      <table:table table:name="2020" table:style-name="ta2" table:print-ranges="'2020'.A1:'2020'.I40">
        <table:table-column table:style-name="co1" table:default-cell-style-name="ce55"/>
        <table:table-column table:style-name="co2" table:default-cell-style-name="ce63"/>
        <table:table-column table:style-name="co3" table:number-columns-repeated="6" table:default-cell-style-name="ce63"/>
        <table:table-column table:style-name="co4" table:default-cell-style-name="ce52"/>
        <table:table-column table:style-name="co5" table:number-columns-repeated="36" table:default-cell-style-name="ce52"/>
        <table:table-column table:style-name="co6" table:number-columns-repeated="979" table:default-cell-style-name="ce52"/>
        <table:table-row table:style-name="ro1">
          <table:table-cell table:style-name="ce46" office:value-type="string" calcext:value-type="string">
            <text:p>cc-f-01.02.02.04</text:p>
          </table:table-cell>
          <table:table-cell table:style-name="ce46" office:value-type="string" calcext:value-type="string">
            <text:p>Population résidante permanente dans des ménages privés selon le canton et la taille du ménage, au 31 décembre 2020</text:p>
          </table:table-cell>
          <table:table-cell table:style-name="ce46" table:number-columns-repeated="2"/>
          <table:table-cell table:style-name="ce68"/>
          <table:table-cell table:style-name="ce69" table:number-columns-repeated="4"/>
          <table:table-cell table:style-name="ce76" table:number-columns-repeated="1015"/>
        </table:table-row>
        <table:table-row table:style-name="ro2">
          <table:table-cell table:style-name="ce47" office:value-type="string" calcext:value-type="string">
            <text:p>Canton</text:p>
          </table:table-cell>
          <table:table-cell table:style-name="ce58" office:value-type="string" calcext:value-type="string">
            <text:p>Total</text:p>
          </table:table-cell>
          <table:table-cell table:style-name="ce65" office:value-type="string" calcext:value-type="string">
            <text:p>Nombre de personnes vivant dans un ménage de</text:p>
          </table:table-cell>
          <table:table-cell table:style-name="ce47" table:number-columns-repeated="5"/>
          <table:table-cell table:style-name="ce67" office:value-type="string" calcext:value-type="string" table:number-columns-spanned="1" table:number-rows-spanned="2">
            <text:p>Proportion de personnes vivant dans un ménage non plausible (en %) <text:span text:style-name="T11">1</text:span></text:p>
          </table:table-cell>
          <table:table-cell table:style-name="ce77" table:number-columns-spanned="1" table:number-rows-spanned="2"/>
          <table:table-cell table:style-name="ce78"/>
          <table:table-cell table:style-name="ce79" table:number-columns-repeated="1013"/>
        </table:table-row>
        <table:table-row table:style-name="ro3">
          <table:table-cell table:style-name="ce48"/>
          <table:table-cell table:style-name="ce59"/>
          <table:table-cell table:style-name="ce66" office:value-type="string" calcext:value-type="string">
            <text:p>1 personne</text:p>
          </table:table-cell>
          <table:table-cell table:style-name="ce67" office:value-type="string" calcext:value-type="string">
            <text:p>2 personnes</text:p>
          </table:table-cell>
          <table:table-cell table:style-name="ce67" office:value-type="string" calcext:value-type="string">
            <text:p>3 personnes</text:p>
          </table:table-cell>
          <table:table-cell table:style-name="ce67" office:value-type="string" calcext:value-type="string">
            <text:p>4 personnes</text:p>
          </table:table-cell>
          <table:table-cell table:style-name="ce67" office:value-type="string" calcext:value-type="string">
            <text:p>5 personnes</text:p>
          </table:table-cell>
          <table:table-cell table:style-name="ce66" office:value-type="string" calcext:value-type="string">
            <text:p>6 personnes ou plus</text:p>
          </table:table-cell>
          <table:covered-table-cell table:style-name="ce70"/>
          <table:covered-table-cell table:style-name="ce77"/>
          <table:table-cell table:style-name="ce78"/>
          <table:table-cell table:style-name="ce79" table:number-columns-repeated="1013"/>
        </table:table-row>
        <table:table-row table:style-name="ro4">
          <table:table-cell table:style-name="ce49" office:value-type="string" calcext:value-type="string">
            <text:p>Suisse</text:p>
          </table:table-cell>
          <table:table-cell table:style-name="ce60" office:value-type="float" office:value="8505251" calcext:value-type="float">
            <text:p>8'505'251 <text:s/></text:p>
          </table:table-cell>
          <table:table-cell table:style-name="ce60" office:value-type="float" office:value="1408288" calcext:value-type="float">
            <text:p>1'408'288 <text:s/></text:p>
          </table:table-cell>
          <table:table-cell table:style-name="ce60" office:value-type="float" office:value="2536160" calcext:value-type="float">
            <text:p>2'536'160 <text:s/></text:p>
          </table:table-cell>
          <table:table-cell table:style-name="ce60" office:value-type="float" office:value="1498476" calcext:value-type="float">
            <text:p>1'498'476 <text:s/></text:p>
          </table:table-cell>
          <table:table-cell table:style-name="ce60" office:value-type="float" office:value="1916652" calcext:value-type="float">
            <text:p>1'916'652 <text:s/></text:p>
          </table:table-cell>
          <table:table-cell table:style-name="ce60" office:value-type="float" office:value="777020" calcext:value-type="float">
            <text:p>777'020 <text:s/></text:p>
          </table:table-cell>
          <table:table-cell table:style-name="ce60" office:value-type="float" office:value="368655" calcext:value-type="float">
            <text:p>368'655 <text:s/></text:p>
          </table:table-cell>
          <table:table-cell table:style-name="ce71" office:value-type="string" calcext:value-type="string">
            <text:p>&lt; 0.5</text:p>
          </table:table-cell>
          <table:table-cell table:number-columns-repeated="1015"/>
        </table:table-row>
        <table:table-row table:style-name="ro5">
          <table:table-cell table:style-name="ce50" office:value-type="string" calcext:value-type="string">
            <text:p>Zurich</text:p>
          </table:table-cell>
          <table:table-cell table:style-name="ce61" office:value-type="float" office:value="1525755" calcext:value-type="float">
            <text:p>1'525'755 <text:s/></text:p>
          </table:table-cell>
          <table:table-cell table:style-name="ce61" office:value-type="float" office:value="259514" calcext:value-type="float">
            <text:p>259'514 <text:s/></text:p>
          </table:table-cell>
          <table:table-cell table:style-name="ce61" office:value-type="float" office:value="460468" calcext:value-type="float">
            <text:p>460'468 <text:s/></text:p>
          </table:table-cell>
          <table:table-cell table:style-name="ce61" office:value-type="float" office:value="269820" calcext:value-type="float">
            <text:p>269'820 <text:s/></text:p>
          </table:table-cell>
          <table:table-cell table:style-name="ce61" office:value-type="float" office:value="344976" calcext:value-type="float">
            <text:p>344'976 <text:s/></text:p>
          </table:table-cell>
          <table:table-cell table:style-name="ce61" office:value-type="float" office:value="129600" calcext:value-type="float">
            <text:p>129'600 <text:s/></text:p>
          </table:table-cell>
          <table:table-cell table:style-name="ce61" office:value-type="float" office:value="61377" calcext:value-type="float">
            <text:p>61'377 <text:s/></text:p>
          </table:table-cell>
          <table:table-cell table:style-name="ce72" office:value-type="string" calcext:value-type="string">
            <text:p>&lt; 0.5</text:p>
          </table:table-cell>
          <table:table-cell table:number-columns-repeated="35"/>
          <table:table-cell table:style-name="ce80" table:number-columns-repeated="980"/>
        </table:table-row>
        <table:table-row table:style-name="ro6">
          <table:table-cell table:style-name="ce50" office:value-type="string" calcext:value-type="string">
            <text:p>Berne</text:p>
          </table:table-cell>
          <table:table-cell table:style-name="ce61" office:value-type="float" office:value="1023786" calcext:value-type="float">
            <text:p>1'023'786 <text:s/></text:p>
          </table:table-cell>
          <table:table-cell table:style-name="ce61" office:value-type="float" office:value="180824" calcext:value-type="float">
            <text:p>180'824 <text:s/></text:p>
          </table:table-cell>
          <table:table-cell table:style-name="ce61" office:value-type="float" office:value="337652" calcext:value-type="float">
            <text:p>337'652 <text:s/></text:p>
          </table:table-cell>
          <table:table-cell table:style-name="ce61" office:value-type="float" office:value="164406" calcext:value-type="float">
            <text:p>164'406 <text:s/></text:p>
          </table:table-cell>
          <table:table-cell table:style-name="ce61" office:value-type="float" office:value="213320" calcext:value-type="float">
            <text:p>213'320 <text:s/></text:p>
          </table:table-cell>
          <table:table-cell table:style-name="ce61" office:value-type="float" office:value="87750" calcext:value-type="float">
            <text:p>87'750 <text:s/></text:p>
          </table:table-cell>
          <table:table-cell table:style-name="ce61" office:value-type="float" office:value="39834" calcext:value-type="float">
            <text:p>39'834 <text:s/></text:p>
          </table:table-cell>
          <table:table-cell table:style-name="ce72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Lucerne</text:p>
          </table:table-cell>
          <table:table-cell table:style-name="ce61" office:value-type="float" office:value="408973" calcext:value-type="float">
            <text:p>408'973 <text:s/></text:p>
          </table:table-cell>
          <table:table-cell table:style-name="ce61" office:value-type="float" office:value="62554" calcext:value-type="float">
            <text:p>62'554 <text:s/></text:p>
          </table:table-cell>
          <table:table-cell table:style-name="ce61" office:value-type="float" office:value="124660" calcext:value-type="float">
            <text:p>124'660 <text:s/></text:p>
          </table:table-cell>
          <table:table-cell table:style-name="ce61" office:value-type="float" office:value="67152" calcext:value-type="float">
            <text:p>67'152 <text:s/></text:p>
          </table:table-cell>
          <table:table-cell table:style-name="ce61" office:value-type="float" office:value="93744" calcext:value-type="float">
            <text:p>93'744 <text:s/></text:p>
          </table:table-cell>
          <table:table-cell table:style-name="ce61" office:value-type="float" office:value="42240" calcext:value-type="float">
            <text:p>42'240 <text:s/></text:p>
          </table:table-cell>
          <table:table-cell table:style-name="ce61" office:value-type="float" office:value="18623" calcext:value-type="float">
            <text:p>18'623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Uri</text:p>
          </table:table-cell>
          <table:table-cell table:style-name="ce61" office:value-type="float" office:value="35999" calcext:value-type="float">
            <text:p>35'999 <text:s/></text:p>
          </table:table-cell>
          <table:table-cell table:style-name="ce61" office:value-type="float" office:value="5084" calcext:value-type="float">
            <text:p>5'084 <text:s/></text:p>
          </table:table-cell>
          <table:table-cell table:style-name="ce61" office:value-type="float" office:value="11310" calcext:value-type="float">
            <text:p>11'310 <text:s/></text:p>
          </table:table-cell>
          <table:table-cell table:style-name="ce61" office:value-type="float" office:value="5556" calcext:value-type="float">
            <text:p>5'556 <text:s/></text:p>
          </table:table-cell>
          <table:table-cell table:style-name="ce61" office:value-type="float" office:value="8268" calcext:value-type="float">
            <text:p>8'268 <text:s/></text:p>
          </table:table-cell>
          <table:table-cell table:style-name="ce61" office:value-type="float" office:value="4040" calcext:value-type="float">
            <text:p>4'040 <text:s/></text:p>
          </table:table-cell>
          <table:table-cell table:style-name="ce61" office:value-type="float" office:value="1741" calcext:value-type="float">
            <text:p>1'741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Schwytz</text:p>
          </table:table-cell>
          <table:table-cell table:style-name="ce61" office:value-type="float" office:value="159761" calcext:value-type="float">
            <text:p>159'761 <text:s/></text:p>
          </table:table-cell>
          <table:table-cell table:style-name="ce61" office:value-type="float" office:value="23297" calcext:value-type="float">
            <text:p>23'297 <text:s/></text:p>
          </table:table-cell>
          <table:table-cell table:style-name="ce61" office:value-type="float" office:value="49384" calcext:value-type="float">
            <text:p>49'384 <text:s/></text:p>
          </table:table-cell>
          <table:table-cell table:style-name="ce61" office:value-type="float" office:value="27486" calcext:value-type="float">
            <text:p>27'486 <text:s/></text:p>
          </table:table-cell>
          <table:table-cell table:style-name="ce61" office:value-type="float" office:value="36992" calcext:value-type="float">
            <text:p>36'992 <text:s/></text:p>
          </table:table-cell>
          <table:table-cell table:style-name="ce61" office:value-type="float" office:value="15595" calcext:value-type="float">
            <text:p>15'595 <text:s/></text:p>
          </table:table-cell>
          <table:table-cell table:style-name="ce61" office:value-type="float" office:value="7007" calcext:value-type="float">
            <text:p>7'007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Obwald</text:p>
          </table:table-cell>
          <table:table-cell table:style-name="ce61" office:value-type="float" office:value="37564" calcext:value-type="float">
            <text:p>37'564 <text:s/></text:p>
          </table:table-cell>
          <table:table-cell table:style-name="ce61" office:value-type="float" office:value="5353" calcext:value-type="float">
            <text:p>5'353 <text:s/></text:p>
          </table:table-cell>
          <table:table-cell table:style-name="ce61" office:value-type="float" office:value="11430" calcext:value-type="float">
            <text:p>11'430 <text:s/></text:p>
          </table:table-cell>
          <table:table-cell table:style-name="ce61" office:value-type="float" office:value="6030" calcext:value-type="float">
            <text:p>6'030 <text:s/></text:p>
          </table:table-cell>
          <table:table-cell table:style-name="ce61" office:value-type="float" office:value="9052" calcext:value-type="float">
            <text:p>9'052 <text:s/></text:p>
          </table:table-cell>
          <table:table-cell table:style-name="ce61" office:value-type="float" office:value="3845" calcext:value-type="float">
            <text:p>3'845 <text:s/></text:p>
          </table:table-cell>
          <table:table-cell table:style-name="ce61" office:value-type="float" office:value="1854" calcext:value-type="float">
            <text:p>1'854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Nidwald</text:p>
          </table:table-cell>
          <table:table-cell table:style-name="ce61" office:value-type="float" office:value="42853" calcext:value-type="float">
            <text:p>42'853 <text:s/></text:p>
          </table:table-cell>
          <table:table-cell table:style-name="ce61" office:value-type="float" office:value="6412" calcext:value-type="float">
            <text:p>6'412 <text:s/></text:p>
          </table:table-cell>
          <table:table-cell table:style-name="ce61" office:value-type="float" office:value="14310" calcext:value-type="float">
            <text:p>14'310 <text:s/></text:p>
          </table:table-cell>
          <table:table-cell table:style-name="ce61" office:value-type="float" office:value="7383" calcext:value-type="float">
            <text:p>7'383 <text:s/></text:p>
          </table:table-cell>
          <table:table-cell table:style-name="ce61" office:value-type="float" office:value="9600" calcext:value-type="float">
            <text:p>9'600 <text:s/></text:p>
          </table:table-cell>
          <table:table-cell table:style-name="ce61" office:value-type="float" office:value="3790" calcext:value-type="float">
            <text:p>3'790 <text:s/></text:p>
          </table:table-cell>
          <table:table-cell table:style-name="ce61" office:value-type="float" office:value="1358" calcext:value-type="float">
            <text:p>1'358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Glaris</text:p>
          </table:table-cell>
          <table:table-cell table:style-name="ce61" office:value-type="float" office:value="40040" calcext:value-type="float">
            <text:p>40'040 <text:s/></text:p>
          </table:table-cell>
          <table:table-cell table:style-name="ce61" office:value-type="float" office:value="6514" calcext:value-type="float">
            <text:p>6'514 <text:s/></text:p>
          </table:table-cell>
          <table:table-cell table:style-name="ce61" office:value-type="float" office:value="12440" calcext:value-type="float">
            <text:p>12'440 <text:s/></text:p>
          </table:table-cell>
          <table:table-cell table:style-name="ce61" office:value-type="float" office:value="6852" calcext:value-type="float">
            <text:p>6'852 <text:s/></text:p>
          </table:table-cell>
          <table:table-cell table:style-name="ce61" office:value-type="float" office:value="8980" calcext:value-type="float">
            <text:p>8'980 <text:s/></text:p>
          </table:table-cell>
          <table:table-cell table:style-name="ce61" office:value-type="float" office:value="3665" calcext:value-type="float">
            <text:p>3'665 <text:s/></text:p>
          </table:table-cell>
          <table:table-cell table:style-name="ce61" office:value-type="float" office:value="1589" calcext:value-type="float">
            <text:p>1'589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Zoug</text:p>
          </table:table-cell>
          <table:table-cell table:style-name="ce61" office:value-type="float" office:value="126557" calcext:value-type="float">
            <text:p>126'557 <text:s/></text:p>
          </table:table-cell>
          <table:table-cell table:style-name="ce61" office:value-type="float" office:value="18012" calcext:value-type="float">
            <text:p>18'012 <text:s/></text:p>
          </table:table-cell>
          <table:table-cell table:style-name="ce61" office:value-type="float" office:value="38024" calcext:value-type="float">
            <text:p>38'024 <text:s/></text:p>
          </table:table-cell>
          <table:table-cell table:style-name="ce61" office:value-type="float" office:value="23043" calcext:value-type="float">
            <text:p>23'043 <text:s/></text:p>
          </table:table-cell>
          <table:table-cell table:style-name="ce61" office:value-type="float" office:value="31368" calcext:value-type="float">
            <text:p>31'368 <text:s/></text:p>
          </table:table-cell>
          <table:table-cell table:style-name="ce61" office:value-type="float" office:value="12125" calcext:value-type="float">
            <text:p>12'125 <text:s/></text:p>
          </table:table-cell>
          <table:table-cell table:style-name="ce61" office:value-type="float" office:value="3985" calcext:value-type="float">
            <text:p>3'985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Fribourg</text:p>
          </table:table-cell>
          <table:table-cell table:style-name="ce61" office:value-type="float" office:value="319770" calcext:value-type="float">
            <text:p>319'770 <text:s/></text:p>
          </table:table-cell>
          <table:table-cell table:style-name="ce61" office:value-type="float" office:value="43876" calcext:value-type="float">
            <text:p>43'876 <text:s/></text:p>
          </table:table-cell>
          <table:table-cell table:style-name="ce61" office:value-type="float" office:value="86892" calcext:value-type="float">
            <text:p>86'892 <text:s/></text:p>
          </table:table-cell>
          <table:table-cell table:style-name="ce61" office:value-type="float" office:value="59901" calcext:value-type="float">
            <text:p>59'901 <text:s/></text:p>
          </table:table-cell>
          <table:table-cell table:style-name="ce61" office:value-type="float" office:value="80560" calcext:value-type="float">
            <text:p>80'560 <text:s/></text:p>
          </table:table-cell>
          <table:table-cell table:style-name="ce61" office:value-type="float" office:value="33540" calcext:value-type="float">
            <text:p>33'540 <text:s/></text:p>
          </table:table-cell>
          <table:table-cell table:style-name="ce61" office:value-type="float" office:value="15001" calcext:value-type="float">
            <text:p>15'001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Soleure</text:p>
          </table:table-cell>
          <table:table-cell table:style-name="ce61" office:value-type="float" office:value="273504" calcext:value-type="float">
            <text:p>273'504 <text:s/></text:p>
          </table:table-cell>
          <table:table-cell table:style-name="ce61" office:value-type="float" office:value="43737" calcext:value-type="float">
            <text:p>43'737 <text:s/></text:p>
          </table:table-cell>
          <table:table-cell table:style-name="ce61" office:value-type="float" office:value="88254" calcext:value-type="float">
            <text:p>88'254 <text:s/></text:p>
          </table:table-cell>
          <table:table-cell table:style-name="ce61" office:value-type="float" office:value="45765" calcext:value-type="float">
            <text:p>45'765 <text:s/></text:p>
          </table:table-cell>
          <table:table-cell table:style-name="ce61" office:value-type="float" office:value="59956" calcext:value-type="float">
            <text:p>59'956 <text:s/></text:p>
          </table:table-cell>
          <table:table-cell table:style-name="ce61" office:value-type="float" office:value="24005" calcext:value-type="float">
            <text:p>24'005 <text:s/></text:p>
          </table:table-cell>
          <table:table-cell table:style-name="ce61" office:value-type="float" office:value="11787" calcext:value-type="float">
            <text:p>11'787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Bâle-Ville</text:p>
          </table:table-cell>
          <table:table-cell table:style-name="ce61" office:value-type="float" office:value="189790" calcext:value-type="float">
            <text:p>189'790 <text:s/></text:p>
          </table:table-cell>
          <table:table-cell table:style-name="ce61" office:value-type="float" office:value="46476" calcext:value-type="float">
            <text:p>46'476 <text:s/></text:p>
          </table:table-cell>
          <table:table-cell table:style-name="ce61" office:value-type="float" office:value="56164" calcext:value-type="float">
            <text:p>56'164 <text:s/></text:p>
          </table:table-cell>
          <table:table-cell table:style-name="ce61" office:value-type="float" office:value="32319" calcext:value-type="float">
            <text:p>32'319 <text:s/></text:p>
          </table:table-cell>
          <table:table-cell table:style-name="ce61" office:value-type="float" office:value="34696" calcext:value-type="float">
            <text:p>34'696 <text:s/></text:p>
          </table:table-cell>
          <table:table-cell table:style-name="ce61" office:value-type="float" office:value="13570" calcext:value-type="float">
            <text:p>13'570 <text:s/></text:p>
          </table:table-cell>
          <table:table-cell table:style-name="ce61" office:value-type="float" office:value="6565" calcext:value-type="float">
            <text:p>6'565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Bâle-Campagne</text:p>
          </table:table-cell>
          <table:table-cell table:style-name="ce61" office:value-type="float" office:value="287053" calcext:value-type="float">
            <text:p>287'053 <text:s/></text:p>
          </table:table-cell>
          <table:table-cell table:style-name="ce61" office:value-type="float" office:value="44141" calcext:value-type="float">
            <text:p>44'141 <text:s/></text:p>
          </table:table-cell>
          <table:table-cell table:style-name="ce61" office:value-type="float" office:value="93392" calcext:value-type="float">
            <text:p>93'392 <text:s/></text:p>
          </table:table-cell>
          <table:table-cell table:style-name="ce61" office:value-type="float" office:value="50223" calcext:value-type="float">
            <text:p>50'223 <text:s/></text:p>
          </table:table-cell>
          <table:table-cell table:style-name="ce61" office:value-type="float" office:value="66004" calcext:value-type="float">
            <text:p>66'004 <text:s/></text:p>
          </table:table-cell>
          <table:table-cell table:style-name="ce61" office:value-type="float" office:value="23940" calcext:value-type="float">
            <text:p>23'940 <text:s/></text:p>
          </table:table-cell>
          <table:table-cell table:style-name="ce61" office:value-type="float" office:value="9353" calcext:value-type="float">
            <text:p>9'353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Schaffhouse</text:p>
          </table:table-cell>
          <table:table-cell table:style-name="ce61" office:value-type="float" office:value="81589" calcext:value-type="float">
            <text:p>81'589 <text:s/></text:p>
          </table:table-cell>
          <table:table-cell table:style-name="ce61" office:value-type="float" office:value="14546" calcext:value-type="float">
            <text:p>14'546 <text:s/></text:p>
          </table:table-cell>
          <table:table-cell table:style-name="ce61" office:value-type="float" office:value="26002" calcext:value-type="float">
            <text:p>26'002 <text:s/></text:p>
          </table:table-cell>
          <table:table-cell table:style-name="ce61" office:value-type="float" office:value="13452" calcext:value-type="float">
            <text:p>13'452 <text:s/></text:p>
          </table:table-cell>
          <table:table-cell table:style-name="ce61" office:value-type="float" office:value="17288" calcext:value-type="float">
            <text:p>17'288 <text:s/></text:p>
          </table:table-cell>
          <table:table-cell table:style-name="ce61" office:value-type="float" office:value="6830" calcext:value-type="float">
            <text:p>6'830 <text:s/></text:p>
          </table:table-cell>
          <table:table-cell table:style-name="ce61" office:value-type="float" office:value="3471" calcext:value-type="float">
            <text:p>3'471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Appenzell Rh.-Ext.</text:p>
          </table:table-cell>
          <table:table-cell table:style-name="ce61" office:value-type="float" office:value="54453" calcext:value-type="float">
            <text:p>54'453 <text:s/></text:p>
          </table:table-cell>
          <table:table-cell table:style-name="ce61" office:value-type="float" office:value="8468" calcext:value-type="float">
            <text:p>8'468 <text:s/></text:p>
          </table:table-cell>
          <table:table-cell table:style-name="ce61" office:value-type="float" office:value="16654" calcext:value-type="float">
            <text:p>16'654 <text:s/></text:p>
          </table:table-cell>
          <table:table-cell table:style-name="ce61" office:value-type="float" office:value="8619" calcext:value-type="float">
            <text:p>8'619 <text:s/></text:p>
          </table:table-cell>
          <table:table-cell table:style-name="ce61" office:value-type="float" office:value="11728" calcext:value-type="float">
            <text:p>11'728 <text:s/></text:p>
          </table:table-cell>
          <table:table-cell table:style-name="ce61" office:value-type="float" office:value="5885" calcext:value-type="float">
            <text:p>5'885 <text:s/></text:p>
          </table:table-cell>
          <table:table-cell table:style-name="ce61" office:value-type="float" office:value="3099" calcext:value-type="float">
            <text:p>3'099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Appenzell Rh.-Int.</text:p>
          </table:table-cell>
          <table:table-cell table:style-name="ce61" office:value-type="float" office:value="15997" calcext:value-type="float">
            <text:p>15'997 <text:s/></text:p>
          </table:table-cell>
          <table:table-cell table:style-name="ce61" office:value-type="float" office:value="2048" calcext:value-type="float">
            <text:p>2'048 <text:s/></text:p>
          </table:table-cell>
          <table:table-cell table:style-name="ce61" office:value-type="float" office:value="4628" calcext:value-type="float">
            <text:p>4'628 <text:s/></text:p>
          </table:table-cell>
          <table:table-cell table:style-name="ce61" office:value-type="float" office:value="2319" calcext:value-type="float">
            <text:p>2'319 <text:s/></text:p>
          </table:table-cell>
          <table:table-cell table:style-name="ce61" office:value-type="float" office:value="3480" calcext:value-type="float">
            <text:p>3'480 <text:s/></text:p>
          </table:table-cell>
          <table:table-cell table:style-name="ce61" office:value-type="float" office:value="2455" calcext:value-type="float">
            <text:p>2'455 <text:s/></text:p>
          </table:table-cell>
          <table:table-cell table:style-name="ce61" office:value-type="float" office:value="1067" calcext:value-type="float">
            <text:p>1'067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Saint-Gall</text:p>
          </table:table-cell>
          <table:table-cell table:style-name="ce61" office:value-type="float" office:value="506751" calcext:value-type="float">
            <text:p>506'751 <text:s/></text:p>
          </table:table-cell>
          <table:table-cell table:style-name="ce61" office:value-type="float" office:value="80223" calcext:value-type="float">
            <text:p>80'223 <text:s/></text:p>
          </table:table-cell>
          <table:table-cell table:style-name="ce61" office:value-type="float" office:value="151048" calcext:value-type="float">
            <text:p>151'048 <text:s/></text:p>
          </table:table-cell>
          <table:table-cell table:style-name="ce61" office:value-type="float" office:value="82272" calcext:value-type="float">
            <text:p>82'272 <text:s/></text:p>
          </table:table-cell>
          <table:table-cell table:style-name="ce61" office:value-type="float" office:value="112352" calcext:value-type="float">
            <text:p>112'352 <text:s/></text:p>
          </table:table-cell>
          <table:table-cell table:style-name="ce61" office:value-type="float" office:value="53710" calcext:value-type="float">
            <text:p>53'710 <text:s/></text:p>
          </table:table-cell>
          <table:table-cell table:style-name="ce61" office:value-type="float" office:value="27146" calcext:value-type="float">
            <text:p>27'146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Grisons</text:p>
          </table:table-cell>
          <table:table-cell table:style-name="ce61" office:value-type="float" office:value="197196" calcext:value-type="float">
            <text:p>197'196 <text:s/></text:p>
          </table:table-cell>
          <table:table-cell table:style-name="ce61" office:value-type="float" office:value="36483" calcext:value-type="float">
            <text:p>36'483 <text:s/></text:p>
          </table:table-cell>
          <table:table-cell table:style-name="ce61" office:value-type="float" office:value="62374" calcext:value-type="float">
            <text:p>62'374 <text:s/></text:p>
          </table:table-cell>
          <table:table-cell table:style-name="ce61" office:value-type="float" office:value="33051" calcext:value-type="float">
            <text:p>33'051 <text:s/></text:p>
          </table:table-cell>
          <table:table-cell table:style-name="ce61" office:value-type="float" office:value="42872" calcext:value-type="float">
            <text:p>42'872 <text:s/></text:p>
          </table:table-cell>
          <table:table-cell table:style-name="ce61" office:value-type="float" office:value="16535" calcext:value-type="float">
            <text:p>16'535 <text:s/></text:p>
          </table:table-cell>
          <table:table-cell table:style-name="ce61" office:value-type="float" office:value="5881" calcext:value-type="float">
            <text:p>5'881 <text:s/></text:p>
          </table:table-cell>
          <table:table-cell table:style-name="ce72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Argovie</text:p>
          </table:table-cell>
          <table:table-cell table:style-name="ce61" office:value-type="float" office:value="685793" calcext:value-type="float">
            <text:p>685'793 <text:s/></text:p>
          </table:table-cell>
          <table:table-cell table:style-name="ce61" office:value-type="float" office:value="99099" calcext:value-type="float">
            <text:p>99'099 <text:s/></text:p>
          </table:table-cell>
          <table:table-cell table:style-name="ce61" office:value-type="float" office:value="213410" calcext:value-type="float">
            <text:p>213'410 <text:s/></text:p>
          </table:table-cell>
          <table:table-cell table:style-name="ce61" office:value-type="float" office:value="117936" calcext:value-type="float">
            <text:p>117'936 <text:s/></text:p>
          </table:table-cell>
          <table:table-cell table:style-name="ce61" office:value-type="float" office:value="159904" calcext:value-type="float">
            <text:p>159'904 <text:s/></text:p>
          </table:table-cell>
          <table:table-cell table:style-name="ce61" office:value-type="float" office:value="64490" calcext:value-type="float">
            <text:p>64'490 <text:s/></text:p>
          </table:table-cell>
          <table:table-cell table:style-name="ce61" office:value-type="float" office:value="30954" calcext:value-type="float">
            <text:p>30'954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Thurgovie</text:p>
          </table:table-cell>
          <table:table-cell table:style-name="ce61" office:value-type="float" office:value="279335" calcext:value-type="float">
            <text:p>279'335 <text:s/></text:p>
          </table:table-cell>
          <table:table-cell table:style-name="ce61" office:value-type="float" office:value="41414" calcext:value-type="float">
            <text:p>41'414 <text:s/></text:p>
          </table:table-cell>
          <table:table-cell table:style-name="ce61" office:value-type="float" office:value="86842" calcext:value-type="float">
            <text:p>86'842 <text:s/></text:p>
          </table:table-cell>
          <table:table-cell table:style-name="ce61" office:value-type="float" office:value="46506" calcext:value-type="float">
            <text:p>46'506 <text:s/></text:p>
          </table:table-cell>
          <table:table-cell table:style-name="ce61" office:value-type="float" office:value="64016" calcext:value-type="float">
            <text:p>64'016 <text:s/></text:p>
          </table:table-cell>
          <table:table-cell table:style-name="ce61" office:value-type="float" office:value="26975" calcext:value-type="float">
            <text:p>26'975 <text:s/></text:p>
          </table:table-cell>
          <table:table-cell table:style-name="ce61" office:value-type="float" office:value="13582" calcext:value-type="float">
            <text:p>13'582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Tessin</text:p>
          </table:table-cell>
          <table:table-cell table:style-name="ce61" office:value-type="float" office:value="345707" calcext:value-type="float">
            <text:p>345'707 <text:s/></text:p>
          </table:table-cell>
          <table:table-cell table:style-name="ce61" office:value-type="float" office:value="66863" calcext:value-type="float">
            <text:p>66'863 <text:s/></text:p>
          </table:table-cell>
          <table:table-cell table:style-name="ce61" office:value-type="float" office:value="98508" calcext:value-type="float">
            <text:p>98'508 <text:s/></text:p>
          </table:table-cell>
          <table:table-cell table:style-name="ce61" office:value-type="float" office:value="69864" calcext:value-type="float">
            <text:p>69'864 <text:s/></text:p>
          </table:table-cell>
          <table:table-cell table:style-name="ce61" office:value-type="float" office:value="75564" calcext:value-type="float">
            <text:p>75'564 <text:s/></text:p>
          </table:table-cell>
          <table:table-cell table:style-name="ce61" office:value-type="float" office:value="25870" calcext:value-type="float">
            <text:p>25'870 <text:s/></text:p>
          </table:table-cell>
          <table:table-cell table:style-name="ce61" office:value-type="float" office:value="9038" calcext:value-type="float">
            <text:p>9'038 <text:s/></text:p>
          </table:table-cell>
          <table:table-cell table:style-name="ce72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Vaud</text:p>
          </table:table-cell>
          <table:table-cell table:style-name="ce61" office:value-type="float" office:value="798262" calcext:value-type="float">
            <text:p>798'262 <text:s/></text:p>
          </table:table-cell>
          <table:table-cell table:style-name="ce61" office:value-type="float" office:value="135120" calcext:value-type="float">
            <text:p>135'120 <text:s/></text:p>
          </table:table-cell>
          <table:table-cell table:style-name="ce61" office:value-type="float" office:value="214544" calcext:value-type="float">
            <text:p>214'544 <text:s/></text:p>
          </table:table-cell>
          <table:table-cell table:style-name="ce61" office:value-type="float" office:value="155454" calcext:value-type="float">
            <text:p>155'454 <text:s/></text:p>
          </table:table-cell>
          <table:table-cell table:style-name="ce61" office:value-type="float" office:value="189684" calcext:value-type="float">
            <text:p>189'684 <text:s/></text:p>
          </table:table-cell>
          <table:table-cell table:style-name="ce61" office:value-type="float" office:value="72025" calcext:value-type="float">
            <text:p>72'025 <text:s/></text:p>
          </table:table-cell>
          <table:table-cell table:style-name="ce61" office:value-type="float" office:value="31435" calcext:value-type="float">
            <text:p>31'435 <text:s/></text:p>
          </table:table-cell>
          <table:table-cell table:style-name="ce72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Valais</text:p>
          </table:table-cell>
          <table:table-cell table:style-name="ce61" office:value-type="float" office:value="342142" calcext:value-type="float">
            <text:p>342'142 <text:s/></text:p>
          </table:table-cell>
          <table:table-cell table:style-name="ce61" office:value-type="float" office:value="57409" calcext:value-type="float">
            <text:p>57'409 <text:s/></text:p>
          </table:table-cell>
          <table:table-cell table:style-name="ce61" office:value-type="float" office:value="98992" calcext:value-type="float">
            <text:p>98'992 <text:s/></text:p>
          </table:table-cell>
          <table:table-cell table:style-name="ce61" office:value-type="float" office:value="62484" calcext:value-type="float">
            <text:p>62'484 <text:s/></text:p>
          </table:table-cell>
          <table:table-cell table:style-name="ce61" office:value-type="float" office:value="78224" calcext:value-type="float">
            <text:p>78'224 <text:s/></text:p>
          </table:table-cell>
          <table:table-cell table:style-name="ce61" office:value-type="float" office:value="31590" calcext:value-type="float">
            <text:p>31'590 <text:s/></text:p>
          </table:table-cell>
          <table:table-cell table:style-name="ce61" office:value-type="float" office:value="13443" calcext:value-type="float">
            <text:p>13'443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Neuchâtel</text:p>
          </table:table-cell>
          <table:table-cell table:style-name="ce61" office:value-type="float" office:value="173140" calcext:value-type="float">
            <text:p>173'140 <text:s/></text:p>
          </table:table-cell>
          <table:table-cell table:style-name="ce61" office:value-type="float" office:value="33387" calcext:value-type="float">
            <text:p>33'387 <text:s/></text:p>
          </table:table-cell>
          <table:table-cell table:style-name="ce61" office:value-type="float" office:value="49040" calcext:value-type="float">
            <text:p>49'040 <text:s/></text:p>
          </table:table-cell>
          <table:table-cell table:style-name="ce61" office:value-type="float" office:value="31971" calcext:value-type="float">
            <text:p>31'971 <text:s/></text:p>
          </table:table-cell>
          <table:table-cell table:style-name="ce61" office:value-type="float" office:value="38936" calcext:value-type="float">
            <text:p>38'936 <text:s/></text:p>
          </table:table-cell>
          <table:table-cell table:style-name="ce61" office:value-type="float" office:value="14145" calcext:value-type="float">
            <text:p>14'145 <text:s/></text:p>
          </table:table-cell>
          <table:table-cell table:style-name="ce61" office:value-type="float" office:value="5661" calcext:value-type="float">
            <text:p>5'661 <text:s/></text:p>
          </table:table-cell>
          <table:table-cell table:style-name="ce74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Genève</text:p>
          </table:table-cell>
          <table:table-cell table:style-name="ce61" office:value-type="float" office:value="480886" calcext:value-type="float">
            <text:p>480'886 <text:s/></text:p>
          </table:table-cell>
          <table:table-cell table:style-name="ce61" office:value-type="float" office:value="75358" calcext:value-type="float">
            <text:p>75'358 <text:s/></text:p>
          </table:table-cell>
          <table:table-cell table:style-name="ce61" office:value-type="float" office:value="108852" calcext:value-type="float">
            <text:p>108'852 <text:s/></text:p>
          </table:table-cell>
          <table:table-cell table:style-name="ce61" office:value-type="float" office:value="96054" calcext:value-type="float">
            <text:p>96'054 <text:s/></text:p>
          </table:table-cell>
          <table:table-cell table:style-name="ce61" office:value-type="float" office:value="108668" calcext:value-type="float">
            <text:p>108'668 <text:s/></text:p>
          </table:table-cell>
          <table:table-cell table:style-name="ce61" office:value-type="float" office:value="51185" calcext:value-type="float">
            <text:p>51'185 <text:s/></text:p>
          </table:table-cell>
          <table:table-cell table:style-name="ce61" office:value-type="float" office:value="40769" calcext:value-type="float">
            <text:p>40'769 <text:s/></text:p>
          </table:table-cell>
          <table:table-cell table:style-name="ce74" office:value-type="float" office:value="2" calcext:value-type="float">
            <text:p>2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1" office:value-type="string" calcext:value-type="string">
            <text:p>Jura</text:p>
          </table:table-cell>
          <table:table-cell table:style-name="ce62" office:value-type="float" office:value="72595" calcext:value-type="float">
            <text:p>72'595 <text:s/></text:p>
          </table:table-cell>
          <table:table-cell table:style-name="ce62" office:value-type="float" office:value="12076" calcext:value-type="float">
            <text:p>12'076 <text:s/></text:p>
          </table:table-cell>
          <table:table-cell table:style-name="ce62" office:value-type="float" office:value="20886" calcext:value-type="float">
            <text:p>20'886 <text:s/></text:p>
          </table:table-cell>
          <table:table-cell table:style-name="ce62" office:value-type="float" office:value="12558" calcext:value-type="float">
            <text:p>12'558 <text:s/></text:p>
          </table:table-cell>
          <table:table-cell table:style-name="ce62" office:value-type="float" office:value="16420" calcext:value-type="float">
            <text:p>16'420 <text:s/></text:p>
          </table:table-cell>
          <table:table-cell table:style-name="ce62" office:value-type="float" office:value="7620" calcext:value-type="float">
            <text:p>7'620 <text:s/></text:p>
          </table:table-cell>
          <table:table-cell table:style-name="ce62" office:value-type="float" office:value="3035" calcext:value-type="float">
            <text:p>3'035 <text:s/></text:p>
          </table:table-cell>
          <table:table-cell table:style-name="ce75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2" office:value-type="string" calcext:value-type="string">
            <text:p>Base: Population résidante permanente au domicile principal</text:p>
          </table:table-cell>
          <table:table-cell table:number-columns-repeated="1023"/>
        </table:table-row>
        <table:table-row table:style-name="ro6">
          <table:table-cell table:style-name="ce53" office:value-type="string" calcext:value-type="string" table:number-columns-spanned="9" table:number-rows-spanned="3">
            <text:p><text:span text:style-name="T5">1</text:span><text:span text:style-name="T10"> Les ménages ne sont pas plausibles quand au moins un des cinq critères de qualité n’est pas rempli (personne la plus âgée dans le ménage &gt; 15 ans ; ménages avec au maximum 12 personnes; nombre identique de ménages et de logements dans le bâtiment ; plusieurs ménages dans un bâtiment avec plusieurs logements ; rapport plausible du nombre de personnes dans le ménage / du nombre de chambres dans le logement)</text:span></text:p>
          </table:table-cell>
          <table:covered-table-cell table:number-columns-repeated="8" table:style-name="ce54"/>
          <table:table-cell table:number-columns-repeated="1015"/>
        </table:table-row>
        <table:table-row table:style-name="ro6">
          <table:covered-table-cell table:number-columns-repeated="9" table:style-name="ce54"/>
          <table:table-cell table:number-columns-repeated="1015"/>
        </table:table-row>
        <table:table-row table:style-name="ro6">
          <table:covered-table-cell table:number-columns-repeated="9" table:style-name="ce54"/>
          <table:table-cell table:number-columns-repeated="1015"/>
        </table:table-row>
        <table:table-row table:style-name="ro6">
          <table:table-cell office:value-type="string" calcext:value-type="string">
            <text:p>Etat au 07.10.2021</text:p>
          </table:table-cell>
          <table:table-cell table:style-name="ce54" table:number-columns-repeated="8"/>
          <table:table-cell table:number-columns-repeated="1015"/>
        </table:table-row>
        <table:table-row table:style-name="ro6">
          <table:table-cell table:style-name="ce56" office:value-type="string" calcext:value-type="string">
            <text:p>Source: STATPOP</text:p>
          </table:table-cell>
          <table:table-cell table:style-name="ce64" table:number-columns-repeated="1023"/>
        </table:table-row>
        <table:table-row table:style-name="ro6">
          <table:table-cell table:style-name="ce57" office:value-type="string" calcext:value-type="string">
            <text:p>© OFS</text:p>
          </table:table-cell>
          <table:table-cell table:style-name="ce64" table:number-columns-repeated="1023"/>
        </table:table-row>
        <table:table-row table:style-name="ro6">
          <table:table-cell/>
          <table:table-cell table:style-name="ce64" table:number-columns-repeated="1023"/>
        </table:table-row>
        <table:table-row table:style-name="ro6">
          <table:table-cell table:style-name="ce56" office:value-type="string" calcext:value-type="string">
            <text:p>Renseignements: Office fédéral de la statistique (OFS), section Démographie et migration, info.dem@bfs.admin.ch, tél. 058 463 67 11</text:p>
          </table:table-cell>
          <table:table-cell/>
          <table:table-cell table:style-name="ce64" table:number-columns-repeated="1022"/>
        </table:table-row>
        <table:table-row table:style-name="ro6" table:number-rows-repeated="3">
          <table:table-cell table:number-columns-repeated="1024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Ursprung" table:base-cell-address="$'2021'.$A$1" table:expression="#REF!"/>
          <table:named-expression table:name="view" table:base-cell-address="$'2021'.$A$1" table:expression="#REF!"/>
          <table:named-range table:name="_xlnm.Print_Area" table:base-cell-address="$'2021'.$A$1" table:cell-range-address="$'2020'.$A$1:.$I$40" table:range-usable-as="print-range"/>
        </table:named-expressions>
      </table:table>
      <table:table table:name="2019" table:style-name="ta3" table:print-ranges="'2019'.A1:'2019'.I40">
        <table:table-column table:style-name="co1" table:default-cell-style-name="ce55"/>
        <table:table-column table:style-name="co2" table:default-cell-style-name="ce63"/>
        <table:table-column table:style-name="co3" table:number-columns-repeated="6" table:default-cell-style-name="ce63"/>
        <table:table-column table:style-name="co4" table:default-cell-style-name="ce52"/>
        <table:table-column table:style-name="co5" table:number-columns-repeated="36" table:default-cell-style-name="ce52"/>
        <table:table-column table:style-name="co6" table:number-columns-repeated="979" table:default-cell-style-name="ce52"/>
        <table:table-row table:style-name="ro1">
          <table:table-cell table:style-name="ce46" office:value-type="string" calcext:value-type="string">
            <text:p>cc-f-01.02.02.04</text:p>
          </table:table-cell>
          <table:table-cell table:style-name="ce46" office:value-type="string" calcext:value-type="string">
            <text:p>Population résidante permanente dans des ménages privés selon le canton et la taille du ménage, au 31 décembre 2019</text:p>
          </table:table-cell>
          <table:table-cell table:style-name="ce46" table:number-columns-repeated="2"/>
          <table:table-cell table:style-name="ce68"/>
          <table:table-cell table:style-name="ce69" table:number-columns-repeated="4"/>
          <table:table-cell table:style-name="ce76" table:number-columns-repeated="1015"/>
        </table:table-row>
        <table:table-row table:style-name="ro2">
          <table:table-cell table:style-name="ce47" office:value-type="string" calcext:value-type="string">
            <text:p>Canton</text:p>
          </table:table-cell>
          <table:table-cell table:style-name="ce58" office:value-type="string" calcext:value-type="string">
            <text:p>Total</text:p>
          </table:table-cell>
          <table:table-cell table:style-name="ce65" office:value-type="string" calcext:value-type="string">
            <text:p>Nombre de personnes vivant dans un ménage de</text:p>
          </table:table-cell>
          <table:table-cell table:style-name="ce47" table:number-columns-repeated="5"/>
          <table:table-cell table:style-name="ce67" office:value-type="string" calcext:value-type="string" table:number-columns-spanned="1" table:number-rows-spanned="2">
            <text:p>Proportion de personnes vivant dans un ménage non plausible (en %) <text:span text:style-name="T11">1</text:span></text:p>
          </table:table-cell>
          <table:table-cell table:style-name="ce77" table:number-columns-spanned="1" table:number-rows-spanned="2"/>
          <table:table-cell table:style-name="ce78"/>
          <table:table-cell table:style-name="ce79" table:number-columns-repeated="1013"/>
        </table:table-row>
        <table:table-row table:style-name="ro3">
          <table:table-cell table:style-name="ce48"/>
          <table:table-cell table:style-name="ce59"/>
          <table:table-cell table:style-name="ce66" office:value-type="string" calcext:value-type="string">
            <text:p>1 personne</text:p>
          </table:table-cell>
          <table:table-cell table:style-name="ce67" office:value-type="string" calcext:value-type="string">
            <text:p>2 personnes</text:p>
          </table:table-cell>
          <table:table-cell table:style-name="ce67" office:value-type="string" calcext:value-type="string">
            <text:p>3 personnes</text:p>
          </table:table-cell>
          <table:table-cell table:style-name="ce67" office:value-type="string" calcext:value-type="string">
            <text:p>4 personnes</text:p>
          </table:table-cell>
          <table:table-cell table:style-name="ce67" office:value-type="string" calcext:value-type="string">
            <text:p>5 personnes</text:p>
          </table:table-cell>
          <table:table-cell table:style-name="ce66" office:value-type="string" calcext:value-type="string">
            <text:p>6 personnes ou plus</text:p>
          </table:table-cell>
          <table:covered-table-cell table:style-name="ce70"/>
          <table:covered-table-cell table:style-name="ce77"/>
          <table:table-cell table:style-name="ce78"/>
          <table:table-cell table:style-name="ce79" table:number-columns-repeated="1013"/>
        </table:table-row>
        <table:table-row table:style-name="ro4">
          <table:table-cell table:style-name="ce49" office:value-type="string" calcext:value-type="string">
            <text:p>Suisse</text:p>
          </table:table-cell>
          <table:table-cell table:style-name="ce60" office:value-type="float" office:value="8438822" calcext:value-type="float">
            <text:p>8'438'822 <text:s/></text:p>
          </table:table-cell>
          <table:table-cell table:style-name="ce60" office:value-type="float" office:value="1371444" calcext:value-type="float">
            <text:p>1'371'444 <text:s/></text:p>
          </table:table-cell>
          <table:table-cell table:style-name="ce60" office:value-type="float" office:value="2497220" calcext:value-type="float">
            <text:p>2'497'220 <text:s/></text:p>
          </table:table-cell>
          <table:table-cell table:style-name="ce60" office:value-type="float" office:value="1494126" calcext:value-type="float">
            <text:p>1'494'126 <text:s/></text:p>
          </table:table-cell>
          <table:table-cell table:style-name="ce60" office:value-type="float" office:value="1909736" calcext:value-type="float">
            <text:p>1'909'736 <text:s/></text:p>
          </table:table-cell>
          <table:table-cell table:style-name="ce60" office:value-type="float" office:value="784655" calcext:value-type="float">
            <text:p>784'655 <text:s/></text:p>
          </table:table-cell>
          <table:table-cell table:style-name="ce60" office:value-type="float" office:value="381641" calcext:value-type="float">
            <text:p>381'641 <text:s/></text:p>
          </table:table-cell>
          <table:table-cell table:style-name="ce71" office:value-type="string" calcext:value-type="string">
            <text:p>&lt; 0.5</text:p>
          </table:table-cell>
          <table:table-cell table:number-columns-repeated="1015"/>
        </table:table-row>
        <table:table-row table:style-name="ro5">
          <table:table-cell table:style-name="ce50" office:value-type="string" calcext:value-type="string">
            <text:p>Zurich</text:p>
          </table:table-cell>
          <table:table-cell table:style-name="ce61" office:value-type="float" office:value="1510736" calcext:value-type="float">
            <text:p>1'510'736 <text:s/></text:p>
          </table:table-cell>
          <table:table-cell table:style-name="ce61" office:value-type="float" office:value="254226" calcext:value-type="float">
            <text:p>254'226 <text:s/></text:p>
          </table:table-cell>
          <table:table-cell table:style-name="ce61" office:value-type="float" office:value="454866" calcext:value-type="float">
            <text:p>454'866 <text:s/></text:p>
          </table:table-cell>
          <table:table-cell table:style-name="ce61" office:value-type="float" office:value="267099" calcext:value-type="float">
            <text:p>267'099 <text:s/></text:p>
          </table:table-cell>
          <table:table-cell table:style-name="ce61" office:value-type="float" office:value="341080" calcext:value-type="float">
            <text:p>341'080 <text:s/></text:p>
          </table:table-cell>
          <table:table-cell table:style-name="ce61" office:value-type="float" office:value="130070" calcext:value-type="float">
            <text:p>130'070 <text:s/></text:p>
          </table:table-cell>
          <table:table-cell table:style-name="ce61" office:value-type="float" office:value="63395" calcext:value-type="float">
            <text:p>63'395 <text:s/></text:p>
          </table:table-cell>
          <table:table-cell table:style-name="ce72" office:value-type="string" calcext:value-type="string">
            <text:p>&lt; 0.5</text:p>
          </table:table-cell>
          <table:table-cell table:number-columns-repeated="35"/>
          <table:table-cell table:style-name="ce80" table:number-columns-repeated="980"/>
        </table:table-row>
        <table:table-row table:style-name="ro6">
          <table:table-cell table:style-name="ce50" office:value-type="string" calcext:value-type="string">
            <text:p>Berne</text:p>
          </table:table-cell>
          <table:table-cell table:style-name="ce61" office:value-type="float" office:value="1019361" calcext:value-type="float">
            <text:p>1'019'361 <text:s/></text:p>
          </table:table-cell>
          <table:table-cell table:style-name="ce61" office:value-type="float" office:value="175410" calcext:value-type="float">
            <text:p>175'410 <text:s/></text:p>
          </table:table-cell>
          <table:table-cell table:style-name="ce61" office:value-type="float" office:value="331874" calcext:value-type="float">
            <text:p>331'874 <text:s/></text:p>
          </table:table-cell>
          <table:table-cell table:style-name="ce61" office:value-type="float" office:value="165630" calcext:value-type="float">
            <text:p>165'630 <text:s/></text:p>
          </table:table-cell>
          <table:table-cell table:style-name="ce61" office:value-type="float" office:value="214188" calcext:value-type="float">
            <text:p>214'188 <text:s/></text:p>
          </table:table-cell>
          <table:table-cell table:style-name="ce61" office:value-type="float" office:value="89395" calcext:value-type="float">
            <text:p>89'395 <text:s/></text:p>
          </table:table-cell>
          <table:table-cell table:style-name="ce61" office:value-type="float" office:value="42864" calcext:value-type="float">
            <text:p>42'864 <text:s/></text:p>
          </table:table-cell>
          <table:table-cell table:style-name="ce72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Lucerne</text:p>
          </table:table-cell>
          <table:table-cell table:style-name="ce61" office:value-type="float" office:value="405435" calcext:value-type="float">
            <text:p>405'435 <text:s/></text:p>
          </table:table-cell>
          <table:table-cell table:style-name="ce61" office:value-type="float" office:value="61091" calcext:value-type="float">
            <text:p>61'091 <text:s/></text:p>
          </table:table-cell>
          <table:table-cell table:style-name="ce61" office:value-type="float" office:value="121936" calcext:value-type="float">
            <text:p>121'936 <text:s/></text:p>
          </table:table-cell>
          <table:table-cell table:style-name="ce61" office:value-type="float" office:value="66471" calcext:value-type="float">
            <text:p>66'471 <text:s/></text:p>
          </table:table-cell>
          <table:table-cell table:style-name="ce61" office:value-type="float" office:value="94220" calcext:value-type="float">
            <text:p>94'220 <text:s/></text:p>
          </table:table-cell>
          <table:table-cell table:style-name="ce61" office:value-type="float" office:value="42435" calcext:value-type="float">
            <text:p>42'435 <text:s/></text:p>
          </table:table-cell>
          <table:table-cell table:style-name="ce61" office:value-type="float" office:value="19282" calcext:value-type="float">
            <text:p>19'282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Uri</text:p>
          </table:table-cell>
          <table:table-cell table:style-name="ce61" office:value-type="float" office:value="35834" calcext:value-type="float">
            <text:p>35'834 <text:s/></text:p>
          </table:table-cell>
          <table:table-cell table:style-name="ce61" office:value-type="float" office:value="4900" calcext:value-type="float">
            <text:p>4'900 <text:s/></text:p>
          </table:table-cell>
          <table:table-cell table:style-name="ce61" office:value-type="float" office:value="11048" calcext:value-type="float">
            <text:p>11'048 <text:s/></text:p>
          </table:table-cell>
          <table:table-cell table:style-name="ce61" office:value-type="float" office:value="5622" calcext:value-type="float">
            <text:p>5'622 <text:s/></text:p>
          </table:table-cell>
          <table:table-cell table:style-name="ce61" office:value-type="float" office:value="8400" calcext:value-type="float">
            <text:p>8'400 <text:s/></text:p>
          </table:table-cell>
          <table:table-cell table:style-name="ce61" office:value-type="float" office:value="4125" calcext:value-type="float">
            <text:p>4'125 <text:s/></text:p>
          </table:table-cell>
          <table:table-cell table:style-name="ce61" office:value-type="float" office:value="1739" calcext:value-type="float">
            <text:p>1'739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Schwytz</text:p>
          </table:table-cell>
          <table:table-cell table:style-name="ce61" office:value-type="float" office:value="157740" calcext:value-type="float">
            <text:p>157'740 <text:s/></text:p>
          </table:table-cell>
          <table:table-cell table:style-name="ce61" office:value-type="float" office:value="22635" calcext:value-type="float">
            <text:p>22'635 <text:s/></text:p>
          </table:table-cell>
          <table:table-cell table:style-name="ce61" office:value-type="float" office:value="48468" calcext:value-type="float">
            <text:p>48'468 <text:s/></text:p>
          </table:table-cell>
          <table:table-cell table:style-name="ce61" office:value-type="float" office:value="27231" calcext:value-type="float">
            <text:p>27'231 <text:s/></text:p>
          </table:table-cell>
          <table:table-cell table:style-name="ce61" office:value-type="float" office:value="36264" calcext:value-type="float">
            <text:p>36'264 <text:s/></text:p>
          </table:table-cell>
          <table:table-cell table:style-name="ce61" office:value-type="float" office:value="15940" calcext:value-type="float">
            <text:p>15'940 <text:s/></text:p>
          </table:table-cell>
          <table:table-cell table:style-name="ce61" office:value-type="float" office:value="7202" calcext:value-type="float">
            <text:p>7'202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Obwald</text:p>
          </table:table-cell>
          <table:table-cell table:style-name="ce61" office:value-type="float" office:value="37382" calcext:value-type="float">
            <text:p>37'382 <text:s/></text:p>
          </table:table-cell>
          <table:table-cell table:style-name="ce61" office:value-type="float" office:value="5241" calcext:value-type="float">
            <text:p>5'241 <text:s/></text:p>
          </table:table-cell>
          <table:table-cell table:style-name="ce61" office:value-type="float" office:value="11158" calcext:value-type="float">
            <text:p>11'158 <text:s/></text:p>
          </table:table-cell>
          <table:table-cell table:style-name="ce61" office:value-type="float" office:value="6021" calcext:value-type="float">
            <text:p>6'021 <text:s/></text:p>
          </table:table-cell>
          <table:table-cell table:style-name="ce61" office:value-type="float" office:value="9148" calcext:value-type="float">
            <text:p>9'148 <text:s/></text:p>
          </table:table-cell>
          <table:table-cell table:style-name="ce61" office:value-type="float" office:value="3895" calcext:value-type="float">
            <text:p>3'895 <text:s/></text:p>
          </table:table-cell>
          <table:table-cell table:style-name="ce61" office:value-type="float" office:value="1919" calcext:value-type="float">
            <text:p>1'919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Nidwald</text:p>
          </table:table-cell>
          <table:table-cell table:style-name="ce61" office:value-type="float" office:value="42423" calcext:value-type="float">
            <text:p>42'423 <text:s/></text:p>
          </table:table-cell>
          <table:table-cell table:style-name="ce61" office:value-type="float" office:value="6265" calcext:value-type="float">
            <text:p>6'265 <text:s/></text:p>
          </table:table-cell>
          <table:table-cell table:style-name="ce61" office:value-type="float" office:value="14152" calcext:value-type="float">
            <text:p>14'152 <text:s/></text:p>
          </table:table-cell>
          <table:table-cell table:style-name="ce61" office:value-type="float" office:value="7098" calcext:value-type="float">
            <text:p>7'098 <text:s/></text:p>
          </table:table-cell>
          <table:table-cell table:style-name="ce61" office:value-type="float" office:value="9648" calcext:value-type="float">
            <text:p>9'648 <text:s/></text:p>
          </table:table-cell>
          <table:table-cell table:style-name="ce61" office:value-type="float" office:value="3810" calcext:value-type="float">
            <text:p>3'810 <text:s/></text:p>
          </table:table-cell>
          <table:table-cell table:style-name="ce61" office:value-type="float" office:value="1450" calcext:value-type="float">
            <text:p>1'450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Glaris</text:p>
          </table:table-cell>
          <table:table-cell table:style-name="ce61" office:value-type="float" office:value="39829" calcext:value-type="float">
            <text:p>39'829 <text:s/></text:p>
          </table:table-cell>
          <table:table-cell table:style-name="ce61" office:value-type="float" office:value="6441" calcext:value-type="float">
            <text:p>6'441 <text:s/></text:p>
          </table:table-cell>
          <table:table-cell table:style-name="ce61" office:value-type="float" office:value="12174" calcext:value-type="float">
            <text:p>12'174 <text:s/></text:p>
          </table:table-cell>
          <table:table-cell table:style-name="ce61" office:value-type="float" office:value="6777" calcext:value-type="float">
            <text:p>6'777 <text:s/></text:p>
          </table:table-cell>
          <table:table-cell table:style-name="ce61" office:value-type="float" office:value="9160" calcext:value-type="float">
            <text:p>9'160 <text:s/></text:p>
          </table:table-cell>
          <table:table-cell table:style-name="ce61" office:value-type="float" office:value="3685" calcext:value-type="float">
            <text:p>3'685 <text:s/></text:p>
          </table:table-cell>
          <table:table-cell table:style-name="ce61" office:value-type="float" office:value="1592" calcext:value-type="float">
            <text:p>1'592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Zoug</text:p>
          </table:table-cell>
          <table:table-cell table:style-name="ce61" office:value-type="float" office:value="125664" calcext:value-type="float">
            <text:p>125'664 <text:s/></text:p>
          </table:table-cell>
          <table:table-cell table:style-name="ce61" office:value-type="float" office:value="17720" calcext:value-type="float">
            <text:p>17'720 <text:s/></text:p>
          </table:table-cell>
          <table:table-cell table:style-name="ce61" office:value-type="float" office:value="37466" calcext:value-type="float">
            <text:p>37'466 <text:s/></text:p>
          </table:table-cell>
          <table:table-cell table:style-name="ce61" office:value-type="float" office:value="22725" calcext:value-type="float">
            <text:p>22'725 <text:s/></text:p>
          </table:table-cell>
          <table:table-cell table:style-name="ce61" office:value-type="float" office:value="31160" calcext:value-type="float">
            <text:p>31'160 <text:s/></text:p>
          </table:table-cell>
          <table:table-cell table:style-name="ce61" office:value-type="float" office:value="12230" calcext:value-type="float">
            <text:p>12'230 <text:s/></text:p>
          </table:table-cell>
          <table:table-cell table:style-name="ce61" office:value-type="float" office:value="4363" calcext:value-type="float">
            <text:p>4'363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Fribourg</text:p>
          </table:table-cell>
          <table:table-cell table:style-name="ce61" office:value-type="float" office:value="315964" calcext:value-type="float">
            <text:p>315'964 <text:s/></text:p>
          </table:table-cell>
          <table:table-cell table:style-name="ce61" office:value-type="float" office:value="42073" calcext:value-type="float">
            <text:p>42'073 <text:s/></text:p>
          </table:table-cell>
          <table:table-cell table:style-name="ce61" office:value-type="float" office:value="84694" calcext:value-type="float">
            <text:p>84'694 <text:s/></text:p>
          </table:table-cell>
          <table:table-cell table:style-name="ce61" office:value-type="float" office:value="59196" calcext:value-type="float">
            <text:p>59'196 <text:s/></text:p>
          </table:table-cell>
          <table:table-cell table:style-name="ce61" office:value-type="float" office:value="80832" calcext:value-type="float">
            <text:p>80'832 <text:s/></text:p>
          </table:table-cell>
          <table:table-cell table:style-name="ce61" office:value-type="float" office:value="33940" calcext:value-type="float">
            <text:p>33'940 <text:s/></text:p>
          </table:table-cell>
          <table:table-cell table:style-name="ce61" office:value-type="float" office:value="15229" calcext:value-type="float">
            <text:p>15'229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Soleure</text:p>
          </table:table-cell>
          <table:table-cell table:style-name="ce61" office:value-type="float" office:value="270944" calcext:value-type="float">
            <text:p>270'944 <text:s/></text:p>
          </table:table-cell>
          <table:table-cell table:style-name="ce61" office:value-type="float" office:value="42551" calcext:value-type="float">
            <text:p>42'551 <text:s/></text:p>
          </table:table-cell>
          <table:table-cell table:style-name="ce61" office:value-type="float" office:value="86888" calcext:value-type="float">
            <text:p>86'888 <text:s/></text:p>
          </table:table-cell>
          <table:table-cell table:style-name="ce61" office:value-type="float" office:value="46251" calcext:value-type="float">
            <text:p>46'251 <text:s/></text:p>
          </table:table-cell>
          <table:table-cell table:style-name="ce61" office:value-type="float" office:value="58828" calcext:value-type="float">
            <text:p>58'828 <text:s/></text:p>
          </table:table-cell>
          <table:table-cell table:style-name="ce61" office:value-type="float" office:value="24540" calcext:value-type="float">
            <text:p>24'540 <text:s/></text:p>
          </table:table-cell>
          <table:table-cell table:style-name="ce61" office:value-type="float" office:value="11886" calcext:value-type="float">
            <text:p>11'886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Bâle-Ville</text:p>
          </table:table-cell>
          <table:table-cell table:style-name="ce61" office:value-type="float" office:value="189624" calcext:value-type="float">
            <text:p>189'624 <text:s/></text:p>
          </table:table-cell>
          <table:table-cell table:style-name="ce61" office:value-type="float" office:value="46164" calcext:value-type="float">
            <text:p>46'164 <text:s/></text:p>
          </table:table-cell>
          <table:table-cell table:style-name="ce61" office:value-type="float" office:value="56188" calcext:value-type="float">
            <text:p>56'188 <text:s/></text:p>
          </table:table-cell>
          <table:table-cell table:style-name="ce61" office:value-type="float" office:value="32598" calcext:value-type="float">
            <text:p>32'598 <text:s/></text:p>
          </table:table-cell>
          <table:table-cell table:style-name="ce61" office:value-type="float" office:value="34616" calcext:value-type="float">
            <text:p>34'616 <text:s/></text:p>
          </table:table-cell>
          <table:table-cell table:style-name="ce61" office:value-type="float" office:value="13500" calcext:value-type="float">
            <text:p>13'500 <text:s/></text:p>
          </table:table-cell>
          <table:table-cell table:style-name="ce61" office:value-type="float" office:value="6558" calcext:value-type="float">
            <text:p>6'558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Bâle-Campagne</text:p>
          </table:table-cell>
          <table:table-cell table:style-name="ce61" office:value-type="float" office:value="285239" calcext:value-type="float">
            <text:p>285'239 <text:s/></text:p>
          </table:table-cell>
          <table:table-cell table:style-name="ce61" office:value-type="float" office:value="42960" calcext:value-type="float">
            <text:p>42'960 <text:s/></text:p>
          </table:table-cell>
          <table:table-cell table:style-name="ce61" office:value-type="float" office:value="92620" calcext:value-type="float">
            <text:p>92'620 <text:s/></text:p>
          </table:table-cell>
          <table:table-cell table:style-name="ce61" office:value-type="float" office:value="50202" calcext:value-type="float">
            <text:p>50'202 <text:s/></text:p>
          </table:table-cell>
          <table:table-cell table:style-name="ce61" office:value-type="float" office:value="65632" calcext:value-type="float">
            <text:p>65'632 <text:s/></text:p>
          </table:table-cell>
          <table:table-cell table:style-name="ce61" office:value-type="float" office:value="24155" calcext:value-type="float">
            <text:p>24'155 <text:s/></text:p>
          </table:table-cell>
          <table:table-cell table:style-name="ce61" office:value-type="float" office:value="9670" calcext:value-type="float">
            <text:p>9'670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Schaffhouse</text:p>
          </table:table-cell>
          <table:table-cell table:style-name="ce61" office:value-type="float" office:value="80909" calcext:value-type="float">
            <text:p>80'909 <text:s/></text:p>
          </table:table-cell>
          <table:table-cell table:style-name="ce61" office:value-type="float" office:value="14169" calcext:value-type="float">
            <text:p>14'169 <text:s/></text:p>
          </table:table-cell>
          <table:table-cell table:style-name="ce61" office:value-type="float" office:value="25660" calcext:value-type="float">
            <text:p>25'660 <text:s/></text:p>
          </table:table-cell>
          <table:table-cell table:style-name="ce61" office:value-type="float" office:value="13503" calcext:value-type="float">
            <text:p>13'503 <text:s/></text:p>
          </table:table-cell>
          <table:table-cell table:style-name="ce61" office:value-type="float" office:value="17108" calcext:value-type="float">
            <text:p>17'108 <text:s/></text:p>
          </table:table-cell>
          <table:table-cell table:style-name="ce61" office:value-type="float" office:value="7050" calcext:value-type="float">
            <text:p>7'050 <text:s/></text:p>
          </table:table-cell>
          <table:table-cell table:style-name="ce61" office:value-type="float" office:value="3419" calcext:value-type="float">
            <text:p>3'419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Appenzell Rh.-Ext.</text:p>
          </table:table-cell>
          <table:table-cell table:style-name="ce61" office:value-type="float" office:value="54526" calcext:value-type="float">
            <text:p>54'526 <text:s/></text:p>
          </table:table-cell>
          <table:table-cell table:style-name="ce61" office:value-type="float" office:value="8173" calcext:value-type="float">
            <text:p>8'173 <text:s/></text:p>
          </table:table-cell>
          <table:table-cell table:style-name="ce61" office:value-type="float" office:value="16490" calcext:value-type="float">
            <text:p>16'490 <text:s/></text:p>
          </table:table-cell>
          <table:table-cell table:style-name="ce61" office:value-type="float" office:value="8748" calcext:value-type="float">
            <text:p>8'748 <text:s/></text:p>
          </table:table-cell>
          <table:table-cell table:style-name="ce61" office:value-type="float" office:value="11808" calcext:value-type="float">
            <text:p>11'808 <text:s/></text:p>
          </table:table-cell>
          <table:table-cell table:style-name="ce61" office:value-type="float" office:value="6035" calcext:value-type="float">
            <text:p>6'035 <text:s/></text:p>
          </table:table-cell>
          <table:table-cell table:style-name="ce61" office:value-type="float" office:value="3272" calcext:value-type="float">
            <text:p>3'272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Appenzell Rh.-Int.</text:p>
          </table:table-cell>
          <table:table-cell table:style-name="ce61" office:value-type="float" office:value="15817" calcext:value-type="float">
            <text:p>15'817 <text:s/></text:p>
          </table:table-cell>
          <table:table-cell table:style-name="ce61" office:value-type="float" office:value="2002" calcext:value-type="float">
            <text:p>2'002 <text:s/></text:p>
          </table:table-cell>
          <table:table-cell table:style-name="ce61" office:value-type="float" office:value="4330" calcext:value-type="float">
            <text:p>4'330 <text:s/></text:p>
          </table:table-cell>
          <table:table-cell table:style-name="ce61" office:value-type="float" office:value="2388" calcext:value-type="float">
            <text:p>2'388 <text:s/></text:p>
          </table:table-cell>
          <table:table-cell table:style-name="ce61" office:value-type="float" office:value="3424" calcext:value-type="float">
            <text:p>3'424 <text:s/></text:p>
          </table:table-cell>
          <table:table-cell table:style-name="ce61" office:value-type="float" office:value="2560" calcext:value-type="float">
            <text:p>2'560 <text:s/></text:p>
          </table:table-cell>
          <table:table-cell table:style-name="ce61" office:value-type="float" office:value="1113" calcext:value-type="float">
            <text:p>1'113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Saint-Gall</text:p>
          </table:table-cell>
          <table:table-cell table:style-name="ce61" office:value-type="float" office:value="502670" calcext:value-type="float">
            <text:p>502'670 <text:s/></text:p>
          </table:table-cell>
          <table:table-cell table:style-name="ce61" office:value-type="float" office:value="78105" calcext:value-type="float">
            <text:p>78'105 <text:s/></text:p>
          </table:table-cell>
          <table:table-cell table:style-name="ce61" office:value-type="float" office:value="148752" calcext:value-type="float">
            <text:p>148'752 <text:s/></text:p>
          </table:table-cell>
          <table:table-cell table:style-name="ce61" office:value-type="float" office:value="82203" calcext:value-type="float">
            <text:p>82'203 <text:s/></text:p>
          </table:table-cell>
          <table:table-cell table:style-name="ce61" office:value-type="float" office:value="112344" calcext:value-type="float">
            <text:p>112'344 <text:s/></text:p>
          </table:table-cell>
          <table:table-cell table:style-name="ce61" office:value-type="float" office:value="53735" calcext:value-type="float">
            <text:p>53'735 <text:s/></text:p>
          </table:table-cell>
          <table:table-cell table:style-name="ce61" office:value-type="float" office:value="27531" calcext:value-type="float">
            <text:p>27'531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Grisons</text:p>
          </table:table-cell>
          <table:table-cell table:style-name="ce61" office:value-type="float" office:value="195830" calcext:value-type="float">
            <text:p>195'830 <text:s/></text:p>
          </table:table-cell>
          <table:table-cell table:style-name="ce61" office:value-type="float" office:value="35846" calcext:value-type="float">
            <text:p>35'846 <text:s/></text:p>
          </table:table-cell>
          <table:table-cell table:style-name="ce61" office:value-type="float" office:value="60810" calcext:value-type="float">
            <text:p>60'810 <text:s/></text:p>
          </table:table-cell>
          <table:table-cell table:style-name="ce61" office:value-type="float" office:value="33450" calcext:value-type="float">
            <text:p>33'450 <text:s/></text:p>
          </table:table-cell>
          <table:table-cell table:style-name="ce61" office:value-type="float" office:value="42872" calcext:value-type="float">
            <text:p>42'872 <text:s/></text:p>
          </table:table-cell>
          <table:table-cell table:style-name="ce61" office:value-type="float" office:value="16845" calcext:value-type="float">
            <text:p>16'845 <text:s/></text:p>
          </table:table-cell>
          <table:table-cell table:style-name="ce61" office:value-type="float" office:value="6007" calcext:value-type="float">
            <text:p>6'007 <text:s/></text:p>
          </table:table-cell>
          <table:table-cell table:style-name="ce72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Argovie</text:p>
          </table:table-cell>
          <table:table-cell table:style-name="ce61" office:value-type="float" office:value="677102" calcext:value-type="float">
            <text:p>677'102 <text:s/></text:p>
          </table:table-cell>
          <table:table-cell table:style-name="ce61" office:value-type="float" office:value="95954" calcext:value-type="float">
            <text:p>95'954 <text:s/></text:p>
          </table:table-cell>
          <table:table-cell table:style-name="ce61" office:value-type="float" office:value="209808" calcext:value-type="float">
            <text:p>209'808 <text:s/></text:p>
          </table:table-cell>
          <table:table-cell table:style-name="ce61" office:value-type="float" office:value="117219" calcext:value-type="float">
            <text:p>117'219 <text:s/></text:p>
          </table:table-cell>
          <table:table-cell table:style-name="ce61" office:value-type="float" office:value="158508" calcext:value-type="float">
            <text:p>158'508 <text:s/></text:p>
          </table:table-cell>
          <table:table-cell table:style-name="ce61" office:value-type="float" office:value="64340" calcext:value-type="float">
            <text:p>64'340 <text:s/></text:p>
          </table:table-cell>
          <table:table-cell table:style-name="ce61" office:value-type="float" office:value="31273" calcext:value-type="float">
            <text:p>31'273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Thurgovie</text:p>
          </table:table-cell>
          <table:table-cell table:style-name="ce61" office:value-type="float" office:value="275886" calcext:value-type="float">
            <text:p>275'886 <text:s/></text:p>
          </table:table-cell>
          <table:table-cell table:style-name="ce61" office:value-type="float" office:value="40265" calcext:value-type="float">
            <text:p>40'265 <text:s/></text:p>
          </table:table-cell>
          <table:table-cell table:style-name="ce61" office:value-type="float" office:value="85062" calcext:value-type="float">
            <text:p>85'062 <text:s/></text:p>
          </table:table-cell>
          <table:table-cell table:style-name="ce61" office:value-type="float" office:value="46605" calcext:value-type="float">
            <text:p>46'605 <text:s/></text:p>
          </table:table-cell>
          <table:table-cell table:style-name="ce61" office:value-type="float" office:value="63432" calcext:value-type="float">
            <text:p>63'432 <text:s/></text:p>
          </table:table-cell>
          <table:table-cell table:style-name="ce61" office:value-type="float" office:value="26880" calcext:value-type="float">
            <text:p>26'880 <text:s/></text:p>
          </table:table-cell>
          <table:table-cell table:style-name="ce61" office:value-type="float" office:value="13642" calcext:value-type="float">
            <text:p>13'642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Tessin</text:p>
          </table:table-cell>
          <table:table-cell table:style-name="ce61" office:value-type="float" office:value="345908" calcext:value-type="float">
            <text:p>345'908 <text:s/></text:p>
          </table:table-cell>
          <table:table-cell table:style-name="ce61" office:value-type="float" office:value="65304" calcext:value-type="float">
            <text:p>65'304 <text:s/></text:p>
          </table:table-cell>
          <table:table-cell table:style-name="ce61" office:value-type="float" office:value="97934" calcext:value-type="float">
            <text:p>97'934 <text:s/></text:p>
          </table:table-cell>
          <table:table-cell table:style-name="ce61" office:value-type="float" office:value="70902" calcext:value-type="float">
            <text:p>70'902 <text:s/></text:p>
          </table:table-cell>
          <table:table-cell table:style-name="ce61" office:value-type="float" office:value="76112" calcext:value-type="float">
            <text:p>76'112 <text:s/></text:p>
          </table:table-cell>
          <table:table-cell table:style-name="ce61" office:value-type="float" office:value="26430" calcext:value-type="float">
            <text:p>26'430 <text:s/></text:p>
          </table:table-cell>
          <table:table-cell table:style-name="ce61" office:value-type="float" office:value="9226" calcext:value-type="float">
            <text:p>9'226 <text:s/></text:p>
          </table:table-cell>
          <table:table-cell table:style-name="ce72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Vaud</text:p>
          </table:table-cell>
          <table:table-cell table:style-name="ce61" office:value-type="float" office:value="789131" calcext:value-type="float">
            <text:p>789'131 <text:s/></text:p>
          </table:table-cell>
          <table:table-cell table:style-name="ce61" office:value-type="float" office:value="130894" calcext:value-type="float">
            <text:p>130'894 <text:s/></text:p>
          </table:table-cell>
          <table:table-cell table:style-name="ce61" office:value-type="float" office:value="211416" calcext:value-type="float">
            <text:p>211'416 <text:s/></text:p>
          </table:table-cell>
          <table:table-cell table:style-name="ce61" office:value-type="float" office:value="154047" calcext:value-type="float">
            <text:p>154'047 <text:s/></text:p>
          </table:table-cell>
          <table:table-cell table:style-name="ce61" office:value-type="float" office:value="188540" calcext:value-type="float">
            <text:p>188'540 <text:s/></text:p>
          </table:table-cell>
          <table:table-cell table:style-name="ce61" office:value-type="float" office:value="72355" calcext:value-type="float">
            <text:p>72'355 <text:s/></text:p>
          </table:table-cell>
          <table:table-cell table:style-name="ce61" office:value-type="float" office:value="31879" calcext:value-type="float">
            <text:p>31'879 <text:s/></text:p>
          </table:table-cell>
          <table:table-cell table:style-name="ce72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Valais</text:p>
          </table:table-cell>
          <table:table-cell table:style-name="ce61" office:value-type="float" office:value="338885" calcext:value-type="float">
            <text:p>338'885 <text:s/></text:p>
          </table:table-cell>
          <table:table-cell table:style-name="ce61" office:value-type="float" office:value="55328" calcext:value-type="float">
            <text:p>55'328 <text:s/></text:p>
          </table:table-cell>
          <table:table-cell table:style-name="ce61" office:value-type="float" office:value="96750" calcext:value-type="float">
            <text:p>96'750 <text:s/></text:p>
          </table:table-cell>
          <table:table-cell table:style-name="ce61" office:value-type="float" office:value="62277" calcext:value-type="float">
            <text:p>62'277 <text:s/></text:p>
          </table:table-cell>
          <table:table-cell table:style-name="ce61" office:value-type="float" office:value="78120" calcext:value-type="float">
            <text:p>78'120 <text:s/></text:p>
          </table:table-cell>
          <table:table-cell table:style-name="ce61" office:value-type="float" office:value="32220" calcext:value-type="float">
            <text:p>32'220 <text:s/></text:p>
          </table:table-cell>
          <table:table-cell table:style-name="ce61" office:value-type="float" office:value="14190" calcext:value-type="float">
            <text:p>14'190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Neuchâtel</text:p>
          </table:table-cell>
          <table:table-cell table:style-name="ce61" office:value-type="float" office:value="173542" calcext:value-type="float">
            <text:p>173'542 <text:s/></text:p>
          </table:table-cell>
          <table:table-cell table:style-name="ce61" office:value-type="float" office:value="32661" calcext:value-type="float">
            <text:p>32'661 <text:s/></text:p>
          </table:table-cell>
          <table:table-cell table:style-name="ce61" office:value-type="float" office:value="48952" calcext:value-type="float">
            <text:p>48'952 <text:s/></text:p>
          </table:table-cell>
          <table:table-cell table:style-name="ce61" office:value-type="float" office:value="32139" calcext:value-type="float">
            <text:p>32'139 <text:s/></text:p>
          </table:table-cell>
          <table:table-cell table:style-name="ce61" office:value-type="float" office:value="39484" calcext:value-type="float">
            <text:p>39'484 <text:s/></text:p>
          </table:table-cell>
          <table:table-cell table:style-name="ce61" office:value-type="float" office:value="14585" calcext:value-type="float">
            <text:p>14'585 <text:s/></text:p>
          </table:table-cell>
          <table:table-cell table:style-name="ce61" office:value-type="float" office:value="5721" calcext:value-type="float">
            <text:p>5'721 <text:s/></text:p>
          </table:table-cell>
          <table:table-cell table:style-name="ce74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Genève</text:p>
          </table:table-cell>
          <table:table-cell table:style-name="ce61" office:value-type="float" office:value="479980" calcext:value-type="float">
            <text:p>479'980 <text:s/></text:p>
          </table:table-cell>
          <table:table-cell table:style-name="ce61" office:value-type="float" office:value="73391" calcext:value-type="float">
            <text:p>73'391 <text:s/></text:p>
          </table:table-cell>
          <table:table-cell table:style-name="ce61" office:value-type="float" office:value="107124" calcext:value-type="float">
            <text:p>107'124 <text:s/></text:p>
          </table:table-cell>
          <table:table-cell table:style-name="ce61" office:value-type="float" office:value="95100" calcext:value-type="float">
            <text:p>95'100 <text:s/></text:p>
          </table:table-cell>
          <table:table-cell table:style-name="ce61" office:value-type="float" office:value="108280" calcext:value-type="float">
            <text:p>108'280 <text:s/></text:p>
          </table:table-cell>
          <table:table-cell table:style-name="ce61" office:value-type="float" office:value="51990" calcext:value-type="float">
            <text:p>51'990 <text:s/></text:p>
          </table:table-cell>
          <table:table-cell table:style-name="ce61" office:value-type="float" office:value="44095" calcext:value-type="float">
            <text:p>44'095 <text:s/></text:p>
          </table:table-cell>
          <table:table-cell table:style-name="ce74" office:value-type="float" office:value="2" calcext:value-type="float">
            <text:p>2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1" office:value-type="string" calcext:value-type="string">
            <text:p>Jura</text:p>
          </table:table-cell>
          <table:table-cell table:style-name="ce62" office:value-type="float" office:value="72461" calcext:value-type="float">
            <text:p>72'461 <text:s/></text:p>
          </table:table-cell>
          <table:table-cell table:style-name="ce62" office:value-type="float" office:value="11675" calcext:value-type="float">
            <text:p>11'675 <text:s/></text:p>
          </table:table-cell>
          <table:table-cell table:style-name="ce62" office:value-type="float" office:value="20600" calcext:value-type="float">
            <text:p>20'600 <text:s/></text:p>
          </table:table-cell>
          <table:table-cell table:style-name="ce62" office:value-type="float" office:value="12624" calcext:value-type="float">
            <text:p>12'624 <text:s/></text:p>
          </table:table-cell>
          <table:table-cell table:style-name="ce62" office:value-type="float" office:value="16528" calcext:value-type="float">
            <text:p>16'528 <text:s/></text:p>
          </table:table-cell>
          <table:table-cell table:style-name="ce62" office:value-type="float" office:value="7910" calcext:value-type="float">
            <text:p>7'910 <text:s/></text:p>
          </table:table-cell>
          <table:table-cell table:style-name="ce62" office:value-type="float" office:value="3124" calcext:value-type="float">
            <text:p>3'124 <text:s/></text:p>
          </table:table-cell>
          <table:table-cell table:style-name="ce75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2" office:value-type="string" calcext:value-type="string">
            <text:p>Base: Population résidante permanente au domicile principal</text:p>
          </table:table-cell>
          <table:table-cell table:number-columns-repeated="1023"/>
        </table:table-row>
        <table:table-row table:style-name="ro6">
          <table:table-cell table:style-name="ce53" office:value-type="string" calcext:value-type="string" table:number-columns-spanned="9" table:number-rows-spanned="3">
            <text:p><text:span text:style-name="T5">1</text:span><text:span text:style-name="T10"> Les ménages ne sont pas plausibles quand au moins un des cinq critères de qualité n’est pas rempli (personne la plus âgée dans le ménage &gt; 15 ans ; ménages avec au maximum 12 personnes; nombre identique de ménages et de logements dans le bâtiment ; plusieurs ménages dans un bâtiment avec plusieurs logements ; rapport plausible du nombre de personnes dans le ménage / du nombre de chambres dans le logement)</text:span></text:p>
          </table:table-cell>
          <table:covered-table-cell table:number-columns-repeated="8" table:style-name="ce54"/>
          <table:table-cell table:number-columns-repeated="1015"/>
        </table:table-row>
        <table:table-row table:style-name="ro6">
          <table:covered-table-cell table:number-columns-repeated="9" table:style-name="ce54"/>
          <table:table-cell table:number-columns-repeated="1015"/>
        </table:table-row>
        <table:table-row table:style-name="ro6">
          <table:covered-table-cell table:number-columns-repeated="9" table:style-name="ce54"/>
          <table:table-cell table:number-columns-repeated="1015"/>
        </table:table-row>
        <table:table-row table:style-name="ro6">
          <table:table-cell office:value-type="string" calcext:value-type="string">
            <text:p>Etat au 08.10.2020</text:p>
          </table:table-cell>
          <table:table-cell table:style-name="ce54" table:number-columns-repeated="8"/>
          <table:table-cell table:number-columns-repeated="1015"/>
        </table:table-row>
        <table:table-row table:style-name="ro6">
          <table:table-cell table:style-name="ce56" office:value-type="string" calcext:value-type="string">
            <text:p>Source: STATPOP</text:p>
          </table:table-cell>
          <table:table-cell table:style-name="ce64" table:number-columns-repeated="1023"/>
        </table:table-row>
        <table:table-row table:style-name="ro6">
          <table:table-cell table:style-name="ce57" office:value-type="string" calcext:value-type="string">
            <text:p>© OFS</text:p>
          </table:table-cell>
          <table:table-cell table:style-name="ce64" table:number-columns-repeated="1023"/>
        </table:table-row>
        <table:table-row table:style-name="ro6">
          <table:table-cell/>
          <table:table-cell table:style-name="ce64" table:number-columns-repeated="1023"/>
        </table:table-row>
        <table:table-row table:style-name="ro6">
          <table:table-cell table:style-name="ce56" office:value-type="string" calcext:value-type="string">
            <text:p>Renseignements: Office fédéral de la statistique (OFS), section Démographie et migration, info.dem@bfs.admin.ch, tél. 058 463 67 11</text:p>
          </table:table-cell>
          <table:table-cell/>
          <table:table-cell table:style-name="ce64" table:number-columns-repeated="1022"/>
        </table:table-row>
        <table:table-row table:style-name="ro6" table:number-rows-repeated="3">
          <table:table-cell table:number-columns-repeated="1024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Ursprung" table:base-cell-address="$'2021'.$A$1" table:expression="#REF!"/>
          <table:named-expression table:name="view" table:base-cell-address="$'2021'.$A$1" table:expression="#REF!"/>
          <table:named-range table:name="_xlnm.Print_Area" table:base-cell-address="$'2021'.$A$1" table:cell-range-address="$'2019'.$A$1:.$I$40" table:range-usable-as="print-range"/>
        </table:named-expressions>
      </table:table>
      <table:table table:name="2018" table:style-name="ta4" table:print-ranges="'2018'.A1:'2018'.I40">
        <table:table-column table:style-name="co1" table:default-cell-style-name="ce55"/>
        <table:table-column table:style-name="co2" table:default-cell-style-name="ce63"/>
        <table:table-column table:style-name="co3" table:number-columns-repeated="6" table:default-cell-style-name="ce63"/>
        <table:table-column table:style-name="co4" table:default-cell-style-name="ce52"/>
        <table:table-column table:style-name="co5" table:number-columns-repeated="36" table:default-cell-style-name="ce52"/>
        <table:table-column table:style-name="co6" table:number-columns-repeated="979" table:default-cell-style-name="ce52"/>
        <table:table-row table:style-name="ro1">
          <table:table-cell table:style-name="ce46" office:value-type="string" calcext:value-type="string">
            <text:p>cc-f-01.02.02.04</text:p>
          </table:table-cell>
          <table:table-cell table:style-name="ce46" office:value-type="string" calcext:value-type="string">
            <text:p>Population résidante permanente dans des ménages privés selon le canton et la taille du ménage, au 31 décembre 2018</text:p>
          </table:table-cell>
          <table:table-cell table:style-name="ce46" table:number-columns-repeated="2"/>
          <table:table-cell table:style-name="ce68"/>
          <table:table-cell table:style-name="ce69" table:number-columns-repeated="4"/>
          <table:table-cell table:style-name="ce76" table:number-columns-repeated="1015"/>
        </table:table-row>
        <table:table-row table:style-name="ro2">
          <table:table-cell table:style-name="ce47" office:value-type="string" calcext:value-type="string">
            <text:p>Canton</text:p>
          </table:table-cell>
          <table:table-cell table:style-name="ce58" office:value-type="string" calcext:value-type="string">
            <text:p>Total</text:p>
          </table:table-cell>
          <table:table-cell table:style-name="ce65" office:value-type="string" calcext:value-type="string">
            <text:p>Nombre de personnes vivant dans un ménage de</text:p>
          </table:table-cell>
          <table:table-cell table:style-name="ce47" table:number-columns-repeated="5"/>
          <table:table-cell table:style-name="ce67" office:value-type="string" calcext:value-type="string" table:number-columns-spanned="1" table:number-rows-spanned="2">
            <text:p>Proportion de personnes vivant dans un ménage non plausible (en %) <text:span text:style-name="T11">1</text:span></text:p>
          </table:table-cell>
          <table:table-cell table:style-name="ce77" table:number-columns-spanned="1" table:number-rows-spanned="2"/>
          <table:table-cell table:style-name="ce78"/>
          <table:table-cell table:style-name="ce79" table:number-columns-repeated="1013"/>
        </table:table-row>
        <table:table-row table:style-name="ro3">
          <table:table-cell table:style-name="ce48"/>
          <table:table-cell table:style-name="ce59"/>
          <table:table-cell table:style-name="ce66" office:value-type="string" calcext:value-type="string">
            <text:p>1 personne</text:p>
          </table:table-cell>
          <table:table-cell table:style-name="ce67" office:value-type="string" calcext:value-type="string">
            <text:p>2 personnes</text:p>
          </table:table-cell>
          <table:table-cell table:style-name="ce67" office:value-type="string" calcext:value-type="string">
            <text:p>3 personnes</text:p>
          </table:table-cell>
          <table:table-cell table:style-name="ce67" office:value-type="string" calcext:value-type="string">
            <text:p>4 personnes</text:p>
          </table:table-cell>
          <table:table-cell table:style-name="ce67" office:value-type="string" calcext:value-type="string">
            <text:p>5 personnes</text:p>
          </table:table-cell>
          <table:table-cell table:style-name="ce66" office:value-type="string" calcext:value-type="string">
            <text:p>6 personnes ou plus</text:p>
          </table:table-cell>
          <table:covered-table-cell table:style-name="ce70"/>
          <table:covered-table-cell table:style-name="ce77"/>
          <table:table-cell table:style-name="ce78"/>
          <table:table-cell table:style-name="ce79" table:number-columns-repeated="1013"/>
        </table:table-row>
        <table:table-row table:style-name="ro4">
          <table:table-cell table:style-name="ce49" office:value-type="string" calcext:value-type="string">
            <text:p>Suisse</text:p>
          </table:table-cell>
          <table:table-cell table:style-name="ce60" office:value-type="float" office:value="8379165" calcext:value-type="float">
            <text:p>8'379'165 <text:s/></text:p>
          </table:table-cell>
          <table:table-cell table:style-name="ce60" office:value-type="float" office:value="1340644" calcext:value-type="float">
            <text:p>1'340'644 <text:s/></text:p>
          </table:table-cell>
          <table:table-cell table:style-name="ce60" office:value-type="float" office:value="2462362" calcext:value-type="float">
            <text:p>2'462'362 <text:s/></text:p>
          </table:table-cell>
          <table:table-cell table:style-name="ce60" office:value-type="float" office:value="1487565" calcext:value-type="float">
            <text:p>1'487'565 <text:s/></text:p>
          </table:table-cell>
          <table:table-cell table:style-name="ce60" office:value-type="float" office:value="1902048" calcext:value-type="float">
            <text:p>1'902'048 <text:s/></text:p>
          </table:table-cell>
          <table:table-cell table:style-name="ce60" office:value-type="float" office:value="792500" calcext:value-type="float">
            <text:p>792'500 <text:s/></text:p>
          </table:table-cell>
          <table:table-cell table:style-name="ce60" office:value-type="float" office:value="394046" calcext:value-type="float">
            <text:p>394'046 <text:s/></text:p>
          </table:table-cell>
          <table:table-cell table:style-name="ce71" office:value-type="string" calcext:value-type="string">
            <text:p>&lt; 0.5</text:p>
          </table:table-cell>
          <table:table-cell table:number-columns-repeated="1015"/>
        </table:table-row>
        <table:table-row table:style-name="ro5">
          <table:table-cell table:style-name="ce50" office:value-type="string" calcext:value-type="string">
            <text:p>Zurich</text:p>
          </table:table-cell>
          <table:table-cell table:style-name="ce61" office:value-type="float" office:value="1492744" calcext:value-type="float">
            <text:p>1'492'744 <text:s/></text:p>
          </table:table-cell>
          <table:table-cell table:style-name="ce61" office:value-type="float" office:value="248443" calcext:value-type="float">
            <text:p>248'443 <text:s/></text:p>
          </table:table-cell>
          <table:table-cell table:style-name="ce61" office:value-type="float" office:value="447758" calcext:value-type="float">
            <text:p>447'758 <text:s/></text:p>
          </table:table-cell>
          <table:table-cell table:style-name="ce61" office:value-type="float" office:value="265545" calcext:value-type="float">
            <text:p>265'545 <text:s/></text:p>
          </table:table-cell>
          <table:table-cell table:style-name="ce61" office:value-type="float" office:value="335984" calcext:value-type="float">
            <text:p>335'984 <text:s/></text:p>
          </table:table-cell>
          <table:table-cell table:style-name="ce61" office:value-type="float" office:value="130030" calcext:value-type="float">
            <text:p>130'030 <text:s/></text:p>
          </table:table-cell>
          <table:table-cell table:style-name="ce61" office:value-type="float" office:value="64984" calcext:value-type="float">
            <text:p>64'984 <text:s/></text:p>
          </table:table-cell>
          <table:table-cell table:style-name="ce72" office:value-type="string" calcext:value-type="string">
            <text:p>&lt; 0.5</text:p>
          </table:table-cell>
          <table:table-cell table:number-columns-repeated="35"/>
          <table:table-cell table:style-name="ce80" table:number-columns-repeated="980"/>
        </table:table-row>
        <table:table-row table:style-name="ro6">
          <table:table-cell table:style-name="ce50" office:value-type="string" calcext:value-type="string">
            <text:p>Berne</text:p>
          </table:table-cell>
          <table:table-cell table:style-name="ce61" office:value-type="float" office:value="1015007" calcext:value-type="float">
            <text:p>1'015'007 <text:s/></text:p>
          </table:table-cell>
          <table:table-cell table:style-name="ce61" office:value-type="float" office:value="171908" calcext:value-type="float">
            <text:p>171'908 <text:s/></text:p>
          </table:table-cell>
          <table:table-cell table:style-name="ce61" office:value-type="float" office:value="327726" calcext:value-type="float">
            <text:p>327'726 <text:s/></text:p>
          </table:table-cell>
          <table:table-cell table:style-name="ce61" office:value-type="float" office:value="166122" calcext:value-type="float">
            <text:p>166'122 <text:s/></text:p>
          </table:table-cell>
          <table:table-cell table:style-name="ce61" office:value-type="float" office:value="214996" calcext:value-type="float">
            <text:p>214'996 <text:s/></text:p>
          </table:table-cell>
          <table:table-cell table:style-name="ce61" office:value-type="float" office:value="89815" calcext:value-type="float">
            <text:p>89'815 <text:s/></text:p>
          </table:table-cell>
          <table:table-cell table:style-name="ce61" office:value-type="float" office:value="44440" calcext:value-type="float">
            <text:p>44'440 <text:s/></text:p>
          </table:table-cell>
          <table:table-cell table:style-name="ce72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Lucerne</text:p>
          </table:table-cell>
          <table:table-cell table:style-name="ce61" office:value-type="float" office:value="401826" calcext:value-type="float">
            <text:p>401'826 <text:s/></text:p>
          </table:table-cell>
          <table:table-cell table:style-name="ce61" office:value-type="float" office:value="59414" calcext:value-type="float">
            <text:p>59'414 <text:s/></text:p>
          </table:table-cell>
          <table:table-cell table:style-name="ce61" office:value-type="float" office:value="119710" calcext:value-type="float">
            <text:p>119'710 <text:s/></text:p>
          </table:table-cell>
          <table:table-cell table:style-name="ce61" office:value-type="float" office:value="65964" calcext:value-type="float">
            <text:p>65'964 <text:s/></text:p>
          </table:table-cell>
          <table:table-cell table:style-name="ce61" office:value-type="float" office:value="93748" calcext:value-type="float">
            <text:p>93'748 <text:s/></text:p>
          </table:table-cell>
          <table:table-cell table:style-name="ce61" office:value-type="float" office:value="42750" calcext:value-type="float">
            <text:p>42'750 <text:s/></text:p>
          </table:table-cell>
          <table:table-cell table:style-name="ce61" office:value-type="float" office:value="20240" calcext:value-type="float">
            <text:p>20'240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Uri</text:p>
          </table:table-cell>
          <table:table-cell table:style-name="ce61" office:value-type="float" office:value="35618" calcext:value-type="float">
            <text:p>35'618 <text:s/></text:p>
          </table:table-cell>
          <table:table-cell table:style-name="ce61" office:value-type="float" office:value="4813" calcext:value-type="float">
            <text:p>4'813 <text:s/></text:p>
          </table:table-cell>
          <table:table-cell table:style-name="ce61" office:value-type="float" office:value="10838" calcext:value-type="float">
            <text:p>10'838 <text:s/></text:p>
          </table:table-cell>
          <table:table-cell table:style-name="ce61" office:value-type="float" office:value="5454" calcext:value-type="float">
            <text:p>5'454 <text:s/></text:p>
          </table:table-cell>
          <table:table-cell table:style-name="ce61" office:value-type="float" office:value="8508" calcext:value-type="float">
            <text:p>8'508 <text:s/></text:p>
          </table:table-cell>
          <table:table-cell table:style-name="ce61" office:value-type="float" office:value="4285" calcext:value-type="float">
            <text:p>4'285 <text:s/></text:p>
          </table:table-cell>
          <table:table-cell table:style-name="ce61" office:value-type="float" office:value="1720" calcext:value-type="float">
            <text:p>1'720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Schwytz</text:p>
          </table:table-cell>
          <table:table-cell table:style-name="ce61" office:value-type="float" office:value="156390" calcext:value-type="float">
            <text:p>156'390 <text:s/></text:p>
          </table:table-cell>
          <table:table-cell table:style-name="ce61" office:value-type="float" office:value="22028" calcext:value-type="float">
            <text:p>22'028 <text:s/></text:p>
          </table:table-cell>
          <table:table-cell table:style-name="ce61" office:value-type="float" office:value="47308" calcext:value-type="float">
            <text:p>47'308 <text:s/></text:p>
          </table:table-cell>
          <table:table-cell table:style-name="ce61" office:value-type="float" office:value="27072" calcext:value-type="float">
            <text:p>27'072 <text:s/></text:p>
          </table:table-cell>
          <table:table-cell table:style-name="ce61" office:value-type="float" office:value="36240" calcext:value-type="float">
            <text:p>36'240 <text:s/></text:p>
          </table:table-cell>
          <table:table-cell table:style-name="ce61" office:value-type="float" office:value="16165" calcext:value-type="float">
            <text:p>16'165 <text:s/></text:p>
          </table:table-cell>
          <table:table-cell table:style-name="ce61" office:value-type="float" office:value="7577" calcext:value-type="float">
            <text:p>7'577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Obwald</text:p>
          </table:table-cell>
          <table:table-cell table:style-name="ce61" office:value-type="float" office:value="37272" calcext:value-type="float">
            <text:p>37'272 <text:s/></text:p>
          </table:table-cell>
          <table:table-cell table:style-name="ce61" office:value-type="float" office:value="5129" calcext:value-type="float">
            <text:p>5'129 <text:s/></text:p>
          </table:table-cell>
          <table:table-cell table:style-name="ce61" office:value-type="float" office:value="11022" calcext:value-type="float">
            <text:p>11'022 <text:s/></text:p>
          </table:table-cell>
          <table:table-cell table:style-name="ce61" office:value-type="float" office:value="5961" calcext:value-type="float">
            <text:p>5'961 <text:s/></text:p>
          </table:table-cell>
          <table:table-cell table:style-name="ce61" office:value-type="float" office:value="9168" calcext:value-type="float">
            <text:p>9'168 <text:s/></text:p>
          </table:table-cell>
          <table:table-cell table:style-name="ce61" office:value-type="float" office:value="3875" calcext:value-type="float">
            <text:p>3'875 <text:s/></text:p>
          </table:table-cell>
          <table:table-cell table:style-name="ce61" office:value-type="float" office:value="2117" calcext:value-type="float">
            <text:p>2'117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Nidwald</text:p>
          </table:table-cell>
          <table:table-cell table:style-name="ce61" office:value-type="float" office:value="42548" calcext:value-type="float">
            <text:p>42'548 <text:s/></text:p>
          </table:table-cell>
          <table:table-cell table:style-name="ce61" office:value-type="float" office:value="6183" calcext:value-type="float">
            <text:p>6'183 <text:s/></text:p>
          </table:table-cell>
          <table:table-cell table:style-name="ce61" office:value-type="float" office:value="13934" calcext:value-type="float">
            <text:p>13'934 <text:s/></text:p>
          </table:table-cell>
          <table:table-cell table:style-name="ce61" office:value-type="float" office:value="7245" calcext:value-type="float">
            <text:p>7'245 <text:s/></text:p>
          </table:table-cell>
          <table:table-cell table:style-name="ce61" office:value-type="float" office:value="9660" calcext:value-type="float">
            <text:p>9'660 <text:s/></text:p>
          </table:table-cell>
          <table:table-cell table:style-name="ce61" office:value-type="float" office:value="4005" calcext:value-type="float">
            <text:p>4'005 <text:s/></text:p>
          </table:table-cell>
          <table:table-cell table:style-name="ce61" office:value-type="float" office:value="1521" calcext:value-type="float">
            <text:p>1'521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Glaris</text:p>
          </table:table-cell>
          <table:table-cell table:style-name="ce61" office:value-type="float" office:value="39668" calcext:value-type="float">
            <text:p>39'668 <text:s/></text:p>
          </table:table-cell>
          <table:table-cell table:style-name="ce61" office:value-type="float" office:value="6317" calcext:value-type="float">
            <text:p>6'317 <text:s/></text:p>
          </table:table-cell>
          <table:table-cell table:style-name="ce61" office:value-type="float" office:value="12084" calcext:value-type="float">
            <text:p>12'084 <text:s/></text:p>
          </table:table-cell>
          <table:table-cell table:style-name="ce61" office:value-type="float" office:value="6924" calcext:value-type="float">
            <text:p>6'924 <text:s/></text:p>
          </table:table-cell>
          <table:table-cell table:style-name="ce61" office:value-type="float" office:value="9068" calcext:value-type="float">
            <text:p>9'068 <text:s/></text:p>
          </table:table-cell>
          <table:table-cell table:style-name="ce61" office:value-type="float" office:value="3715" calcext:value-type="float">
            <text:p>3'715 <text:s/></text:p>
          </table:table-cell>
          <table:table-cell table:style-name="ce61" office:value-type="float" office:value="1560" calcext:value-type="float">
            <text:p>1'560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Zoug</text:p>
          </table:table-cell>
          <table:table-cell table:style-name="ce61" office:value-type="float" office:value="124817" calcext:value-type="float">
            <text:p>124'817 <text:s/></text:p>
          </table:table-cell>
          <table:table-cell table:style-name="ce61" office:value-type="float" office:value="17514" calcext:value-type="float">
            <text:p>17'514 <text:s/></text:p>
          </table:table-cell>
          <table:table-cell table:style-name="ce61" office:value-type="float" office:value="37148" calcext:value-type="float">
            <text:p>37'148 <text:s/></text:p>
          </table:table-cell>
          <table:table-cell table:style-name="ce61" office:value-type="float" office:value="22341" calcext:value-type="float">
            <text:p>22'341 <text:s/></text:p>
          </table:table-cell>
          <table:table-cell table:style-name="ce61" office:value-type="float" office:value="31024" calcext:value-type="float">
            <text:p>31'024 <text:s/></text:p>
          </table:table-cell>
          <table:table-cell table:style-name="ce61" office:value-type="float" office:value="12520" calcext:value-type="float">
            <text:p>12'520 <text:s/></text:p>
          </table:table-cell>
          <table:table-cell table:style-name="ce61" office:value-type="float" office:value="4270" calcext:value-type="float">
            <text:p>4'270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Fribourg</text:p>
          </table:table-cell>
          <table:table-cell table:style-name="ce61" office:value-type="float" office:value="312730" calcext:value-type="float">
            <text:p>312'730 <text:s/></text:p>
          </table:table-cell>
          <table:table-cell table:style-name="ce61" office:value-type="float" office:value="40230" calcext:value-type="float">
            <text:p>40'230 <text:s/></text:p>
          </table:table-cell>
          <table:table-cell table:style-name="ce61" office:value-type="float" office:value="83038" calcext:value-type="float">
            <text:p>83'038 <text:s/></text:p>
          </table:table-cell>
          <table:table-cell table:style-name="ce61" office:value-type="float" office:value="58353" calcext:value-type="float">
            <text:p>58'353 <text:s/></text:p>
          </table:table-cell>
          <table:table-cell table:style-name="ce61" office:value-type="float" office:value="80704" calcext:value-type="float">
            <text:p>80'704 <text:s/></text:p>
          </table:table-cell>
          <table:table-cell table:style-name="ce61" office:value-type="float" office:value="34795" calcext:value-type="float">
            <text:p>34'795 <text:s/></text:p>
          </table:table-cell>
          <table:table-cell table:style-name="ce61" office:value-type="float" office:value="15610" calcext:value-type="float">
            <text:p>15'610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Soleure</text:p>
          </table:table-cell>
          <table:table-cell table:style-name="ce61" office:value-type="float" office:value="268900" calcext:value-type="float">
            <text:p>268'900 <text:s/></text:p>
          </table:table-cell>
          <table:table-cell table:style-name="ce61" office:value-type="float" office:value="41608" calcext:value-type="float">
            <text:p>41'608 <text:s/></text:p>
          </table:table-cell>
          <table:table-cell table:style-name="ce61" office:value-type="float" office:value="85526" calcext:value-type="float">
            <text:p>85'526 <text:s/></text:p>
          </table:table-cell>
          <table:table-cell table:style-name="ce61" office:value-type="float" office:value="46302" calcext:value-type="float">
            <text:p>46'302 <text:s/></text:p>
          </table:table-cell>
          <table:table-cell table:style-name="ce61" office:value-type="float" office:value="58688" calcext:value-type="float">
            <text:p>58'688 <text:s/></text:p>
          </table:table-cell>
          <table:table-cell table:style-name="ce61" office:value-type="float" office:value="24530" calcext:value-type="float">
            <text:p>24'530 <text:s/></text:p>
          </table:table-cell>
          <table:table-cell table:style-name="ce61" office:value-type="float" office:value="12246" calcext:value-type="float">
            <text:p>12'246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Bâle-Ville</text:p>
          </table:table-cell>
          <table:table-cell table:style-name="ce61" office:value-type="float" office:value="189353" calcext:value-type="float">
            <text:p>189'353 <text:s/></text:p>
          </table:table-cell>
          <table:table-cell table:style-name="ce61" office:value-type="float" office:value="45024" calcext:value-type="float">
            <text:p>45'024 <text:s/></text:p>
          </table:table-cell>
          <table:table-cell table:style-name="ce61" office:value-type="float" office:value="55812" calcext:value-type="float">
            <text:p>55'812 <text:s/></text:p>
          </table:table-cell>
          <table:table-cell table:style-name="ce61" office:value-type="float" office:value="33222" calcext:value-type="float">
            <text:p>33'222 <text:s/></text:p>
          </table:table-cell>
          <table:table-cell table:style-name="ce61" office:value-type="float" office:value="34072" calcext:value-type="float">
            <text:p>34'072 <text:s/></text:p>
          </table:table-cell>
          <table:table-cell table:style-name="ce61" office:value-type="float" office:value="13870" calcext:value-type="float">
            <text:p>13'870 <text:s/></text:p>
          </table:table-cell>
          <table:table-cell table:style-name="ce61" office:value-type="float" office:value="7353" calcext:value-type="float">
            <text:p>7'353 <text:s/>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Bâle-Campagne</text:p>
          </table:table-cell>
          <table:table-cell table:style-name="ce61" office:value-type="float" office:value="283895" calcext:value-type="float">
            <text:p>283'895 <text:s/></text:p>
          </table:table-cell>
          <table:table-cell table:style-name="ce61" office:value-type="float" office:value="42180" calcext:value-type="float">
            <text:p>42'180 <text:s/></text:p>
          </table:table-cell>
          <table:table-cell table:style-name="ce61" office:value-type="float" office:value="91998" calcext:value-type="float">
            <text:p>91'998 <text:s/></text:p>
          </table:table-cell>
          <table:table-cell table:style-name="ce61" office:value-type="float" office:value="50337" calcext:value-type="float">
            <text:p>50'337 <text:s/></text:p>
          </table:table-cell>
          <table:table-cell table:style-name="ce61" office:value-type="float" office:value="65436" calcext:value-type="float">
            <text:p>65'436 <text:s/></text:p>
          </table:table-cell>
          <table:table-cell table:style-name="ce61" office:value-type="float" office:value="24090" calcext:value-type="float">
            <text:p>24'090 <text:s/></text:p>
          </table:table-cell>
          <table:table-cell table:style-name="ce61" office:value-type="float" office:value="9854" calcext:value-type="float">
            <text:p>9'854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Schaffhouse</text:p>
          </table:table-cell>
          <table:table-cell table:style-name="ce61" office:value-type="float" office:value="80543" calcext:value-type="float">
            <text:p>80'543 <text:s/></text:p>
          </table:table-cell>
          <table:table-cell table:style-name="ce61" office:value-type="float" office:value="13875" calcext:value-type="float">
            <text:p>13'875 <text:s/></text:p>
          </table:table-cell>
          <table:table-cell table:style-name="ce61" office:value-type="float" office:value="25162" calcext:value-type="float">
            <text:p>25'162 <text:s/></text:p>
          </table:table-cell>
          <table:table-cell table:style-name="ce61" office:value-type="float" office:value="13608" calcext:value-type="float">
            <text:p>13'608 <text:s/></text:p>
          </table:table-cell>
          <table:table-cell table:style-name="ce61" office:value-type="float" office:value="16960" calcext:value-type="float">
            <text:p>16'960 <text:s/></text:p>
          </table:table-cell>
          <table:table-cell table:style-name="ce61" office:value-type="float" office:value="7200" calcext:value-type="float">
            <text:p>7'200 <text:s/></text:p>
          </table:table-cell>
          <table:table-cell table:style-name="ce61" office:value-type="float" office:value="3738" calcext:value-type="float">
            <text:p>3'738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Appenzell Rh.-Ext.</text:p>
          </table:table-cell>
          <table:table-cell table:style-name="ce61" office:value-type="float" office:value="54342" calcext:value-type="float">
            <text:p>54'342 <text:s/></text:p>
          </table:table-cell>
          <table:table-cell table:style-name="ce61" office:value-type="float" office:value="7986" calcext:value-type="float">
            <text:p>7'986 <text:s/></text:p>
          </table:table-cell>
          <table:table-cell table:style-name="ce61" office:value-type="float" office:value="16378" calcext:value-type="float">
            <text:p>16'378 <text:s/></text:p>
          </table:table-cell>
          <table:table-cell table:style-name="ce61" office:value-type="float" office:value="8646" calcext:value-type="float">
            <text:p>8'646 <text:s/></text:p>
          </table:table-cell>
          <table:table-cell table:style-name="ce61" office:value-type="float" office:value="11788" calcext:value-type="float">
            <text:p>11'788 <text:s/></text:p>
          </table:table-cell>
          <table:table-cell table:style-name="ce61" office:value-type="float" office:value="6170" calcext:value-type="float">
            <text:p>6'170 <text:s/></text:p>
          </table:table-cell>
          <table:table-cell table:style-name="ce61" office:value-type="float" office:value="3374" calcext:value-type="float">
            <text:p>3'374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Appenzell Rh.-Int.</text:p>
          </table:table-cell>
          <table:table-cell table:style-name="ce61" office:value-type="float" office:value="15892" calcext:value-type="float">
            <text:p>15'892 <text:s/></text:p>
          </table:table-cell>
          <table:table-cell table:style-name="ce61" office:value-type="float" office:value="1960" calcext:value-type="float">
            <text:p>1'960 <text:s/></text:p>
          </table:table-cell>
          <table:table-cell table:style-name="ce61" office:value-type="float" office:value="4236" calcext:value-type="float">
            <text:p>4'236 <text:s/></text:p>
          </table:table-cell>
          <table:table-cell table:style-name="ce61" office:value-type="float" office:value="2394" calcext:value-type="float">
            <text:p>2'394 <text:s/></text:p>
          </table:table-cell>
          <table:table-cell table:style-name="ce61" office:value-type="float" office:value="3520" calcext:value-type="float">
            <text:p>3'520 <text:s/></text:p>
          </table:table-cell>
          <table:table-cell table:style-name="ce61" office:value-type="float" office:value="2590" calcext:value-type="float">
            <text:p>2'590 <text:s/></text:p>
          </table:table-cell>
          <table:table-cell table:style-name="ce61" office:value-type="float" office:value="1192" calcext:value-type="float">
            <text:p>1'192 <text:s/>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Saint-Gall</text:p>
          </table:table-cell>
          <table:table-cell table:style-name="ce61" office:value-type="float" office:value="499844" calcext:value-type="float">
            <text:p>499'844 <text:s/></text:p>
          </table:table-cell>
          <table:table-cell table:style-name="ce61" office:value-type="float" office:value="76283" calcext:value-type="float">
            <text:p>76'283 <text:s/></text:p>
          </table:table-cell>
          <table:table-cell table:style-name="ce61" office:value-type="float" office:value="146662" calcext:value-type="float">
            <text:p>146'662 <text:s/></text:p>
          </table:table-cell>
          <table:table-cell table:style-name="ce61" office:value-type="float" office:value="82101" calcext:value-type="float">
            <text:p>82'101 <text:s/></text:p>
          </table:table-cell>
          <table:table-cell table:style-name="ce61" office:value-type="float" office:value="112176" calcext:value-type="float">
            <text:p>112'176 <text:s/></text:p>
          </table:table-cell>
          <table:table-cell table:style-name="ce61" office:value-type="float" office:value="54460" calcext:value-type="float">
            <text:p>54'460 <text:s/></text:p>
          </table:table-cell>
          <table:table-cell table:style-name="ce61" office:value-type="float" office:value="28162" calcext:value-type="float">
            <text:p>28'162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Grisons</text:p>
          </table:table-cell>
          <table:table-cell table:style-name="ce61" office:value-type="float" office:value="195151" calcext:value-type="float">
            <text:p>195'151 <text:s/></text:p>
          </table:table-cell>
          <table:table-cell table:style-name="ce61" office:value-type="float" office:value="35191" calcext:value-type="float">
            <text:p>35'191 <text:s/></text:p>
          </table:table-cell>
          <table:table-cell table:style-name="ce61" office:value-type="float" office:value="59746" calcext:value-type="float">
            <text:p>59'746 <text:s/></text:p>
          </table:table-cell>
          <table:table-cell table:style-name="ce61" office:value-type="float" office:value="33528" calcext:value-type="float">
            <text:p>33'528 <text:s/></text:p>
          </table:table-cell>
          <table:table-cell table:style-name="ce61" office:value-type="float" office:value="42908" calcext:value-type="float">
            <text:p>42'908 <text:s/></text:p>
          </table:table-cell>
          <table:table-cell table:style-name="ce61" office:value-type="float" office:value="17260" calcext:value-type="float">
            <text:p>17'260 <text:s/></text:p>
          </table:table-cell>
          <table:table-cell table:style-name="ce61" office:value-type="float" office:value="6518" calcext:value-type="float">
            <text:p>6'518 <text:s/></text:p>
          </table:table-cell>
          <table:table-cell table:style-name="ce72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Argovie</text:p>
          </table:table-cell>
          <table:table-cell table:style-name="ce61" office:value-type="float" office:value="669559" calcext:value-type="float">
            <text:p>669'559 <text:s/></text:p>
          </table:table-cell>
          <table:table-cell table:style-name="ce61" office:value-type="float" office:value="93256" calcext:value-type="float">
            <text:p>93'256 <text:s/></text:p>
          </table:table-cell>
          <table:table-cell table:style-name="ce61" office:value-type="float" office:value="207034" calcext:value-type="float">
            <text:p>207'034 <text:s/></text:p>
          </table:table-cell>
          <table:table-cell table:style-name="ce61" office:value-type="float" office:value="116559" calcext:value-type="float">
            <text:p>116'559 <text:s/></text:p>
          </table:table-cell>
          <table:table-cell table:style-name="ce61" office:value-type="float" office:value="157408" calcext:value-type="float">
            <text:p>157'408 <text:s/></text:p>
          </table:table-cell>
          <table:table-cell table:style-name="ce61" office:value-type="float" office:value="64290" calcext:value-type="float">
            <text:p>64'290 <text:s/></text:p>
          </table:table-cell>
          <table:table-cell table:style-name="ce61" office:value-type="float" office:value="31012" calcext:value-type="float">
            <text:p>31'012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Thurgovie</text:p>
          </table:table-cell>
          <table:table-cell table:style-name="ce61" office:value-type="float" office:value="272987" calcext:value-type="float">
            <text:p>272'987 <text:s/></text:p>
          </table:table-cell>
          <table:table-cell table:style-name="ce61" office:value-type="float" office:value="39170" calcext:value-type="float">
            <text:p>39'170 <text:s/></text:p>
          </table:table-cell>
          <table:table-cell table:style-name="ce61" office:value-type="float" office:value="83528" calcext:value-type="float">
            <text:p>83'528 <text:s/></text:p>
          </table:table-cell>
          <table:table-cell table:style-name="ce61" office:value-type="float" office:value="46221" calcext:value-type="float">
            <text:p>46'221 <text:s/></text:p>
          </table:table-cell>
          <table:table-cell table:style-name="ce61" office:value-type="float" office:value="63284" calcext:value-type="float">
            <text:p>63'284 <text:s/></text:p>
          </table:table-cell>
          <table:table-cell table:style-name="ce61" office:value-type="float" office:value="27010" calcext:value-type="float">
            <text:p>27'010 <text:s/></text:p>
          </table:table-cell>
          <table:table-cell table:style-name="ce61" office:value-type="float" office:value="13774" calcext:value-type="float">
            <text:p>13'774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Tessin</text:p>
          </table:table-cell>
          <table:table-cell table:style-name="ce61" office:value-type="float" office:value="347447" calcext:value-type="float">
            <text:p>347'447 <text:s/></text:p>
          </table:table-cell>
          <table:table-cell table:style-name="ce61" office:value-type="float" office:value="64461" calcext:value-type="float">
            <text:p>64'461 <text:s/></text:p>
          </table:table-cell>
          <table:table-cell table:style-name="ce61" office:value-type="float" office:value="98358" calcext:value-type="float">
            <text:p>98'358 <text:s/></text:p>
          </table:table-cell>
          <table:table-cell table:style-name="ce61" office:value-type="float" office:value="71046" calcext:value-type="float">
            <text:p>71'046 <text:s/></text:p>
          </table:table-cell>
          <table:table-cell table:style-name="ce61" office:value-type="float" office:value="76988" calcext:value-type="float">
            <text:p>76'988 <text:s/></text:p>
          </table:table-cell>
          <table:table-cell table:style-name="ce61" office:value-type="float" office:value="27105" calcext:value-type="float">
            <text:p>27'105 <text:s/></text:p>
          </table:table-cell>
          <table:table-cell table:style-name="ce61" office:value-type="float" office:value="9489" calcext:value-type="float">
            <text:p>9'489 <text:s/></text:p>
          </table:table-cell>
          <table:table-cell table:style-name="ce72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Vaud</text:p>
          </table:table-cell>
          <table:table-cell table:style-name="ce61" office:value-type="float" office:value="783298" calcext:value-type="float">
            <text:p>783'298 <text:s/></text:p>
          </table:table-cell>
          <table:table-cell table:style-name="ce61" office:value-type="float" office:value="127904" calcext:value-type="float">
            <text:p>127'904 <text:s/></text:p>
          </table:table-cell>
          <table:table-cell table:style-name="ce61" office:value-type="float" office:value="208912" calcext:value-type="float">
            <text:p>208'912 <text:s/></text:p>
          </table:table-cell>
          <table:table-cell table:style-name="ce61" office:value-type="float" office:value="152046" calcext:value-type="float">
            <text:p>152'046 <text:s/></text:p>
          </table:table-cell>
          <table:table-cell table:style-name="ce61" office:value-type="float" office:value="187100" calcext:value-type="float">
            <text:p>187'100 <text:s/></text:p>
          </table:table-cell>
          <table:table-cell table:style-name="ce61" office:value-type="float" office:value="73790" calcext:value-type="float">
            <text:p>73'790 <text:s/></text:p>
          </table:table-cell>
          <table:table-cell table:style-name="ce61" office:value-type="float" office:value="33546" calcext:value-type="float">
            <text:p>33'546 <text:s/></text:p>
          </table:table-cell>
          <table:table-cell table:style-name="ce72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Valais</text:p>
          </table:table-cell>
          <table:table-cell table:style-name="ce61" office:value-type="float" office:value="337557" calcext:value-type="float">
            <text:p>337'557 <text:s/></text:p>
          </table:table-cell>
          <table:table-cell table:style-name="ce61" office:value-type="float" office:value="53704" calcext:value-type="float">
            <text:p>53'704 <text:s/></text:p>
          </table:table-cell>
          <table:table-cell table:style-name="ce61" office:value-type="float" office:value="94602" calcext:value-type="float">
            <text:p>94'602 <text:s/></text:p>
          </table:table-cell>
          <table:table-cell table:style-name="ce61" office:value-type="float" office:value="62373" calcext:value-type="float">
            <text:p>62'373 <text:s/></text:p>
          </table:table-cell>
          <table:table-cell table:style-name="ce61" office:value-type="float" office:value="78532" calcext:value-type="float">
            <text:p>78'532 <text:s/></text:p>
          </table:table-cell>
          <table:table-cell table:style-name="ce61" office:value-type="float" office:value="32960" calcext:value-type="float">
            <text:p>32'960 <text:s/></text:p>
          </table:table-cell>
          <table:table-cell table:style-name="ce61" office:value-type="float" office:value="15386" calcext:value-type="float">
            <text:p>15'386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Neuchâtel</text:p>
          </table:table-cell>
          <table:table-cell table:style-name="ce61" office:value-type="float" office:value="173628" calcext:value-type="float">
            <text:p>173'628 <text:s/></text:p>
          </table:table-cell>
          <table:table-cell table:style-name="ce61" office:value-type="float" office:value="32120" calcext:value-type="float">
            <text:p>32'120 <text:s/></text:p>
          </table:table-cell>
          <table:table-cell table:style-name="ce61" office:value-type="float" office:value="48744" calcext:value-type="float">
            <text:p>48'744 <text:s/></text:p>
          </table:table-cell>
          <table:table-cell table:style-name="ce61" office:value-type="float" office:value="32109" calcext:value-type="float">
            <text:p>32'109 <text:s/></text:p>
          </table:table-cell>
          <table:table-cell table:style-name="ce61" office:value-type="float" office:value="39688" calcext:value-type="float">
            <text:p>39'688 <text:s/></text:p>
          </table:table-cell>
          <table:table-cell table:style-name="ce61" office:value-type="float" office:value="14805" calcext:value-type="float">
            <text:p>14'805 <text:s/></text:p>
          </table:table-cell>
          <table:table-cell table:style-name="ce61" office:value-type="float" office:value="6162" calcext:value-type="float">
            <text:p>6'162 <text:s/></text:p>
          </table:table-cell>
          <table:table-cell table:style-name="ce74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Genève</text:p>
          </table:table-cell>
          <table:table-cell table:style-name="ce61" office:value-type="float" office:value="475948" calcext:value-type="float">
            <text:p>475'948 <text:s/></text:p>
          </table:table-cell>
          <table:table-cell table:style-name="ce61" office:value-type="float" office:value="72623" calcext:value-type="float">
            <text:p>72'623 <text:s/></text:p>
          </table:table-cell>
          <table:table-cell table:style-name="ce61" office:value-type="float" office:value="104690" calcext:value-type="float">
            <text:p>104'690 <text:s/></text:p>
          </table:table-cell>
          <table:table-cell table:style-name="ce61" office:value-type="float" office:value="93630" calcext:value-type="float">
            <text:p>93'630 <text:s/></text:p>
          </table:table-cell>
          <table:table-cell table:style-name="ce61" office:value-type="float" office:value="107664" calcext:value-type="float">
            <text:p>107'664 <text:s/></text:p>
          </table:table-cell>
          <table:table-cell table:style-name="ce61" office:value-type="float" office:value="52345" calcext:value-type="float">
            <text:p>52'345 <text:s/></text:p>
          </table:table-cell>
          <table:table-cell table:style-name="ce61" office:value-type="float" office:value="44996" calcext:value-type="float">
            <text:p>44'996 <text:s/></text:p>
          </table:table-cell>
          <table:table-cell table:style-name="ce74" office:value-type="float" office:value="2" calcext:value-type="float">
            <text:p>2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1" office:value-type="string" calcext:value-type="string">
            <text:p>Jura</text:p>
          </table:table-cell>
          <table:table-cell table:style-name="ce62" office:value-type="float" office:value="72201" calcext:value-type="float">
            <text:p>72'201 <text:s/></text:p>
          </table:table-cell>
          <table:table-cell table:style-name="ce62" office:value-type="float" office:value="11320" calcext:value-type="float">
            <text:p>11'320 <text:s/></text:p>
          </table:table-cell>
          <table:table-cell table:style-name="ce62" office:value-type="float" office:value="20408" calcext:value-type="float">
            <text:p>20'408 <text:s/></text:p>
          </table:table-cell>
          <table:table-cell table:style-name="ce62" office:value-type="float" office:value="12462" calcext:value-type="float">
            <text:p>12'462 <text:s/></text:p>
          </table:table-cell>
          <table:table-cell table:style-name="ce62" office:value-type="float" office:value="16736" calcext:value-type="float">
            <text:p>16'736 <text:s/></text:p>
          </table:table-cell>
          <table:table-cell table:style-name="ce62" office:value-type="float" office:value="8070" calcext:value-type="float">
            <text:p>8'070 <text:s/></text:p>
          </table:table-cell>
          <table:table-cell table:style-name="ce62" office:value-type="float" office:value="3205" calcext:value-type="float">
            <text:p>3'205 <text:s/></text:p>
          </table:table-cell>
          <table:table-cell table:style-name="ce75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2" office:value-type="string" calcext:value-type="string">
            <text:p>Base: Population résidante permanente au domicile principal</text:p>
          </table:table-cell>
          <table:table-cell table:number-columns-repeated="1023"/>
        </table:table-row>
        <table:table-row table:style-name="ro6">
          <table:table-cell table:style-name="ce53" office:value-type="string" calcext:value-type="string" table:number-columns-spanned="9" table:number-rows-spanned="3">
            <text:p><text:span text:style-name="T5">1</text:span><text:span text:style-name="T10"> Les ménages ne sont pas plausibles quand au moins un des cinq critères de qualité n’est pas rempli (personne la plus âgée dans le ménage &gt; 15 ans ; ménages avec au maximum 12 personnes; nombre identique de ménages et de logements dans le bâtiment ; plusieurs ménages dans un bâtiment avec plusieurs logements ; rapport plausible du nombre de personnes dans le ménage / du nombre de chambres dans le logement)</text:span></text:p>
          </table:table-cell>
          <table:covered-table-cell table:number-columns-repeated="8" table:style-name="ce54"/>
          <table:table-cell table:number-columns-repeated="1015"/>
        </table:table-row>
        <table:table-row table:style-name="ro6">
          <table:covered-table-cell table:number-columns-repeated="9" table:style-name="ce54"/>
          <table:table-cell table:number-columns-repeated="1015"/>
        </table:table-row>
        <table:table-row table:style-name="ro6">
          <table:covered-table-cell table:number-columns-repeated="9" table:style-name="ce54"/>
          <table:table-cell table:number-columns-repeated="1015"/>
        </table:table-row>
        <table:table-row table:style-name="ro6">
          <table:table-cell office:value-type="string" calcext:value-type="string">
            <text:p>Etat au 10.10.2019</text:p>
          </table:table-cell>
          <table:table-cell table:style-name="ce54" table:number-columns-repeated="8"/>
          <table:table-cell table:number-columns-repeated="1015"/>
        </table:table-row>
        <table:table-row table:style-name="ro6">
          <table:table-cell table:style-name="ce56" office:value-type="string" calcext:value-type="string">
            <text:p>Source: STATPOP</text:p>
          </table:table-cell>
          <table:table-cell table:style-name="ce64" table:number-columns-repeated="1023"/>
        </table:table-row>
        <table:table-row table:style-name="ro6">
          <table:table-cell table:style-name="ce57" office:value-type="string" calcext:value-type="string">
            <text:p>© OFS</text:p>
          </table:table-cell>
          <table:table-cell table:style-name="ce64" table:number-columns-repeated="1023"/>
        </table:table-row>
        <table:table-row table:style-name="ro6">
          <table:table-cell/>
          <table:table-cell table:style-name="ce64" table:number-columns-repeated="1023"/>
        </table:table-row>
        <table:table-row table:style-name="ro6">
          <table:table-cell table:style-name="ce56" office:value-type="string" calcext:value-type="string">
            <text:p>Renseignements: Office fédéral de la statistique (OFS), section Démographie et migration, info.dem@bfs.admin.ch, tél. 058 463 67 11</text:p>
          </table:table-cell>
          <table:table-cell/>
          <table:table-cell table:style-name="ce64" table:number-columns-repeated="1022"/>
        </table:table-row>
        <table:table-row table:style-name="ro6" table:number-rows-repeated="3">
          <table:table-cell table:number-columns-repeated="1024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Ursprung" table:base-cell-address="$'2021'.$A$1" table:expression="#REF!"/>
          <table:named-expression table:name="view" table:base-cell-address="$'2021'.$A$1" table:expression="#REF!"/>
          <table:named-range table:name="_xlnm.Print_Area" table:base-cell-address="$'2021'.$A$1" table:cell-range-address="$'2018'.$A$1:.$I$40" table:range-usable-as="print-range"/>
        </table:named-expressions>
      </table:table>
      <table:table table:name="2017" table:style-name="ta5" table:print-ranges="'2017'.A1:'2017'.I40">
        <table:table-column table:style-name="co1" table:default-cell-style-name="ce55"/>
        <table:table-column table:style-name="co2" table:default-cell-style-name="ce63"/>
        <table:table-column table:style-name="co3" table:number-columns-repeated="6" table:default-cell-style-name="ce63"/>
        <table:table-column table:style-name="co4" table:default-cell-style-name="ce52"/>
        <table:table-column table:style-name="co5" table:number-columns-repeated="36" table:default-cell-style-name="ce52"/>
        <table:table-column table:style-name="co6" table:number-columns-repeated="979" table:default-cell-style-name="ce52"/>
        <table:table-row table:style-name="ro1">
          <table:table-cell table:style-name="ce46" office:value-type="string" calcext:value-type="string">
            <text:p>cc-f-01.02.02.04</text:p>
          </table:table-cell>
          <table:table-cell table:style-name="ce46" office:value-type="string" calcext:value-type="string">
            <text:p>Population résidante permanente dans des ménages privés selon le canton et la taille du ménage, au 31 décembre 2017</text:p>
          </table:table-cell>
          <table:table-cell table:style-name="ce46" table:number-columns-repeated="2"/>
          <table:table-cell table:style-name="ce68"/>
          <table:table-cell table:style-name="ce69" table:number-columns-repeated="4"/>
          <table:table-cell table:style-name="ce76" table:number-columns-repeated="1015"/>
        </table:table-row>
        <table:table-row table:style-name="ro2">
          <table:table-cell table:style-name="ce47" office:value-type="string" calcext:value-type="string">
            <text:p>Canton</text:p>
          </table:table-cell>
          <table:table-cell table:style-name="ce58" office:value-type="string" calcext:value-type="string">
            <text:p>Total</text:p>
          </table:table-cell>
          <table:table-cell table:style-name="ce65" office:value-type="string" calcext:value-type="string">
            <text:p>Nombre de personnes vivant dans un ménage de</text:p>
          </table:table-cell>
          <table:table-cell table:style-name="ce47" table:number-columns-repeated="5"/>
          <table:table-cell table:style-name="ce67" office:value-type="string" calcext:value-type="string" table:number-columns-spanned="1" table:number-rows-spanned="2">
            <text:p>Proportion de personnes vivant dans un ménage non plausible (en %) <text:span text:style-name="T11">1</text:span></text:p>
          </table:table-cell>
          <table:table-cell table:style-name="ce77" table:number-columns-spanned="1" table:number-rows-spanned="2"/>
          <table:table-cell table:style-name="ce78"/>
          <table:table-cell table:style-name="ce79" table:number-columns-repeated="1013"/>
        </table:table-row>
        <table:table-row table:style-name="ro3">
          <table:table-cell table:style-name="ce48"/>
          <table:table-cell table:style-name="ce59"/>
          <table:table-cell table:style-name="ce66" office:value-type="string" calcext:value-type="string">
            <text:p>1 personne</text:p>
          </table:table-cell>
          <table:table-cell table:style-name="ce67" office:value-type="string" calcext:value-type="string">
            <text:p>2 personnes</text:p>
          </table:table-cell>
          <table:table-cell table:style-name="ce67" office:value-type="string" calcext:value-type="string">
            <text:p>3 personnes</text:p>
          </table:table-cell>
          <table:table-cell table:style-name="ce67" office:value-type="string" calcext:value-type="string">
            <text:p>4 personnes</text:p>
          </table:table-cell>
          <table:table-cell table:style-name="ce67" office:value-type="string" calcext:value-type="string">
            <text:p>5 personnes</text:p>
          </table:table-cell>
          <table:table-cell table:style-name="ce66" office:value-type="string" calcext:value-type="string">
            <text:p>6 personnes ou plus</text:p>
          </table:table-cell>
          <table:covered-table-cell table:style-name="ce70"/>
          <table:covered-table-cell table:style-name="ce77"/>
          <table:table-cell table:style-name="ce78"/>
          <table:table-cell table:style-name="ce79" table:number-columns-repeated="1013"/>
        </table:table-row>
        <table:table-row table:style-name="ro4">
          <table:table-cell table:style-name="ce49" office:value-type="string" calcext:value-type="string">
            <text:p>Suisse</text:p>
          </table:table-cell>
          <table:table-cell table:style-name="ce60" office:value-type="float" office:value="8317056" calcext:value-type="float">
            <text:p>8'317'056 <text:s/></text:p>
          </table:table-cell>
          <table:table-cell table:style-name="ce60" office:value-type="float" office:value="1320230" calcext:value-type="float">
            <text:p>1'320'230 <text:s/></text:p>
          </table:table-cell>
          <table:table-cell table:style-name="ce60" office:value-type="float" office:value="2434588" calcext:value-type="float">
            <text:p>2'434'588 <text:s/></text:p>
          </table:table-cell>
          <table:table-cell table:style-name="ce60" office:value-type="float" office:value="1477575" calcext:value-type="float">
            <text:p>1'477'575 <text:s/></text:p>
          </table:table-cell>
          <table:table-cell table:style-name="ce60" office:value-type="float" office:value="1892056" calcext:value-type="float">
            <text:p>1'892'056 <text:s/></text:p>
          </table:table-cell>
          <table:table-cell table:style-name="ce60" office:value-type="float" office:value="792445" calcext:value-type="float">
            <text:p>792'445 <text:s/></text:p>
          </table:table-cell>
          <table:table-cell table:style-name="ce60" office:value-type="float" office:value="400162" calcext:value-type="float">
            <text:p>400'162 <text:s/></text:p>
          </table:table-cell>
          <table:table-cell table:style-name="ce81" office:value-type="string" calcext:value-type="string">
            <text:p>&lt; 0.5</text:p>
          </table:table-cell>
          <table:table-cell table:number-columns-repeated="1015"/>
        </table:table-row>
        <table:table-row table:style-name="ro5">
          <table:table-cell table:style-name="ce50" office:value-type="string" calcext:value-type="string">
            <text:p>Zurich</text:p>
          </table:table-cell>
          <table:table-cell table:style-name="ce61" office:value-type="float" office:value="1475183" calcext:value-type="float">
            <text:p>1'475'183 <text:s/></text:p>
          </table:table-cell>
          <table:table-cell table:style-name="ce61" office:value-type="float" office:value="243913" calcext:value-type="float">
            <text:p>243'913 <text:s/></text:p>
          </table:table-cell>
          <table:table-cell table:style-name="ce61" office:value-type="float" office:value="442972" calcext:value-type="float">
            <text:p>442'972 <text:s/></text:p>
          </table:table-cell>
          <table:table-cell table:style-name="ce61" office:value-type="float" office:value="262494" calcext:value-type="float">
            <text:p>262'494 <text:s/></text:p>
          </table:table-cell>
          <table:table-cell table:style-name="ce61" office:value-type="float" office:value="329804" calcext:value-type="float">
            <text:p>329'804 <text:s/></text:p>
          </table:table-cell>
          <table:table-cell table:style-name="ce61" office:value-type="float" office:value="129895" calcext:value-type="float">
            <text:p>129'895 <text:s/></text:p>
          </table:table-cell>
          <table:table-cell table:style-name="ce61" office:value-type="float" office:value="66105" calcext:value-type="float">
            <text:p>66'105 <text:s/></text:p>
          </table:table-cell>
          <table:table-cell table:style-name="ce72" office:value-type="string" calcext:value-type="string">
            <text:p>&lt; 0.5</text:p>
          </table:table-cell>
          <table:table-cell table:number-columns-repeated="35"/>
          <table:table-cell table:style-name="ce80" table:number-columns-repeated="980"/>
        </table:table-row>
        <table:table-row table:style-name="ro6">
          <table:table-cell table:style-name="ce50" office:value-type="string" calcext:value-type="string">
            <text:p>Berne</text:p>
          </table:table-cell>
          <table:table-cell table:style-name="ce61" office:value-type="float" office:value="1010845" calcext:value-type="float">
            <text:p>1'010'845 <text:s/></text:p>
          </table:table-cell>
          <table:table-cell table:style-name="ce61" office:value-type="float" office:value="170655" calcext:value-type="float">
            <text:p>170'655 <text:s/></text:p>
          </table:table-cell>
          <table:table-cell table:style-name="ce61" office:value-type="float" office:value="325188" calcext:value-type="float">
            <text:p>325'188 <text:s/></text:p>
          </table:table-cell>
          <table:table-cell table:style-name="ce61" office:value-type="float" office:value="165615" calcext:value-type="float">
            <text:p>165'615 <text:s/></text:p>
          </table:table-cell>
          <table:table-cell table:style-name="ce61" office:value-type="float" office:value="214732" calcext:value-type="float">
            <text:p>214'732 <text:s/></text:p>
          </table:table-cell>
          <table:table-cell table:style-name="ce61" office:value-type="float" office:value="89975" calcext:value-type="float">
            <text:p>89'975 <text:s/></text:p>
          </table:table-cell>
          <table:table-cell table:style-name="ce61" office:value-type="float" office:value="44680" calcext:value-type="float">
            <text:p>44'680 <text:s/></text:p>
          </table:table-cell>
          <table:table-cell table:style-name="ce72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Lucerne</text:p>
          </table:table-cell>
          <table:table-cell table:style-name="ce61" office:value-type="float" office:value="398747" calcext:value-type="float">
            <text:p>398'747 <text:s/></text:p>
          </table:table-cell>
          <table:table-cell table:style-name="ce61" office:value-type="float" office:value="58397" calcext:value-type="float">
            <text:p>58'397 <text:s/></text:p>
          </table:table-cell>
          <table:table-cell table:style-name="ce61" office:value-type="float" office:value="117688" calcext:value-type="float">
            <text:p>117'688 <text:s/></text:p>
          </table:table-cell>
          <table:table-cell table:style-name="ce61" office:value-type="float" office:value="65427" calcext:value-type="float">
            <text:p>65'427 <text:s/></text:p>
          </table:table-cell>
          <table:table-cell table:style-name="ce61" office:value-type="float" office:value="93528" calcext:value-type="float">
            <text:p>93'528 <text:s/></text:p>
          </table:table-cell>
          <table:table-cell table:style-name="ce61" office:value-type="float" office:value="42900" calcext:value-type="float">
            <text:p>42'900 <text:s/></text:p>
          </table:table-cell>
          <table:table-cell table:style-name="ce61" office:value-type="float" office:value="20807" calcext:value-type="float">
            <text:p>20'807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Uri</text:p>
          </table:table-cell>
          <table:table-cell table:style-name="ce61" office:value-type="float" office:value="35538" calcext:value-type="float">
            <text:p>35'538 <text:s/></text:p>
          </table:table-cell>
          <table:table-cell table:style-name="ce61" office:value-type="float" office:value="4666" calcext:value-type="float">
            <text:p>4'666 <text:s/></text:p>
          </table:table-cell>
          <table:table-cell table:style-name="ce61" office:value-type="float" office:value="10642" calcext:value-type="float">
            <text:p>10'642 <text:s/></text:p>
          </table:table-cell>
          <table:table-cell table:style-name="ce61" office:value-type="float" office:value="5505" calcext:value-type="float">
            <text:p>5'505 <text:s/></text:p>
          </table:table-cell>
          <table:table-cell table:style-name="ce61" office:value-type="float" office:value="8556" calcext:value-type="float">
            <text:p>8'556 <text:s/></text:p>
          </table:table-cell>
          <table:table-cell table:style-name="ce61" office:value-type="float" office:value="4355" calcext:value-type="float">
            <text:p>4'355 <text:s/></text:p>
          </table:table-cell>
          <table:table-cell table:style-name="ce61" office:value-type="float" office:value="1814" calcext:value-type="float">
            <text:p>1'814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Schwytz</text:p>
          </table:table-cell>
          <table:table-cell table:style-name="ce61" office:value-type="float" office:value="154574" calcext:value-type="float">
            <text:p>154'574 <text:s/></text:p>
          </table:table-cell>
          <table:table-cell table:style-name="ce61" office:value-type="float" office:value="21389" calcext:value-type="float">
            <text:p>21'389 <text:s/></text:p>
          </table:table-cell>
          <table:table-cell table:style-name="ce61" office:value-type="float" office:value="46396" calcext:value-type="float">
            <text:p>46'396 <text:s/></text:p>
          </table:table-cell>
          <table:table-cell table:style-name="ce61" office:value-type="float" office:value="26817" calcext:value-type="float">
            <text:p>26'817 <text:s/></text:p>
          </table:table-cell>
          <table:table-cell table:style-name="ce61" office:value-type="float" office:value="35904" calcext:value-type="float">
            <text:p>35'904 <text:s/></text:p>
          </table:table-cell>
          <table:table-cell table:style-name="ce61" office:value-type="float" office:value="16405" calcext:value-type="float">
            <text:p>16'405 <text:s/></text:p>
          </table:table-cell>
          <table:table-cell table:style-name="ce61" office:value-type="float" office:value="7663" calcext:value-type="float">
            <text:p>7'663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Obwald</text:p>
          </table:table-cell>
          <table:table-cell table:style-name="ce61" office:value-type="float" office:value="37013" calcext:value-type="float">
            <text:p>37'013 <text:s/></text:p>
          </table:table-cell>
          <table:table-cell table:style-name="ce61" office:value-type="float" office:value="5133" calcext:value-type="float">
            <text:p>5'133 <text:s/></text:p>
          </table:table-cell>
          <table:table-cell table:style-name="ce61" office:value-type="float" office:value="10766" calcext:value-type="float">
            <text:p>10'766 <text:s/></text:p>
          </table:table-cell>
          <table:table-cell table:style-name="ce61" office:value-type="float" office:value="6057" calcext:value-type="float">
            <text:p>6'057 <text:s/></text:p>
          </table:table-cell>
          <table:table-cell table:style-name="ce61" office:value-type="float" office:value="9016" calcext:value-type="float">
            <text:p>9'016 <text:s/></text:p>
          </table:table-cell>
          <table:table-cell table:style-name="ce61" office:value-type="float" office:value="3925" calcext:value-type="float">
            <text:p>3'925 <text:s/></text:p>
          </table:table-cell>
          <table:table-cell table:style-name="ce61" office:value-type="float" office:value="2116" calcext:value-type="float">
            <text:p>2'116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Nidwald</text:p>
          </table:table-cell>
          <table:table-cell table:style-name="ce61" office:value-type="float" office:value="42298" calcext:value-type="float">
            <text:p>42'298 <text:s/></text:p>
          </table:table-cell>
          <table:table-cell table:style-name="ce61" office:value-type="float" office:value="6098" calcext:value-type="float">
            <text:p>6'098 <text:s/></text:p>
          </table:table-cell>
          <table:table-cell table:style-name="ce61" office:value-type="float" office:value="13668" calcext:value-type="float">
            <text:p>13'668 <text:s/></text:p>
          </table:table-cell>
          <table:table-cell table:style-name="ce61" office:value-type="float" office:value="7197" calcext:value-type="float">
            <text:p>7'197 <text:s/></text:p>
          </table:table-cell>
          <table:table-cell table:style-name="ce61" office:value-type="float" office:value="9608" calcext:value-type="float">
            <text:p>9'608 <text:s/></text:p>
          </table:table-cell>
          <table:table-cell table:style-name="ce61" office:value-type="float" office:value="4095" calcext:value-type="float">
            <text:p>4'095 <text:s/></text:p>
          </table:table-cell>
          <table:table-cell table:style-name="ce61" office:value-type="float" office:value="1632" calcext:value-type="float">
            <text:p>1'632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Glaris</text:p>
          </table:table-cell>
          <table:table-cell table:style-name="ce61" office:value-type="float" office:value="39598" calcext:value-type="float">
            <text:p>39'598 <text:s/></text:p>
          </table:table-cell>
          <table:table-cell table:style-name="ce61" office:value-type="float" office:value="6225" calcext:value-type="float">
            <text:p>6'225 <text:s/></text:p>
          </table:table-cell>
          <table:table-cell table:style-name="ce61" office:value-type="float" office:value="12006" calcext:value-type="float">
            <text:p>12'006 <text:s/></text:p>
          </table:table-cell>
          <table:table-cell table:style-name="ce61" office:value-type="float" office:value="6912" calcext:value-type="float">
            <text:p>6'912 <text:s/></text:p>
          </table:table-cell>
          <table:table-cell table:style-name="ce61" office:value-type="float" office:value="9228" calcext:value-type="float">
            <text:p>9'228 <text:s/></text:p>
          </table:table-cell>
          <table:table-cell table:style-name="ce61" office:value-type="float" office:value="3600" calcext:value-type="float">
            <text:p>3'600 <text:s/></text:p>
          </table:table-cell>
          <table:table-cell table:style-name="ce61" office:value-type="float" office:value="1627" calcext:value-type="float">
            <text:p>1'627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Zoug</text:p>
          </table:table-cell>
          <table:table-cell table:style-name="ce61" office:value-type="float" office:value="123314" calcext:value-type="float">
            <text:p>123'314 <text:s/></text:p>
          </table:table-cell>
          <table:table-cell table:style-name="ce61" office:value-type="float" office:value="17179" calcext:value-type="float">
            <text:p>17'179 <text:s/></text:p>
          </table:table-cell>
          <table:table-cell table:style-name="ce61" office:value-type="float" office:value="36646" calcext:value-type="float">
            <text:p>36'646 <text:s/></text:p>
          </table:table-cell>
          <table:table-cell table:style-name="ce61" office:value-type="float" office:value="22086" calcext:value-type="float">
            <text:p>22'086 <text:s/></text:p>
          </table:table-cell>
          <table:table-cell table:style-name="ce61" office:value-type="float" office:value="30700" calcext:value-type="float">
            <text:p>30'700 <text:s/></text:p>
          </table:table-cell>
          <table:table-cell table:style-name="ce61" office:value-type="float" office:value="12330" calcext:value-type="float">
            <text:p>12'330 <text:s/></text:p>
          </table:table-cell>
          <table:table-cell table:style-name="ce61" office:value-type="float" office:value="4373" calcext:value-type="float">
            <text:p>4'373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Fribourg</text:p>
          </table:table-cell>
          <table:table-cell table:style-name="ce61" office:value-type="float" office:value="309154" calcext:value-type="float">
            <text:p>309'154 <text:s/></text:p>
          </table:table-cell>
          <table:table-cell table:style-name="ce61" office:value-type="float" office:value="38916" calcext:value-type="float">
            <text:p>38'916 <text:s/></text:p>
          </table:table-cell>
          <table:table-cell table:style-name="ce61" office:value-type="float" office:value="81314" calcext:value-type="float">
            <text:p>81'314 <text:s/></text:p>
          </table:table-cell>
          <table:table-cell table:style-name="ce61" office:value-type="float" office:value="58203" calcext:value-type="float">
            <text:p>58'203 <text:s/></text:p>
          </table:table-cell>
          <table:table-cell table:style-name="ce61" office:value-type="float" office:value="80476" calcext:value-type="float">
            <text:p>80'476 <text:s/></text:p>
          </table:table-cell>
          <table:table-cell table:style-name="ce61" office:value-type="float" office:value="34740" calcext:value-type="float">
            <text:p>34'740 <text:s/></text:p>
          </table:table-cell>
          <table:table-cell table:style-name="ce61" office:value-type="float" office:value="15505" calcext:value-type="float">
            <text:p>15'505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Soleure</text:p>
          </table:table-cell>
          <table:table-cell table:style-name="ce61" office:value-type="float" office:value="267053" calcext:value-type="float">
            <text:p>267'053 <text:s/></text:p>
          </table:table-cell>
          <table:table-cell table:style-name="ce61" office:value-type="float" office:value="40807" calcext:value-type="float">
            <text:p>40'807 <text:s/></text:p>
          </table:table-cell>
          <table:table-cell table:style-name="ce61" office:value-type="float" office:value="84600" calcext:value-type="float">
            <text:p>84'600 <text:s/></text:p>
          </table:table-cell>
          <table:table-cell table:style-name="ce61" office:value-type="float" office:value="46377" calcext:value-type="float">
            <text:p>46'377 <text:s/></text:p>
          </table:table-cell>
          <table:table-cell table:style-name="ce61" office:value-type="float" office:value="58196" calcext:value-type="float">
            <text:p>58'196 <text:s/></text:p>
          </table:table-cell>
          <table:table-cell table:style-name="ce61" office:value-type="float" office:value="24615" calcext:value-type="float">
            <text:p>24'615 <text:s/></text:p>
          </table:table-cell>
          <table:table-cell table:style-name="ce61" office:value-type="float" office:value="12458" calcext:value-type="float">
            <text:p>12'458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Bâle-Ville</text:p>
          </table:table-cell>
          <table:table-cell table:style-name="ce61" office:value-type="float" office:value="188718" calcext:value-type="float">
            <text:p>188'718 <text:s/></text:p>
          </table:table-cell>
          <table:table-cell table:style-name="ce61" office:value-type="float" office:value="44949" calcext:value-type="float">
            <text:p>44'949 <text:s/></text:p>
          </table:table-cell>
          <table:table-cell table:style-name="ce61" office:value-type="float" office:value="56270" calcext:value-type="float">
            <text:p>56'270 <text:s/></text:p>
          </table:table-cell>
          <table:table-cell table:style-name="ce61" office:value-type="float" office:value="32439" calcext:value-type="float">
            <text:p>32'439 <text:s/></text:p>
          </table:table-cell>
          <table:table-cell table:style-name="ce61" office:value-type="float" office:value="33916" calcext:value-type="float">
            <text:p>33'916 <text:s/></text:p>
          </table:table-cell>
          <table:table-cell table:style-name="ce61" office:value-type="float" office:value="13940" calcext:value-type="float">
            <text:p>13'940 <text:s/></text:p>
          </table:table-cell>
          <table:table-cell table:style-name="ce61" office:value-type="float" office:value="7204" calcext:value-type="float">
            <text:p>7'204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Bâle-Campagne</text:p>
          </table:table-cell>
          <table:table-cell table:style-name="ce61" office:value-type="float" office:value="282839" calcext:value-type="float">
            <text:p>282'839 <text:s/></text:p>
          </table:table-cell>
          <table:table-cell table:style-name="ce61" office:value-type="float" office:value="41830" calcext:value-type="float">
            <text:p>41'830 <text:s/></text:p>
          </table:table-cell>
          <table:table-cell table:style-name="ce61" office:value-type="float" office:value="91204" calcext:value-type="float">
            <text:p>91'204 <text:s/></text:p>
          </table:table-cell>
          <table:table-cell table:style-name="ce61" office:value-type="float" office:value="50688" calcext:value-type="float">
            <text:p>50'688 <text:s/></text:p>
          </table:table-cell>
          <table:table-cell table:style-name="ce61" office:value-type="float" office:value="65072" calcext:value-type="float">
            <text:p>65'072 <text:s/></text:p>
          </table:table-cell>
          <table:table-cell table:style-name="ce61" office:value-type="float" office:value="24130" calcext:value-type="float">
            <text:p>24'130 <text:s/></text:p>
          </table:table-cell>
          <table:table-cell table:style-name="ce61" office:value-type="float" office:value="9915" calcext:value-type="float">
            <text:p>9'915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Schaffhouse</text:p>
          </table:table-cell>
          <table:table-cell table:style-name="ce61" office:value-type="float" office:value="79874" calcext:value-type="float">
            <text:p>79'874 <text:s/></text:p>
          </table:table-cell>
          <table:table-cell table:style-name="ce61" office:value-type="float" office:value="13580" calcext:value-type="float">
            <text:p>13'580 <text:s/></text:p>
          </table:table-cell>
          <table:table-cell table:style-name="ce61" office:value-type="float" office:value="24946" calcext:value-type="float">
            <text:p>24'946 <text:s/></text:p>
          </table:table-cell>
          <table:table-cell table:style-name="ce61" office:value-type="float" office:value="13479" calcext:value-type="float">
            <text:p>13'479 <text:s/></text:p>
          </table:table-cell>
          <table:table-cell table:style-name="ce61" office:value-type="float" office:value="16836" calcext:value-type="float">
            <text:p>16'836 <text:s/></text:p>
          </table:table-cell>
          <table:table-cell table:style-name="ce61" office:value-type="float" office:value="7335" calcext:value-type="float">
            <text:p>7'335 <text:s/></text:p>
          </table:table-cell>
          <table:table-cell table:style-name="ce61" office:value-type="float" office:value="3698" calcext:value-type="float">
            <text:p>3'698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Appenzell Rh.-Ext.</text:p>
          </table:table-cell>
          <table:table-cell table:style-name="ce61" office:value-type="float" office:value="54265" calcext:value-type="float">
            <text:p>54'265 <text:s/></text:p>
          </table:table-cell>
          <table:table-cell table:style-name="ce61" office:value-type="float" office:value="7869" calcext:value-type="float">
            <text:p>7'869 <text:s/></text:p>
          </table:table-cell>
          <table:table-cell table:style-name="ce61" office:value-type="float" office:value="16194" calcext:value-type="float">
            <text:p>16'194 <text:s/></text:p>
          </table:table-cell>
          <table:table-cell table:style-name="ce61" office:value-type="float" office:value="8877" calcext:value-type="float">
            <text:p>8'877 <text:s/></text:p>
          </table:table-cell>
          <table:table-cell table:style-name="ce61" office:value-type="float" office:value="11704" calcext:value-type="float">
            <text:p>11'704 <text:s/></text:p>
          </table:table-cell>
          <table:table-cell table:style-name="ce61" office:value-type="float" office:value="6210" calcext:value-type="float">
            <text:p>6'210 <text:s/></text:p>
          </table:table-cell>
          <table:table-cell table:style-name="ce61" office:value-type="float" office:value="3411" calcext:value-type="float">
            <text:p>3'411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Appenzell Rh.-Int.</text:p>
          </table:table-cell>
          <table:table-cell table:style-name="ce61" office:value-type="float" office:value="15813" calcext:value-type="float">
            <text:p>15'813 <text:s/></text:p>
          </table:table-cell>
          <table:table-cell table:style-name="ce61" office:value-type="float" office:value="1946" calcext:value-type="float">
            <text:p>1'946 <text:s/></text:p>
          </table:table-cell>
          <table:table-cell table:style-name="ce61" office:value-type="float" office:value="4142" calcext:value-type="float">
            <text:p>4'142 <text:s/></text:p>
          </table:table-cell>
          <table:table-cell table:style-name="ce61" office:value-type="float" office:value="2391" calcext:value-type="float">
            <text:p>2'391 <text:s/></text:p>
          </table:table-cell>
          <table:table-cell table:style-name="ce61" office:value-type="float" office:value="3464" calcext:value-type="float">
            <text:p>3'464 <text:s/></text:p>
          </table:table-cell>
          <table:table-cell table:style-name="ce61" office:value-type="float" office:value="2580" calcext:value-type="float">
            <text:p>2'580 <text:s/></text:p>
          </table:table-cell>
          <table:table-cell table:style-name="ce61" office:value-type="float" office:value="1290" calcext:value-type="float">
            <text:p>1'290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Saint-Gall</text:p>
          </table:table-cell>
          <table:table-cell table:style-name="ce61" office:value-type="float" office:value="496942" calcext:value-type="float">
            <text:p>496'942 <text:s/></text:p>
          </table:table-cell>
          <table:table-cell table:style-name="ce61" office:value-type="float" office:value="75072" calcext:value-type="float">
            <text:p>75'072 <text:s/></text:p>
          </table:table-cell>
          <table:table-cell table:style-name="ce61" office:value-type="float" office:value="144780" calcext:value-type="float">
            <text:p>144'780 <text:s/></text:p>
          </table:table-cell>
          <table:table-cell table:style-name="ce61" office:value-type="float" office:value="81483" calcext:value-type="float">
            <text:p>81'483 <text:s/></text:p>
          </table:table-cell>
          <table:table-cell table:style-name="ce61" office:value-type="float" office:value="112296" calcext:value-type="float">
            <text:p>112'296 <text:s/></text:p>
          </table:table-cell>
          <table:table-cell table:style-name="ce61" office:value-type="float" office:value="54360" calcext:value-type="float">
            <text:p>54'360 <text:s/></text:p>
          </table:table-cell>
          <table:table-cell table:style-name="ce61" office:value-type="float" office:value="28951" calcext:value-type="float">
            <text:p>28'951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Grisons</text:p>
          </table:table-cell>
          <table:table-cell table:style-name="ce61" office:value-type="float" office:value="194768" calcext:value-type="float">
            <text:p>194'768 <text:s/></text:p>
          </table:table-cell>
          <table:table-cell table:style-name="ce61" office:value-type="float" office:value="34871" calcext:value-type="float">
            <text:p>34'871 <text:s/></text:p>
          </table:table-cell>
          <table:table-cell table:style-name="ce61" office:value-type="float" office:value="59158" calcext:value-type="float">
            <text:p>59'158 <text:s/></text:p>
          </table:table-cell>
          <table:table-cell table:style-name="ce61" office:value-type="float" office:value="33351" calcext:value-type="float">
            <text:p>33'351 <text:s/></text:p>
          </table:table-cell>
          <table:table-cell table:style-name="ce61" office:value-type="float" office:value="43352" calcext:value-type="float">
            <text:p>43'352 <text:s/></text:p>
          </table:table-cell>
          <table:table-cell table:style-name="ce61" office:value-type="float" office:value="17450" calcext:value-type="float">
            <text:p>17'450 <text:s/></text:p>
          </table:table-cell>
          <table:table-cell table:style-name="ce61" office:value-type="float" office:value="6586" calcext:value-type="float">
            <text:p>6'586 <text:s/></text:p>
          </table:table-cell>
          <table:table-cell table:style-name="ce72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Argovie</text:p>
          </table:table-cell>
          <table:table-cell table:style-name="ce61" office:value-type="float" office:value="661999" calcext:value-type="float">
            <text:p>661'999 <text:s/></text:p>
          </table:table-cell>
          <table:table-cell table:style-name="ce61" office:value-type="float" office:value="91182" calcext:value-type="float">
            <text:p>91'182 <text:s/></text:p>
          </table:table-cell>
          <table:table-cell table:style-name="ce61" office:value-type="float" office:value="204246" calcext:value-type="float">
            <text:p>204'246 <text:s/></text:p>
          </table:table-cell>
          <table:table-cell table:style-name="ce61" office:value-type="float" office:value="115875" calcext:value-type="float">
            <text:p>115'875 <text:s/></text:p>
          </table:table-cell>
          <table:table-cell table:style-name="ce61" office:value-type="float" office:value="156304" calcext:value-type="float">
            <text:p>156'304 <text:s/></text:p>
          </table:table-cell>
          <table:table-cell table:style-name="ce61" office:value-type="float" office:value="63615" calcext:value-type="float">
            <text:p>63'615 <text:s/></text:p>
          </table:table-cell>
          <table:table-cell table:style-name="ce61" office:value-type="float" office:value="30777" calcext:value-type="float">
            <text:p>30'777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Thurgovie</text:p>
          </table:table-cell>
          <table:table-cell table:style-name="ce61" office:value-type="float" office:value="270266" calcext:value-type="float">
            <text:p>270'266 <text:s/></text:p>
          </table:table-cell>
          <table:table-cell table:style-name="ce61" office:value-type="float" office:value="38433" calcext:value-type="float">
            <text:p>38'433 <text:s/></text:p>
          </table:table-cell>
          <table:table-cell table:style-name="ce61" office:value-type="float" office:value="82164" calcext:value-type="float">
            <text:p>82'164 <text:s/></text:p>
          </table:table-cell>
          <table:table-cell table:style-name="ce61" office:value-type="float" office:value="46308" calcext:value-type="float">
            <text:p>46'308 <text:s/></text:p>
          </table:table-cell>
          <table:table-cell table:style-name="ce61" office:value-type="float" office:value="62196" calcext:value-type="float">
            <text:p>62'196 <text:s/></text:p>
          </table:table-cell>
          <table:table-cell table:style-name="ce61" office:value-type="float" office:value="27115" calcext:value-type="float">
            <text:p>27'115 <text:s/></text:p>
          </table:table-cell>
          <table:table-cell table:style-name="ce61" office:value-type="float" office:value="14050" calcext:value-type="float">
            <text:p>14'050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Tessin</text:p>
          </table:table-cell>
          <table:table-cell table:style-name="ce61" office:value-type="float" office:value="347790" calcext:value-type="float">
            <text:p>347'790 <text:s/></text:p>
          </table:table-cell>
          <table:table-cell table:style-name="ce61" office:value-type="float" office:value="63366" calcext:value-type="float">
            <text:p>63'366 <text:s/></text:p>
          </table:table-cell>
          <table:table-cell table:style-name="ce61" office:value-type="float" office:value="97760" calcext:value-type="float">
            <text:p>97'760 <text:s/></text:p>
          </table:table-cell>
          <table:table-cell table:style-name="ce61" office:value-type="float" office:value="71370" calcext:value-type="float">
            <text:p>71'370 <text:s/></text:p>
          </table:table-cell>
          <table:table-cell table:style-name="ce61" office:value-type="float" office:value="77856" calcext:value-type="float">
            <text:p>77'856 <text:s/></text:p>
          </table:table-cell>
          <table:table-cell table:style-name="ce61" office:value-type="float" office:value="27430" calcext:value-type="float">
            <text:p>27'430 <text:s/></text:p>
          </table:table-cell>
          <table:table-cell table:style-name="ce61" office:value-type="float" office:value="10008" calcext:value-type="float">
            <text:p>10'008 <text:s/></text:p>
          </table:table-cell>
          <table:table-cell table:style-name="ce72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Vaud</text:p>
          </table:table-cell>
          <table:table-cell table:style-name="ce61" office:value-type="float" office:value="776566" calcext:value-type="float">
            <text:p>776'566 <text:s/></text:p>
          </table:table-cell>
          <table:table-cell table:style-name="ce61" office:value-type="float" office:value="124624" calcext:value-type="float">
            <text:p>124'624 <text:s/></text:p>
          </table:table-cell>
          <table:table-cell table:style-name="ce61" office:value-type="float" office:value="206514" calcext:value-type="float">
            <text:p>206'514 <text:s/></text:p>
          </table:table-cell>
          <table:table-cell table:style-name="ce61" office:value-type="float" office:value="149964" calcext:value-type="float">
            <text:p>149'964 <text:s/></text:p>
          </table:table-cell>
          <table:table-cell table:style-name="ce61" office:value-type="float" office:value="186204" calcext:value-type="float">
            <text:p>186'204 <text:s/></text:p>
          </table:table-cell>
          <table:table-cell table:style-name="ce61" office:value-type="float" office:value="73540" calcext:value-type="float">
            <text:p>73'540 <text:s/></text:p>
          </table:table-cell>
          <table:table-cell table:style-name="ce61" office:value-type="float" office:value="35720" calcext:value-type="float">
            <text:p>35'720 <text:s/></text:p>
          </table:table-cell>
          <table:table-cell table:style-name="ce72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Valais</text:p>
          </table:table-cell>
          <table:table-cell table:style-name="ce61" office:value-type="float" office:value="334818" calcext:value-type="float">
            <text:p>334'818 <text:s/></text:p>
          </table:table-cell>
          <table:table-cell table:style-name="ce61" office:value-type="float" office:value="52062" calcext:value-type="float">
            <text:p>52'062 <text:s/></text:p>
          </table:table-cell>
          <table:table-cell table:style-name="ce61" office:value-type="float" office:value="93202" calcext:value-type="float">
            <text:p>93'202 <text:s/></text:p>
          </table:table-cell>
          <table:table-cell table:style-name="ce61" office:value-type="float" office:value="62508" calcext:value-type="float">
            <text:p>62'508 <text:s/></text:p>
          </table:table-cell>
          <table:table-cell table:style-name="ce61" office:value-type="float" office:value="79144" calcext:value-type="float">
            <text:p>79'144 <text:s/></text:p>
          </table:table-cell>
          <table:table-cell table:style-name="ce61" office:value-type="float" office:value="32780" calcext:value-type="float">
            <text:p>32'780 <text:s/></text:p>
          </table:table-cell>
          <table:table-cell table:style-name="ce61" office:value-type="float" office:value="15122" calcext:value-type="float">
            <text:p>15'122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Neuchâtel</text:p>
          </table:table-cell>
          <table:table-cell table:style-name="ce61" office:value-type="float" office:value="174628" calcext:value-type="float">
            <text:p>174'628 <text:s/></text:p>
          </table:table-cell>
          <table:table-cell table:style-name="ce61" office:value-type="float" office:value="31620" calcext:value-type="float">
            <text:p>31'620 <text:s/></text:p>
          </table:table-cell>
          <table:table-cell table:style-name="ce61" office:value-type="float" office:value="48908" calcext:value-type="float">
            <text:p>48'908 <text:s/></text:p>
          </table:table-cell>
          <table:table-cell table:style-name="ce61" office:value-type="float" office:value="31911" calcext:value-type="float">
            <text:p>31'911 <text:s/></text:p>
          </table:table-cell>
          <table:table-cell table:style-name="ce61" office:value-type="float" office:value="40892" calcext:value-type="float">
            <text:p>40'892 <text:s/></text:p>
          </table:table-cell>
          <table:table-cell table:style-name="ce61" office:value-type="float" office:value="14965" calcext:value-type="float">
            <text:p>14'965 <text:s/></text:p>
          </table:table-cell>
          <table:table-cell table:style-name="ce61" office:value-type="float" office:value="6332" calcext:value-type="float">
            <text:p>6'332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Genève</text:p>
          </table:table-cell>
          <table:table-cell table:style-name="ce61" office:value-type="float" office:value="472473" calcext:value-type="float">
            <text:p>472'473 <text:s/></text:p>
          </table:table-cell>
          <table:table-cell table:style-name="ce61" office:value-type="float" office:value="74398" calcext:value-type="float">
            <text:p>74'398 <text:s/></text:p>
          </table:table-cell>
          <table:table-cell table:style-name="ce61" office:value-type="float" office:value="102900" calcext:value-type="float">
            <text:p>102'900 <text:s/></text:p>
          </table:table-cell>
          <table:table-cell table:style-name="ce61" office:value-type="float" office:value="91935" calcext:value-type="float">
            <text:p>91'935 <text:s/></text:p>
          </table:table-cell>
          <table:table-cell table:style-name="ce61" office:value-type="float" office:value="106388" calcext:value-type="float">
            <text:p>106'388 <text:s/></text:p>
          </table:table-cell>
          <table:table-cell table:style-name="ce61" office:value-type="float" office:value="51950" calcext:value-type="float">
            <text:p>51'950 <text:s/></text:p>
          </table:table-cell>
          <table:table-cell table:style-name="ce61" office:value-type="float" office:value="44902" calcext:value-type="float">
            <text:p>44'902 <text:s/></text:p>
          </table:table-cell>
          <table:table-cell table:style-name="ce74" office:value-type="string" calcext:value-type="string">
            <text:p>3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1" office:value-type="string" calcext:value-type="string">
            <text:p>Jura</text:p>
          </table:table-cell>
          <table:table-cell table:style-name="ce62" office:value-type="float" office:value="71980" calcext:value-type="float">
            <text:p>71'980 <text:s/></text:p>
          </table:table-cell>
          <table:table-cell table:style-name="ce62" office:value-type="float" office:value="11050" calcext:value-type="float">
            <text:p>11'050 <text:s/></text:p>
          </table:table-cell>
          <table:table-cell table:style-name="ce62" office:value-type="float" office:value="20314" calcext:value-type="float">
            <text:p>20'314 <text:s/></text:p>
          </table:table-cell>
          <table:table-cell table:style-name="ce62" office:value-type="float" office:value="12306" calcext:value-type="float">
            <text:p>12'306 <text:s/></text:p>
          </table:table-cell>
          <table:table-cell table:style-name="ce62" office:value-type="float" office:value="16684" calcext:value-type="float">
            <text:p>16'684 <text:s/></text:p>
          </table:table-cell>
          <table:table-cell table:style-name="ce62" office:value-type="float" office:value="8210" calcext:value-type="float">
            <text:p>8'210 <text:s/></text:p>
          </table:table-cell>
          <table:table-cell table:style-name="ce62" office:value-type="float" office:value="3416" calcext:value-type="float">
            <text:p>3'416 <text:s/></text:p>
          </table:table-cell>
          <table:table-cell table:style-name="ce75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2" office:value-type="string" calcext:value-type="string">
            <text:p>Base: Population résidante permanente au domicile principal</text:p>
          </table:table-cell>
          <table:table-cell table:number-columns-repeated="1023"/>
        </table:table-row>
        <table:table-row table:style-name="ro6">
          <table:table-cell table:style-name="ce53" office:value-type="string" calcext:value-type="string" table:number-columns-spanned="9" table:number-rows-spanned="3">
            <text:p><text:span text:style-name="T5">1</text:span><text:span text:style-name="T10"> Les ménages ne sont pas plausibles quand au moins un des cinq critères de qualité n’est pas rempli (personne la plus âgée dans le ménage &gt; 15 ans ; ménages avec au maximum 12 personnes; nombre identique de ménages et de logements dans le bâtiment ; plusieurs ménages dans un bâtiment avec plusieurs logements ; rapport plausible du nombre de personnes dans le ménage / du nombre de chambres dans le logement)</text:span></text:p>
          </table:table-cell>
          <table:covered-table-cell table:number-columns-repeated="8" table:style-name="ce54"/>
          <table:table-cell table:number-columns-repeated="1015"/>
        </table:table-row>
        <table:table-row table:style-name="ro6">
          <table:covered-table-cell table:number-columns-repeated="9" table:style-name="ce54"/>
          <table:table-cell table:number-columns-repeated="1015"/>
        </table:table-row>
        <table:table-row table:style-name="ro6">
          <table:covered-table-cell table:number-columns-repeated="9" table:style-name="ce54"/>
          <table:table-cell table:number-columns-repeated="1015"/>
        </table:table-row>
        <table:table-row table:style-name="ro6">
          <table:table-cell office:value-type="string" calcext:value-type="string">
            <text:p>Etat au 04.10.2018</text:p>
          </table:table-cell>
          <table:table-cell table:style-name="ce64"/>
          <table:table-cell table:number-columns-repeated="1022"/>
        </table:table-row>
        <table:table-row table:style-name="ro6">
          <table:table-cell table:style-name="ce56" office:value-type="string" calcext:value-type="string">
            <text:p>Source: STATPOP</text:p>
          </table:table-cell>
          <table:table-cell table:style-name="ce64" table:number-columns-repeated="1023"/>
        </table:table-row>
        <table:table-row table:style-name="ro6">
          <table:table-cell table:style-name="ce57" office:value-type="string" calcext:value-type="string">
            <text:p>© OFS</text:p>
          </table:table-cell>
          <table:table-cell table:style-name="ce64" table:number-columns-repeated="1023"/>
        </table:table-row>
        <table:table-row table:style-name="ro6">
          <table:table-cell/>
          <table:table-cell table:style-name="ce64" table:number-columns-repeated="1023"/>
        </table:table-row>
        <table:table-row table:style-name="ro6">
          <table:table-cell table:style-name="ce56" office:value-type="string" calcext:value-type="string">
            <text:p>Renseignements: Office fédéral de la statistique (OFS), section Démographie et migration, info.dem@bfs.admin.ch, tél. 058 463 67 11</text:p>
          </table:table-cell>
          <table:table-cell/>
          <table:table-cell table:style-name="ce64" table:number-columns-repeated="1022"/>
        </table:table-row>
        <table:table-row table:style-name="ro6" table:number-rows-repeated="3">
          <table:table-cell table:number-columns-repeated="1024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Ursprung" table:base-cell-address="$'2021'.$A$1" table:expression="#REF!"/>
          <table:named-expression table:name="view" table:base-cell-address="$'2021'.$A$1" table:expression="#REF!"/>
          <table:named-range table:name="_xlnm.Print_Area" table:base-cell-address="$'2021'.$A$1" table:cell-range-address="$'2017'.$A$1:.$I$40" table:range-usable-as="print-range"/>
        </table:named-expressions>
      </table:table>
      <table:table table:name="2016" table:style-name="ta6" table:print-ranges="'2016'.A1:'2016'.J40">
        <table:table-column table:style-name="co1" table:default-cell-style-name="ce55"/>
        <table:table-column table:style-name="co2" table:default-cell-style-name="ce63"/>
        <table:table-column table:style-name="co3" table:number-columns-repeated="6" table:default-cell-style-name="ce63"/>
        <table:table-column table:style-name="co4" table:default-cell-style-name="ce52"/>
        <table:table-column table:style-name="co5" table:number-columns-repeated="36" table:default-cell-style-name="ce52"/>
        <table:table-column table:style-name="co6" table:number-columns-repeated="979" table:default-cell-style-name="ce52"/>
        <table:table-row table:style-name="ro1">
          <table:table-cell table:style-name="ce46" office:value-type="string" calcext:value-type="string">
            <text:p>cc-f-01.02.02.04</text:p>
          </table:table-cell>
          <table:table-cell table:style-name="ce46" office:value-type="string" calcext:value-type="string">
            <text:p>Population résidante permanente dans des ménages privés selon le canton et la taille du ménage, au 31 décembre 2016</text:p>
          </table:table-cell>
          <table:table-cell table:style-name="ce46" table:number-columns-repeated="2"/>
          <table:table-cell table:style-name="ce68"/>
          <table:table-cell table:style-name="ce69" table:number-columns-repeated="4"/>
          <table:table-cell table:style-name="ce76" table:number-columns-repeated="1015"/>
        </table:table-row>
        <table:table-row table:style-name="ro2">
          <table:table-cell table:style-name="ce47" office:value-type="string" calcext:value-type="string">
            <text:p>Canton</text:p>
          </table:table-cell>
          <table:table-cell table:style-name="ce58" office:value-type="string" calcext:value-type="string">
            <text:p>Total</text:p>
          </table:table-cell>
          <table:table-cell table:style-name="ce65" office:value-type="string" calcext:value-type="string">
            <text:p>Nombre de personnes vivant dans un ménage de</text:p>
          </table:table-cell>
          <table:table-cell table:style-name="ce47" table:number-columns-repeated="5"/>
          <table:table-cell table:style-name="ce67" office:value-type="string" calcext:value-type="string" table:number-columns-spanned="1" table:number-rows-spanned="2">
            <text:p>Proportion de personnes vivant dans un ménage non plausible (en %) <text:span text:style-name="T11">1</text:span></text:p>
          </table:table-cell>
          <table:table-cell table:style-name="ce77" table:number-columns-spanned="1" table:number-rows-spanned="2"/>
          <table:table-cell table:style-name="ce78"/>
          <table:table-cell table:style-name="ce79" table:number-columns-repeated="1013"/>
        </table:table-row>
        <table:table-row table:style-name="ro3">
          <table:table-cell table:style-name="ce48"/>
          <table:table-cell table:style-name="ce59"/>
          <table:table-cell table:style-name="ce66" office:value-type="string" calcext:value-type="string">
            <text:p>1 personne</text:p>
          </table:table-cell>
          <table:table-cell table:style-name="ce67" office:value-type="string" calcext:value-type="string">
            <text:p>2 personnes</text:p>
          </table:table-cell>
          <table:table-cell table:style-name="ce67" office:value-type="string" calcext:value-type="string">
            <text:p>3 personnes</text:p>
          </table:table-cell>
          <table:table-cell table:style-name="ce67" office:value-type="string" calcext:value-type="string">
            <text:p>4 personnes</text:p>
          </table:table-cell>
          <table:table-cell table:style-name="ce67" office:value-type="string" calcext:value-type="string">
            <text:p>5 personnes</text:p>
          </table:table-cell>
          <table:table-cell table:style-name="ce66" office:value-type="string" calcext:value-type="string">
            <text:p>6 personnes ou plus</text:p>
          </table:table-cell>
          <table:covered-table-cell table:style-name="ce70"/>
          <table:covered-table-cell table:style-name="ce77"/>
          <table:table-cell table:style-name="ce78"/>
          <table:table-cell table:style-name="ce79" table:number-columns-repeated="1013"/>
        </table:table-row>
        <table:table-row table:style-name="ro4">
          <table:table-cell table:style-name="ce49" office:value-type="string" calcext:value-type="string">
            <text:p>Suisse</text:p>
          </table:table-cell>
          <table:table-cell table:style-name="ce60" office:value-type="float" office:value="8248349" calcext:value-type="float">
            <text:p>8'248'349 <text:s/></text:p>
          </table:table-cell>
          <table:table-cell table:style-name="ce60" office:value-type="float" office:value="1300170" calcext:value-type="float">
            <text:p>1'300'170 <text:s/></text:p>
          </table:table-cell>
          <table:table-cell table:style-name="ce60" office:value-type="float" office:value="2408700" calcext:value-type="float">
            <text:p>2'408'700 <text:s/></text:p>
          </table:table-cell>
          <table:table-cell table:style-name="ce60" office:value-type="float" office:value="1465083" calcext:value-type="float">
            <text:p>1'465'083 <text:s/></text:p>
          </table:table-cell>
          <table:table-cell table:style-name="ce60" office:value-type="float" office:value="1875432" calcext:value-type="float">
            <text:p>1'875'432 <text:s/></text:p>
          </table:table-cell>
          <table:table-cell table:style-name="ce60" office:value-type="float" office:value="791995" calcext:value-type="float">
            <text:p>791'995 <text:s/></text:p>
          </table:table-cell>
          <table:table-cell table:style-name="ce60" office:value-type="float" office:value="406969" calcext:value-type="float">
            <text:p>406'969 <text:s/></text:p>
          </table:table-cell>
          <table:table-cell table:style-name="ce81" office:value-type="string" calcext:value-type="string">
            <text:p>&lt; 0.5</text:p>
          </table:table-cell>
          <table:table-cell table:number-columns-repeated="1015"/>
        </table:table-row>
        <table:table-row table:style-name="ro5">
          <table:table-cell table:style-name="ce50" office:value-type="string" calcext:value-type="string">
            <text:p>Zurich</text:p>
          </table:table-cell>
          <table:table-cell table:style-name="ce61" office:value-type="float" office:value="1458087" calcext:value-type="float">
            <text:p>1'458'087 <text:s/></text:p>
          </table:table-cell>
          <table:table-cell table:style-name="ce61" office:value-type="float" office:value="241174" calcext:value-type="float">
            <text:p>241'174 <text:s/></text:p>
          </table:table-cell>
          <table:table-cell table:style-name="ce61" office:value-type="float" office:value="439506" calcext:value-type="float">
            <text:p>439'506 <text:s/></text:p>
          </table:table-cell>
          <table:table-cell table:style-name="ce61" office:value-type="float" office:value="259167" calcext:value-type="float">
            <text:p>259'167 <text:s/></text:p>
          </table:table-cell>
          <table:table-cell table:style-name="ce61" office:value-type="float" office:value="324444" calcext:value-type="float">
            <text:p>324'444 <text:s/></text:p>
          </table:table-cell>
          <table:table-cell table:style-name="ce61" office:value-type="float" office:value="128130" calcext:value-type="float">
            <text:p>128'130 <text:s/></text:p>
          </table:table-cell>
          <table:table-cell table:style-name="ce61" office:value-type="float" office:value="65666" calcext:value-type="float">
            <text:p>65'666 <text:s/></text:p>
          </table:table-cell>
          <table:table-cell table:style-name="ce72" office:value-type="string" calcext:value-type="string">
            <text:p>&lt; 0.5</text:p>
          </table:table-cell>
          <table:table-cell table:number-columns-repeated="35"/>
          <table:table-cell table:style-name="ce80" table:number-columns-repeated="980"/>
        </table:table-row>
        <table:table-row table:style-name="ro6">
          <table:table-cell table:style-name="ce50" office:value-type="string" calcext:value-type="string">
            <text:p>Berne</text:p>
          </table:table-cell>
          <table:table-cell table:style-name="ce61" office:value-type="float" office:value="1005094" calcext:value-type="float">
            <text:p>1'005'094 <text:s/></text:p>
          </table:table-cell>
          <table:table-cell table:style-name="ce61" office:value-type="float" office:value="168434" calcext:value-type="float">
            <text:p>168'434 <text:s/></text:p>
          </table:table-cell>
          <table:table-cell table:style-name="ce61" office:value-type="float" office:value="322498" calcext:value-type="float">
            <text:p>322'498 <text:s/></text:p>
          </table:table-cell>
          <table:table-cell table:style-name="ce61" office:value-type="float" office:value="165810" calcext:value-type="float">
            <text:p>165'810 <text:s/></text:p>
          </table:table-cell>
          <table:table-cell table:style-name="ce61" office:value-type="float" office:value="213044" calcext:value-type="float">
            <text:p>213'044 <text:s/></text:p>
          </table:table-cell>
          <table:table-cell table:style-name="ce61" office:value-type="float" office:value="90025" calcext:value-type="float">
            <text:p>90'025 <text:s/></text:p>
          </table:table-cell>
          <table:table-cell table:style-name="ce61" office:value-type="float" office:value="45283" calcext:value-type="float">
            <text:p>45'283 <text:s/></text:p>
          </table:table-cell>
          <table:table-cell table:style-name="ce72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Lucerne</text:p>
          </table:table-cell>
          <table:table-cell table:style-name="ce61" office:value-type="float" office:value="395448" calcext:value-type="float">
            <text:p>395'448 <text:s/></text:p>
          </table:table-cell>
          <table:table-cell table:style-name="ce61" office:value-type="float" office:value="57433" calcext:value-type="float">
            <text:p>57'433 <text:s/></text:p>
          </table:table-cell>
          <table:table-cell table:style-name="ce61" office:value-type="float" office:value="115706" calcext:value-type="float">
            <text:p>115'706 <text:s/></text:p>
          </table:table-cell>
          <table:table-cell table:style-name="ce61" office:value-type="float" office:value="64983" calcext:value-type="float">
            <text:p>64'983 <text:s/></text:p>
          </table:table-cell>
          <table:table-cell table:style-name="ce61" office:value-type="float" office:value="93120" calcext:value-type="float">
            <text:p>93'120 <text:s/></text:p>
          </table:table-cell>
          <table:table-cell table:style-name="ce61" office:value-type="float" office:value="42910" calcext:value-type="float">
            <text:p>42'910 <text:s/></text:p>
          </table:table-cell>
          <table:table-cell table:style-name="ce61" office:value-type="float" office:value="21296" calcext:value-type="float">
            <text:p>21'296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Uri</text:p>
          </table:table-cell>
          <table:table-cell table:style-name="ce61" office:value-type="float" office:value="35377" calcext:value-type="float">
            <text:p>35'377 <text:s/></text:p>
          </table:table-cell>
          <table:table-cell table:style-name="ce61" office:value-type="float" office:value="4583" calcext:value-type="float">
            <text:p>4'583 <text:s/></text:p>
          </table:table-cell>
          <table:table-cell table:style-name="ce61" office:value-type="float" office:value="10556" calcext:value-type="float">
            <text:p>10'556 <text:s/></text:p>
          </table:table-cell>
          <table:table-cell table:style-name="ce61" office:value-type="float" office:value="5412" calcext:value-type="float">
            <text:p>5'412 <text:s/></text:p>
          </table:table-cell>
          <table:table-cell table:style-name="ce61" office:value-type="float" office:value="8604" calcext:value-type="float">
            <text:p>8'604 <text:s/></text:p>
          </table:table-cell>
          <table:table-cell table:style-name="ce61" office:value-type="float" office:value="4355" calcext:value-type="float">
            <text:p>4'355 <text:s/></text:p>
          </table:table-cell>
          <table:table-cell table:style-name="ce61" office:value-type="float" office:value="1867" calcext:value-type="float">
            <text:p>1'867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Schwytz</text:p>
          </table:table-cell>
          <table:table-cell table:style-name="ce61" office:value-type="float" office:value="153215" calcext:value-type="float">
            <text:p>153'215 <text:s/></text:p>
          </table:table-cell>
          <table:table-cell table:style-name="ce61" office:value-type="float" office:value="20861" calcext:value-type="float">
            <text:p>20'861 <text:s/></text:p>
          </table:table-cell>
          <table:table-cell table:style-name="ce61" office:value-type="float" office:value="45788" calcext:value-type="float">
            <text:p>45'788 <text:s/></text:p>
          </table:table-cell>
          <table:table-cell table:style-name="ce61" office:value-type="float" office:value="26295" calcext:value-type="float">
            <text:p>26'295 <text:s/></text:p>
          </table:table-cell>
          <table:table-cell table:style-name="ce61" office:value-type="float" office:value="36024" calcext:value-type="float">
            <text:p>36'024 <text:s/></text:p>
          </table:table-cell>
          <table:table-cell table:style-name="ce61" office:value-type="float" office:value="16280" calcext:value-type="float">
            <text:p>16'280 <text:s/></text:p>
          </table:table-cell>
          <table:table-cell table:style-name="ce61" office:value-type="float" office:value="7967" calcext:value-type="float">
            <text:p>7'967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Obwald</text:p>
          </table:table-cell>
          <table:table-cell table:style-name="ce61" office:value-type="float" office:value="36776" calcext:value-type="float">
            <text:p>36'776 <text:s/></text:p>
          </table:table-cell>
          <table:table-cell table:style-name="ce61" office:value-type="float" office:value="5007" calcext:value-type="float">
            <text:p>5'007 <text:s/></text:p>
          </table:table-cell>
          <table:table-cell table:style-name="ce61" office:value-type="float" office:value="10470" calcext:value-type="float">
            <text:p>10'470 <text:s/></text:p>
          </table:table-cell>
          <table:table-cell table:style-name="ce61" office:value-type="float" office:value="6132" calcext:value-type="float">
            <text:p>6'132 <text:s/></text:p>
          </table:table-cell>
          <table:table-cell table:style-name="ce61" office:value-type="float" office:value="9016" calcext:value-type="float">
            <text:p>9'016 <text:s/></text:p>
          </table:table-cell>
          <table:table-cell table:style-name="ce61" office:value-type="float" office:value="3990" calcext:value-type="float">
            <text:p>3'990 <text:s/></text:p>
          </table:table-cell>
          <table:table-cell table:style-name="ce61" office:value-type="float" office:value="2161" calcext:value-type="float">
            <text:p>2'161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Nidwald</text:p>
          </table:table-cell>
          <table:table-cell table:style-name="ce61" office:value-type="float" office:value="41856" calcext:value-type="float">
            <text:p>41'856 <text:s/></text:p>
          </table:table-cell>
          <table:table-cell table:style-name="ce61" office:value-type="float" office:value="5991" calcext:value-type="float">
            <text:p>5'991 <text:s/></text:p>
          </table:table-cell>
          <table:table-cell table:style-name="ce61" office:value-type="float" office:value="13464" calcext:value-type="float">
            <text:p>13'464 <text:s/></text:p>
          </table:table-cell>
          <table:table-cell table:style-name="ce61" office:value-type="float" office:value="6984" calcext:value-type="float">
            <text:p>6'984 <text:s/></text:p>
          </table:table-cell>
          <table:table-cell table:style-name="ce61" office:value-type="float" office:value="9620" calcext:value-type="float">
            <text:p>9'620 <text:s/></text:p>
          </table:table-cell>
          <table:table-cell table:style-name="ce61" office:value-type="float" office:value="4060" calcext:value-type="float">
            <text:p>4'060 <text:s/></text:p>
          </table:table-cell>
          <table:table-cell table:style-name="ce61" office:value-type="float" office:value="1737" calcext:value-type="float">
            <text:p>1'737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Glaris</text:p>
          </table:table-cell>
          <table:table-cell table:style-name="ce61" office:value-type="float" office:value="39385" calcext:value-type="float">
            <text:p>39'385 <text:s/></text:p>
          </table:table-cell>
          <table:table-cell table:style-name="ce61" office:value-type="float" office:value="6122" calcext:value-type="float">
            <text:p>6'122 <text:s/></text:p>
          </table:table-cell>
          <table:table-cell table:style-name="ce61" office:value-type="float" office:value="11772" calcext:value-type="float">
            <text:p>11'772 <text:s/></text:p>
          </table:table-cell>
          <table:table-cell table:style-name="ce61" office:value-type="float" office:value="6879" calcext:value-type="float">
            <text:p>6'879 <text:s/></text:p>
          </table:table-cell>
          <table:table-cell table:style-name="ce61" office:value-type="float" office:value="9292" calcext:value-type="float">
            <text:p>9'292 <text:s/></text:p>
          </table:table-cell>
          <table:table-cell table:style-name="ce61" office:value-type="float" office:value="3595" calcext:value-type="float">
            <text:p>3'595 <text:s/></text:p>
          </table:table-cell>
          <table:table-cell table:style-name="ce61" office:value-type="float" office:value="1725" calcext:value-type="float">
            <text:p>1'725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Zoug</text:p>
          </table:table-cell>
          <table:table-cell table:style-name="ce61" office:value-type="float" office:value="121819" calcext:value-type="float">
            <text:p>121'819 <text:s/></text:p>
          </table:table-cell>
          <table:table-cell table:style-name="ce61" office:value-type="float" office:value="16899" calcext:value-type="float">
            <text:p>16'899 <text:s/></text:p>
          </table:table-cell>
          <table:table-cell table:style-name="ce61" office:value-type="float" office:value="36444" calcext:value-type="float">
            <text:p>36'444 <text:s/></text:p>
          </table:table-cell>
          <table:table-cell table:style-name="ce61" office:value-type="float" office:value="21651" calcext:value-type="float">
            <text:p>21'651 <text:s/></text:p>
          </table:table-cell>
          <table:table-cell table:style-name="ce61" office:value-type="float" office:value="30036" calcext:value-type="float">
            <text:p>30'036 <text:s/></text:p>
          </table:table-cell>
          <table:table-cell table:style-name="ce61" office:value-type="float" office:value="12155" calcext:value-type="float">
            <text:p>12'155 <text:s/></text:p>
          </table:table-cell>
          <table:table-cell table:style-name="ce61" office:value-type="float" office:value="4634" calcext:value-type="float">
            <text:p>4'634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Fribourg</text:p>
          </table:table-cell>
          <table:table-cell table:style-name="ce61" office:value-type="float" office:value="305665" calcext:value-type="float">
            <text:p>305'665 <text:s/></text:p>
          </table:table-cell>
          <table:table-cell table:style-name="ce61" office:value-type="float" office:value="37985" calcext:value-type="float">
            <text:p>37'985 <text:s/></text:p>
          </table:table-cell>
          <table:table-cell table:style-name="ce61" office:value-type="float" office:value="79784" calcext:value-type="float">
            <text:p>79'784 <text:s/></text:p>
          </table:table-cell>
          <table:table-cell table:style-name="ce61" office:value-type="float" office:value="57195" calcext:value-type="float">
            <text:p>57'195 <text:s/></text:p>
          </table:table-cell>
          <table:table-cell table:style-name="ce61" office:value-type="float" office:value="79880" calcext:value-type="float">
            <text:p>79'880 <text:s/></text:p>
          </table:table-cell>
          <table:table-cell table:style-name="ce61" office:value-type="float" office:value="34925" calcext:value-type="float">
            <text:p>34'925 <text:s/></text:p>
          </table:table-cell>
          <table:table-cell table:style-name="ce61" office:value-type="float" office:value="15896" calcext:value-type="float">
            <text:p>15'896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Soleure</text:p>
          </table:table-cell>
          <table:table-cell table:style-name="ce61" office:value-type="float" office:value="265134" calcext:value-type="float">
            <text:p>265'134 <text:s/></text:p>
          </table:table-cell>
          <table:table-cell table:style-name="ce61" office:value-type="float" office:value="39972" calcext:value-type="float">
            <text:p>39'972 <text:s/></text:p>
          </table:table-cell>
          <table:table-cell table:style-name="ce61" office:value-type="float" office:value="83656" calcext:value-type="float">
            <text:p>83'656 <text:s/></text:p>
          </table:table-cell>
          <table:table-cell table:style-name="ce61" office:value-type="float" office:value="46536" calcext:value-type="float">
            <text:p>46'536 <text:s/></text:p>
          </table:table-cell>
          <table:table-cell table:style-name="ce61" office:value-type="float" office:value="57716" calcext:value-type="float">
            <text:p>57'716 <text:s/></text:p>
          </table:table-cell>
          <table:table-cell table:style-name="ce61" office:value-type="float" office:value="24815" calcext:value-type="float">
            <text:p>24'815 <text:s/></text:p>
          </table:table-cell>
          <table:table-cell table:style-name="ce61" office:value-type="float" office:value="12439" calcext:value-type="float">
            <text:p>12'439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Bâle-Ville</text:p>
          </table:table-cell>
          <table:table-cell table:style-name="ce61" office:value-type="float" office:value="187917" calcext:value-type="float">
            <text:p>187'917 <text:s/></text:p>
          </table:table-cell>
          <table:table-cell table:style-name="ce61" office:value-type="float" office:value="45242" calcext:value-type="float">
            <text:p>45'242 <text:s/></text:p>
          </table:table-cell>
          <table:table-cell table:style-name="ce61" office:value-type="float" office:value="56470" calcext:value-type="float">
            <text:p>56'470 <text:s/></text:p>
          </table:table-cell>
          <table:table-cell table:style-name="ce61" office:value-type="float" office:value="32253" calcext:value-type="float">
            <text:p>32'253 <text:s/></text:p>
          </table:table-cell>
          <table:table-cell table:style-name="ce61" office:value-type="float" office:value="33392" calcext:value-type="float">
            <text:p>33'392 <text:s/></text:p>
          </table:table-cell>
          <table:table-cell table:style-name="ce61" office:value-type="float" office:value="13750" calcext:value-type="float">
            <text:p>13'750 <text:s/></text:p>
          </table:table-cell>
          <table:table-cell table:style-name="ce61" office:value-type="float" office:value="6810" calcext:value-type="float">
            <text:p>6'810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Bâle-Campagne</text:p>
          </table:table-cell>
          <table:table-cell table:style-name="ce61" office:value-type="float" office:value="281404" calcext:value-type="float">
            <text:p>281'404 <text:s/></text:p>
          </table:table-cell>
          <table:table-cell table:style-name="ce61" office:value-type="float" office:value="41107" calcext:value-type="float">
            <text:p>41'107 <text:s/></text:p>
          </table:table-cell>
          <table:table-cell table:style-name="ce61" office:value-type="float" office:value="91256" calcext:value-type="float">
            <text:p>91'256 <text:s/></text:p>
          </table:table-cell>
          <table:table-cell table:style-name="ce61" office:value-type="float" office:value="50511" calcext:value-type="float">
            <text:p>50'511 <text:s/></text:p>
          </table:table-cell>
          <table:table-cell table:style-name="ce61" office:value-type="float" office:value="64048" calcext:value-type="float">
            <text:p>64'048 <text:s/></text:p>
          </table:table-cell>
          <table:table-cell table:style-name="ce61" office:value-type="float" office:value="24395" calcext:value-type="float">
            <text:p>24'395 <text:s/></text:p>
          </table:table-cell>
          <table:table-cell table:style-name="ce61" office:value-type="float" office:value="10087" calcext:value-type="float">
            <text:p>10'087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Schaffhouse</text:p>
          </table:table-cell>
          <table:table-cell table:style-name="ce61" office:value-type="float" office:value="79295" calcext:value-type="float">
            <text:p>79'295 <text:s/></text:p>
          </table:table-cell>
          <table:table-cell table:style-name="ce61" office:value-type="float" office:value="13341" calcext:value-type="float">
            <text:p>13'341 <text:s/></text:p>
          </table:table-cell>
          <table:table-cell table:style-name="ce61" office:value-type="float" office:value="25002" calcext:value-type="float">
            <text:p>25'002 <text:s/></text:p>
          </table:table-cell>
          <table:table-cell table:style-name="ce61" office:value-type="float" office:value="13296" calcext:value-type="float">
            <text:p>13'296 <text:s/></text:p>
          </table:table-cell>
          <table:table-cell table:style-name="ce61" office:value-type="float" office:value="16828" calcext:value-type="float">
            <text:p>16'828 <text:s/></text:p>
          </table:table-cell>
          <table:table-cell table:style-name="ce61" office:value-type="float" office:value="7230" calcext:value-type="float">
            <text:p>7'230 <text:s/></text:p>
          </table:table-cell>
          <table:table-cell table:style-name="ce61" office:value-type="float" office:value="3598" calcext:value-type="float">
            <text:p>3'598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Appenzell Rh.-Ext.</text:p>
          </table:table-cell>
          <table:table-cell table:style-name="ce61" office:value-type="float" office:value="54000" calcext:value-type="float">
            <text:p>54'000 <text:s/></text:p>
          </table:table-cell>
          <table:table-cell table:style-name="ce61" office:value-type="float" office:value="7790" calcext:value-type="float">
            <text:p>7'790 <text:s/></text:p>
          </table:table-cell>
          <table:table-cell table:style-name="ce61" office:value-type="float" office:value="15932" calcext:value-type="float">
            <text:p>15'932 <text:s/></text:p>
          </table:table-cell>
          <table:table-cell table:style-name="ce61" office:value-type="float" office:value="9027" calcext:value-type="float">
            <text:p>9'027 <text:s/></text:p>
          </table:table-cell>
          <table:table-cell table:style-name="ce61" office:value-type="float" office:value="11616" calcext:value-type="float">
            <text:p>11'616 <text:s/></text:p>
          </table:table-cell>
          <table:table-cell table:style-name="ce61" office:value-type="float" office:value="6115" calcext:value-type="float">
            <text:p>6'115 <text:s/></text:p>
          </table:table-cell>
          <table:table-cell table:style-name="ce61" office:value-type="float" office:value="3520" calcext:value-type="float">
            <text:p>3'520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Appenzell Rh.-Int.</text:p>
          </table:table-cell>
          <table:table-cell table:style-name="ce61" office:value-type="float" office:value="15687" calcext:value-type="float">
            <text:p>15'687 <text:s/></text:p>
          </table:table-cell>
          <table:table-cell table:style-name="ce61" office:value-type="float" office:value="1903" calcext:value-type="float">
            <text:p>1'903 <text:s/></text:p>
          </table:table-cell>
          <table:table-cell table:style-name="ce61" office:value-type="float" office:value="4070" calcext:value-type="float">
            <text:p>4'070 <text:s/></text:p>
          </table:table-cell>
          <table:table-cell table:style-name="ce61" office:value-type="float" office:value="2319" calcext:value-type="float">
            <text:p>2'319 <text:s/></text:p>
          </table:table-cell>
          <table:table-cell table:style-name="ce61" office:value-type="float" office:value="3412" calcext:value-type="float">
            <text:p>3'412 <text:s/></text:p>
          </table:table-cell>
          <table:table-cell table:style-name="ce61" office:value-type="float" office:value="2695" calcext:value-type="float">
            <text:p>2'695 <text:s/></text:p>
          </table:table-cell>
          <table:table-cell table:style-name="ce61" office:value-type="float" office:value="1288" calcext:value-type="float">
            <text:p>1'288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Saint-Gall</text:p>
          </table:table-cell>
          <table:table-cell table:style-name="ce61" office:value-type="float" office:value="494482" calcext:value-type="float">
            <text:p>494'482 <text:s/></text:p>
          </table:table-cell>
          <table:table-cell table:style-name="ce61" office:value-type="float" office:value="73562" calcext:value-type="float">
            <text:p>73'562 <text:s/></text:p>
          </table:table-cell>
          <table:table-cell table:style-name="ce61" office:value-type="float" office:value="143352" calcext:value-type="float">
            <text:p>143'352 <text:s/></text:p>
          </table:table-cell>
          <table:table-cell table:style-name="ce61" office:value-type="float" office:value="81552" calcext:value-type="float">
            <text:p>81'552 <text:s/></text:p>
          </table:table-cell>
          <table:table-cell table:style-name="ce61" office:value-type="float" office:value="112308" calcext:value-type="float">
            <text:p>112'308 <text:s/></text:p>
          </table:table-cell>
          <table:table-cell table:style-name="ce61" office:value-type="float" office:value="54330" calcext:value-type="float">
            <text:p>54'330 <text:s/></text:p>
          </table:table-cell>
          <table:table-cell table:style-name="ce61" office:value-type="float" office:value="29378" calcext:value-type="float">
            <text:p>29'378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Grisons</text:p>
          </table:table-cell>
          <table:table-cell table:style-name="ce61" office:value-type="float" office:value="194251" calcext:value-type="float">
            <text:p>194'251 <text:s/></text:p>
          </table:table-cell>
          <table:table-cell table:style-name="ce61" office:value-type="float" office:value="34171" calcext:value-type="float">
            <text:p>34'171 <text:s/></text:p>
          </table:table-cell>
          <table:table-cell table:style-name="ce61" office:value-type="float" office:value="58546" calcext:value-type="float">
            <text:p>58'546 <text:s/></text:p>
          </table:table-cell>
          <table:table-cell table:style-name="ce61" office:value-type="float" office:value="33879" calcext:value-type="float">
            <text:p>33'879 <text:s/></text:p>
          </table:table-cell>
          <table:table-cell table:style-name="ce61" office:value-type="float" office:value="43208" calcext:value-type="float">
            <text:p>43'208 <text:s/></text:p>
          </table:table-cell>
          <table:table-cell table:style-name="ce61" office:value-type="float" office:value="17680" calcext:value-type="float">
            <text:p>17'680 <text:s/></text:p>
          </table:table-cell>
          <table:table-cell table:style-name="ce61" office:value-type="float" office:value="6767" calcext:value-type="float">
            <text:p>6'767 <text:s/></text:p>
          </table:table-cell>
          <table:table-cell table:style-name="ce72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Argovie</text:p>
          </table:table-cell>
          <table:table-cell table:style-name="ce61" office:value-type="float" office:value="654178" calcext:value-type="float">
            <text:p>654'178 <text:s/></text:p>
          </table:table-cell>
          <table:table-cell table:style-name="ce61" office:value-type="float" office:value="89260" calcext:value-type="float">
            <text:p>89'260 <text:s/></text:p>
          </table:table-cell>
          <table:table-cell table:style-name="ce61" office:value-type="float" office:value="201162" calcext:value-type="float">
            <text:p>201'162 <text:s/></text:p>
          </table:table-cell>
          <table:table-cell table:style-name="ce61" office:value-type="float" office:value="114591" calcext:value-type="float">
            <text:p>114'591 <text:s/></text:p>
          </table:table-cell>
          <table:table-cell table:style-name="ce61" office:value-type="float" office:value="155532" calcext:value-type="float">
            <text:p>155'532 <text:s/></text:p>
          </table:table-cell>
          <table:table-cell table:style-name="ce61" office:value-type="float" office:value="63060" calcext:value-type="float">
            <text:p>63'060 <text:s/></text:p>
          </table:table-cell>
          <table:table-cell table:style-name="ce61" office:value-type="float" office:value="30573" calcext:value-type="float">
            <text:p>30'573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Thurgovie</text:p>
          </table:table-cell>
          <table:table-cell table:style-name="ce61" office:value-type="float" office:value="267202" calcext:value-type="float">
            <text:p>267'202 <text:s/></text:p>
          </table:table-cell>
          <table:table-cell table:style-name="ce61" office:value-type="float" office:value="37366" calcext:value-type="float">
            <text:p>37'366 <text:s/></text:p>
          </table:table-cell>
          <table:table-cell table:style-name="ce61" office:value-type="float" office:value="80454" calcext:value-type="float">
            <text:p>80'454 <text:s/></text:p>
          </table:table-cell>
          <table:table-cell table:style-name="ce61" office:value-type="float" office:value="45948" calcext:value-type="float">
            <text:p>45'948 <text:s/></text:p>
          </table:table-cell>
          <table:table-cell table:style-name="ce61" office:value-type="float" office:value="61756" calcext:value-type="float">
            <text:p>61'756 <text:s/></text:p>
          </table:table-cell>
          <table:table-cell table:style-name="ce61" office:value-type="float" office:value="27350" calcext:value-type="float">
            <text:p>27'350 <text:s/></text:p>
          </table:table-cell>
          <table:table-cell table:style-name="ce61" office:value-type="float" office:value="14328" calcext:value-type="float">
            <text:p>14'328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Tessin</text:p>
          </table:table-cell>
          <table:table-cell table:style-name="ce61" office:value-type="float" office:value="348637" calcext:value-type="float">
            <text:p>348'637 <text:s/></text:p>
          </table:table-cell>
          <table:table-cell table:style-name="ce61" office:value-type="float" office:value="62608" calcext:value-type="float">
            <text:p>62'608 <text:s/></text:p>
          </table:table-cell>
          <table:table-cell table:style-name="ce61" office:value-type="float" office:value="97488" calcext:value-type="float">
            <text:p>97'488 <text:s/></text:p>
          </table:table-cell>
          <table:table-cell table:style-name="ce61" office:value-type="float" office:value="71781" calcext:value-type="float">
            <text:p>71'781 <text:s/></text:p>
          </table:table-cell>
          <table:table-cell table:style-name="ce61" office:value-type="float" office:value="78576" calcext:value-type="float">
            <text:p>78'576 <text:s/></text:p>
          </table:table-cell>
          <table:table-cell table:style-name="ce61" office:value-type="float" office:value="28175" calcext:value-type="float">
            <text:p>28'175 <text:s/></text:p>
          </table:table-cell>
          <table:table-cell table:style-name="ce61" office:value-type="float" office:value="10009" calcext:value-type="float">
            <text:p>10'009 <text:s/></text:p>
          </table:table-cell>
          <table:table-cell table:style-name="ce72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Vaud</text:p>
          </table:table-cell>
          <table:table-cell table:style-name="ce61" office:value-type="float" office:value="767954" calcext:value-type="float">
            <text:p>767'954 <text:s/></text:p>
          </table:table-cell>
          <table:table-cell table:style-name="ce61" office:value-type="float" office:value="122484" calcext:value-type="float">
            <text:p>122'484 <text:s/></text:p>
          </table:table-cell>
          <table:table-cell table:style-name="ce61" office:value-type="float" office:value="203852" calcext:value-type="float">
            <text:p>203'852 <text:s/></text:p>
          </table:table-cell>
          <table:table-cell table:style-name="ce61" office:value-type="float" office:value="147450" calcext:value-type="float">
            <text:p>147'450 <text:s/></text:p>
          </table:table-cell>
          <table:table-cell table:style-name="ce61" office:value-type="float" office:value="184024" calcext:value-type="float">
            <text:p>184'024 <text:s/></text:p>
          </table:table-cell>
          <table:table-cell table:style-name="ce61" office:value-type="float" office:value="73515" calcext:value-type="float">
            <text:p>73'515 <text:s/></text:p>
          </table:table-cell>
          <table:table-cell table:style-name="ce61" office:value-type="float" office:value="36629" calcext:value-type="float">
            <text:p>36'629 <text:s/></text:p>
          </table:table-cell>
          <table:table-cell table:style-name="ce72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Valais</text:p>
          </table:table-cell>
          <table:table-cell table:style-name="ce61" office:value-type="float" office:value="332217" calcext:value-type="float">
            <text:p>332'217 <text:s/></text:p>
          </table:table-cell>
          <table:table-cell table:style-name="ce61" office:value-type="float" office:value="50527" calcext:value-type="float">
            <text:p>50'527 <text:s/></text:p>
          </table:table-cell>
          <table:table-cell table:style-name="ce61" office:value-type="float" office:value="91584" calcext:value-type="float">
            <text:p>91'584 <text:s/></text:p>
          </table:table-cell>
          <table:table-cell table:style-name="ce61" office:value-type="float" office:value="62004" calcext:value-type="float">
            <text:p>62'004 <text:s/></text:p>
          </table:table-cell>
          <table:table-cell table:style-name="ce61" office:value-type="float" office:value="78708" calcext:value-type="float">
            <text:p>78'708 <text:s/></text:p>
          </table:table-cell>
          <table:table-cell table:style-name="ce61" office:value-type="float" office:value="33595" calcext:value-type="float">
            <text:p>33'595 <text:s/></text:p>
          </table:table-cell>
          <table:table-cell table:style-name="ce61" office:value-type="float" office:value="15799" calcext:value-type="float">
            <text:p>15'799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Neuchâtel</text:p>
          </table:table-cell>
          <table:table-cell table:style-name="ce61" office:value-type="float" office:value="175242" calcext:value-type="float">
            <text:p>175'242 <text:s/></text:p>
          </table:table-cell>
          <table:table-cell table:style-name="ce61" office:value-type="float" office:value="31227" calcext:value-type="float">
            <text:p>31'227 <text:s/></text:p>
          </table:table-cell>
          <table:table-cell table:style-name="ce61" office:value-type="float" office:value="49338" calcext:value-type="float">
            <text:p>49'338 <text:s/></text:p>
          </table:table-cell>
          <table:table-cell table:style-name="ce61" office:value-type="float" office:value="31968" calcext:value-type="float">
            <text:p>31'968 <text:s/></text:p>
          </table:table-cell>
          <table:table-cell table:style-name="ce61" office:value-type="float" office:value="41008" calcext:value-type="float">
            <text:p>41'008 <text:s/></text:p>
          </table:table-cell>
          <table:table-cell table:style-name="ce61" office:value-type="float" office:value="15365" calcext:value-type="float">
            <text:p>15'365 <text:s/></text:p>
          </table:table-cell>
          <table:table-cell table:style-name="ce61" office:value-type="float" office:value="6336" calcext:value-type="float">
            <text:p>6'336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Genève</text:p>
          </table:table-cell>
          <table:table-cell table:style-name="ce61" office:value-type="float" office:value="466158" calcext:value-type="float">
            <text:p>466'158 <text:s/></text:p>
          </table:table-cell>
          <table:table-cell table:style-name="ce61" office:value-type="float" office:value="74533" calcext:value-type="float">
            <text:p>74'533 <text:s/></text:p>
          </table:table-cell>
          <table:table-cell table:style-name="ce61" office:value-type="float" office:value="100650" calcext:value-type="float">
            <text:p>100'650 <text:s/></text:p>
          </table:table-cell>
          <table:table-cell table:style-name="ce61" office:value-type="float" office:value="89103" calcext:value-type="float">
            <text:p>89'103 <text:s/></text:p>
          </table:table-cell>
          <table:table-cell table:style-name="ce61" office:value-type="float" office:value="103336" calcext:value-type="float">
            <text:p>103'336 <text:s/></text:p>
          </table:table-cell>
          <table:table-cell table:style-name="ce61" office:value-type="float" office:value="51155" calcext:value-type="float">
            <text:p>51'155 <text:s/></text:p>
          </table:table-cell>
          <table:table-cell table:style-name="ce61" office:value-type="float" office:value="47381" calcext:value-type="float">
            <text:p>47'381 <text:s/></text:p>
          </table:table-cell>
          <table:table-cell table:style-name="ce73" office:value-type="float" office:value="3" calcext:value-type="float">
            <text:p>3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1" office:value-type="string" calcext:value-type="string">
            <text:p>Jura</text:p>
          </table:table-cell>
          <table:table-cell table:style-name="ce62" office:value-type="float" office:value="71869" calcext:value-type="float">
            <text:p>71'869 <text:s/></text:p>
          </table:table-cell>
          <table:table-cell table:style-name="ce62" office:value-type="float" office:value="10588" calcext:value-type="float">
            <text:p>10'588 <text:s/></text:p>
          </table:table-cell>
          <table:table-cell table:style-name="ce62" office:value-type="float" office:value="19900" calcext:value-type="float">
            <text:p>19'900 <text:s/></text:p>
          </table:table-cell>
          <table:table-cell table:style-name="ce62" office:value-type="float" office:value="12357" calcext:value-type="float">
            <text:p>12'357 <text:s/></text:p>
          </table:table-cell>
          <table:table-cell table:style-name="ce62" office:value-type="float" office:value="16884" calcext:value-type="float">
            <text:p>16'884 <text:s/></text:p>
          </table:table-cell>
          <table:table-cell table:style-name="ce62" office:value-type="float" office:value="8345" calcext:value-type="float">
            <text:p>8'345 <text:s/></text:p>
          </table:table-cell>
          <table:table-cell table:style-name="ce62" office:value-type="float" office:value="3795" calcext:value-type="float">
            <text:p>3'795 <text:s/></text:p>
          </table:table-cell>
          <table:table-cell table:style-name="ce75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2" office:value-type="string" calcext:value-type="string">
            <text:p>Base: Population résidante permanente au domicile principal</text:p>
          </table:table-cell>
          <table:table-cell table:number-columns-repeated="1023"/>
        </table:table-row>
        <table:table-row table:style-name="ro6">
          <table:table-cell table:style-name="ce53" office:value-type="string" calcext:value-type="string" table:number-columns-spanned="9" table:number-rows-spanned="3">
            <text:p><text:span text:style-name="T5">1</text:span><text:span text:style-name="T10"> Les ménages ne sont pas plausibles quand au moins un des cinq critères de qualité n’est pas rempli (personne la plus âgée dans le ménage &gt; 15 ans ; ménages avec au maximum 12 personnes; nombre identique de ménages et de logements dans le bâtiment ; plusieurs ménages dans un bâtiment avec plusieurs logements ; rapport plausible du nombre de personnes dans le ménage / du nombre de chambres dans le logement)</text:span></text:p>
          </table:table-cell>
          <table:covered-table-cell table:number-columns-repeated="8" table:style-name="ce54"/>
          <table:table-cell table:number-columns-repeated="1015"/>
        </table:table-row>
        <table:table-row table:style-name="ro6">
          <table:covered-table-cell table:number-columns-repeated="9" table:style-name="ce54"/>
          <table:table-cell table:number-columns-repeated="1015"/>
        </table:table-row>
        <table:table-row table:style-name="ro6">
          <table:covered-table-cell table:number-columns-repeated="9" table:style-name="ce54"/>
          <table:table-cell table:number-columns-repeated="1015"/>
        </table:table-row>
        <table:table-row table:style-name="ro6">
          <table:table-cell office:value-type="string" calcext:value-type="string">
            <text:p>Etat au 03.10.2017</text:p>
          </table:table-cell>
          <table:table-cell table:style-name="ce64"/>
          <table:table-cell table:number-columns-repeated="1022"/>
        </table:table-row>
        <table:table-row table:style-name="ro6">
          <table:table-cell table:style-name="ce56" office:value-type="string" calcext:value-type="string">
            <text:p>Source: STATPOP</text:p>
          </table:table-cell>
          <table:table-cell table:style-name="ce64" table:number-columns-repeated="1023"/>
        </table:table-row>
        <table:table-row table:style-name="ro6">
          <table:table-cell table:style-name="ce57" office:value-type="string" calcext:value-type="string">
            <text:p>© OFS</text:p>
          </table:table-cell>
          <table:table-cell table:style-name="ce64" table:number-columns-repeated="1023"/>
        </table:table-row>
        <table:table-row table:style-name="ro6">
          <table:table-cell/>
          <table:table-cell table:style-name="ce64" table:number-columns-repeated="1023"/>
        </table:table-row>
        <table:table-row table:style-name="ro6">
          <table:table-cell table:style-name="ce56" office:value-type="string" calcext:value-type="string">
            <text:p>Renseignements: Office fédéral de la statistique (OFS), section Démographie et migration, info.dem@bfs.admin.ch, tél. 058 463 67 11</text:p>
          </table:table-cell>
          <table:table-cell/>
          <table:table-cell table:style-name="ce64" table:number-columns-repeated="1022"/>
        </table:table-row>
        <table:table-row table:style-name="ro6" table:number-rows-repeated="3">
          <table:table-cell table:number-columns-repeated="1024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'2021'.$A$1" table:cell-range-address="$'2016'.$A$1:.$J$40" table:range-usable-as="print-range"/>
        </table:named-expressions>
      </table:table>
      <table:table table:name="2015" table:style-name="ta7" table:print-ranges="'2015'.A1:'2015'.J40">
        <table:table-column table:style-name="co1" table:default-cell-style-name="ce55"/>
        <table:table-column table:style-name="co2" table:default-cell-style-name="ce63"/>
        <table:table-column table:style-name="co3" table:number-columns-repeated="6" table:default-cell-style-name="ce63"/>
        <table:table-column table:style-name="co4" table:default-cell-style-name="ce52"/>
        <table:table-column table:style-name="co5" table:number-columns-repeated="36" table:default-cell-style-name="ce52"/>
        <table:table-column table:style-name="co6" table:number-columns-repeated="979" table:default-cell-style-name="ce52"/>
        <table:table-row table:style-name="ro1">
          <table:table-cell table:style-name="ce46" office:value-type="string" calcext:value-type="string">
            <text:p>cc-f-01.02.02.04</text:p>
          </table:table-cell>
          <table:table-cell table:style-name="ce46" office:value-type="string" calcext:value-type="string">
            <text:p>Population résidante permanente dans des ménages privés selon le canton et la taille du ménage, au 31 décembre 2015</text:p>
          </table:table-cell>
          <table:table-cell table:style-name="ce46" table:number-columns-repeated="2"/>
          <table:table-cell table:style-name="ce68"/>
          <table:table-cell table:style-name="ce69" table:number-columns-repeated="4"/>
          <table:table-cell table:style-name="ce76" table:number-columns-repeated="1015"/>
        </table:table-row>
        <table:table-row table:style-name="ro2">
          <table:table-cell table:style-name="ce47" office:value-type="string" calcext:value-type="string">
            <text:p>Canton</text:p>
          </table:table-cell>
          <table:table-cell table:style-name="ce58" office:value-type="string" calcext:value-type="string">
            <text:p>Total</text:p>
          </table:table-cell>
          <table:table-cell table:style-name="ce65" office:value-type="string" calcext:value-type="string">
            <text:p>Nombre de personnes vivant dans un ménage de</text:p>
          </table:table-cell>
          <table:table-cell table:style-name="ce47" table:number-columns-repeated="5"/>
          <table:table-cell table:style-name="ce67" office:value-type="string" calcext:value-type="string" table:number-columns-spanned="1" table:number-rows-spanned="2">
            <text:p>Proportion de personnes vivant dans un ménage non plausible (en %) <text:span text:style-name="T11">1</text:span></text:p>
          </table:table-cell>
          <table:table-cell table:style-name="ce77" table:number-columns-spanned="1" table:number-rows-spanned="2"/>
          <table:table-cell table:style-name="ce78"/>
          <table:table-cell table:style-name="ce79" table:number-columns-repeated="1013"/>
        </table:table-row>
        <table:table-row table:style-name="ro3">
          <table:table-cell table:style-name="ce48"/>
          <table:table-cell table:style-name="ce59"/>
          <table:table-cell table:style-name="ce66" office:value-type="string" calcext:value-type="string">
            <text:p>1 personne</text:p>
          </table:table-cell>
          <table:table-cell table:style-name="ce67" office:value-type="string" calcext:value-type="string">
            <text:p>2 personnes</text:p>
          </table:table-cell>
          <table:table-cell table:style-name="ce67" office:value-type="string" calcext:value-type="string">
            <text:p>3 personnes</text:p>
          </table:table-cell>
          <table:table-cell table:style-name="ce67" office:value-type="string" calcext:value-type="string">
            <text:p>4 personnes</text:p>
          </table:table-cell>
          <table:table-cell table:style-name="ce67" office:value-type="string" calcext:value-type="string">
            <text:p>5 personnes</text:p>
          </table:table-cell>
          <table:table-cell table:style-name="ce66" office:value-type="string" calcext:value-type="string">
            <text:p>6 personnes ou plus</text:p>
          </table:table-cell>
          <table:covered-table-cell table:style-name="ce70"/>
          <table:covered-table-cell table:style-name="ce77"/>
          <table:table-cell table:style-name="ce78"/>
          <table:table-cell table:style-name="ce79" table:number-columns-repeated="1013"/>
        </table:table-row>
        <table:table-row table:style-name="ro4">
          <table:table-cell table:style-name="ce49" office:value-type="string" calcext:value-type="string">
            <text:p>Suisse</text:p>
          </table:table-cell>
          <table:table-cell table:style-name="ce60" office:value-type="float" office:value="8156286" calcext:value-type="float">
            <text:p>8'156'286 <text:s/></text:p>
          </table:table-cell>
          <table:table-cell table:style-name="ce60" office:value-type="float" office:value="1275667" calcext:value-type="float">
            <text:p>1'275'667 <text:s/></text:p>
          </table:table-cell>
          <table:table-cell table:style-name="ce60" office:value-type="float" office:value="2376720" calcext:value-type="float">
            <text:p>2'376'720 <text:s/></text:p>
          </table:table-cell>
          <table:table-cell table:style-name="ce60" office:value-type="float" office:value="1446417" calcext:value-type="float">
            <text:p>1'446'417 <text:s/></text:p>
          </table:table-cell>
          <table:table-cell table:style-name="ce60" office:value-type="float" office:value="1857428" calcext:value-type="float">
            <text:p>1'857'428 <text:s/></text:p>
          </table:table-cell>
          <table:table-cell table:style-name="ce60" office:value-type="float" office:value="789900" calcext:value-type="float">
            <text:p>789'900 <text:s/></text:p>
          </table:table-cell>
          <table:table-cell table:style-name="ce60" office:value-type="float" office:value="410154" calcext:value-type="float">
            <text:p>410'154 <text:s/></text:p>
          </table:table-cell>
          <table:table-cell table:style-name="ce81" office:value-type="string" calcext:value-type="string">
            <text:p>&lt; 0.5</text:p>
          </table:table-cell>
          <table:table-cell table:number-columns-repeated="1015"/>
        </table:table-row>
        <table:table-row table:style-name="ro5">
          <table:table-cell table:style-name="ce50" office:value-type="string" calcext:value-type="string">
            <text:p>Zurich</text:p>
          </table:table-cell>
          <table:table-cell table:style-name="ce61" office:value-type="float" office:value="1437710" calcext:value-type="float">
            <text:p>1'437'710 <text:s/></text:p>
          </table:table-cell>
          <table:table-cell table:style-name="ce61" office:value-type="float" office:value="237650" calcext:value-type="float">
            <text:p>237'650 <text:s/></text:p>
          </table:table-cell>
          <table:table-cell table:style-name="ce61" office:value-type="float" office:value="435690" calcext:value-type="float">
            <text:p>435'690 <text:s/></text:p>
          </table:table-cell>
          <table:table-cell table:style-name="ce61" office:value-type="float" office:value="254781" calcext:value-type="float">
            <text:p>254'781 <text:s/></text:p>
          </table:table-cell>
          <table:table-cell table:style-name="ce61" office:value-type="float" office:value="317612" calcext:value-type="float">
            <text:p>317'612 <text:s/></text:p>
          </table:table-cell>
          <table:table-cell table:style-name="ce61" office:value-type="float" office:value="126385" calcext:value-type="float">
            <text:p>126'385 <text:s/></text:p>
          </table:table-cell>
          <table:table-cell table:style-name="ce61" office:value-type="float" office:value="65592" calcext:value-type="float">
            <text:p>65'592 <text:s/></text:p>
          </table:table-cell>
          <table:table-cell table:style-name="ce72" office:value-type="string" calcext:value-type="string">
            <text:p>&lt; 0.5</text:p>
          </table:table-cell>
          <table:table-cell table:number-columns-repeated="35"/>
          <table:table-cell table:style-name="ce80" table:number-columns-repeated="980"/>
        </table:table-row>
        <table:table-row table:style-name="ro6">
          <table:table-cell table:style-name="ce50" office:value-type="string" calcext:value-type="string">
            <text:p>Berne</text:p>
          </table:table-cell>
          <table:table-cell table:style-name="ce61" office:value-type="float" office:value="997935" calcext:value-type="float">
            <text:p>997'935 <text:s/></text:p>
          </table:table-cell>
          <table:table-cell table:style-name="ce61" office:value-type="float" office:value="164916" calcext:value-type="float">
            <text:p>164'916 <text:s/></text:p>
          </table:table-cell>
          <table:table-cell table:style-name="ce61" office:value-type="float" office:value="319812" calcext:value-type="float">
            <text:p>319'812 <text:s/></text:p>
          </table:table-cell>
          <table:table-cell table:style-name="ce61" office:value-type="float" office:value="164928" calcext:value-type="float">
            <text:p>164'928 <text:s/></text:p>
          </table:table-cell>
          <table:table-cell table:style-name="ce61" office:value-type="float" office:value="212844" calcext:value-type="float">
            <text:p>212'844 <text:s/></text:p>
          </table:table-cell>
          <table:table-cell table:style-name="ce61" office:value-type="float" office:value="89935" calcext:value-type="float">
            <text:p>89'935 <text:s/></text:p>
          </table:table-cell>
          <table:table-cell table:style-name="ce61" office:value-type="float" office:value="45500" calcext:value-type="float">
            <text:p>45'500 <text:s/></text:p>
          </table:table-cell>
          <table:table-cell table:style-name="ce72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Lucerne</text:p>
          </table:table-cell>
          <table:table-cell table:style-name="ce61" office:value-type="float" office:value="391443" calcext:value-type="float">
            <text:p>391'443 <text:s/></text:p>
          </table:table-cell>
          <table:table-cell table:style-name="ce61" office:value-type="float" office:value="56438" calcext:value-type="float">
            <text:p>56'438 <text:s/></text:p>
          </table:table-cell>
          <table:table-cell table:style-name="ce61" office:value-type="float" office:value="113394" calcext:value-type="float">
            <text:p>113'394 <text:s/></text:p>
          </table:table-cell>
          <table:table-cell table:style-name="ce61" office:value-type="float" office:value="64374" calcext:value-type="float">
            <text:p>64'374 <text:s/></text:p>
          </table:table-cell>
          <table:table-cell table:style-name="ce61" office:value-type="float" office:value="92032" calcext:value-type="float">
            <text:p>92'032 <text:s/></text:p>
          </table:table-cell>
          <table:table-cell table:style-name="ce61" office:value-type="float" office:value="43220" calcext:value-type="float">
            <text:p>43'220 <text:s/></text:p>
          </table:table-cell>
          <table:table-cell table:style-name="ce61" office:value-type="float" office:value="21985" calcext:value-type="float">
            <text:p>21'985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Uri</text:p>
          </table:table-cell>
          <table:table-cell table:style-name="ce61" office:value-type="float" office:value="35212" calcext:value-type="float">
            <text:p>35'212 <text:s/></text:p>
          </table:table-cell>
          <table:table-cell table:style-name="ce61" office:value-type="float" office:value="4626" calcext:value-type="float">
            <text:p>4'626 <text:s/></text:p>
          </table:table-cell>
          <table:table-cell table:style-name="ce61" office:value-type="float" office:value="10230" calcext:value-type="float">
            <text:p>10'230 <text:s/></text:p>
          </table:table-cell>
          <table:table-cell table:style-name="ce61" office:value-type="float" office:value="5397" calcext:value-type="float">
            <text:p>5'397 <text:s/></text:p>
          </table:table-cell>
          <table:table-cell table:style-name="ce61" office:value-type="float" office:value="8640" calcext:value-type="float">
            <text:p>8'640 <text:s/></text:p>
          </table:table-cell>
          <table:table-cell table:style-name="ce61" office:value-type="float" office:value="4410" calcext:value-type="float">
            <text:p>4'410 <text:s/></text:p>
          </table:table-cell>
          <table:table-cell table:style-name="ce61" office:value-type="float" office:value="1909" calcext:value-type="float">
            <text:p>1'909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Schwytz</text:p>
          </table:table-cell>
          <table:table-cell table:style-name="ce61" office:value-type="float" office:value="151463" calcext:value-type="float">
            <text:p>151'463 <text:s/></text:p>
          </table:table-cell>
          <table:table-cell table:style-name="ce61" office:value-type="float" office:value="20508" calcext:value-type="float">
            <text:p>20'508 <text:s/></text:p>
          </table:table-cell>
          <table:table-cell table:style-name="ce61" office:value-type="float" office:value="44880" calcext:value-type="float">
            <text:p>44'880 <text:s/></text:p>
          </table:table-cell>
          <table:table-cell table:style-name="ce61" office:value-type="float" office:value="25884" calcext:value-type="float">
            <text:p>25'884 <text:s/></text:p>
          </table:table-cell>
          <table:table-cell table:style-name="ce61" office:value-type="float" office:value="35788" calcext:value-type="float">
            <text:p>35'788 <text:s/></text:p>
          </table:table-cell>
          <table:table-cell table:style-name="ce61" office:value-type="float" office:value="16510" calcext:value-type="float">
            <text:p>16'510 <text:s/></text:p>
          </table:table-cell>
          <table:table-cell table:style-name="ce61" office:value-type="float" office:value="7893" calcext:value-type="float">
            <text:p>7'893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Obwald</text:p>
          </table:table-cell>
          <table:table-cell table:style-name="ce61" office:value-type="float" office:value="36507" calcext:value-type="float">
            <text:p>36'507 <text:s/></text:p>
          </table:table-cell>
          <table:table-cell table:style-name="ce61" office:value-type="float" office:value="4966" calcext:value-type="float">
            <text:p>4'966 <text:s/></text:p>
          </table:table-cell>
          <table:table-cell table:style-name="ce61" office:value-type="float" office:value="10192" calcext:value-type="float">
            <text:p>10'192 <text:s/></text:p>
          </table:table-cell>
          <table:table-cell table:style-name="ce61" office:value-type="float" office:value="5931" calcext:value-type="float">
            <text:p>5'931 <text:s/></text:p>
          </table:table-cell>
          <table:table-cell table:style-name="ce61" office:value-type="float" office:value="8984" calcext:value-type="float">
            <text:p>8'984 <text:s/></text:p>
          </table:table-cell>
          <table:table-cell table:style-name="ce61" office:value-type="float" office:value="4135" calcext:value-type="float">
            <text:p>4'135 <text:s/></text:p>
          </table:table-cell>
          <table:table-cell table:style-name="ce61" office:value-type="float" office:value="2299" calcext:value-type="float">
            <text:p>2'299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Nidwald</text:p>
          </table:table-cell>
          <table:table-cell table:style-name="ce61" office:value-type="float" office:value="41823" calcext:value-type="float">
            <text:p>41'823 <text:s/></text:p>
          </table:table-cell>
          <table:table-cell table:style-name="ce61" office:value-type="float" office:value="5899" calcext:value-type="float">
            <text:p>5'899 <text:s/></text:p>
          </table:table-cell>
          <table:table-cell table:style-name="ce61" office:value-type="float" office:value="13250" calcext:value-type="float">
            <text:p>13'250 <text:s/></text:p>
          </table:table-cell>
          <table:table-cell table:style-name="ce61" office:value-type="float" office:value="6939" calcext:value-type="float">
            <text:p>6'939 <text:s/></text:p>
          </table:table-cell>
          <table:table-cell table:style-name="ce61" office:value-type="float" office:value="9608" calcext:value-type="float">
            <text:p>9'608 <text:s/></text:p>
          </table:table-cell>
          <table:table-cell table:style-name="ce61" office:value-type="float" office:value="4105" calcext:value-type="float">
            <text:p>4'105 <text:s/></text:p>
          </table:table-cell>
          <table:table-cell table:style-name="ce61" office:value-type="float" office:value="2022" calcext:value-type="float">
            <text:p>2'022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Glaris</text:p>
          </table:table-cell>
          <table:table-cell table:style-name="ce61" office:value-type="float" office:value="39184" calcext:value-type="float">
            <text:p>39'184 <text:s/></text:p>
          </table:table-cell>
          <table:table-cell table:style-name="ce61" office:value-type="float" office:value="5961" calcext:value-type="float">
            <text:p>5'961 <text:s/></text:p>
          </table:table-cell>
          <table:table-cell table:style-name="ce61" office:value-type="float" office:value="11730" calcext:value-type="float">
            <text:p>11'730 <text:s/></text:p>
          </table:table-cell>
          <table:table-cell table:style-name="ce61" office:value-type="float" office:value="6858" calcext:value-type="float">
            <text:p>6'858 <text:s/></text:p>
          </table:table-cell>
          <table:table-cell table:style-name="ce61" office:value-type="float" office:value="9220" calcext:value-type="float">
            <text:p>9'220 <text:s/></text:p>
          </table:table-cell>
          <table:table-cell table:style-name="ce61" office:value-type="float" office:value="3745" calcext:value-type="float">
            <text:p>3'745 <text:s/></text:p>
          </table:table-cell>
          <table:table-cell table:style-name="ce61" office:value-type="float" office:value="1670" calcext:value-type="float">
            <text:p>1'670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Zoug</text:p>
          </table:table-cell>
          <table:table-cell table:style-name="ce61" office:value-type="float" office:value="120107" calcext:value-type="float">
            <text:p>120'107 <text:s/></text:p>
          </table:table-cell>
          <table:table-cell table:style-name="ce61" office:value-type="float" office:value="16754" calcext:value-type="float">
            <text:p>16'754 <text:s/></text:p>
          </table:table-cell>
          <table:table-cell table:style-name="ce61" office:value-type="float" office:value="35584" calcext:value-type="float">
            <text:p>35'584 <text:s/></text:p>
          </table:table-cell>
          <table:table-cell table:style-name="ce61" office:value-type="float" office:value="21795" calcext:value-type="float">
            <text:p>21'795 <text:s/></text:p>
          </table:table-cell>
          <table:table-cell table:style-name="ce61" office:value-type="float" office:value="29304" calcext:value-type="float">
            <text:p>29'304 <text:s/></text:p>
          </table:table-cell>
          <table:table-cell table:style-name="ce61" office:value-type="float" office:value="12135" calcext:value-type="float">
            <text:p>12'135 <text:s/></text:p>
          </table:table-cell>
          <table:table-cell table:style-name="ce61" office:value-type="float" office:value="4535" calcext:value-type="float">
            <text:p>4'535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Fribourg</text:p>
          </table:table-cell>
          <table:table-cell table:style-name="ce61" office:value-type="float" office:value="301701" calcext:value-type="float">
            <text:p>301'701 <text:s/></text:p>
          </table:table-cell>
          <table:table-cell table:style-name="ce61" office:value-type="float" office:value="36868" calcext:value-type="float">
            <text:p>36'868 <text:s/></text:p>
          </table:table-cell>
          <table:table-cell table:style-name="ce61" office:value-type="float" office:value="78442" calcext:value-type="float">
            <text:p>78'442 <text:s/></text:p>
          </table:table-cell>
          <table:table-cell table:style-name="ce61" office:value-type="float" office:value="56496" calcext:value-type="float">
            <text:p>56'496 <text:s/></text:p>
          </table:table-cell>
          <table:table-cell table:style-name="ce61" office:value-type="float" office:value="79620" calcext:value-type="float">
            <text:p>79'620 <text:s/></text:p>
          </table:table-cell>
          <table:table-cell table:style-name="ce61" office:value-type="float" office:value="34795" calcext:value-type="float">
            <text:p>34'795 <text:s/></text:p>
          </table:table-cell>
          <table:table-cell table:style-name="ce61" office:value-type="float" office:value="15480" calcext:value-type="float">
            <text:p>15'480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Soleure</text:p>
          </table:table-cell>
          <table:table-cell table:style-name="ce61" office:value-type="float" office:value="262241" calcext:value-type="float">
            <text:p>262'241 <text:s/></text:p>
          </table:table-cell>
          <table:table-cell table:style-name="ce61" office:value-type="float" office:value="39432" calcext:value-type="float">
            <text:p>39'432 <text:s/></text:p>
          </table:table-cell>
          <table:table-cell table:style-name="ce61" office:value-type="float" office:value="82752" calcext:value-type="float">
            <text:p>82'752 <text:s/></text:p>
          </table:table-cell>
          <table:table-cell table:style-name="ce61" office:value-type="float" office:value="45969" calcext:value-type="float">
            <text:p>45'969 <text:s/></text:p>
          </table:table-cell>
          <table:table-cell table:style-name="ce61" office:value-type="float" office:value="57228" calcext:value-type="float">
            <text:p>57'228 <text:s/></text:p>
          </table:table-cell>
          <table:table-cell table:style-name="ce61" office:value-type="float" office:value="24480" calcext:value-type="float">
            <text:p>24'480 <text:s/></text:p>
          </table:table-cell>
          <table:table-cell table:style-name="ce61" office:value-type="float" office:value="12380" calcext:value-type="float">
            <text:p>12'380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Bâle-Ville</text:p>
          </table:table-cell>
          <table:table-cell table:style-name="ce61" office:value-type="float" office:value="186510" calcext:value-type="float">
            <text:p>186'510 <text:s/></text:p>
          </table:table-cell>
          <table:table-cell table:style-name="ce61" office:value-type="float" office:value="45463" calcext:value-type="float">
            <text:p>45'463 <text:s/></text:p>
          </table:table-cell>
          <table:table-cell table:style-name="ce61" office:value-type="float" office:value="56606" calcext:value-type="float">
            <text:p>56'606 <text:s/></text:p>
          </table:table-cell>
          <table:table-cell table:style-name="ce61" office:value-type="float" office:value="31458" calcext:value-type="float">
            <text:p>31'458 <text:s/></text:p>
          </table:table-cell>
          <table:table-cell table:style-name="ce61" office:value-type="float" office:value="32852" calcext:value-type="float">
            <text:p>32'852 <text:s/></text:p>
          </table:table-cell>
          <table:table-cell table:style-name="ce61" office:value-type="float" office:value="13560" calcext:value-type="float">
            <text:p>13'560 <text:s/></text:p>
          </table:table-cell>
          <table:table-cell table:style-name="ce61" office:value-type="float" office:value="6571" calcext:value-type="float">
            <text:p>6'571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Bâle-Campagne</text:p>
          </table:table-cell>
          <table:table-cell table:style-name="ce61" office:value-type="float" office:value="278951" calcext:value-type="float">
            <text:p>278'951 <text:s/></text:p>
          </table:table-cell>
          <table:table-cell table:style-name="ce61" office:value-type="float" office:value="40495" calcext:value-type="float">
            <text:p>40'495 <text:s/></text:p>
          </table:table-cell>
          <table:table-cell table:style-name="ce61" office:value-type="float" office:value="90376" calcext:value-type="float">
            <text:p>90'376 <text:s/></text:p>
          </table:table-cell>
          <table:table-cell table:style-name="ce61" office:value-type="float" office:value="50163" calcext:value-type="float">
            <text:p>50'163 <text:s/></text:p>
          </table:table-cell>
          <table:table-cell table:style-name="ce61" office:value-type="float" office:value="63400" calcext:value-type="float">
            <text:p>63'400 <text:s/></text:p>
          </table:table-cell>
          <table:table-cell table:style-name="ce61" office:value-type="float" office:value="24270" calcext:value-type="float">
            <text:p>24'270 <text:s/></text:p>
          </table:table-cell>
          <table:table-cell table:style-name="ce61" office:value-type="float" office:value="10247" calcext:value-type="float">
            <text:p>10'247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Schaffhouse</text:p>
          </table:table-cell>
          <table:table-cell table:style-name="ce61" office:value-type="float" office:value="78356" calcext:value-type="float">
            <text:p>78'356 <text:s/></text:p>
          </table:table-cell>
          <table:table-cell table:style-name="ce61" office:value-type="float" office:value="13245" calcext:value-type="float">
            <text:p>13'245 <text:s/></text:p>
          </table:table-cell>
          <table:table-cell table:style-name="ce61" office:value-type="float" office:value="24480" calcext:value-type="float">
            <text:p>24'480 <text:s/></text:p>
          </table:table-cell>
          <table:table-cell table:style-name="ce61" office:value-type="float" office:value="13140" calcext:value-type="float">
            <text:p>13'140 <text:s/></text:p>
          </table:table-cell>
          <table:table-cell table:style-name="ce61" office:value-type="float" office:value="16848" calcext:value-type="float">
            <text:p>16'848 <text:s/></text:p>
          </table:table-cell>
          <table:table-cell table:style-name="ce61" office:value-type="float" office:value="7170" calcext:value-type="float">
            <text:p>7'170 <text:s/></text:p>
          </table:table-cell>
          <table:table-cell table:style-name="ce61" office:value-type="float" office:value="3473" calcext:value-type="float">
            <text:p>3'473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Appenzell Rh.-Ext.</text:p>
          </table:table-cell>
          <table:table-cell table:style-name="ce61" office:value-type="float" office:value="53537" calcext:value-type="float">
            <text:p>53'537 <text:s/></text:p>
          </table:table-cell>
          <table:table-cell table:style-name="ce61" office:value-type="float" office:value="7579" calcext:value-type="float">
            <text:p>7'579 <text:s/></text:p>
          </table:table-cell>
          <table:table-cell table:style-name="ce61" office:value-type="float" office:value="15804" calcext:value-type="float">
            <text:p>15'804 <text:s/></text:p>
          </table:table-cell>
          <table:table-cell table:style-name="ce61" office:value-type="float" office:value="8904" calcext:value-type="float">
            <text:p>8'904 <text:s/></text:p>
          </table:table-cell>
          <table:table-cell table:style-name="ce61" office:value-type="float" office:value="11656" calcext:value-type="float">
            <text:p>11'656 <text:s/></text:p>
          </table:table-cell>
          <table:table-cell table:style-name="ce61" office:value-type="float" office:value="6100" calcext:value-type="float">
            <text:p>6'100 <text:s/></text:p>
          </table:table-cell>
          <table:table-cell table:style-name="ce61" office:value-type="float" office:value="3494" calcext:value-type="float">
            <text:p>3'494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Appenzell Rh.-Int.</text:p>
          </table:table-cell>
          <table:table-cell table:style-name="ce61" office:value-type="float" office:value="15661" calcext:value-type="float">
            <text:p>15'661 <text:s/></text:p>
          </table:table-cell>
          <table:table-cell table:style-name="ce61" office:value-type="float" office:value="1893" calcext:value-type="float">
            <text:p>1'893 <text:s/></text:p>
          </table:table-cell>
          <table:table-cell table:style-name="ce61" office:value-type="float" office:value="4058" calcext:value-type="float">
            <text:p>4'058 <text:s/></text:p>
          </table:table-cell>
          <table:table-cell table:style-name="ce61" office:value-type="float" office:value="2313" calcext:value-type="float">
            <text:p>2'313 <text:s/></text:p>
          </table:table-cell>
          <table:table-cell table:style-name="ce61" office:value-type="float" office:value="3404" calcext:value-type="float">
            <text:p>3'404 <text:s/></text:p>
          </table:table-cell>
          <table:table-cell table:style-name="ce61" office:value-type="float" office:value="2710" calcext:value-type="float">
            <text:p>2'710 <text:s/></text:p>
          </table:table-cell>
          <table:table-cell table:style-name="ce61" office:value-type="float" office:value="1283" calcext:value-type="float">
            <text:p>1'283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Saint-Gall</text:p>
          </table:table-cell>
          <table:table-cell table:style-name="ce61" office:value-type="float" office:value="489617" calcext:value-type="float">
            <text:p>489'617 <text:s/></text:p>
          </table:table-cell>
          <table:table-cell table:style-name="ce61" office:value-type="float" office:value="72397" calcext:value-type="float">
            <text:p>72'397 <text:s/></text:p>
          </table:table-cell>
          <table:table-cell table:style-name="ce61" office:value-type="float" office:value="141454" calcext:value-type="float">
            <text:p>141'454 <text:s/></text:p>
          </table:table-cell>
          <table:table-cell table:style-name="ce61" office:value-type="float" office:value="80364" calcext:value-type="float">
            <text:p>80'364 <text:s/></text:p>
          </table:table-cell>
          <table:table-cell table:style-name="ce61" office:value-type="float" office:value="111664" calcext:value-type="float">
            <text:p>111'664 <text:s/></text:p>
          </table:table-cell>
          <table:table-cell table:style-name="ce61" office:value-type="float" office:value="54265" calcext:value-type="float">
            <text:p>54'265 <text:s/></text:p>
          </table:table-cell>
          <table:table-cell table:style-name="ce61" office:value-type="float" office:value="29473" calcext:value-type="float">
            <text:p>29'473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Grisons</text:p>
          </table:table-cell>
          <table:table-cell table:style-name="ce61" office:value-type="float" office:value="193662" calcext:value-type="float">
            <text:p>193'662 <text:s/></text:p>
          </table:table-cell>
          <table:table-cell table:style-name="ce61" office:value-type="float" office:value="33730" calcext:value-type="float">
            <text:p>33'730 <text:s/></text:p>
          </table:table-cell>
          <table:table-cell table:style-name="ce61" office:value-type="float" office:value="57576" calcext:value-type="float">
            <text:p>57'576 <text:s/></text:p>
          </table:table-cell>
          <table:table-cell table:style-name="ce61" office:value-type="float" office:value="33882" calcext:value-type="float">
            <text:p>33'882 <text:s/></text:p>
          </table:table-cell>
          <table:table-cell table:style-name="ce61" office:value-type="float" office:value="43736" calcext:value-type="float">
            <text:p>43'736 <text:s/></text:p>
          </table:table-cell>
          <table:table-cell table:style-name="ce61" office:value-type="float" office:value="18005" calcext:value-type="float">
            <text:p>18'005 <text:s/></text:p>
          </table:table-cell>
          <table:table-cell table:style-name="ce61" office:value-type="float" office:value="6733" calcext:value-type="float">
            <text:p>6'733 <text:s/></text:p>
          </table:table-cell>
          <table:table-cell table:style-name="ce72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Argovie</text:p>
          </table:table-cell>
          <table:table-cell table:style-name="ce61" office:value-type="float" office:value="645427" calcext:value-type="float">
            <text:p>645'427 <text:s/></text:p>
          </table:table-cell>
          <table:table-cell table:style-name="ce61" office:value-type="float" office:value="87334" calcext:value-type="float">
            <text:p>87'334 <text:s/></text:p>
          </table:table-cell>
          <table:table-cell table:style-name="ce61" office:value-type="float" office:value="198628" calcext:value-type="float">
            <text:p>198'628 <text:s/></text:p>
          </table:table-cell>
          <table:table-cell table:style-name="ce61" office:value-type="float" office:value="112758" calcext:value-type="float">
            <text:p>112'758 <text:s/></text:p>
          </table:table-cell>
          <table:table-cell table:style-name="ce61" office:value-type="float" office:value="153248" calcext:value-type="float">
            <text:p>153'248 <text:s/></text:p>
          </table:table-cell>
          <table:table-cell table:style-name="ce61" office:value-type="float" office:value="62685" calcext:value-type="float">
            <text:p>62'685 <text:s/></text:p>
          </table:table-cell>
          <table:table-cell table:style-name="ce61" office:value-type="float" office:value="30774" calcext:value-type="float">
            <text:p>30'774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Thurgovie</text:p>
          </table:table-cell>
          <table:table-cell table:style-name="ce61" office:value-type="float" office:value="263452" calcext:value-type="float">
            <text:p>263'452 <text:s/></text:p>
          </table:table-cell>
          <table:table-cell table:style-name="ce61" office:value-type="float" office:value="36387" calcext:value-type="float">
            <text:p>36'387 <text:s/></text:p>
          </table:table-cell>
          <table:table-cell table:style-name="ce61" office:value-type="float" office:value="78838" calcext:value-type="float">
            <text:p>78'838 <text:s/></text:p>
          </table:table-cell>
          <table:table-cell table:style-name="ce61" office:value-type="float" office:value="45525" calcext:value-type="float">
            <text:p>45'525 <text:s/></text:p>
          </table:table-cell>
          <table:table-cell table:style-name="ce61" office:value-type="float" office:value="60740" calcext:value-type="float">
            <text:p>60'740 <text:s/></text:p>
          </table:table-cell>
          <table:table-cell table:style-name="ce61" office:value-type="float" office:value="27530" calcext:value-type="float">
            <text:p>27'530 <text:s/></text:p>
          </table:table-cell>
          <table:table-cell table:style-name="ce61" office:value-type="float" office:value="14432" calcext:value-type="float">
            <text:p>14'432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Tessin</text:p>
          </table:table-cell>
          <table:table-cell table:style-name="ce61" office:value-type="float" office:value="346024" calcext:value-type="float">
            <text:p>346'024 <text:s/></text:p>
          </table:table-cell>
          <table:table-cell table:style-name="ce61" office:value-type="float" office:value="61441" calcext:value-type="float">
            <text:p>61'441 <text:s/></text:p>
          </table:table-cell>
          <table:table-cell table:style-name="ce61" office:value-type="float" office:value="96166" calcext:value-type="float">
            <text:p>96'166 <text:s/></text:p>
          </table:table-cell>
          <table:table-cell table:style-name="ce61" office:value-type="float" office:value="71325" calcext:value-type="float">
            <text:p>71'325 <text:s/></text:p>
          </table:table-cell>
          <table:table-cell table:style-name="ce61" office:value-type="float" office:value="78724" calcext:value-type="float">
            <text:p>78'724 <text:s/></text:p>
          </table:table-cell>
          <table:table-cell table:style-name="ce61" office:value-type="float" office:value="27825" calcext:value-type="float">
            <text:p>27'825 <text:s/></text:p>
          </table:table-cell>
          <table:table-cell table:style-name="ce61" office:value-type="float" office:value="10543" calcext:value-type="float">
            <text:p>10'543 <text:s/></text:p>
          </table:table-cell>
          <table:table-cell table:style-name="ce72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Vaud</text:p>
          </table:table-cell>
          <table:table-cell table:style-name="ce61" office:value-type="float" office:value="755774" calcext:value-type="float">
            <text:p>755'774 <text:s/></text:p>
          </table:table-cell>
          <table:table-cell table:style-name="ce61" office:value-type="float" office:value="120067" calcext:value-type="float">
            <text:p>120'067 <text:s/></text:p>
          </table:table-cell>
          <table:table-cell table:style-name="ce61" office:value-type="float" office:value="200378" calcext:value-type="float">
            <text:p>200'378 <text:s/></text:p>
          </table:table-cell>
          <table:table-cell table:style-name="ce61" office:value-type="float" office:value="144480" calcext:value-type="float">
            <text:p>144'480 <text:s/></text:p>
          </table:table-cell>
          <table:table-cell table:style-name="ce61" office:value-type="float" office:value="181168" calcext:value-type="float">
            <text:p>181'168 <text:s/></text:p>
          </table:table-cell>
          <table:table-cell table:style-name="ce61" office:value-type="float" office:value="73200" calcext:value-type="float">
            <text:p>73'200 <text:s/></text:p>
          </table:table-cell>
          <table:table-cell table:style-name="ce61" office:value-type="float" office:value="36481" calcext:value-type="float">
            <text:p>36'481 <text:s/></text:p>
          </table:table-cell>
          <table:table-cell table:style-name="ce72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Valais</text:p>
          </table:table-cell>
          <table:table-cell table:style-name="ce61" office:value-type="float" office:value="328527" calcext:value-type="float">
            <text:p>328'527 <text:s/></text:p>
          </table:table-cell>
          <table:table-cell table:style-name="ce61" office:value-type="float" office:value="48863" calcext:value-type="float">
            <text:p>48'863 <text:s/></text:p>
          </table:table-cell>
          <table:table-cell table:style-name="ce61" office:value-type="float" office:value="90082" calcext:value-type="float">
            <text:p>90'082 <text:s/></text:p>
          </table:table-cell>
          <table:table-cell table:style-name="ce61" office:value-type="float" office:value="61350" calcext:value-type="float">
            <text:p>61'350 <text:s/></text:p>
          </table:table-cell>
          <table:table-cell table:style-name="ce61" office:value-type="float" office:value="79008" calcext:value-type="float">
            <text:p>79'008 <text:s/></text:p>
          </table:table-cell>
          <table:table-cell table:style-name="ce61" office:value-type="float" office:value="33445" calcext:value-type="float">
            <text:p>33'445 <text:s/></text:p>
          </table:table-cell>
          <table:table-cell table:style-name="ce61" office:value-type="float" office:value="15779" calcext:value-type="float">
            <text:p>15'779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Neuchâtel</text:p>
          </table:table-cell>
          <table:table-cell table:style-name="ce61" office:value-type="float" office:value="174896" calcext:value-type="float">
            <text:p>174'896 <text:s/></text:p>
          </table:table-cell>
          <table:table-cell table:style-name="ce61" office:value-type="float" office:value="30815" calcext:value-type="float">
            <text:p>30'815 <text:s/></text:p>
          </table:table-cell>
          <table:table-cell table:style-name="ce61" office:value-type="float" office:value="49304" calcext:value-type="float">
            <text:p>49'304 <text:s/></text:p>
          </table:table-cell>
          <table:table-cell table:style-name="ce61" office:value-type="float" office:value="31950" calcext:value-type="float">
            <text:p>31'950 <text:s/></text:p>
          </table:table-cell>
          <table:table-cell table:style-name="ce61" office:value-type="float" office:value="40924" calcext:value-type="float">
            <text:p>40'924 <text:s/></text:p>
          </table:table-cell>
          <table:table-cell table:style-name="ce61" office:value-type="float" office:value="15445" calcext:value-type="float">
            <text:p>15'445 <text:s/></text:p>
          </table:table-cell>
          <table:table-cell table:style-name="ce61" office:value-type="float" office:value="6458" calcext:value-type="float">
            <text:p>6'458 <text:s/></text:p>
          </table:table-cell>
          <table:table-cell table:style-name="ce73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Genève</text:p>
          </table:table-cell>
          <table:table-cell table:style-name="ce61" office:value-type="float" office:value="458991" calcext:value-type="float">
            <text:p>458'991 <text:s/></text:p>
          </table:table-cell>
          <table:table-cell table:style-name="ce61" office:value-type="float" office:value="72205" calcext:value-type="float">
            <text:p>72'205 <text:s/></text:p>
          </table:table-cell>
          <table:table-cell table:style-name="ce61" office:value-type="float" office:value="97876" calcext:value-type="float">
            <text:p>97'876 <text:s/></text:p>
          </table:table-cell>
          <table:table-cell table:style-name="ce61" office:value-type="float" office:value="87261" calcext:value-type="float">
            <text:p>87'261 <text:s/></text:p>
          </table:table-cell>
          <table:table-cell table:style-name="ce61" office:value-type="float" office:value="102040" calcext:value-type="float">
            <text:p>102'040 <text:s/></text:p>
          </table:table-cell>
          <table:table-cell table:style-name="ce61" office:value-type="float" office:value="51050" calcext:value-type="float">
            <text:p>51'050 <text:s/></text:p>
          </table:table-cell>
          <table:table-cell table:style-name="ce61" office:value-type="float" office:value="48559" calcext:value-type="float">
            <text:p>48'559 <text:s/></text:p>
          </table:table-cell>
          <table:table-cell table:style-name="ce73" office:value-type="float" office:value="3" calcext:value-type="float">
            <text:p>3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1" office:value-type="string" calcext:value-type="string">
            <text:p>Jura</text:p>
          </table:table-cell>
          <table:table-cell table:style-name="ce62" office:value-type="float" office:value="71575" calcext:value-type="float">
            <text:p>71'575 <text:s/></text:p>
          </table:table-cell>
          <table:table-cell table:style-name="ce62" office:value-type="float" office:value="9735" calcext:value-type="float">
            <text:p>9'735 <text:s/></text:p>
          </table:table-cell>
          <table:table-cell table:style-name="ce62" office:value-type="float" office:value="19138" calcext:value-type="float">
            <text:p>19'138 <text:s/></text:p>
          </table:table-cell>
          <table:table-cell table:style-name="ce62" office:value-type="float" office:value="12192" calcext:value-type="float">
            <text:p>12'192 <text:s/></text:p>
          </table:table-cell>
          <table:table-cell table:style-name="ce62" office:value-type="float" office:value="17136" calcext:value-type="float">
            <text:p>17'136 <text:s/></text:p>
          </table:table-cell>
          <table:table-cell table:style-name="ce62" office:value-type="float" office:value="8785" calcext:value-type="float">
            <text:p>8'785 <text:s/></text:p>
          </table:table-cell>
          <table:table-cell table:style-name="ce62" office:value-type="float" office:value="4589" calcext:value-type="float">
            <text:p>4'589 <text:s/></text:p>
          </table:table-cell>
          <table:table-cell table:style-name="ce75" office:value-type="string" calcext:value-type="string">
            <text:p>&lt; 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2" office:value-type="string" calcext:value-type="string">
            <text:p>Base: Population résidante permanente au domicile principal</text:p>
          </table:table-cell>
          <table:table-cell table:number-columns-repeated="1023"/>
        </table:table-row>
        <table:table-row table:style-name="ro6">
          <table:table-cell table:style-name="ce53" office:value-type="string" calcext:value-type="string" table:number-columns-spanned="9" table:number-rows-spanned="3">
            <text:p><text:span text:style-name="T5">1</text:span><text:span text:style-name="T10"> Les ménages ne sont pas plausibles quand au moins un des cinq critères de qualité n’est pas rempli (personne la plus âgée dans le ménage &gt; 15 ans ; ménages avec au maximum 12 personnes; nombre identique de ménages et de logements dans le bâtiment ; plusieurs ménages dans un bâtiment avec plusieurs logements ; rapport plausible du nombre de personnes dans le ménage / du nombre de chambres dans le logement)</text:span></text:p>
          </table:table-cell>
          <table:covered-table-cell table:number-columns-repeated="8" table:style-name="ce54"/>
          <table:table-cell table:number-columns-repeated="1015"/>
        </table:table-row>
        <table:table-row table:style-name="ro6">
          <table:covered-table-cell table:number-columns-repeated="9" table:style-name="ce54"/>
          <table:table-cell table:number-columns-repeated="1015"/>
        </table:table-row>
        <table:table-row table:style-name="ro6">
          <table:covered-table-cell table:number-columns-repeated="9" table:style-name="ce54"/>
          <table:table-cell table:number-columns-repeated="1015"/>
        </table:table-row>
        <table:table-row table:style-name="ro6">
          <table:table-cell office:value-type="string" calcext:value-type="string">
            <text:p>Etat au 24.11.2016</text:p>
          </table:table-cell>
          <table:table-cell table:style-name="ce64"/>
          <table:table-cell table:number-columns-repeated="1022"/>
        </table:table-row>
        <table:table-row table:style-name="ro6">
          <table:table-cell table:style-name="ce56" office:value-type="string" calcext:value-type="string">
            <text:p>Source: STATPOP</text:p>
          </table:table-cell>
          <table:table-cell table:style-name="ce64" table:number-columns-repeated="1023"/>
        </table:table-row>
        <table:table-row table:style-name="ro6">
          <table:table-cell table:style-name="ce57" office:value-type="string" calcext:value-type="string">
            <text:p>© OFS</text:p>
          </table:table-cell>
          <table:table-cell table:style-name="ce64" table:number-columns-repeated="1023"/>
        </table:table-row>
        <table:table-row table:style-name="ro6">
          <table:table-cell/>
          <table:table-cell table:style-name="ce64" table:number-columns-repeated="1023"/>
        </table:table-row>
        <table:table-row table:style-name="ro6">
          <table:table-cell table:style-name="ce56" office:value-type="string" calcext:value-type="string">
            <text:p>Renseignements: Office fédéral de la statistique (OFS), section Démographie et migration, info.dem@bfs.admin.ch, tél. 058 463 67 11</text:p>
          </table:table-cell>
          <table:table-cell/>
          <table:table-cell table:style-name="ce64" table:number-columns-repeated="1022"/>
        </table:table-row>
        <table:table-row table:style-name="ro6" table:number-rows-repeated="4">
          <table:table-cell table:number-columns-repeated="1024"/>
        </table:table-row>
        <table:table-row table:style-name="ro7" table:number-rows-repeated="1048532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'2021'.$A$1" table:cell-range-address="$'2015'.$A$1:.$J$40" table:range-usable-as="print-range"/>
        </table:named-expressions>
      </table:table>
      <table:table table:name="2014" table:style-name="ta8" table:print-ranges="'2014'.A1:'2014'.I40">
        <table:table-column table:style-name="co1" table:default-cell-style-name="ce55"/>
        <table:table-column table:style-name="co2" table:default-cell-style-name="ce63"/>
        <table:table-column table:style-name="co3" table:number-columns-repeated="6" table:default-cell-style-name="ce63"/>
        <table:table-column table:style-name="co4" table:default-cell-style-name="ce52"/>
        <table:table-column table:style-name="co7" table:default-cell-style-name="ce52"/>
        <table:table-column table:style-name="co5" table:number-columns-repeated="35" table:default-cell-style-name="ce52"/>
        <table:table-column table:style-name="co6" table:number-columns-repeated="979" table:default-cell-style-name="ce52"/>
        <table:table-row table:style-name="ro1">
          <table:table-cell table:style-name="ce46" office:value-type="string" calcext:value-type="string">
            <text:p>cc-f-01.02.02.04</text:p>
          </table:table-cell>
          <table:table-cell table:style-name="ce46" office:value-type="string" calcext:value-type="string">
            <text:p>Population résidante permanente dans des ménages privés selon le canton et la taille du ménage, au 31 décembre 2014</text:p>
          </table:table-cell>
          <table:table-cell table:style-name="ce46" table:number-columns-repeated="2"/>
          <table:table-cell table:style-name="ce68"/>
          <table:table-cell table:style-name="ce69" table:number-columns-repeated="4"/>
          <table:table-cell table:style-name="ce76" table:number-columns-repeated="1015"/>
        </table:table-row>
        <table:table-row table:style-name="ro2">
          <table:table-cell table:style-name="ce47" office:value-type="string" calcext:value-type="string">
            <text:p>Canton</text:p>
          </table:table-cell>
          <table:table-cell table:style-name="ce58" office:value-type="string" calcext:value-type="string">
            <text:p>Total</text:p>
          </table:table-cell>
          <table:table-cell table:style-name="ce65" office:value-type="string" calcext:value-type="string">
            <text:p>Nombre de personnes vivant dans un ménage de</text:p>
          </table:table-cell>
          <table:table-cell table:style-name="ce47" table:number-columns-repeated="5"/>
          <table:table-cell table:style-name="ce67" office:value-type="string" calcext:value-type="string" table:number-columns-spanned="1" table:number-rows-spanned="2">
            <text:p>Proportion de personnes vivant dans un ménage non plausible (en %) <text:span text:style-name="T11">1</text:span></text:p>
          </table:table-cell>
          <table:table-cell table:style-name="ce77" table:number-columns-spanned="1" table:number-rows-spanned="2"/>
          <table:table-cell table:style-name="ce78"/>
          <table:table-cell table:style-name="ce79" table:number-columns-repeated="1013"/>
        </table:table-row>
        <table:table-row table:style-name="ro3">
          <table:table-cell table:style-name="ce48"/>
          <table:table-cell table:style-name="ce59"/>
          <table:table-cell table:style-name="ce66" office:value-type="string" calcext:value-type="string">
            <text:p>1 personne</text:p>
          </table:table-cell>
          <table:table-cell table:style-name="ce67" office:value-type="string" calcext:value-type="string">
            <text:p>2 personnes</text:p>
          </table:table-cell>
          <table:table-cell table:style-name="ce67" office:value-type="string" calcext:value-type="string">
            <text:p>3 personnes</text:p>
          </table:table-cell>
          <table:table-cell table:style-name="ce67" office:value-type="string" calcext:value-type="string">
            <text:p>4 personnes</text:p>
          </table:table-cell>
          <table:table-cell table:style-name="ce67" office:value-type="string" calcext:value-type="string">
            <text:p>5 personnes</text:p>
          </table:table-cell>
          <table:table-cell table:style-name="ce66" office:value-type="string" calcext:value-type="string">
            <text:p>6 personnes ou plus</text:p>
          </table:table-cell>
          <table:covered-table-cell table:style-name="ce70"/>
          <table:covered-table-cell table:style-name="ce77"/>
          <table:table-cell table:style-name="ce78"/>
          <table:table-cell table:style-name="ce79" table:number-columns-repeated="1013"/>
        </table:table-row>
        <table:table-row table:style-name="ro4">
          <table:table-cell table:style-name="ce49" office:value-type="string" calcext:value-type="string">
            <text:p>Suisse</text:p>
          </table:table-cell>
          <table:table-cell table:style-name="ce60" office:value-type="float" office:value="8066570" calcext:value-type="float">
            <text:p>8'066'570 <text:s/></text:p>
          </table:table-cell>
          <table:table-cell table:style-name="ce60" office:value-type="float" office:value="1256826" calcext:value-type="float">
            <text:p>1'256'826 <text:s/></text:p>
          </table:table-cell>
          <table:table-cell table:style-name="ce60" office:value-type="float" office:value="2342406" calcext:value-type="float">
            <text:p>2'342'406 <text:s/></text:p>
          </table:table-cell>
          <table:table-cell table:style-name="ce60" office:value-type="float" office:value="1429536" calcext:value-type="float">
            <text:p>1'429'536 <text:s/></text:p>
          </table:table-cell>
          <table:table-cell table:style-name="ce60" office:value-type="float" office:value="1839436" calcext:value-type="float">
            <text:p>1'839'436 <text:s/></text:p>
          </table:table-cell>
          <table:table-cell table:style-name="ce60" office:value-type="float" office:value="787785" calcext:value-type="float">
            <text:p>787'785 <text:s/></text:p>
          </table:table-cell>
          <table:table-cell table:style-name="ce60" office:value-type="float" office:value="410581" calcext:value-type="float">
            <text:p>410'581 <text:s/></text:p>
          </table:table-cell>
          <table:table-cell table:style-name="ce81" office:value-type="string" calcext:value-type="string">
            <text:p>&lt;0.5</text:p>
          </table:table-cell>
          <table:table-cell table:number-columns-repeated="1015"/>
        </table:table-row>
        <table:table-row table:style-name="ro5">
          <table:table-cell table:style-name="ce50" office:value-type="string" calcext:value-type="string">
            <text:p>Zurich</text:p>
          </table:table-cell>
          <table:table-cell table:style-name="ce61" office:value-type="float" office:value="1417607" calcext:value-type="float">
            <text:p>1'417'607 <text:s/></text:p>
          </table:table-cell>
          <table:table-cell table:style-name="ce61" office:value-type="float" office:value="233642" calcext:value-type="float">
            <text:p>233'642 <text:s/></text:p>
          </table:table-cell>
          <table:table-cell table:style-name="ce61" office:value-type="float" office:value="429248" calcext:value-type="float">
            <text:p>429'248 <text:s/></text:p>
          </table:table-cell>
          <table:table-cell table:style-name="ce61" office:value-type="float" office:value="251613" calcext:value-type="float">
            <text:p>251'613 <text:s/></text:p>
          </table:table-cell>
          <table:table-cell table:style-name="ce61" office:value-type="float" office:value="311824" calcext:value-type="float">
            <text:p>311'824 <text:s/></text:p>
          </table:table-cell>
          <table:table-cell table:style-name="ce61" office:value-type="float" office:value="125225" calcext:value-type="float">
            <text:p>125'225 <text:s/></text:p>
          </table:table-cell>
          <table:table-cell table:style-name="ce61" office:value-type="float" office:value="66055" calcext:value-type="float">
            <text:p>66'055 <text:s/></text:p>
          </table:table-cell>
          <table:table-cell table:style-name="ce72" office:value-type="string" calcext:value-type="string">
            <text:p>&lt;0.5</text:p>
          </table:table-cell>
          <table:table-cell table:number-columns-repeated="35"/>
          <table:table-cell table:style-name="ce80" table:number-columns-repeated="980"/>
        </table:table-row>
        <table:table-row table:style-name="ro6">
          <table:table-cell table:style-name="ce50" office:value-type="string" calcext:value-type="string">
            <text:p>Berne</text:p>
          </table:table-cell>
          <table:table-cell table:style-name="ce61" office:value-type="float" office:value="989823" calcext:value-type="float">
            <text:p>989'823 <text:s/></text:p>
          </table:table-cell>
          <table:table-cell table:style-name="ce61" office:value-type="float" office:value="163259" calcext:value-type="float">
            <text:p>163'259 <text:s/></text:p>
          </table:table-cell>
          <table:table-cell table:style-name="ce61" office:value-type="float" office:value="316328" calcext:value-type="float">
            <text:p>316'328 <text:s/></text:p>
          </table:table-cell>
          <table:table-cell table:style-name="ce61" office:value-type="float" office:value="163203" calcext:value-type="float">
            <text:p>163'203 <text:s/></text:p>
          </table:table-cell>
          <table:table-cell table:style-name="ce61" office:value-type="float" office:value="212288" calcext:value-type="float">
            <text:p>212'288 <text:s/></text:p>
          </table:table-cell>
          <table:table-cell table:style-name="ce61" office:value-type="float" office:value="89845" calcext:value-type="float">
            <text:p>89'845 <text:s/></text:p>
          </table:table-cell>
          <table:table-cell table:style-name="ce61" office:value-type="float" office:value="44900" calcext:value-type="float">
            <text:p>44'900 <text:s/></text:p>
          </table:table-cell>
          <table:table-cell table:style-name="ce72" office:value-type="string" calcext:value-type="string">
            <text:p>&lt;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Lucerne</text:p>
          </table:table-cell>
          <table:table-cell table:style-name="ce61" office:value-type="float" office:value="387381" calcext:value-type="float">
            <text:p>387'381 <text:s/></text:p>
          </table:table-cell>
          <table:table-cell table:style-name="ce61" office:value-type="float" office:value="55500" calcext:value-type="float">
            <text:p>55'500 <text:s/></text:p>
          </table:table-cell>
          <table:table-cell table:style-name="ce61" office:value-type="float" office:value="111240" calcext:value-type="float">
            <text:p>111'240 <text:s/></text:p>
          </table:table-cell>
          <table:table-cell table:style-name="ce61" office:value-type="float" office:value="63444" calcext:value-type="float">
            <text:p>63'444 <text:s/></text:p>
          </table:table-cell>
          <table:table-cell table:style-name="ce61" office:value-type="float" office:value="91172" calcext:value-type="float">
            <text:p>91'172 <text:s/></text:p>
          </table:table-cell>
          <table:table-cell table:style-name="ce61" office:value-type="float" office:value="43530" calcext:value-type="float">
            <text:p>43'530 <text:s/></text:p>
          </table:table-cell>
          <table:table-cell table:style-name="ce61" office:value-type="float" office:value="22495" calcext:value-type="float">
            <text:p>22'495 <text:s/></text:p>
          </table:table-cell>
          <table:table-cell table:style-name="ce73" office:value-type="string" calcext:value-type="string">
            <text:p>&lt;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Uri</text:p>
          </table:table-cell>
          <table:table-cell table:style-name="ce61" office:value-type="float" office:value="35215" calcext:value-type="float">
            <text:p>35'215 <text:s/></text:p>
          </table:table-cell>
          <table:table-cell table:style-name="ce61" office:value-type="float" office:value="4565" calcext:value-type="float">
            <text:p>4'565 <text:s/></text:p>
          </table:table-cell>
          <table:table-cell table:style-name="ce61" office:value-type="float" office:value="10184" calcext:value-type="float">
            <text:p>10'184 <text:s/></text:p>
          </table:table-cell>
          <table:table-cell table:style-name="ce61" office:value-type="float" office:value="5427" calcext:value-type="float">
            <text:p>5'427 <text:s/></text:p>
          </table:table-cell>
          <table:table-cell table:style-name="ce61" office:value-type="float" office:value="8624" calcext:value-type="float">
            <text:p>8'624 <text:s/></text:p>
          </table:table-cell>
          <table:table-cell table:style-name="ce61" office:value-type="float" office:value="4460" calcext:value-type="float">
            <text:p>4'460 <text:s/></text:p>
          </table:table-cell>
          <table:table-cell table:style-name="ce61" office:value-type="float" office:value="1955" calcext:value-type="float">
            <text:p>1'955 <text:s/></text:p>
          </table:table-cell>
          <table:table-cell table:style-name="ce73" office:value-type="string" calcext:value-type="string">
            <text:p>&lt;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Schwytz</text:p>
          </table:table-cell>
          <table:table-cell table:style-name="ce61" office:value-type="float" office:value="150199" calcext:value-type="float">
            <text:p>150'199 <text:s/></text:p>
          </table:table-cell>
          <table:table-cell table:style-name="ce61" office:value-type="float" office:value="20160" calcext:value-type="float">
            <text:p>20'160 <text:s/></text:p>
          </table:table-cell>
          <table:table-cell table:style-name="ce61" office:value-type="float" office:value="44240" calcext:value-type="float">
            <text:p>44'240 <text:s/></text:p>
          </table:table-cell>
          <table:table-cell table:style-name="ce61" office:value-type="float" office:value="25773" calcext:value-type="float">
            <text:p>25'773 <text:s/></text:p>
          </table:table-cell>
          <table:table-cell table:style-name="ce61" office:value-type="float" office:value="35540" calcext:value-type="float">
            <text:p>35'540 <text:s/></text:p>
          </table:table-cell>
          <table:table-cell table:style-name="ce61" office:value-type="float" office:value="16390" calcext:value-type="float">
            <text:p>16'390 <text:s/></text:p>
          </table:table-cell>
          <table:table-cell table:style-name="ce61" office:value-type="float" office:value="8096" calcext:value-type="float">
            <text:p>8'096 <text:s/></text:p>
          </table:table-cell>
          <table:table-cell table:style-name="ce73" office:value-type="string" calcext:value-type="string">
            <text:p>&lt;0.5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Obwald</text:p>
          </table:table-cell>
          <table:table-cell table:style-name="ce61" office:value-type="float" office:value="36230" calcext:value-type="float">
            <text:p>36'230 <text:s/></text:p>
          </table:table-cell>
          <table:table-cell table:style-name="ce61" office:value-type="float" office:value="4814" calcext:value-type="float">
            <text:p>4'814 <text:s/></text:p>
          </table:table-cell>
          <table:table-cell table:style-name="ce61" office:value-type="float" office:value="9978" calcext:value-type="float">
            <text:p>9'978 <text:s/></text:p>
          </table:table-cell>
          <table:table-cell table:style-name="ce61" office:value-type="float" office:value="5874" calcext:value-type="float">
            <text:p>5'874 <text:s/></text:p>
          </table:table-cell>
          <table:table-cell table:style-name="ce61" office:value-type="float" office:value="9064" calcext:value-type="float">
            <text:p>9'064 <text:s/></text:p>
          </table:table-cell>
          <table:table-cell table:style-name="ce61" office:value-type="float" office:value="4065" calcext:value-type="float">
            <text:p>4'065 <text:s/></text:p>
          </table:table-cell>
          <table:table-cell table:style-name="ce61" office:value-type="float" office:value="2435" calcext:value-type="float">
            <text:p>2'435 <text:s/></text:p>
          </table:table-cell>
          <table:table-cell table:style-name="ce73" office:value-type="string" calcext:value-type="string">
            <text:p>&lt;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Nidwald</text:p>
          </table:table-cell>
          <table:table-cell table:style-name="ce61" office:value-type="float" office:value="41474" calcext:value-type="float">
            <text:p>41'474 <text:s/></text:p>
          </table:table-cell>
          <table:table-cell table:style-name="ce61" office:value-type="float" office:value="5793" calcext:value-type="float">
            <text:p>5'793 <text:s/></text:p>
          </table:table-cell>
          <table:table-cell table:style-name="ce61" office:value-type="float" office:value="12960" calcext:value-type="float">
            <text:p>12'960 <text:s/></text:p>
          </table:table-cell>
          <table:table-cell table:style-name="ce61" office:value-type="float" office:value="7074" calcext:value-type="float">
            <text:p>7'074 <text:s/></text:p>
          </table:table-cell>
          <table:table-cell table:style-name="ce61" office:value-type="float" office:value="9652" calcext:value-type="float">
            <text:p>9'652 <text:s/></text:p>
          </table:table-cell>
          <table:table-cell table:style-name="ce61" office:value-type="float" office:value="4045" calcext:value-type="float">
            <text:p>4'045 <text:s/></text:p>
          </table:table-cell>
          <table:table-cell table:style-name="ce61" office:value-type="float" office:value="1950" calcext:value-type="float">
            <text:p>1'950 <text:s/></text:p>
          </table:table-cell>
          <table:table-cell table:style-name="ce73" office:value-type="string" calcext:value-type="string">
            <text:p>&lt;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Glaris</text:p>
          </table:table-cell>
          <table:table-cell table:style-name="ce61" office:value-type="float" office:value="38841" calcext:value-type="float">
            <text:p>38'841 <text:s/></text:p>
          </table:table-cell>
          <table:table-cell table:style-name="ce61" office:value-type="float" office:value="5827" calcext:value-type="float">
            <text:p>5'827 <text:s/></text:p>
          </table:table-cell>
          <table:table-cell table:style-name="ce61" office:value-type="float" office:value="11656" calcext:value-type="float">
            <text:p>11'656 <text:s/></text:p>
          </table:table-cell>
          <table:table-cell table:style-name="ce61" office:value-type="float" office:value="6792" calcext:value-type="float">
            <text:p>6'792 <text:s/></text:p>
          </table:table-cell>
          <table:table-cell table:style-name="ce61" office:value-type="float" office:value="8960" calcext:value-type="float">
            <text:p>8'960 <text:s/></text:p>
          </table:table-cell>
          <table:table-cell table:style-name="ce61" office:value-type="float" office:value="3835" calcext:value-type="float">
            <text:p>3'835 <text:s/></text:p>
          </table:table-cell>
          <table:table-cell table:style-name="ce61" office:value-type="float" office:value="1771" calcext:value-type="float">
            <text:p>1'771 <text:s/></text:p>
          </table:table-cell>
          <table:table-cell table:style-name="ce73" office:value-type="string" calcext:value-type="string">
            <text:p>&lt;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Zoug</text:p>
          </table:table-cell>
          <table:table-cell table:style-name="ce61" office:value-type="float" office:value="118111" calcext:value-type="float">
            <text:p>118'111 <text:s/></text:p>
          </table:table-cell>
          <table:table-cell table:style-name="ce61" office:value-type="float" office:value="16482" calcext:value-type="float">
            <text:p>16'482 <text:s/></text:p>
          </table:table-cell>
          <table:table-cell table:style-name="ce61" office:value-type="float" office:value="34796" calcext:value-type="float">
            <text:p>34'796 <text:s/></text:p>
          </table:table-cell>
          <table:table-cell table:style-name="ce61" office:value-type="float" office:value="21033" calcext:value-type="float">
            <text:p>21'033 <text:s/></text:p>
          </table:table-cell>
          <table:table-cell table:style-name="ce61" office:value-type="float" office:value="28916" calcext:value-type="float">
            <text:p>28'916 <text:s/></text:p>
          </table:table-cell>
          <table:table-cell table:style-name="ce61" office:value-type="float" office:value="12230" calcext:value-type="float">
            <text:p>12'230 <text:s/></text:p>
          </table:table-cell>
          <table:table-cell table:style-name="ce61" office:value-type="float" office:value="4654" calcext:value-type="float">
            <text:p>4'654 <text:s/>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Fribourg</text:p>
          </table:table-cell>
          <table:table-cell table:style-name="ce61" office:value-type="float" office:value="297587" calcext:value-type="float">
            <text:p>297'587 <text:s/></text:p>
          </table:table-cell>
          <table:table-cell table:style-name="ce61" office:value-type="float" office:value="36243" calcext:value-type="float">
            <text:p>36'243 <text:s/></text:p>
          </table:table-cell>
          <table:table-cell table:style-name="ce61" office:value-type="float" office:value="76854" calcext:value-type="float">
            <text:p>76'854 <text:s/></text:p>
          </table:table-cell>
          <table:table-cell table:style-name="ce61" office:value-type="float" office:value="55596" calcext:value-type="float">
            <text:p>55'596 <text:s/></text:p>
          </table:table-cell>
          <table:table-cell table:style-name="ce61" office:value-type="float" office:value="78472" calcext:value-type="float">
            <text:p>78'472 <text:s/></text:p>
          </table:table-cell>
          <table:table-cell table:style-name="ce61" office:value-type="float" office:value="34810" calcext:value-type="float">
            <text:p>34'810 <text:s/></text:p>
          </table:table-cell>
          <table:table-cell table:style-name="ce61" office:value-type="float" office:value="15612" calcext:value-type="float">
            <text:p>15'612 <text:s/></text:p>
          </table:table-cell>
          <table:table-cell table:style-name="ce73" office:value-type="string" calcext:value-type="string">
            <text:p>&lt;0.5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Soleure</text:p>
          </table:table-cell>
          <table:table-cell table:style-name="ce61" office:value-type="float" office:value="259715" calcext:value-type="float">
            <text:p>259'715 <text:s/></text:p>
          </table:table-cell>
          <table:table-cell table:style-name="ce61" office:value-type="float" office:value="38918" calcext:value-type="float">
            <text:p>38'918 <text:s/></text:p>
          </table:table-cell>
          <table:table-cell table:style-name="ce61" office:value-type="float" office:value="81798" calcext:value-type="float">
            <text:p>81'798 <text:s/></text:p>
          </table:table-cell>
          <table:table-cell table:style-name="ce61" office:value-type="float" office:value="45021" calcext:value-type="float">
            <text:p>45'021 <text:s/></text:p>
          </table:table-cell>
          <table:table-cell table:style-name="ce61" office:value-type="float" office:value="57408" calcext:value-type="float">
            <text:p>57'408 <text:s/></text:p>
          </table:table-cell>
          <table:table-cell table:style-name="ce61" office:value-type="float" office:value="24480" calcext:value-type="float">
            <text:p>24'480 <text:s/></text:p>
          </table:table-cell>
          <table:table-cell table:style-name="ce61" office:value-type="float" office:value="12090" calcext:value-type="float">
            <text:p>12'090 <text:s/></text:p>
          </table:table-cell>
          <table:table-cell table:style-name="ce73" office:value-type="string" calcext:value-type="string">
            <text:p>&lt;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Bâle-Ville</text:p>
          </table:table-cell>
          <table:table-cell table:style-name="ce61" office:value-type="float" office:value="185566" calcext:value-type="float">
            <text:p>185'566 <text:s/></text:p>
          </table:table-cell>
          <table:table-cell table:style-name="ce61" office:value-type="float" office:value="45983" calcext:value-type="float">
            <text:p>45'983 <text:s/></text:p>
          </table:table-cell>
          <table:table-cell table:style-name="ce61" office:value-type="float" office:value="56674" calcext:value-type="float">
            <text:p>56'674 <text:s/></text:p>
          </table:table-cell>
          <table:table-cell table:style-name="ce61" office:value-type="float" office:value="31368" calcext:value-type="float">
            <text:p>31'368 <text:s/></text:p>
          </table:table-cell>
          <table:table-cell table:style-name="ce61" office:value-type="float" office:value="31884" calcext:value-type="float">
            <text:p>31'884 <text:s/></text:p>
          </table:table-cell>
          <table:table-cell table:style-name="ce61" office:value-type="float" office:value="13575" calcext:value-type="float">
            <text:p>13'575 <text:s/></text:p>
          </table:table-cell>
          <table:table-cell table:style-name="ce61" office:value-type="float" office:value="6082" calcext:value-type="float">
            <text:p>6'082 <text:s/></text:p>
          </table:table-cell>
          <table:table-cell table:style-name="ce73" office:value-type="string" calcext:value-type="string">
            <text:p>&lt;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Bâle-Campagne</text:p>
          </table:table-cell>
          <table:table-cell table:style-name="ce61" office:value-type="float" office:value="277386" calcext:value-type="float">
            <text:p>277'386 <text:s/></text:p>
          </table:table-cell>
          <table:table-cell table:style-name="ce61" office:value-type="float" office:value="39943" calcext:value-type="float">
            <text:p>39'943 <text:s/></text:p>
          </table:table-cell>
          <table:table-cell table:style-name="ce61" office:value-type="float" office:value="89614" calcext:value-type="float">
            <text:p>89'614 <text:s/></text:p>
          </table:table-cell>
          <table:table-cell table:style-name="ce61" office:value-type="float" office:value="49740" calcext:value-type="float">
            <text:p>49'740 <text:s/></text:p>
          </table:table-cell>
          <table:table-cell table:style-name="ce61" office:value-type="float" office:value="63296" calcext:value-type="float">
            <text:p>63'296 <text:s/></text:p>
          </table:table-cell>
          <table:table-cell table:style-name="ce61" office:value-type="float" office:value="24670" calcext:value-type="float">
            <text:p>24'670 <text:s/></text:p>
          </table:table-cell>
          <table:table-cell table:style-name="ce61" office:value-type="float" office:value="10123" calcext:value-type="float">
            <text:p>10'123 <text:s/></text:p>
          </table:table-cell>
          <table:table-cell table:style-name="ce73" office:value-type="string" calcext:value-type="string">
            <text:p>&lt;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Schaffhouse</text:p>
          </table:table-cell>
          <table:table-cell table:style-name="ce61" office:value-type="float" office:value="77982" calcext:value-type="float">
            <text:p>77'982 <text:s/></text:p>
          </table:table-cell>
          <table:table-cell table:style-name="ce61" office:value-type="float" office:value="13034" calcext:value-type="float">
            <text:p>13'034 <text:s/></text:p>
          </table:table-cell>
          <table:table-cell table:style-name="ce61" office:value-type="float" office:value="24460" calcext:value-type="float">
            <text:p>24'460 <text:s/></text:p>
          </table:table-cell>
          <table:table-cell table:style-name="ce61" office:value-type="float" office:value="12774" calcext:value-type="float">
            <text:p>12'774 <text:s/></text:p>
          </table:table-cell>
          <table:table-cell table:style-name="ce61" office:value-type="float" office:value="16940" calcext:value-type="float">
            <text:p>16'940 <text:s/></text:p>
          </table:table-cell>
          <table:table-cell table:style-name="ce61" office:value-type="float" office:value="7245" calcext:value-type="float">
            <text:p>7'245 <text:s/></text:p>
          </table:table-cell>
          <table:table-cell table:style-name="ce61" office:value-type="float" office:value="3529" calcext:value-type="float">
            <text:p>3'529 <text:s/></text:p>
          </table:table-cell>
          <table:table-cell table:style-name="ce73" office:value-type="string" calcext:value-type="string">
            <text:p>&lt;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Appenzell Rh.-Ext.</text:p>
          </table:table-cell>
          <table:table-cell table:style-name="ce61" office:value-type="float" office:value="53119" calcext:value-type="float">
            <text:p>53'119 <text:s/></text:p>
          </table:table-cell>
          <table:table-cell table:style-name="ce61" office:value-type="float" office:value="7447" calcext:value-type="float">
            <text:p>7'447 <text:s/></text:p>
          </table:table-cell>
          <table:table-cell table:style-name="ce61" office:value-type="float" office:value="15534" calcext:value-type="float">
            <text:p>15'534 <text:s/></text:p>
          </table:table-cell>
          <table:table-cell table:style-name="ce61" office:value-type="float" office:value="8898" calcext:value-type="float">
            <text:p>8'898 <text:s/></text:p>
          </table:table-cell>
          <table:table-cell table:style-name="ce61" office:value-type="float" office:value="11780" calcext:value-type="float">
            <text:p>11'780 <text:s/></text:p>
          </table:table-cell>
          <table:table-cell table:style-name="ce61" office:value-type="float" office:value="5895" calcext:value-type="float">
            <text:p>5'895 <text:s/></text:p>
          </table:table-cell>
          <table:table-cell table:style-name="ce61" office:value-type="float" office:value="3565" calcext:value-type="float">
            <text:p>3'565 <text:s/></text:p>
          </table:table-cell>
          <table:table-cell table:style-name="ce73" office:value-type="string" calcext:value-type="string">
            <text:p>&lt;0.5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Appenzell Rh.-Int.</text:p>
          </table:table-cell>
          <table:table-cell table:style-name="ce61" office:value-type="float" office:value="15572" calcext:value-type="float">
            <text:p>15'572 <text:s/></text:p>
          </table:table-cell>
          <table:table-cell table:style-name="ce61" office:value-type="float" office:value="1840" calcext:value-type="float">
            <text:p>1'840 <text:s/></text:p>
          </table:table-cell>
          <table:table-cell table:style-name="ce61" office:value-type="float" office:value="3932" calcext:value-type="float">
            <text:p>3'932 <text:s/></text:p>
          </table:table-cell>
          <table:table-cell table:style-name="ce61" office:value-type="float" office:value="2313" calcext:value-type="float">
            <text:p>2'313 <text:s/></text:p>
          </table:table-cell>
          <table:table-cell table:style-name="ce61" office:value-type="float" office:value="3320" calcext:value-type="float">
            <text:p>3'320 <text:s/></text:p>
          </table:table-cell>
          <table:table-cell table:style-name="ce61" office:value-type="float" office:value="2770" calcext:value-type="float">
            <text:p>2'770 <text:s/></text:p>
          </table:table-cell>
          <table:table-cell table:style-name="ce61" office:value-type="float" office:value="1397" calcext:value-type="float">
            <text:p>1'397 <text:s/></text:p>
          </table:table-cell>
          <table:table-cell table:style-name="ce73" office:value-type="string" calcext:value-type="string">
            <text:p>&lt;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Saint-Gall</text:p>
          </table:table-cell>
          <table:table-cell table:style-name="ce61" office:value-type="float" office:value="487750" calcext:value-type="float">
            <text:p>487'750 <text:s/></text:p>
          </table:table-cell>
          <table:table-cell table:style-name="ce61" office:value-type="float" office:value="71132" calcext:value-type="float">
            <text:p>71'132 <text:s/></text:p>
          </table:table-cell>
          <table:table-cell table:style-name="ce61" office:value-type="float" office:value="139398" calcext:value-type="float">
            <text:p>139'398 <text:s/></text:p>
          </table:table-cell>
          <table:table-cell table:style-name="ce61" office:value-type="float" office:value="80439" calcext:value-type="float">
            <text:p>80'439 <text:s/></text:p>
          </table:table-cell>
          <table:table-cell table:style-name="ce61" office:value-type="float" office:value="111564" calcext:value-type="float">
            <text:p>111'564 <text:s/></text:p>
          </table:table-cell>
          <table:table-cell table:style-name="ce61" office:value-type="float" office:value="54800" calcext:value-type="float">
            <text:p>54'800 <text:s/></text:p>
          </table:table-cell>
          <table:table-cell table:style-name="ce61" office:value-type="float" office:value="30417" calcext:value-type="float">
            <text:p>30'417 <text:s/></text:p>
          </table:table-cell>
          <table:table-cell table:style-name="ce73" office:value-type="string" calcext:value-type="string">
            <text:p>&lt;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Grisons</text:p>
          </table:table-cell>
          <table:table-cell table:style-name="ce61" office:value-type="float" office:value="192959" calcext:value-type="float">
            <text:p>192'959 <text:s/></text:p>
          </table:table-cell>
          <table:table-cell table:style-name="ce61" office:value-type="float" office:value="33348" calcext:value-type="float">
            <text:p>33'348 <text:s/></text:p>
          </table:table-cell>
          <table:table-cell table:style-name="ce61" office:value-type="float" office:value="56588" calcext:value-type="float">
            <text:p>56'588 <text:s/></text:p>
          </table:table-cell>
          <table:table-cell table:style-name="ce61" office:value-type="float" office:value="34014" calcext:value-type="float">
            <text:p>34'014 <text:s/></text:p>
          </table:table-cell>
          <table:table-cell table:style-name="ce61" office:value-type="float" office:value="43792" calcext:value-type="float">
            <text:p>43'792 <text:s/></text:p>
          </table:table-cell>
          <table:table-cell table:style-name="ce61" office:value-type="float" office:value="18135" calcext:value-type="float">
            <text:p>18'135 <text:s/></text:p>
          </table:table-cell>
          <table:table-cell table:style-name="ce61" office:value-type="float" office:value="7082" calcext:value-type="float">
            <text:p>7'082 <text:s/></text:p>
          </table:table-cell>
          <table:table-cell table:style-name="ce72" office:value-type="string" calcext:value-type="string">
            <text:p>&lt;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Argovie</text:p>
          </table:table-cell>
          <table:table-cell table:style-name="ce61" office:value-type="float" office:value="636970" calcext:value-type="float">
            <text:p>636'970 <text:s/></text:p>
          </table:table-cell>
          <table:table-cell table:style-name="ce61" office:value-type="float" office:value="85505" calcext:value-type="float">
            <text:p>85'505 <text:s/></text:p>
          </table:table-cell>
          <table:table-cell table:style-name="ce61" office:value-type="float" office:value="195274" calcext:value-type="float">
            <text:p>195'274 <text:s/></text:p>
          </table:table-cell>
          <table:table-cell table:style-name="ce61" office:value-type="float" office:value="111807" calcext:value-type="float">
            <text:p>111'807 <text:s/></text:p>
          </table:table-cell>
          <table:table-cell table:style-name="ce61" office:value-type="float" office:value="151272" calcext:value-type="float">
            <text:p>151'272 <text:s/></text:p>
          </table:table-cell>
          <table:table-cell table:style-name="ce61" office:value-type="float" office:value="62365" calcext:value-type="float">
            <text:p>62'365 <text:s/></text:p>
          </table:table-cell>
          <table:table-cell table:style-name="ce61" office:value-type="float" office:value="30747" calcext:value-type="float">
            <text:p>30'747 <text:s/></text:p>
          </table:table-cell>
          <table:table-cell table:style-name="ce73" office:value-type="string" calcext:value-type="string">
            <text:p>&lt;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Thurgovie</text:p>
          </table:table-cell>
          <table:table-cell table:style-name="ce61" office:value-type="float" office:value="260399" calcext:value-type="float">
            <text:p>260'399 <text:s/></text:p>
          </table:table-cell>
          <table:table-cell table:style-name="ce61" office:value-type="float" office:value="35497" calcext:value-type="float">
            <text:p>35'497 <text:s/></text:p>
          </table:table-cell>
          <table:table-cell table:style-name="ce61" office:value-type="float" office:value="77148" calcext:value-type="float">
            <text:p>77'148 <text:s/></text:p>
          </table:table-cell>
          <table:table-cell table:style-name="ce61" office:value-type="float" office:value="45156" calcext:value-type="float">
            <text:p>45'156 <text:s/></text:p>
          </table:table-cell>
          <table:table-cell table:style-name="ce61" office:value-type="float" office:value="60232" calcext:value-type="float">
            <text:p>60'232 <text:s/></text:p>
          </table:table-cell>
          <table:table-cell table:style-name="ce61" office:value-type="float" office:value="27445" calcext:value-type="float">
            <text:p>27'445 <text:s/></text:p>
          </table:table-cell>
          <table:table-cell table:style-name="ce61" office:value-type="float" office:value="14921" calcext:value-type="float">
            <text:p>14'921 <text:s/></text:p>
          </table:table-cell>
          <table:table-cell table:style-name="ce73" office:value-type="string" calcext:value-type="string">
            <text:p>&lt;0.5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Tessin</text:p>
          </table:table-cell>
          <table:table-cell table:style-name="ce61" office:value-type="float" office:value="344248" calcext:value-type="float">
            <text:p>344'248 <text:s/></text:p>
          </table:table-cell>
          <table:table-cell table:style-name="ce61" office:value-type="float" office:value="60222" calcext:value-type="float">
            <text:p>60'222 <text:s/></text:p>
          </table:table-cell>
          <table:table-cell table:style-name="ce61" office:value-type="float" office:value="95454" calcext:value-type="float">
            <text:p>95'454 <text:s/></text:p>
          </table:table-cell>
          <table:table-cell table:style-name="ce61" office:value-type="float" office:value="71358" calcext:value-type="float">
            <text:p>71'358 <text:s/></text:p>
          </table:table-cell>
          <table:table-cell table:style-name="ce61" office:value-type="float" office:value="78692" calcext:value-type="float">
            <text:p>78'692 <text:s/></text:p>
          </table:table-cell>
          <table:table-cell table:style-name="ce61" office:value-type="float" office:value="27705" calcext:value-type="float">
            <text:p>27'705 <text:s/></text:p>
          </table:table-cell>
          <table:table-cell table:style-name="ce61" office:value-type="float" office:value="10817" calcext:value-type="float">
            <text:p>10'817 <text:s/></text:p>
          </table:table-cell>
          <table:table-cell table:style-name="ce72" office:value-type="string" calcext:value-type="string">
            <text:p>&lt;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Vaud</text:p>
          </table:table-cell>
          <table:table-cell table:style-name="ce61" office:value-type="float" office:value="743877" calcext:value-type="float">
            <text:p>743'877 <text:s/></text:p>
          </table:table-cell>
          <table:table-cell table:style-name="ce61" office:value-type="float" office:value="118011" calcext:value-type="float">
            <text:p>118'011 <text:s/></text:p>
          </table:table-cell>
          <table:table-cell table:style-name="ce61" office:value-type="float" office:value="196948" calcext:value-type="float">
            <text:p>196'948 <text:s/></text:p>
          </table:table-cell>
          <table:table-cell table:style-name="ce61" office:value-type="float" office:value="141549" calcext:value-type="float">
            <text:p>141'549 <text:s/></text:p>
          </table:table-cell>
          <table:table-cell table:style-name="ce61" office:value-type="float" office:value="178792" calcext:value-type="float">
            <text:p>178'792 <text:s/></text:p>
          </table:table-cell>
          <table:table-cell table:style-name="ce61" office:value-type="float" office:value="72710" calcext:value-type="float">
            <text:p>72'710 <text:s/></text:p>
          </table:table-cell>
          <table:table-cell table:style-name="ce61" office:value-type="float" office:value="35867" calcext:value-type="float">
            <text:p>35'867 <text:s/>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Valais</text:p>
          </table:table-cell>
          <table:table-cell table:style-name="ce61" office:value-type="float" office:value="324725" calcext:value-type="float">
            <text:p>324'725 <text:s/></text:p>
          </table:table-cell>
          <table:table-cell table:style-name="ce61" office:value-type="float" office:value="46856" calcext:value-type="float">
            <text:p>46'856 <text:s/></text:p>
          </table:table-cell>
          <table:table-cell table:style-name="ce61" office:value-type="float" office:value="87912" calcext:value-type="float">
            <text:p>87'912 <text:s/></text:p>
          </table:table-cell>
          <table:table-cell table:style-name="ce61" office:value-type="float" office:value="59943" calcext:value-type="float">
            <text:p>59'943 <text:s/></text:p>
          </table:table-cell>
          <table:table-cell table:style-name="ce61" office:value-type="float" office:value="78748" calcext:value-type="float">
            <text:p>78'748 <text:s/></text:p>
          </table:table-cell>
          <table:table-cell table:style-name="ce61" office:value-type="float" office:value="34125" calcext:value-type="float">
            <text:p>34'125 <text:s/></text:p>
          </table:table-cell>
          <table:table-cell table:style-name="ce61" office:value-type="float" office:value="17141" calcext:value-type="float">
            <text:p>17'141 <text:s/></text:p>
          </table:table-cell>
          <table:table-cell table:style-name="ce73" office:value-type="string" calcext:value-type="string">
            <text:p>&lt;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Neuchâtel</text:p>
          </table:table-cell>
          <table:table-cell table:style-name="ce61" office:value-type="float" office:value="174091" calcext:value-type="float">
            <text:p>174'091 <text:s/></text:p>
          </table:table-cell>
          <table:table-cell table:style-name="ce61" office:value-type="float" office:value="30378" calcext:value-type="float">
            <text:p>30'378 <text:s/></text:p>
          </table:table-cell>
          <table:table-cell table:style-name="ce61" office:value-type="float" office:value="48844" calcext:value-type="float">
            <text:p>48'844 <text:s/></text:p>
          </table:table-cell>
          <table:table-cell table:style-name="ce61" office:value-type="float" office:value="31734" calcext:value-type="float">
            <text:p>31'734 <text:s/></text:p>
          </table:table-cell>
          <table:table-cell table:style-name="ce61" office:value-type="float" office:value="40664" calcext:value-type="float">
            <text:p>40'664 <text:s/></text:p>
          </table:table-cell>
          <table:table-cell table:style-name="ce61" office:value-type="float" office:value="15790" calcext:value-type="float">
            <text:p>15'790 <text:s/></text:p>
          </table:table-cell>
          <table:table-cell table:style-name="ce61" office:value-type="float" office:value="6681" calcext:value-type="float">
            <text:p>6'681 <text:s/></text:p>
          </table:table-cell>
          <table:table-cell table:style-name="ce73" office:value-type="string" calcext:value-type="string">
            <text:p>&lt;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Genève</text:p>
          </table:table-cell>
          <table:table-cell table:style-name="ce61" office:value-type="float" office:value="448432" calcext:value-type="float">
            <text:p>448'432 <text:s/></text:p>
          </table:table-cell>
          <table:table-cell table:style-name="ce61" office:value-type="float" office:value="72832" calcext:value-type="float">
            <text:p>72'832 <text:s/></text:p>
          </table:table-cell>
          <table:table-cell table:style-name="ce61" office:value-type="float" office:value="96634" calcext:value-type="float">
            <text:p>96'634 <text:s/></text:p>
          </table:table-cell>
          <table:table-cell table:style-name="ce61" office:value-type="float" office:value="85473" calcext:value-type="float">
            <text:p>85'473 <text:s/></text:p>
          </table:table-cell>
          <table:table-cell table:style-name="ce61" office:value-type="float" office:value="99444" calcext:value-type="float">
            <text:p>99'444 <text:s/></text:p>
          </table:table-cell>
          <table:table-cell table:style-name="ce61" office:value-type="float" office:value="48615" calcext:value-type="float">
            <text:p>48'615 <text:s/></text:p>
          </table:table-cell>
          <table:table-cell table:style-name="ce61" office:value-type="float" office:value="45434" calcext:value-type="float">
            <text:p>45'434 <text:s/></text:p>
          </table:table-cell>
          <table:table-cell table:style-name="ce73" office:value-type="float" office:value="3" calcext:value-type="float">
            <text:p>3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1" office:value-type="string" calcext:value-type="string">
            <text:p>Jura</text:p>
          </table:table-cell>
          <table:table-cell table:style-name="ce62" office:value-type="float" office:value="71311" calcext:value-type="float">
            <text:p>71'311 <text:s/></text:p>
          </table:table-cell>
          <table:table-cell table:style-name="ce62" office:value-type="float" office:value="9595" calcext:value-type="float">
            <text:p>9'595 <text:s/></text:p>
          </table:table-cell>
          <table:table-cell table:style-name="ce62" office:value-type="float" office:value="18710" calcext:value-type="float">
            <text:p>18'710 <text:s/></text:p>
          </table:table-cell>
          <table:table-cell table:style-name="ce62" office:value-type="float" office:value="12120" calcext:value-type="float">
            <text:p>12'120 <text:s/></text:p>
          </table:table-cell>
          <table:table-cell table:style-name="ce62" office:value-type="float" office:value="17096" calcext:value-type="float">
            <text:p>17'096 <text:s/></text:p>
          </table:table-cell>
          <table:table-cell table:style-name="ce62" office:value-type="float" office:value="9025" calcext:value-type="float">
            <text:p>9'025 <text:s/></text:p>
          </table:table-cell>
          <table:table-cell table:style-name="ce62" office:value-type="float" office:value="4765" calcext:value-type="float">
            <text:p>4'765 <text:s/></text:p>
          </table:table-cell>
          <table:table-cell table:style-name="ce75" office:value-type="string" calcext:value-type="string">
            <text:p>&lt;0.5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2" office:value-type="string" calcext:value-type="string">
            <text:p>Base: Population résidante permanente au domicile principal</text:p>
          </table:table-cell>
          <table:table-cell table:number-columns-repeated="1023"/>
        </table:table-row>
        <table:table-row table:style-name="ro6">
          <table:table-cell table:style-name="ce53" office:value-type="string" calcext:value-type="string" table:number-columns-spanned="9" table:number-rows-spanned="3">
            <text:p><text:span text:style-name="T5">1</text:span><text:span text:style-name="T10"> Les ménages ne sont pas plausibles quand au moins un des cinq critères de qualité n’est pas rempli (personne la plus âgée dans le ménage &gt; 15 ans ; ménages avec au maximum 12 personnes; nombre identique de ménages et de logements dans le bâtiment ; plusieurs ménages dans un bâtiment avec plusieurs logements ; rapport plausible du nombre de personnes dans le ménage / du nombre de chambres dans le logement)</text:span></text:p>
          </table:table-cell>
          <table:covered-table-cell table:number-columns-repeated="8" table:style-name="ce54"/>
          <table:table-cell table:number-columns-repeated="1015"/>
        </table:table-row>
        <table:table-row table:style-name="ro6">
          <table:covered-table-cell table:number-columns-repeated="9" table:style-name="ce54"/>
          <table:table-cell table:number-columns-repeated="1015"/>
        </table:table-row>
        <table:table-row table:style-name="ro6">
          <table:covered-table-cell table:number-columns-repeated="9" table:style-name="ce54"/>
          <table:table-cell table:number-columns-repeated="1015"/>
        </table:table-row>
        <table:table-row table:style-name="ro6">
          <table:table-cell office:value-type="string" calcext:value-type="string">
            <text:p>Etat au 10.12.2015</text:p>
          </table:table-cell>
          <table:table-cell table:style-name="ce64"/>
          <table:table-cell table:number-columns-repeated="1022"/>
        </table:table-row>
        <table:table-row table:style-name="ro6">
          <table:table-cell table:style-name="ce56" office:value-type="string" calcext:value-type="string">
            <text:p>Source: STATPOP</text:p>
          </table:table-cell>
          <table:table-cell table:style-name="ce64" table:number-columns-repeated="1023"/>
        </table:table-row>
        <table:table-row table:style-name="ro6">
          <table:table-cell table:style-name="ce57" office:value-type="string" calcext:value-type="string">
            <text:p>© OFS</text:p>
          </table:table-cell>
          <table:table-cell table:style-name="ce64" table:number-columns-repeated="1023"/>
        </table:table-row>
        <table:table-row table:style-name="ro6">
          <table:table-cell/>
          <table:table-cell table:style-name="ce64" table:number-columns-repeated="1023"/>
        </table:table-row>
        <table:table-row table:style-name="ro6">
          <table:table-cell table:style-name="ce56" office:value-type="string" calcext:value-type="string">
            <text:p>Renseignements: Office fédéral de la statistique (OFS), section Démographie et migration, info.dem@bfs.admin.ch, tél. 058 463 67 11</text:p>
          </table:table-cell>
          <table:table-cell/>
          <table:table-cell table:style-name="ce64" table:number-columns-repeated="1022"/>
        </table:table-row>
        <table:table-row table:style-name="ro6" table:number-rows-repeated="3">
          <table:table-cell table:number-columns-repeated="1024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Ursprung" table:base-cell-address="$'2021'.$A$1" table:expression="#REF!"/>
          <table:named-expression table:name="view" table:base-cell-address="$'2021'.$A$1" table:expression="#REF!"/>
          <table:named-range table:name="_xlnm.Print_Area" table:base-cell-address="$'2021'.$A$1" table:cell-range-address="$'2014'.$A$1:.$I$40" table:range-usable-as="print-range"/>
        </table:named-expressions>
      </table:table>
      <table:table table:name="2013" table:style-name="ta9" table:print-ranges="'2013'.A1:'2013'.I40">
        <table:table-column table:style-name="co1" table:default-cell-style-name="ce55"/>
        <table:table-column table:style-name="co2" table:default-cell-style-name="ce63"/>
        <table:table-column table:style-name="co3" table:number-columns-repeated="6" table:default-cell-style-name="ce63"/>
        <table:table-column table:style-name="co4" table:default-cell-style-name="ce52"/>
        <table:table-column table:style-name="co7" table:default-cell-style-name="ce52"/>
        <table:table-column table:style-name="co5" table:number-columns-repeated="35" table:default-cell-style-name="ce52"/>
        <table:table-column table:style-name="co6" table:number-columns-repeated="979" table:default-cell-style-name="ce52"/>
        <table:table-row table:style-name="ro1">
          <table:table-cell table:style-name="ce46" office:value-type="string" calcext:value-type="string">
            <text:p>cc-f-01.02.02.04</text:p>
          </table:table-cell>
          <table:table-cell table:style-name="ce46" office:value-type="string" calcext:value-type="string">
            <text:p>Population résidante permanente dans des ménages privés selon le canton et la taille du ménage, au 31 décembre 2013</text:p>
          </table:table-cell>
          <table:table-cell table:style-name="ce46" table:number-columns-repeated="2"/>
          <table:table-cell table:style-name="ce68"/>
          <table:table-cell table:style-name="ce69" table:number-columns-repeated="4"/>
          <table:table-cell table:style-name="ce76" table:number-columns-repeated="1015"/>
        </table:table-row>
        <table:table-row table:style-name="ro2">
          <table:table-cell table:style-name="ce47" office:value-type="string" calcext:value-type="string">
            <text:p>Canton</text:p>
          </table:table-cell>
          <table:table-cell table:style-name="ce58" office:value-type="string" calcext:value-type="string">
            <text:p>Total</text:p>
          </table:table-cell>
          <table:table-cell table:style-name="ce65" office:value-type="string" calcext:value-type="string">
            <text:p>Nombre de personnes vivant dans un ménage de</text:p>
          </table:table-cell>
          <table:table-cell table:style-name="ce47" table:number-columns-repeated="5"/>
          <table:table-cell table:style-name="ce67" office:value-type="string" calcext:value-type="string" table:number-columns-spanned="1" table:number-rows-spanned="2">
            <text:p>Proportion de personnes vivant dans un ménage non plausible (en %) <text:span text:style-name="T11">1</text:span></text:p>
          </table:table-cell>
          <table:table-cell table:style-name="ce77" table:number-columns-spanned="1" table:number-rows-spanned="2"/>
          <table:table-cell table:style-name="ce78"/>
          <table:table-cell table:style-name="ce79" table:number-columns-repeated="1013"/>
        </table:table-row>
        <table:table-row table:style-name="ro3">
          <table:table-cell table:style-name="ce48"/>
          <table:table-cell table:style-name="ce59"/>
          <table:table-cell table:style-name="ce66" office:value-type="string" calcext:value-type="string">
            <text:p>1 personne</text:p>
          </table:table-cell>
          <table:table-cell table:style-name="ce67" office:value-type="string" calcext:value-type="string">
            <text:p>2 personnes</text:p>
          </table:table-cell>
          <table:table-cell table:style-name="ce67" office:value-type="string" calcext:value-type="string">
            <text:p>3 personnes</text:p>
          </table:table-cell>
          <table:table-cell table:style-name="ce67" office:value-type="string" calcext:value-type="string">
            <text:p>4 personnes</text:p>
          </table:table-cell>
          <table:table-cell table:style-name="ce67" office:value-type="string" calcext:value-type="string">
            <text:p>5 personnes</text:p>
          </table:table-cell>
          <table:table-cell table:style-name="ce66" office:value-type="string" calcext:value-type="string">
            <text:p>6 personnes ou plus</text:p>
          </table:table-cell>
          <table:covered-table-cell table:style-name="ce70"/>
          <table:covered-table-cell table:style-name="ce77"/>
          <table:table-cell table:style-name="ce78"/>
          <table:table-cell table:style-name="ce79" table:number-columns-repeated="1013"/>
        </table:table-row>
        <table:table-row table:style-name="ro4">
          <table:table-cell table:style-name="ce49" office:value-type="string" calcext:value-type="string">
            <text:p>Suisse</text:p>
          </table:table-cell>
          <table:table-cell table:style-name="ce60" office:value-type="float" office:value="7970185" calcext:value-type="float">
            <text:p>7'970'185 <text:s/></text:p>
          </table:table-cell>
          <table:table-cell table:style-name="ce60" office:value-type="float" office:value="1242396" calcext:value-type="float">
            <text:p>1'242'396 <text:s/></text:p>
          </table:table-cell>
          <table:table-cell table:style-name="ce60" office:value-type="float" office:value="2309234" calcext:value-type="float">
            <text:p>2'309'234 <text:s/></text:p>
          </table:table-cell>
          <table:table-cell table:style-name="ce60" office:value-type="float" office:value="1410525" calcext:value-type="float">
            <text:p>1'410'525 <text:s/></text:p>
          </table:table-cell>
          <table:table-cell table:style-name="ce60" office:value-type="float" office:value="1819056" calcext:value-type="float">
            <text:p>1'819'056 <text:s/></text:p>
          </table:table-cell>
          <table:table-cell table:style-name="ce60" office:value-type="float" office:value="782230" calcext:value-type="float">
            <text:p>782'230 <text:s/></text:p>
          </table:table-cell>
          <table:table-cell table:style-name="ce60" office:value-type="float" office:value="406744" calcext:value-type="float">
            <text:p>406'744 <text:s/></text:p>
          </table:table-cell>
          <table:table-cell table:style-name="ce81" office:value-type="string" calcext:value-type="string">
            <text:p>&lt;1</text:p>
          </table:table-cell>
          <table:table-cell table:number-columns-repeated="1015"/>
        </table:table-row>
        <table:table-row table:style-name="ro5">
          <table:table-cell table:style-name="ce50" office:value-type="string" calcext:value-type="string">
            <text:p>Zurich</text:p>
          </table:table-cell>
          <table:table-cell table:style-name="ce61" office:value-type="float" office:value="1396572" calcext:value-type="float">
            <text:p>1'396'572 <text:s/></text:p>
          </table:table-cell>
          <table:table-cell table:style-name="ce61" office:value-type="float" office:value="231648" calcext:value-type="float">
            <text:p>231'648 <text:s/></text:p>
          </table:table-cell>
          <table:table-cell table:style-name="ce61" office:value-type="float" office:value="425278" calcext:value-type="float">
            <text:p>425'278 <text:s/></text:p>
          </table:table-cell>
          <table:table-cell table:style-name="ce61" office:value-type="float" office:value="246408" calcext:value-type="float">
            <text:p>246'408 <text:s/></text:p>
          </table:table-cell>
          <table:table-cell table:style-name="ce61" office:value-type="float" office:value="305864" calcext:value-type="float">
            <text:p>305'864 <text:s/></text:p>
          </table:table-cell>
          <table:table-cell table:style-name="ce61" office:value-type="float" office:value="122480" calcext:value-type="float">
            <text:p>122'480 <text:s/></text:p>
          </table:table-cell>
          <table:table-cell table:style-name="ce61" office:value-type="float" office:value="64894" calcext:value-type="float">
            <text:p>64'894 <text:s/>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5"/>
          <table:table-cell table:style-name="ce80" table:number-columns-repeated="980"/>
        </table:table-row>
        <table:table-row table:style-name="ro6">
          <table:table-cell table:style-name="ce50" office:value-type="string" calcext:value-type="string">
            <text:p>Berne</text:p>
          </table:table-cell>
          <table:table-cell table:style-name="ce61" office:value-type="float" office:value="981644" calcext:value-type="float">
            <text:p>981'644 <text:s/></text:p>
          </table:table-cell>
          <table:table-cell table:style-name="ce61" office:value-type="float" office:value="161352" calcext:value-type="float">
            <text:p>161'352 <text:s/></text:p>
          </table:table-cell>
          <table:table-cell table:style-name="ce61" office:value-type="float" office:value="312980" calcext:value-type="float">
            <text:p>312'980 <text:s/></text:p>
          </table:table-cell>
          <table:table-cell table:style-name="ce61" office:value-type="float" office:value="161730" calcext:value-type="float">
            <text:p>161'730 <text:s/></text:p>
          </table:table-cell>
          <table:table-cell table:style-name="ce61" office:value-type="float" office:value="211232" calcext:value-type="float">
            <text:p>211'232 <text:s/></text:p>
          </table:table-cell>
          <table:table-cell table:style-name="ce61" office:value-type="float" office:value="89490" calcext:value-type="float">
            <text:p>89'490 <text:s/></text:p>
          </table:table-cell>
          <table:table-cell table:style-name="ce61" office:value-type="float" office:value="44860" calcext:value-type="float">
            <text:p>44'860 <text:s/></text:p>
          </table:table-cell>
          <table:table-cell table:style-name="ce72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Lucerne</text:p>
          </table:table-cell>
          <table:table-cell table:style-name="ce61" office:value-type="float" office:value="383024" calcext:value-type="float">
            <text:p>383'024 <text:s/></text:p>
          </table:table-cell>
          <table:table-cell table:style-name="ce61" office:value-type="float" office:value="54455" calcext:value-type="float">
            <text:p>54'455 <text:s/></text:p>
          </table:table-cell>
          <table:table-cell table:style-name="ce61" office:value-type="float" office:value="108894" calcext:value-type="float">
            <text:p>108'894 <text:s/></text:p>
          </table:table-cell>
          <table:table-cell table:style-name="ce61" office:value-type="float" office:value="62550" calcext:value-type="float">
            <text:p>62'550 <text:s/></text:p>
          </table:table-cell>
          <table:table-cell table:style-name="ce61" office:value-type="float" office:value="90312" calcext:value-type="float">
            <text:p>90'312 <text:s/></text:p>
          </table:table-cell>
          <table:table-cell table:style-name="ce61" office:value-type="float" office:value="43775" calcext:value-type="float">
            <text:p>43'775 <text:s/></text:p>
          </table:table-cell>
          <table:table-cell table:style-name="ce61" office:value-type="float" office:value="23038" calcext:value-type="float">
            <text:p>23'038 <text:s/></text:p>
          </table:table-cell>
          <table:table-cell table:style-name="ce73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Uri</text:p>
          </table:table-cell>
          <table:table-cell table:style-name="ce61" office:value-type="float" office:value="35087" calcext:value-type="float">
            <text:p>35'087 <text:s/></text:p>
          </table:table-cell>
          <table:table-cell table:style-name="ce61" office:value-type="float" office:value="4550" calcext:value-type="float">
            <text:p>4'550 <text:s/></text:p>
          </table:table-cell>
          <table:table-cell table:style-name="ce61" office:value-type="float" office:value="9908" calcext:value-type="float">
            <text:p>9'908 <text:s/></text:p>
          </table:table-cell>
          <table:table-cell table:style-name="ce61" office:value-type="float" office:value="5526" calcext:value-type="float">
            <text:p>5'526 <text:s/></text:p>
          </table:table-cell>
          <table:table-cell table:style-name="ce61" office:value-type="float" office:value="8524" calcext:value-type="float">
            <text:p>8'524 <text:s/></text:p>
          </table:table-cell>
          <table:table-cell table:style-name="ce61" office:value-type="float" office:value="4535" calcext:value-type="float">
            <text:p>4'535 <text:s/></text:p>
          </table:table-cell>
          <table:table-cell table:style-name="ce61" office:value-type="float" office:value="2044" calcext:value-type="float">
            <text:p>2'044 <text:s/></text:p>
          </table:table-cell>
          <table:table-cell table:style-name="ce73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Schwytz</text:p>
          </table:table-cell>
          <table:table-cell table:style-name="ce61" office:value-type="float" office:value="148772" calcext:value-type="float">
            <text:p>148'772 <text:s/></text:p>
          </table:table-cell>
          <table:table-cell table:style-name="ce61" office:value-type="float" office:value="19706" calcext:value-type="float">
            <text:p>19'706 <text:s/></text:p>
          </table:table-cell>
          <table:table-cell table:style-name="ce61" office:value-type="float" office:value="42958" calcext:value-type="float">
            <text:p>42'958 <text:s/></text:p>
          </table:table-cell>
          <table:table-cell table:style-name="ce61" office:value-type="float" office:value="25710" calcext:value-type="float">
            <text:p>25'710 <text:s/></text:p>
          </table:table-cell>
          <table:table-cell table:style-name="ce61" office:value-type="float" office:value="35488" calcext:value-type="float">
            <text:p>35'488 <text:s/></text:p>
          </table:table-cell>
          <table:table-cell table:style-name="ce61" office:value-type="float" office:value="16435" calcext:value-type="float">
            <text:p>16'435 <text:s/></text:p>
          </table:table-cell>
          <table:table-cell table:style-name="ce61" office:value-type="float" office:value="8475" calcext:value-type="float">
            <text:p>8'475 <text:s/></text:p>
          </table:table-cell>
          <table:table-cell table:style-name="ce73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Obwald</text:p>
          </table:table-cell>
          <table:table-cell table:style-name="ce61" office:value-type="float" office:value="35849" calcext:value-type="float">
            <text:p>35'849 <text:s/></text:p>
          </table:table-cell>
          <table:table-cell table:style-name="ce61" office:value-type="float" office:value="4673" calcext:value-type="float">
            <text:p>4'673 <text:s/></text:p>
          </table:table-cell>
          <table:table-cell table:style-name="ce61" office:value-type="float" office:value="9678" calcext:value-type="float">
            <text:p>9'678 <text:s/></text:p>
          </table:table-cell>
          <table:table-cell table:style-name="ce61" office:value-type="float" office:value="5805" calcext:value-type="float">
            <text:p>5'805 <text:s/></text:p>
          </table:table-cell>
          <table:table-cell table:style-name="ce61" office:value-type="float" office:value="9116" calcext:value-type="float">
            <text:p>9'116 <text:s/></text:p>
          </table:table-cell>
          <table:table-cell table:style-name="ce61" office:value-type="float" office:value="4090" calcext:value-type="float">
            <text:p>4'090 <text:s/></text:p>
          </table:table-cell>
          <table:table-cell table:style-name="ce61" office:value-type="float" office:value="2487" calcext:value-type="float">
            <text:p>2'487 <text:s/></text:p>
          </table:table-cell>
          <table:table-cell table:style-name="ce73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Nidwald</text:p>
          </table:table-cell>
          <table:table-cell table:style-name="ce61" office:value-type="float" office:value="41225" calcext:value-type="float">
            <text:p>41'225 <text:s/></text:p>
          </table:table-cell>
          <table:table-cell table:style-name="ce61" office:value-type="float" office:value="5608" calcext:value-type="float">
            <text:p>5'608 <text:s/></text:p>
          </table:table-cell>
          <table:table-cell table:style-name="ce61" office:value-type="float" office:value="12786" calcext:value-type="float">
            <text:p>12'786 <text:s/></text:p>
          </table:table-cell>
          <table:table-cell table:style-name="ce61" office:value-type="float" office:value="7146" calcext:value-type="float">
            <text:p>7'146 <text:s/></text:p>
          </table:table-cell>
          <table:table-cell table:style-name="ce61" office:value-type="float" office:value="9500" calcext:value-type="float">
            <text:p>9'500 <text:s/></text:p>
          </table:table-cell>
          <table:table-cell table:style-name="ce61" office:value-type="float" office:value="4160" calcext:value-type="float">
            <text:p>4'160 <text:s/></text:p>
          </table:table-cell>
          <table:table-cell table:style-name="ce61" office:value-type="float" office:value="2025" calcext:value-type="float">
            <text:p>2'025 <text:s/></text:p>
          </table:table-cell>
          <table:table-cell table:style-name="ce73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Glaris</text:p>
          </table:table-cell>
          <table:table-cell table:style-name="ce61" office:value-type="float" office:value="38466" calcext:value-type="float">
            <text:p>38'466 <text:s/></text:p>
          </table:table-cell>
          <table:table-cell table:style-name="ce61" office:value-type="float" office:value="5752" calcext:value-type="float">
            <text:p>5'752 <text:s/></text:p>
          </table:table-cell>
          <table:table-cell table:style-name="ce61" office:value-type="float" office:value="11412" calcext:value-type="float">
            <text:p>11'412 <text:s/></text:p>
          </table:table-cell>
          <table:table-cell table:style-name="ce61" office:value-type="float" office:value="6906" calcext:value-type="float">
            <text:p>6'906 <text:s/></text:p>
          </table:table-cell>
          <table:table-cell table:style-name="ce61" office:value-type="float" office:value="8840" calcext:value-type="float">
            <text:p>8'840 <text:s/></text:p>
          </table:table-cell>
          <table:table-cell table:style-name="ce61" office:value-type="float" office:value="3705" calcext:value-type="float">
            <text:p>3'705 <text:s/></text:p>
          </table:table-cell>
          <table:table-cell table:style-name="ce61" office:value-type="float" office:value="1851" calcext:value-type="float">
            <text:p>1'851 <text:s/></text:p>
          </table:table-cell>
          <table:table-cell table:style-name="ce73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Zoug</text:p>
          </table:table-cell>
          <table:table-cell table:style-name="ce61" office:value-type="float" office:value="116045" calcext:value-type="float">
            <text:p>116'045 <text:s/></text:p>
          </table:table-cell>
          <table:table-cell table:style-name="ce61" office:value-type="float" office:value="16063" calcext:value-type="float">
            <text:p>16'063 <text:s/></text:p>
          </table:table-cell>
          <table:table-cell table:style-name="ce61" office:value-type="float" office:value="34048" calcext:value-type="float">
            <text:p>34'048 <text:s/></text:p>
          </table:table-cell>
          <table:table-cell table:style-name="ce61" office:value-type="float" office:value="20556" calcext:value-type="float">
            <text:p>20'556 <text:s/></text:p>
          </table:table-cell>
          <table:table-cell table:style-name="ce61" office:value-type="float" office:value="28516" calcext:value-type="float">
            <text:p>28'516 <text:s/></text:p>
          </table:table-cell>
          <table:table-cell table:style-name="ce61" office:value-type="float" office:value="12075" calcext:value-type="float">
            <text:p>12'075 <text:s/></text:p>
          </table:table-cell>
          <table:table-cell table:style-name="ce61" office:value-type="float" office:value="4787" calcext:value-type="float">
            <text:p>4'787 <text:s/>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Fribourg</text:p>
          </table:table-cell>
          <table:table-cell table:style-name="ce61" office:value-type="float" office:value="291686" calcext:value-type="float">
            <text:p>291'686 <text:s/></text:p>
          </table:table-cell>
          <table:table-cell table:style-name="ce61" office:value-type="float" office:value="35760" calcext:value-type="float">
            <text:p>35'760 <text:s/></text:p>
          </table:table-cell>
          <table:table-cell table:style-name="ce61" office:value-type="float" office:value="74756" calcext:value-type="float">
            <text:p>74'756 <text:s/></text:p>
          </table:table-cell>
          <table:table-cell table:style-name="ce61" office:value-type="float" office:value="54189" calcext:value-type="float">
            <text:p>54'189 <text:s/></text:p>
          </table:table-cell>
          <table:table-cell table:style-name="ce61" office:value-type="float" office:value="77036" calcext:value-type="float">
            <text:p>77'036 <text:s/></text:p>
          </table:table-cell>
          <table:table-cell table:style-name="ce61" office:value-type="float" office:value="34680" calcext:value-type="float">
            <text:p>34'680 <text:s/></text:p>
          </table:table-cell>
          <table:table-cell table:style-name="ce61" office:value-type="float" office:value="15265" calcext:value-type="float">
            <text:p>15'265 <text:s/></text:p>
          </table:table-cell>
          <table:table-cell table:style-name="ce73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Soleure</text:p>
          </table:table-cell>
          <table:table-cell table:style-name="ce61" office:value-type="float" office:value="257062" calcext:value-type="float">
            <text:p>257'062 <text:s/></text:p>
          </table:table-cell>
          <table:table-cell table:style-name="ce61" office:value-type="float" office:value="38438" calcext:value-type="float">
            <text:p>38'438 <text:s/></text:p>
          </table:table-cell>
          <table:table-cell table:style-name="ce61" office:value-type="float" office:value="80706" calcext:value-type="float">
            <text:p>80'706 <text:s/></text:p>
          </table:table-cell>
          <table:table-cell table:style-name="ce61" office:value-type="float" office:value="44697" calcext:value-type="float">
            <text:p>44'697 <text:s/></text:p>
          </table:table-cell>
          <table:table-cell table:style-name="ce61" office:value-type="float" office:value="56840" calcext:value-type="float">
            <text:p>56'840 <text:s/></text:p>
          </table:table-cell>
          <table:table-cell table:style-name="ce61" office:value-type="float" office:value="24495" calcext:value-type="float">
            <text:p>24'495 <text:s/></text:p>
          </table:table-cell>
          <table:table-cell table:style-name="ce61" office:value-type="float" office:value="11886" calcext:value-type="float">
            <text:p>11'886 <text:s/></text:p>
          </table:table-cell>
          <table:table-cell table:style-name="ce73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Bâle-Ville</text:p>
          </table:table-cell>
          <table:table-cell table:style-name="ce61" office:value-type="float" office:value="183901" calcext:value-type="float">
            <text:p>183'901 <text:s/></text:p>
          </table:table-cell>
          <table:table-cell table:style-name="ce61" office:value-type="float" office:value="46658" calcext:value-type="float">
            <text:p>46'658 <text:s/></text:p>
          </table:table-cell>
          <table:table-cell table:style-name="ce61" office:value-type="float" office:value="56156" calcext:value-type="float">
            <text:p>56'156 <text:s/></text:p>
          </table:table-cell>
          <table:table-cell table:style-name="ce61" office:value-type="float" office:value="31239" calcext:value-type="float">
            <text:p>31'239 <text:s/></text:p>
          </table:table-cell>
          <table:table-cell table:style-name="ce61" office:value-type="float" office:value="31336" calcext:value-type="float">
            <text:p>31'336 <text:s/></text:p>
          </table:table-cell>
          <table:table-cell table:style-name="ce61" office:value-type="float" office:value="12995" calcext:value-type="float">
            <text:p>12'995 <text:s/></text:p>
          </table:table-cell>
          <table:table-cell table:style-name="ce61" office:value-type="float" office:value="5517" calcext:value-type="float">
            <text:p>5'517 <text:s/></text:p>
          </table:table-cell>
          <table:table-cell table:style-name="ce73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Bâle-Campagne</text:p>
          </table:table-cell>
          <table:table-cell table:style-name="ce61" office:value-type="float" office:value="274853" calcext:value-type="float">
            <text:p>274'853 <text:s/></text:p>
          </table:table-cell>
          <table:table-cell table:style-name="ce61" office:value-type="float" office:value="39522" calcext:value-type="float">
            <text:p>39'522 <text:s/></text:p>
          </table:table-cell>
          <table:table-cell table:style-name="ce61" office:value-type="float" office:value="88866" calcext:value-type="float">
            <text:p>88'866 <text:s/></text:p>
          </table:table-cell>
          <table:table-cell table:style-name="ce61" office:value-type="float" office:value="49089" calcext:value-type="float">
            <text:p>49'089 <text:s/></text:p>
          </table:table-cell>
          <table:table-cell table:style-name="ce61" office:value-type="float" office:value="62896" calcext:value-type="float">
            <text:p>62'896 <text:s/></text:p>
          </table:table-cell>
          <table:table-cell table:style-name="ce61" office:value-type="float" office:value="24190" calcext:value-type="float">
            <text:p>24'190 <text:s/></text:p>
          </table:table-cell>
          <table:table-cell table:style-name="ce61" office:value-type="float" office:value="10290" calcext:value-type="float">
            <text:p>10'290 <text:s/></text:p>
          </table:table-cell>
          <table:table-cell table:style-name="ce73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Schaffhouse</text:p>
          </table:table-cell>
          <table:table-cell table:style-name="ce61" office:value-type="float" office:value="77271" calcext:value-type="float">
            <text:p>77'271 <text:s/></text:p>
          </table:table-cell>
          <table:table-cell table:style-name="ce61" office:value-type="float" office:value="12880" calcext:value-type="float">
            <text:p>12'880 <text:s/></text:p>
          </table:table-cell>
          <table:table-cell table:style-name="ce61" office:value-type="float" office:value="24132" calcext:value-type="float">
            <text:p>24'132 <text:s/></text:p>
          </table:table-cell>
          <table:table-cell table:style-name="ce61" office:value-type="float" office:value="12705" calcext:value-type="float">
            <text:p>12'705 <text:s/></text:p>
          </table:table-cell>
          <table:table-cell table:style-name="ce61" office:value-type="float" office:value="16768" calcext:value-type="float">
            <text:p>16'768 <text:s/></text:p>
          </table:table-cell>
          <table:table-cell table:style-name="ce61" office:value-type="float" office:value="7290" calcext:value-type="float">
            <text:p>7'290 <text:s/></text:p>
          </table:table-cell>
          <table:table-cell table:style-name="ce61" office:value-type="float" office:value="3496" calcext:value-type="float">
            <text:p>3'496 <text:s/></text:p>
          </table:table-cell>
          <table:table-cell table:style-name="ce73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Appenzell Rh.-Ext.</text:p>
          </table:table-cell>
          <table:table-cell table:style-name="ce61" office:value-type="float" office:value="52663" calcext:value-type="float">
            <text:p>52'663 <text:s/></text:p>
          </table:table-cell>
          <table:table-cell table:style-name="ce61" office:value-type="float" office:value="7275" calcext:value-type="float">
            <text:p>7'275 <text:s/></text:p>
          </table:table-cell>
          <table:table-cell table:style-name="ce61" office:value-type="float" office:value="15302" calcext:value-type="float">
            <text:p>15'302 <text:s/></text:p>
          </table:table-cell>
          <table:table-cell table:style-name="ce61" office:value-type="float" office:value="8685" calcext:value-type="float">
            <text:p>8'685 <text:s/></text:p>
          </table:table-cell>
          <table:table-cell table:style-name="ce61" office:value-type="float" office:value="11836" calcext:value-type="float">
            <text:p>11'836 <text:s/></text:p>
          </table:table-cell>
          <table:table-cell table:style-name="ce61" office:value-type="float" office:value="5955" calcext:value-type="float">
            <text:p>5'955 <text:s/></text:p>
          </table:table-cell>
          <table:table-cell table:style-name="ce61" office:value-type="float" office:value="3610" calcext:value-type="float">
            <text:p>3'610 <text:s/></text:p>
          </table:table-cell>
          <table:table-cell table:style-name="ce73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Appenzell Rh.-Int.</text:p>
          </table:table-cell>
          <table:table-cell table:style-name="ce61" office:value-type="float" office:value="15465" calcext:value-type="float">
            <text:p>15'465 <text:s/></text:p>
          </table:table-cell>
          <table:table-cell table:style-name="ce61" office:value-type="float" office:value="1801" calcext:value-type="float">
            <text:p>1'801 <text:s/></text:p>
          </table:table-cell>
          <table:table-cell table:style-name="ce61" office:value-type="float" office:value="3814" calcext:value-type="float">
            <text:p>3'814 <text:s/></text:p>
          </table:table-cell>
          <table:table-cell table:style-name="ce61" office:value-type="float" office:value="2307" calcext:value-type="float">
            <text:p>2'307 <text:s/></text:p>
          </table:table-cell>
          <table:table-cell table:style-name="ce61" office:value-type="float" office:value="3368" calcext:value-type="float">
            <text:p>3'368 <text:s/></text:p>
          </table:table-cell>
          <table:table-cell table:style-name="ce61" office:value-type="float" office:value="2670" calcext:value-type="float">
            <text:p>2'670 <text:s/></text:p>
          </table:table-cell>
          <table:table-cell table:style-name="ce61" office:value-type="float" office:value="1505" calcext:value-type="float">
            <text:p>1'505 <text:s/></text:p>
          </table:table-cell>
          <table:table-cell table:style-name="ce73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Saint-Gall</text:p>
          </table:table-cell>
          <table:table-cell table:style-name="ce61" office:value-type="float" office:value="483208" calcext:value-type="float">
            <text:p>483'208 <text:s/></text:p>
          </table:table-cell>
          <table:table-cell table:style-name="ce61" office:value-type="float" office:value="69790" calcext:value-type="float">
            <text:p>69'790 <text:s/></text:p>
          </table:table-cell>
          <table:table-cell table:style-name="ce61" office:value-type="float" office:value="136848" calcext:value-type="float">
            <text:p>136'848 <text:s/></text:p>
          </table:table-cell>
          <table:table-cell table:style-name="ce61" office:value-type="float" office:value="79284" calcext:value-type="float">
            <text:p>79'284 <text:s/></text:p>
          </table:table-cell>
          <table:table-cell table:style-name="ce61" office:value-type="float" office:value="110696" calcext:value-type="float">
            <text:p>110'696 <text:s/></text:p>
          </table:table-cell>
          <table:table-cell table:style-name="ce61" office:value-type="float" office:value="55385" calcext:value-type="float">
            <text:p>55'385 <text:s/></text:p>
          </table:table-cell>
          <table:table-cell table:style-name="ce61" office:value-type="float" office:value="31205" calcext:value-type="float">
            <text:p>31'205 <text:s/></text:p>
          </table:table-cell>
          <table:table-cell table:style-name="ce73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Grisons</text:p>
          </table:table-cell>
          <table:table-cell table:style-name="ce61" office:value-type="float" office:value="191759" calcext:value-type="float">
            <text:p>191'759 <text:s/></text:p>
          </table:table-cell>
          <table:table-cell table:style-name="ce61" office:value-type="float" office:value="32594" calcext:value-type="float">
            <text:p>32'594 <text:s/></text:p>
          </table:table-cell>
          <table:table-cell table:style-name="ce61" office:value-type="float" office:value="55462" calcext:value-type="float">
            <text:p>55'462 <text:s/></text:p>
          </table:table-cell>
          <table:table-cell table:style-name="ce61" office:value-type="float" office:value="34050" calcext:value-type="float">
            <text:p>34'050 <text:s/></text:p>
          </table:table-cell>
          <table:table-cell table:style-name="ce61" office:value-type="float" office:value="43636" calcext:value-type="float">
            <text:p>43'636 <text:s/></text:p>
          </table:table-cell>
          <table:table-cell table:style-name="ce61" office:value-type="float" office:value="18635" calcext:value-type="float">
            <text:p>18'635 <text:s/></text:p>
          </table:table-cell>
          <table:table-cell table:style-name="ce61" office:value-type="float" office:value="7382" calcext:value-type="float">
            <text:p>7'382 <text:s/></text:p>
          </table:table-cell>
          <table:table-cell table:style-name="ce72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Argovie</text:p>
          </table:table-cell>
          <table:table-cell table:style-name="ce61" office:value-type="float" office:value="627763" calcext:value-type="float">
            <text:p>627'763 <text:s/></text:p>
          </table:table-cell>
          <table:table-cell table:style-name="ce61" office:value-type="float" office:value="84029" calcext:value-type="float">
            <text:p>84'029 <text:s/></text:p>
          </table:table-cell>
          <table:table-cell table:style-name="ce61" office:value-type="float" office:value="192002" calcext:value-type="float">
            <text:p>192'002 <text:s/></text:p>
          </table:table-cell>
          <table:table-cell table:style-name="ce61" office:value-type="float" office:value="110379" calcext:value-type="float">
            <text:p>110'379 <text:s/></text:p>
          </table:table-cell>
          <table:table-cell table:style-name="ce61" office:value-type="float" office:value="149532" calcext:value-type="float">
            <text:p>149'532 <text:s/></text:p>
          </table:table-cell>
          <table:table-cell table:style-name="ce61" office:value-type="float" office:value="61695" calcext:value-type="float">
            <text:p>61'695 <text:s/></text:p>
          </table:table-cell>
          <table:table-cell table:style-name="ce61" office:value-type="float" office:value="30126" calcext:value-type="float">
            <text:p>30'126 <text:s/></text:p>
          </table:table-cell>
          <table:table-cell table:style-name="ce73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Thurgovie</text:p>
          </table:table-cell>
          <table:table-cell table:style-name="ce61" office:value-type="float" office:value="256765" calcext:value-type="float">
            <text:p>256'765 <text:s/></text:p>
          </table:table-cell>
          <table:table-cell table:style-name="ce61" office:value-type="float" office:value="34734" calcext:value-type="float">
            <text:p>34'734 <text:s/></text:p>
          </table:table-cell>
          <table:table-cell table:style-name="ce61" office:value-type="float" office:value="75488" calcext:value-type="float">
            <text:p>75'488 <text:s/></text:p>
          </table:table-cell>
          <table:table-cell table:style-name="ce61" office:value-type="float" office:value="44025" calcext:value-type="float">
            <text:p>44'025 <text:s/></text:p>
          </table:table-cell>
          <table:table-cell table:style-name="ce61" office:value-type="float" office:value="59556" calcext:value-type="float">
            <text:p>59'556 <text:s/></text:p>
          </table:table-cell>
          <table:table-cell table:style-name="ce61" office:value-type="float" office:value="27940" calcext:value-type="float">
            <text:p>27'940 <text:s/></text:p>
          </table:table-cell>
          <table:table-cell table:style-name="ce61" office:value-type="float" office:value="15022" calcext:value-type="float">
            <text:p>15'022 <text:s/></text:p>
          </table:table-cell>
          <table:table-cell table:style-name="ce73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Tessin</text:p>
          </table:table-cell>
          <table:table-cell table:style-name="ce61" office:value-type="float" office:value="340394" calcext:value-type="float">
            <text:p>340'394 <text:s/></text:p>
          </table:table-cell>
          <table:table-cell table:style-name="ce61" office:value-type="float" office:value="58764" calcext:value-type="float">
            <text:p>58'764 <text:s/></text:p>
          </table:table-cell>
          <table:table-cell table:style-name="ce61" office:value-type="float" office:value="94148" calcext:value-type="float">
            <text:p>94'148 <text:s/></text:p>
          </table:table-cell>
          <table:table-cell table:style-name="ce61" office:value-type="float" office:value="71133" calcext:value-type="float">
            <text:p>71'133 <text:s/></text:p>
          </table:table-cell>
          <table:table-cell table:style-name="ce61" office:value-type="float" office:value="78020" calcext:value-type="float">
            <text:p>78'020 <text:s/></text:p>
          </table:table-cell>
          <table:table-cell table:style-name="ce61" office:value-type="float" office:value="27440" calcext:value-type="float">
            <text:p>27'440 <text:s/></text:p>
          </table:table-cell>
          <table:table-cell table:style-name="ce61" office:value-type="float" office:value="10889" calcext:value-type="float">
            <text:p>10'889 <text:s/></text:p>
          </table:table-cell>
          <table:table-cell table:style-name="ce72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Vaud</text:p>
          </table:table-cell>
          <table:table-cell table:style-name="ce61" office:value-type="float" office:value="731689" calcext:value-type="float">
            <text:p>731'689 <text:s/></text:p>
          </table:table-cell>
          <table:table-cell table:style-name="ce61" office:value-type="float" office:value="116640" calcext:value-type="float">
            <text:p>116'640 <text:s/></text:p>
          </table:table-cell>
          <table:table-cell table:style-name="ce61" office:value-type="float" office:value="194052" calcext:value-type="float">
            <text:p>194'052 <text:s/></text:p>
          </table:table-cell>
          <table:table-cell table:style-name="ce61" office:value-type="float" office:value="138861" calcext:value-type="float">
            <text:p>138'861 <text:s/></text:p>
          </table:table-cell>
          <table:table-cell table:style-name="ce61" office:value-type="float" office:value="175956" calcext:value-type="float">
            <text:p>175'956 <text:s/></text:p>
          </table:table-cell>
          <table:table-cell table:style-name="ce61" office:value-type="float" office:value="71480" calcext:value-type="float">
            <text:p>71'480 <text:s/></text:p>
          </table:table-cell>
          <table:table-cell table:style-name="ce61" office:value-type="float" office:value="34700" calcext:value-type="float">
            <text:p>34'700 <text:s/>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Valais</text:p>
          </table:table-cell>
          <table:table-cell table:style-name="ce61" office:value-type="float" office:value="319862" calcext:value-type="float">
            <text:p>319'862 <text:s/></text:p>
          </table:table-cell>
          <table:table-cell table:style-name="ce61" office:value-type="float" office:value="45356" calcext:value-type="float">
            <text:p>45'356 <text:s/></text:p>
          </table:table-cell>
          <table:table-cell table:style-name="ce61" office:value-type="float" office:value="85408" calcext:value-type="float">
            <text:p>85'408 <text:s/></text:p>
          </table:table-cell>
          <table:table-cell table:style-name="ce61" office:value-type="float" office:value="59268" calcext:value-type="float">
            <text:p>59'268 <text:s/></text:p>
          </table:table-cell>
          <table:table-cell table:style-name="ce61" office:value-type="float" office:value="78100" calcext:value-type="float">
            <text:p>78'100 <text:s/></text:p>
          </table:table-cell>
          <table:table-cell table:style-name="ce61" office:value-type="float" office:value="34090" calcext:value-type="float">
            <text:p>34'090 <text:s/></text:p>
          </table:table-cell>
          <table:table-cell table:style-name="ce61" office:value-type="float" office:value="17640" calcext:value-type="float">
            <text:p>17'640 <text:s/></text:p>
          </table:table-cell>
          <table:table-cell table:style-name="ce73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Neuchâtel</text:p>
          </table:table-cell>
          <table:table-cell table:style-name="ce61" office:value-type="float" office:value="173523" calcext:value-type="float">
            <text:p>173'523 <text:s/></text:p>
          </table:table-cell>
          <table:table-cell table:style-name="ce61" office:value-type="float" office:value="30301" calcext:value-type="float">
            <text:p>30'301 <text:s/></text:p>
          </table:table-cell>
          <table:table-cell table:style-name="ce61" office:value-type="float" office:value="48438" calcext:value-type="float">
            <text:p>48'438 <text:s/></text:p>
          </table:table-cell>
          <table:table-cell table:style-name="ce61" office:value-type="float" office:value="31731" calcext:value-type="float">
            <text:p>31'731 <text:s/></text:p>
          </table:table-cell>
          <table:table-cell table:style-name="ce61" office:value-type="float" office:value="40356" calcext:value-type="float">
            <text:p>40'356 <text:s/></text:p>
          </table:table-cell>
          <table:table-cell table:style-name="ce61" office:value-type="float" office:value="15965" calcext:value-type="float">
            <text:p>15'965 <text:s/></text:p>
          </table:table-cell>
          <table:table-cell table:style-name="ce61" office:value-type="float" office:value="6732" calcext:value-type="float">
            <text:p>6'732 <text:s/></text:p>
          </table:table-cell>
          <table:table-cell table:style-name="ce73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Genève</text:p>
          </table:table-cell>
          <table:table-cell table:style-name="ce61" office:value-type="float" office:value="445008" calcext:value-type="float">
            <text:p>445'008 <text:s/></text:p>
          </table:table-cell>
          <table:table-cell table:style-name="ce61" office:value-type="float" office:value="74877" calcext:value-type="float">
            <text:p>74'877 <text:s/></text:p>
          </table:table-cell>
          <table:table-cell table:style-name="ce61" office:value-type="float" office:value="97320" calcext:value-type="float">
            <text:p>97'320 <text:s/></text:p>
          </table:table-cell>
          <table:table-cell table:style-name="ce61" office:value-type="float" office:value="84282" calcext:value-type="float">
            <text:p>84'282 <text:s/></text:p>
          </table:table-cell>
          <table:table-cell table:style-name="ce61" office:value-type="float" office:value="98824" calcext:value-type="float">
            <text:p>98'824 <text:s/></text:p>
          </table:table-cell>
          <table:table-cell table:style-name="ce61" office:value-type="float" office:value="47455" calcext:value-type="float">
            <text:p>47'455 <text:s/></text:p>
          </table:table-cell>
          <table:table-cell table:style-name="ce61" office:value-type="float" office:value="42250" calcext:value-type="float">
            <text:p>42'250 <text:s/></text:p>
          </table:table-cell>
          <table:table-cell table:style-name="ce73" office:value-type="float" office:value="3" calcext:value-type="float">
            <text:p>3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1" office:value-type="string" calcext:value-type="string">
            <text:p>Jura</text:p>
          </table:table-cell>
          <table:table-cell table:style-name="ce62" office:value-type="float" office:value="70629" calcext:value-type="float">
            <text:p>70'629 <text:s/></text:p>
          </table:table-cell>
          <table:table-cell table:style-name="ce62" office:value-type="float" office:value="9170" calcext:value-type="float">
            <text:p>9'170 <text:s/></text:p>
          </table:table-cell>
          <table:table-cell table:style-name="ce62" office:value-type="float" office:value="18394" calcext:value-type="float">
            <text:p>18'394 <text:s/></text:p>
          </table:table-cell>
          <table:table-cell table:style-name="ce62" office:value-type="float" office:value="12264" calcext:value-type="float">
            <text:p>12'264 <text:s/></text:p>
          </table:table-cell>
          <table:table-cell table:style-name="ce62" office:value-type="float" office:value="16908" calcext:value-type="float">
            <text:p>16'908 <text:s/></text:p>
          </table:table-cell>
          <table:table-cell table:style-name="ce62" office:value-type="float" office:value="9125" calcext:value-type="float">
            <text:p>9'125 <text:s/></text:p>
          </table:table-cell>
          <table:table-cell table:style-name="ce62" office:value-type="float" office:value="4768" calcext:value-type="float">
            <text:p>4'768 <text:s/></text:p>
          </table:table-cell>
          <table:table-cell table:style-name="ce75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2" office:value-type="string" calcext:value-type="string">
            <text:p>Base: Population résidante permanente au domicile principal</text:p>
          </table:table-cell>
          <table:table-cell table:number-columns-repeated="1023"/>
        </table:table-row>
        <table:table-row table:style-name="ro6">
          <table:table-cell table:style-name="ce53" office:value-type="string" calcext:value-type="string" table:number-columns-spanned="9" table:number-rows-spanned="3">
            <text:p><text:span text:style-name="T5">1</text:span><text:span text:style-name="T10"> Les ménages ne sont pas plausibles quand au moins un des cinq critères de qualité n’est pas rempli (personne la plus âgée dans le ménage &gt; 15 ans ; ménages avec au maximum 12 personnes; nombre identique de ménages et de logements dans le bâtiment ; plusieurs ménages dans un bâtiment avec plusieurs logements ; rapport plausible du nombre de personnes dans le ménage / du nombre de chambres dans le logement)</text:span></text:p>
          </table:table-cell>
          <table:covered-table-cell table:number-columns-repeated="8" table:style-name="ce54"/>
          <table:table-cell table:number-columns-repeated="1015"/>
        </table:table-row>
        <table:table-row table:style-name="ro6">
          <table:covered-table-cell table:number-columns-repeated="9" table:style-name="ce54"/>
          <table:table-cell table:number-columns-repeated="1015"/>
        </table:table-row>
        <table:table-row table:style-name="ro6">
          <table:covered-table-cell table:number-columns-repeated="9" table:style-name="ce54"/>
          <table:table-cell table:number-columns-repeated="1015"/>
        </table:table-row>
        <table:table-row table:style-name="ro6">
          <table:table-cell office:value-type="string" calcext:value-type="string">
            <text:p>Etat au 11.12.2014</text:p>
          </table:table-cell>
          <table:table-cell table:style-name="ce64"/>
          <table:table-cell table:number-columns-repeated="1022"/>
        </table:table-row>
        <table:table-row table:style-name="ro6">
          <table:table-cell table:style-name="ce56" office:value-type="string" calcext:value-type="string">
            <text:p>Source: STATPOP</text:p>
          </table:table-cell>
          <table:table-cell table:style-name="ce64" table:number-columns-repeated="1023"/>
        </table:table-row>
        <table:table-row table:style-name="ro6">
          <table:table-cell table:style-name="ce57" office:value-type="string" calcext:value-type="string">
            <text:p>© OFS</text:p>
          </table:table-cell>
          <table:table-cell table:style-name="ce64" table:number-columns-repeated="1023"/>
        </table:table-row>
        <table:table-row table:style-name="ro6">
          <table:table-cell/>
          <table:table-cell table:style-name="ce64" table:number-columns-repeated="1023"/>
        </table:table-row>
        <table:table-row table:style-name="ro6">
          <table:table-cell table:style-name="ce56" office:value-type="string" calcext:value-type="string">
            <text:p>Renseignements: Office fédéral de la statistique (OFS), section Démographie et migration, info.dem@bfs.admin.ch, tél. 058 463 67 11</text:p>
          </table:table-cell>
          <table:table-cell/>
          <table:table-cell table:style-name="ce64" table:number-columns-repeated="1022"/>
        </table:table-row>
        <table:table-row table:style-name="ro6" table:number-rows-repeated="7">
          <table:table-cell table:number-columns-repeated="1024"/>
        </table:table-row>
        <table:table-row table:style-name="ro7" table:number-rows-repeated="1048529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Ursprung" table:base-cell-address="$'2021'.$A$1" table:expression="#REF!"/>
          <table:named-expression table:name="view" table:base-cell-address="$'2021'.$A$1" table:expression="#REF!"/>
          <table:named-range table:name="_xlnm.Print_Area" table:base-cell-address="$'2021'.$A$1" table:cell-range-address="$'2013'.$A$1:.$I$40" table:range-usable-as="print-range"/>
        </table:named-expressions>
      </table:table>
      <table:table table:name="2012" table:style-name="ta10" table:print-ranges="'2012'.A1:'2012'.I40">
        <table:table-column table:style-name="co1" table:default-cell-style-name="ce55"/>
        <table:table-column table:style-name="co2" table:default-cell-style-name="ce63"/>
        <table:table-column table:style-name="co3" table:number-columns-repeated="6" table:default-cell-style-name="ce63"/>
        <table:table-column table:style-name="co4" table:default-cell-style-name="ce52"/>
        <table:table-column table:style-name="co5" table:number-columns-repeated="36" table:default-cell-style-name="ce52"/>
        <table:table-column table:style-name="co6" table:number-columns-repeated="979" table:default-cell-style-name="ce52"/>
        <table:table-row table:style-name="ro1">
          <table:table-cell table:style-name="ce46" office:value-type="string" calcext:value-type="string">
            <text:p>cc-f-01.02.02.04</text:p>
          </table:table-cell>
          <table:table-cell table:style-name="ce46" office:value-type="string" calcext:value-type="string">
            <text:p>Population résidante permanente dans des ménages privés selon le canton et la taille du ménage, au 31 décembre 2012</text:p>
          </table:table-cell>
          <table:table-cell table:style-name="ce46" table:number-columns-repeated="2"/>
          <table:table-cell table:style-name="ce68"/>
          <table:table-cell table:style-name="ce69" table:number-columns-repeated="4"/>
          <table:table-cell table:style-name="ce76" table:number-columns-repeated="1015"/>
        </table:table-row>
        <table:table-row table:style-name="ro2">
          <table:table-cell table:style-name="ce47" office:value-type="string" calcext:value-type="string">
            <text:p>Canton</text:p>
          </table:table-cell>
          <table:table-cell table:style-name="ce58" office:value-type="string" calcext:value-type="string">
            <text:p>Total</text:p>
          </table:table-cell>
          <table:table-cell table:style-name="ce65" office:value-type="string" calcext:value-type="string">
            <text:p>Nombre de personnes vivant dans un ménage de</text:p>
          </table:table-cell>
          <table:table-cell table:style-name="ce47" table:number-columns-repeated="5"/>
          <table:table-cell table:style-name="ce67" office:value-type="string" calcext:value-type="string" table:number-columns-spanned="1" table:number-rows-spanned="2">
            <text:p>Proportion de personnes vivant dans un ménage non plausible (en %) <text:span text:style-name="T11">1</text:span></text:p>
          </table:table-cell>
          <table:table-cell table:style-name="ce77" table:number-columns-spanned="1" table:number-rows-spanned="2"/>
          <table:table-cell table:style-name="ce78"/>
          <table:table-cell table:style-name="ce79" table:number-columns-repeated="1013"/>
        </table:table-row>
        <table:table-row table:style-name="ro3">
          <table:table-cell table:style-name="ce48"/>
          <table:table-cell table:style-name="ce59"/>
          <table:table-cell table:style-name="ce66" office:value-type="string" calcext:value-type="string">
            <text:p>1 personne</text:p>
          </table:table-cell>
          <table:table-cell table:style-name="ce67" office:value-type="string" calcext:value-type="string">
            <text:p>2 personnes</text:p>
          </table:table-cell>
          <table:table-cell table:style-name="ce67" office:value-type="string" calcext:value-type="string">
            <text:p>3 personnes</text:p>
          </table:table-cell>
          <table:table-cell table:style-name="ce67" office:value-type="string" calcext:value-type="string">
            <text:p>4 personnes</text:p>
          </table:table-cell>
          <table:table-cell table:style-name="ce67" office:value-type="string" calcext:value-type="string">
            <text:p>5 personnes</text:p>
          </table:table-cell>
          <table:table-cell table:style-name="ce66" office:value-type="string" calcext:value-type="string">
            <text:p>6 personnes ou plus</text:p>
          </table:table-cell>
          <table:covered-table-cell table:style-name="ce70"/>
          <table:covered-table-cell table:style-name="ce77"/>
          <table:table-cell table:style-name="ce78"/>
          <table:table-cell table:style-name="ce79" table:number-columns-repeated="1013"/>
        </table:table-row>
        <table:table-row table:style-name="ro4">
          <table:table-cell table:style-name="ce49" office:value-type="string" calcext:value-type="string">
            <text:p>Suisse</text:p>
          </table:table-cell>
          <table:table-cell table:style-name="ce60" office:value-type="float" office:value="7876178" calcext:value-type="float">
            <text:p>7'876'178 <text:s/></text:p>
          </table:table-cell>
          <table:table-cell table:style-name="ce60" office:value-type="float" office:value="1220931" calcext:value-type="float">
            <text:p>1'220'931 <text:s/></text:p>
          </table:table-cell>
          <table:table-cell table:style-name="ce60" office:value-type="float" office:value="2272036" calcext:value-type="float">
            <text:p>2'272'036 <text:s/></text:p>
          </table:table-cell>
          <table:table-cell table:style-name="ce60" office:value-type="float" office:value="1391706" calcext:value-type="float">
            <text:p>1'391'706 <text:s/></text:p>
          </table:table-cell>
          <table:table-cell table:style-name="ce60" office:value-type="float" office:value="1799540" calcext:value-type="float">
            <text:p>1'799'540 <text:s/></text:p>
          </table:table-cell>
          <table:table-cell table:style-name="ce60" office:value-type="float" office:value="778155" calcext:value-type="float">
            <text:p>778'155 <text:s/></text:p>
          </table:table-cell>
          <table:table-cell table:style-name="ce60" office:value-type="float" office:value="413810" calcext:value-type="float">
            <text:p>413'810 <text:s/>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1015"/>
        </table:table-row>
        <table:table-row table:style-name="ro5">
          <table:table-cell table:style-name="ce50" office:value-type="string" calcext:value-type="string">
            <text:p>Zurich</text:p>
          </table:table-cell>
          <table:table-cell table:style-name="ce61" office:value-type="float" office:value="1381270" calcext:value-type="float">
            <text:p>1'381'270 <text:s/></text:p>
          </table:table-cell>
          <table:table-cell table:style-name="ce61" office:value-type="float" office:value="229168" calcext:value-type="float">
            <text:p>229'168 <text:s/></text:p>
          </table:table-cell>
          <table:table-cell table:style-name="ce61" office:value-type="float" office:value="419500" calcext:value-type="float">
            <text:p>419'500 <text:s/></text:p>
          </table:table-cell>
          <table:table-cell table:style-name="ce61" office:value-type="float" office:value="242949" calcext:value-type="float">
            <text:p>242'949 <text:s/></text:p>
          </table:table-cell>
          <table:table-cell table:style-name="ce61" office:value-type="float" office:value="300968" calcext:value-type="float">
            <text:p>300'968 <text:s/></text:p>
          </table:table-cell>
          <table:table-cell table:style-name="ce61" office:value-type="float" office:value="121515" calcext:value-type="float">
            <text:p>121'515 <text:s/></text:p>
          </table:table-cell>
          <table:table-cell table:style-name="ce61" office:value-type="float" office:value="67170" calcext:value-type="float">
            <text:p>67'170 <text:s/>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5"/>
          <table:table-cell table:style-name="ce80" table:number-columns-repeated="980"/>
        </table:table-row>
        <table:table-row table:style-name="ro6">
          <table:table-cell table:style-name="ce50" office:value-type="string" calcext:value-type="string">
            <text:p>Berne</text:p>
          </table:table-cell>
          <table:table-cell table:style-name="ce61" office:value-type="float" office:value="975155" calcext:value-type="float">
            <text:p>975'155 <text:s/></text:p>
          </table:table-cell>
          <table:table-cell table:style-name="ce61" office:value-type="float" office:value="158772" calcext:value-type="float">
            <text:p>158'772 <text:s/></text:p>
          </table:table-cell>
          <table:table-cell table:style-name="ce61" office:value-type="float" office:value="309556" calcext:value-type="float">
            <text:p>309'556 <text:s/></text:p>
          </table:table-cell>
          <table:table-cell table:style-name="ce61" office:value-type="float" office:value="161232" calcext:value-type="float">
            <text:p>161'232 <text:s/></text:p>
          </table:table-cell>
          <table:table-cell table:style-name="ce61" office:value-type="float" office:value="211508" calcext:value-type="float">
            <text:p>211'508 <text:s/></text:p>
          </table:table-cell>
          <table:table-cell table:style-name="ce61" office:value-type="float" office:value="89225" calcext:value-type="float">
            <text:p>89'225 <text:s/></text:p>
          </table:table-cell>
          <table:table-cell table:style-name="ce61" office:value-type="float" office:value="44862" calcext:value-type="float">
            <text:p>44'862 <text:s/>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Lucerne</text:p>
          </table:table-cell>
          <table:table-cell table:style-name="ce61" office:value-type="float" office:value="378217" calcext:value-type="float">
            <text:p>378'217 <text:s/></text:p>
          </table:table-cell>
          <table:table-cell table:style-name="ce61" office:value-type="float" office:value="53157" calcext:value-type="float">
            <text:p>53'157 <text:s/></text:p>
          </table:table-cell>
          <table:table-cell table:style-name="ce61" office:value-type="float" office:value="106026" calcext:value-type="float">
            <text:p>106'026 <text:s/></text:p>
          </table:table-cell>
          <table:table-cell table:style-name="ce61" office:value-type="float" office:value="61470" calcext:value-type="float">
            <text:p>61'470 <text:s/></text:p>
          </table:table-cell>
          <table:table-cell table:style-name="ce61" office:value-type="float" office:value="89152" calcext:value-type="float">
            <text:p>89'152 <text:s/></text:p>
          </table:table-cell>
          <table:table-cell table:style-name="ce61" office:value-type="float" office:value="44055" calcext:value-type="float">
            <text:p>44'055 <text:s/></text:p>
          </table:table-cell>
          <table:table-cell table:style-name="ce61" office:value-type="float" office:value="24357" calcext:value-type="float">
            <text:p>24'357 <text:s/></text:p>
          </table:table-cell>
          <table:table-cell table:style-name="ce73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Uri</text:p>
          </table:table-cell>
          <table:table-cell table:style-name="ce61" office:value-type="float" office:value="34914" calcext:value-type="float">
            <text:p>34'914 <text:s/></text:p>
          </table:table-cell>
          <table:table-cell table:style-name="ce61" office:value-type="float" office:value="4198" calcext:value-type="float">
            <text:p>4'198 <text:s/></text:p>
          </table:table-cell>
          <table:table-cell table:style-name="ce61" office:value-type="float" office:value="9834" calcext:value-type="float">
            <text:p>9'834 <text:s/></text:p>
          </table:table-cell>
          <table:table-cell table:style-name="ce61" office:value-type="float" office:value="5451" calcext:value-type="float">
            <text:p>5'451 <text:s/></text:p>
          </table:table-cell>
          <table:table-cell table:style-name="ce61" office:value-type="float" office:value="8464" calcext:value-type="float">
            <text:p>8'464 <text:s/></text:p>
          </table:table-cell>
          <table:table-cell table:style-name="ce61" office:value-type="float" office:value="4695" calcext:value-type="float">
            <text:p>4'695 <text:s/></text:p>
          </table:table-cell>
          <table:table-cell table:style-name="ce61" office:value-type="float" office:value="2272" calcext:value-type="float">
            <text:p>2'272 <text:s/></text:p>
          </table:table-cell>
          <table:table-cell table:style-name="ce73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Schwytz</text:p>
          </table:table-cell>
          <table:table-cell table:style-name="ce61" office:value-type="float" office:value="147314" calcext:value-type="float">
            <text:p>147'314 <text:s/></text:p>
          </table:table-cell>
          <table:table-cell table:style-name="ce61" office:value-type="float" office:value="19161" calcext:value-type="float">
            <text:p>19'161 <text:s/></text:p>
          </table:table-cell>
          <table:table-cell table:style-name="ce61" office:value-type="float" office:value="42108" calcext:value-type="float">
            <text:p>42'108 <text:s/></text:p>
          </table:table-cell>
          <table:table-cell table:style-name="ce61" office:value-type="float" office:value="25149" calcext:value-type="float">
            <text:p>25'149 <text:s/></text:p>
          </table:table-cell>
          <table:table-cell table:style-name="ce61" office:value-type="float" office:value="35640" calcext:value-type="float">
            <text:p>35'640 <text:s/></text:p>
          </table:table-cell>
          <table:table-cell table:style-name="ce61" office:value-type="float" office:value="16365" calcext:value-type="float">
            <text:p>16'365 <text:s/></text:p>
          </table:table-cell>
          <table:table-cell table:style-name="ce61" office:value-type="float" office:value="8891" calcext:value-type="float">
            <text:p>8'891 <text:s/>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Obwald</text:p>
          </table:table-cell>
          <table:table-cell table:style-name="ce61" office:value-type="float" office:value="35464" calcext:value-type="float">
            <text:p>35'464 <text:s/></text:p>
          </table:table-cell>
          <table:table-cell table:style-name="ce61" office:value-type="float" office:value="4464" calcext:value-type="float">
            <text:p>4'464 <text:s/></text:p>
          </table:table-cell>
          <table:table-cell table:style-name="ce61" office:value-type="float" office:value="9424" calcext:value-type="float">
            <text:p>9'424 <text:s/></text:p>
          </table:table-cell>
          <table:table-cell table:style-name="ce61" office:value-type="float" office:value="5757" calcext:value-type="float">
            <text:p>5'757 <text:s/></text:p>
          </table:table-cell>
          <table:table-cell table:style-name="ce61" office:value-type="float" office:value="8960" calcext:value-type="float">
            <text:p>8'960 <text:s/></text:p>
          </table:table-cell>
          <table:table-cell table:style-name="ce61" office:value-type="float" office:value="4165" calcext:value-type="float">
            <text:p>4'165 <text:s/></text:p>
          </table:table-cell>
          <table:table-cell table:style-name="ce61" office:value-type="float" office:value="2694" calcext:value-type="float">
            <text:p>2'694 <text:s/></text:p>
          </table:table-cell>
          <table:table-cell table:style-name="ce73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Nidwald</text:p>
          </table:table-cell>
          <table:table-cell table:style-name="ce61" office:value-type="float" office:value="40998" calcext:value-type="float">
            <text:p>40'998 <text:s/></text:p>
          </table:table-cell>
          <table:table-cell table:style-name="ce61" office:value-type="float" office:value="5411" calcext:value-type="float">
            <text:p>5'411 <text:s/></text:p>
          </table:table-cell>
          <table:table-cell table:style-name="ce61" office:value-type="float" office:value="12588" calcext:value-type="float">
            <text:p>12'588 <text:s/></text:p>
          </table:table-cell>
          <table:table-cell table:style-name="ce61" office:value-type="float" office:value="7176" calcext:value-type="float">
            <text:p>7'176 <text:s/></text:p>
          </table:table-cell>
          <table:table-cell table:style-name="ce61" office:value-type="float" office:value="9532" calcext:value-type="float">
            <text:p>9'532 <text:s/></text:p>
          </table:table-cell>
          <table:table-cell table:style-name="ce61" office:value-type="float" office:value="4150" calcext:value-type="float">
            <text:p>4'150 <text:s/></text:p>
          </table:table-cell>
          <table:table-cell table:style-name="ce61" office:value-type="float" office:value="2141" calcext:value-type="float">
            <text:p>2'141 <text:s/></text:p>
          </table:table-cell>
          <table:table-cell table:style-name="ce73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Glaris</text:p>
          </table:table-cell>
          <table:table-cell table:style-name="ce61" office:value-type="float" office:value="38599" calcext:value-type="float">
            <text:p>38'599 <text:s/></text:p>
          </table:table-cell>
          <table:table-cell table:style-name="ce61" office:value-type="float" office:value="5631" calcext:value-type="float">
            <text:p>5'631 <text:s/></text:p>
          </table:table-cell>
          <table:table-cell table:style-name="ce61" office:value-type="float" office:value="11288" calcext:value-type="float">
            <text:p>11'288 <text:s/></text:p>
          </table:table-cell>
          <table:table-cell table:style-name="ce61" office:value-type="float" office:value="6858" calcext:value-type="float">
            <text:p>6'858 <text:s/></text:p>
          </table:table-cell>
          <table:table-cell table:style-name="ce61" office:value-type="float" office:value="8936" calcext:value-type="float">
            <text:p>8'936 <text:s/></text:p>
          </table:table-cell>
          <table:table-cell table:style-name="ce61" office:value-type="float" office:value="3725" calcext:value-type="float">
            <text:p>3'725 <text:s/></text:p>
          </table:table-cell>
          <table:table-cell table:style-name="ce61" office:value-type="float" office:value="2161" calcext:value-type="float">
            <text:p>2'161 <text:s/></text:p>
          </table:table-cell>
          <table:table-cell table:style-name="ce73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Zoug</text:p>
          </table:table-cell>
          <table:table-cell table:style-name="ce61" office:value-type="float" office:value="114485" calcext:value-type="float">
            <text:p>114'485 <text:s/></text:p>
          </table:table-cell>
          <table:table-cell table:style-name="ce61" office:value-type="float" office:value="15599" calcext:value-type="float">
            <text:p>15'599 <text:s/></text:p>
          </table:table-cell>
          <table:table-cell table:style-name="ce61" office:value-type="float" office:value="33388" calcext:value-type="float">
            <text:p>33'388 <text:s/></text:p>
          </table:table-cell>
          <table:table-cell table:style-name="ce61" office:value-type="float" office:value="20388" calcext:value-type="float">
            <text:p>20'388 <text:s/></text:p>
          </table:table-cell>
          <table:table-cell table:style-name="ce61" office:value-type="float" office:value="27964" calcext:value-type="float">
            <text:p>27'964 <text:s/></text:p>
          </table:table-cell>
          <table:table-cell table:style-name="ce61" office:value-type="float" office:value="12220" calcext:value-type="float">
            <text:p>12'220 <text:s/></text:p>
          </table:table-cell>
          <table:table-cell table:style-name="ce61" office:value-type="float" office:value="4926" calcext:value-type="float">
            <text:p>4'926 <text:s/></text:p>
          </table:table-cell>
          <table:table-cell table:style-name="ce73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Fribourg</text:p>
          </table:table-cell>
          <table:table-cell table:style-name="ce61" office:value-type="float" office:value="285015" calcext:value-type="float">
            <text:p>285'015 <text:s/></text:p>
          </table:table-cell>
          <table:table-cell table:style-name="ce61" office:value-type="float" office:value="34644" calcext:value-type="float">
            <text:p>34'644 <text:s/></text:p>
          </table:table-cell>
          <table:table-cell table:style-name="ce61" office:value-type="float" office:value="72580" calcext:value-type="float">
            <text:p>72'580 <text:s/></text:p>
          </table:table-cell>
          <table:table-cell table:style-name="ce61" office:value-type="float" office:value="52947" calcext:value-type="float">
            <text:p>52'947 <text:s/></text:p>
          </table:table-cell>
          <table:table-cell table:style-name="ce61" office:value-type="float" office:value="75504" calcext:value-type="float">
            <text:p>75'504 <text:s/></text:p>
          </table:table-cell>
          <table:table-cell table:style-name="ce61" office:value-type="float" office:value="34065" calcext:value-type="float">
            <text:p>34'065 <text:s/></text:p>
          </table:table-cell>
          <table:table-cell table:style-name="ce61" office:value-type="float" office:value="15275" calcext:value-type="float">
            <text:p>15'275 <text:s/></text:p>
          </table:table-cell>
          <table:table-cell table:style-name="ce73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Soleure</text:p>
          </table:table-cell>
          <table:table-cell table:style-name="ce61" office:value-type="float" office:value="255181" calcext:value-type="float">
            <text:p>255'181 <text:s/></text:p>
          </table:table-cell>
          <table:table-cell table:style-name="ce61" office:value-type="float" office:value="37900" calcext:value-type="float">
            <text:p>37'900 <text:s/></text:p>
          </table:table-cell>
          <table:table-cell table:style-name="ce61" office:value-type="float" office:value="79328" calcext:value-type="float">
            <text:p>79'328 <text:s/></text:p>
          </table:table-cell>
          <table:table-cell table:style-name="ce61" office:value-type="float" office:value="45024" calcext:value-type="float">
            <text:p>45'024 <text:s/></text:p>
          </table:table-cell>
          <table:table-cell table:style-name="ce61" office:value-type="float" office:value="56736" calcext:value-type="float">
            <text:p>56'736 <text:s/></text:p>
          </table:table-cell>
          <table:table-cell table:style-name="ce61" office:value-type="float" office:value="24405" calcext:value-type="float">
            <text:p>24'405 <text:s/></text:p>
          </table:table-cell>
          <table:table-cell table:style-name="ce61" office:value-type="float" office:value="11788" calcext:value-type="float">
            <text:p>11'788 <text:s/></text:p>
          </table:table-cell>
          <table:table-cell table:style-name="ce73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Bâle-Ville</text:p>
          </table:table-cell>
          <table:table-cell table:style-name="ce61" office:value-type="float" office:value="182906" calcext:value-type="float">
            <text:p>182'906 <text:s/></text:p>
          </table:table-cell>
          <table:table-cell table:style-name="ce61" office:value-type="float" office:value="46577" calcext:value-type="float">
            <text:p>46'577 <text:s/></text:p>
          </table:table-cell>
          <table:table-cell table:style-name="ce61" office:value-type="float" office:value="56118" calcext:value-type="float">
            <text:p>56'118 <text:s/></text:p>
          </table:table-cell>
          <table:table-cell table:style-name="ce61" office:value-type="float" office:value="30171" calcext:value-type="float">
            <text:p>30'171 <text:s/></text:p>
          </table:table-cell>
          <table:table-cell table:style-name="ce61" office:value-type="float" office:value="31212" calcext:value-type="float">
            <text:p>31'212 <text:s/></text:p>
          </table:table-cell>
          <table:table-cell table:style-name="ce61" office:value-type="float" office:value="12825" calcext:value-type="float">
            <text:p>12'825 <text:s/></text:p>
          </table:table-cell>
          <table:table-cell table:style-name="ce61" office:value-type="float" office:value="6003" calcext:value-type="float">
            <text:p>6'003 <text:s/></text:p>
          </table:table-cell>
          <table:table-cell table:style-name="ce73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Bâle-Campagne</text:p>
          </table:table-cell>
          <table:table-cell table:style-name="ce61" office:value-type="float" office:value="272899" calcext:value-type="float">
            <text:p>272'899 <text:s/></text:p>
          </table:table-cell>
          <table:table-cell table:style-name="ce61" office:value-type="float" office:value="39136" calcext:value-type="float">
            <text:p>39'136 <text:s/></text:p>
          </table:table-cell>
          <table:table-cell table:style-name="ce61" office:value-type="float" office:value="88062" calcext:value-type="float">
            <text:p>88'062 <text:s/></text:p>
          </table:table-cell>
          <table:table-cell table:style-name="ce61" office:value-type="float" office:value="48627" calcext:value-type="float">
            <text:p>48'627 <text:s/></text:p>
          </table:table-cell>
          <table:table-cell table:style-name="ce61" office:value-type="float" office:value="62736" calcext:value-type="float">
            <text:p>62'736 <text:s/></text:p>
          </table:table-cell>
          <table:table-cell table:style-name="ce61" office:value-type="float" office:value="23745" calcext:value-type="float">
            <text:p>23'745 <text:s/></text:p>
          </table:table-cell>
          <table:table-cell table:style-name="ce61" office:value-type="float" office:value="10593" calcext:value-type="float">
            <text:p>10'593 <text:s/></text:p>
          </table:table-cell>
          <table:table-cell table:style-name="ce73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Schaffhouse</text:p>
          </table:table-cell>
          <table:table-cell table:style-name="ce61" office:value-type="float" office:value="76535" calcext:value-type="float">
            <text:p>76'535 <text:s/></text:p>
          </table:table-cell>
          <table:table-cell table:style-name="ce61" office:value-type="float" office:value="12558" calcext:value-type="float">
            <text:p>12'558 <text:s/></text:p>
          </table:table-cell>
          <table:table-cell table:style-name="ce61" office:value-type="float" office:value="23986" calcext:value-type="float">
            <text:p>23'986 <text:s/></text:p>
          </table:table-cell>
          <table:table-cell table:style-name="ce61" office:value-type="float" office:value="12411" calcext:value-type="float">
            <text:p>12'411 <text:s/></text:p>
          </table:table-cell>
          <table:table-cell table:style-name="ce61" office:value-type="float" office:value="16736" calcext:value-type="float">
            <text:p>16'736 <text:s/></text:p>
          </table:table-cell>
          <table:table-cell table:style-name="ce61" office:value-type="float" office:value="7260" calcext:value-type="float">
            <text:p>7'260 <text:s/></text:p>
          </table:table-cell>
          <table:table-cell table:style-name="ce61" office:value-type="float" office:value="3584" calcext:value-type="float">
            <text:p>3'584 <text:s/></text:p>
          </table:table-cell>
          <table:table-cell table:style-name="ce73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Appenzell Rh.-Ext.</text:p>
          </table:table-cell>
          <table:table-cell table:style-name="ce61" office:value-type="float" office:value="52418" calcext:value-type="float">
            <text:p>52'418 <text:s/></text:p>
          </table:table-cell>
          <table:table-cell table:style-name="ce61" office:value-type="float" office:value="7307" calcext:value-type="float">
            <text:p>7'307 <text:s/></text:p>
          </table:table-cell>
          <table:table-cell table:style-name="ce61" office:value-type="float" office:value="15236" calcext:value-type="float">
            <text:p>15'236 <text:s/></text:p>
          </table:table-cell>
          <table:table-cell table:style-name="ce61" office:value-type="float" office:value="8616" calcext:value-type="float">
            <text:p>8'616 <text:s/></text:p>
          </table:table-cell>
          <table:table-cell table:style-name="ce61" office:value-type="float" office:value="11636" calcext:value-type="float">
            <text:p>11'636 <text:s/></text:p>
          </table:table-cell>
          <table:table-cell table:style-name="ce61" office:value-type="float" office:value="6190" calcext:value-type="float">
            <text:p>6'190 <text:s/></text:p>
          </table:table-cell>
          <table:table-cell table:style-name="ce61" office:value-type="float" office:value="3433" calcext:value-type="float">
            <text:p>3'433 <text:s/>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Appenzell Rh.-Int.</text:p>
          </table:table-cell>
          <table:table-cell table:style-name="ce61" office:value-type="float" office:value="15473" calcext:value-type="float">
            <text:p>15'473 <text:s/></text:p>
          </table:table-cell>
          <table:table-cell table:style-name="ce61" office:value-type="float" office:value="1754" calcext:value-type="float">
            <text:p>1'754 <text:s/></text:p>
          </table:table-cell>
          <table:table-cell table:style-name="ce61" office:value-type="float" office:value="3792" calcext:value-type="float">
            <text:p>3'792 <text:s/></text:p>
          </table:table-cell>
          <table:table-cell table:style-name="ce61" office:value-type="float" office:value="2301" calcext:value-type="float">
            <text:p>2'301 <text:s/></text:p>
          </table:table-cell>
          <table:table-cell table:style-name="ce61" office:value-type="float" office:value="3400" calcext:value-type="float">
            <text:p>3'400 <text:s/></text:p>
          </table:table-cell>
          <table:table-cell table:style-name="ce61" office:value-type="float" office:value="2670" calcext:value-type="float">
            <text:p>2'670 <text:s/></text:p>
          </table:table-cell>
          <table:table-cell table:style-name="ce61" office:value-type="float" office:value="1556" calcext:value-type="float">
            <text:p>1'556 <text:s/>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Saint-Gall</text:p>
          </table:table-cell>
          <table:table-cell table:style-name="ce61" office:value-type="float" office:value="478727" calcext:value-type="float">
            <text:p>478'727 <text:s/></text:p>
          </table:table-cell>
          <table:table-cell table:style-name="ce61" office:value-type="float" office:value="68554" calcext:value-type="float">
            <text:p>68'554 <text:s/></text:p>
          </table:table-cell>
          <table:table-cell table:style-name="ce61" office:value-type="float" office:value="134106" calcext:value-type="float">
            <text:p>134'106 <text:s/></text:p>
          </table:table-cell>
          <table:table-cell table:style-name="ce61" office:value-type="float" office:value="78612" calcext:value-type="float">
            <text:p>78'612 <text:s/></text:p>
          </table:table-cell>
          <table:table-cell table:style-name="ce61" office:value-type="float" office:value="110124" calcext:value-type="float">
            <text:p>110'124 <text:s/></text:p>
          </table:table-cell>
          <table:table-cell table:style-name="ce61" office:value-type="float" office:value="55550" calcext:value-type="float">
            <text:p>55'550 <text:s/></text:p>
          </table:table-cell>
          <table:table-cell table:style-name="ce61" office:value-type="float" office:value="31781" calcext:value-type="float">
            <text:p>31'781 <text:s/></text:p>
          </table:table-cell>
          <table:table-cell table:style-name="ce73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Grisons</text:p>
          </table:table-cell>
          <table:table-cell table:style-name="ce61" office:value-type="float" office:value="190119" calcext:value-type="float">
            <text:p>190'119 <text:s/></text:p>
          </table:table-cell>
          <table:table-cell table:style-name="ce61" office:value-type="float" office:value="30641" calcext:value-type="float">
            <text:p>30'641 <text:s/></text:p>
          </table:table-cell>
          <table:table-cell table:style-name="ce61" office:value-type="float" office:value="54592" calcext:value-type="float">
            <text:p>54'592 <text:s/></text:p>
          </table:table-cell>
          <table:table-cell table:style-name="ce61" office:value-type="float" office:value="33789" calcext:value-type="float">
            <text:p>33'789 <text:s/></text:p>
          </table:table-cell>
          <table:table-cell table:style-name="ce61" office:value-type="float" office:value="43416" calcext:value-type="float">
            <text:p>43'416 <text:s/></text:p>
          </table:table-cell>
          <table:table-cell table:style-name="ce61" office:value-type="float" office:value="19100" calcext:value-type="float">
            <text:p>19'100 <text:s/></text:p>
          </table:table-cell>
          <table:table-cell table:style-name="ce61" office:value-type="float" office:value="8581" calcext:value-type="float">
            <text:p>8'581 <text:s/></text:p>
          </table:table-cell>
          <table:table-cell table:style-name="ce72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Argovie</text:p>
          </table:table-cell>
          <table:table-cell table:style-name="ce61" office:value-type="float" office:value="619198" calcext:value-type="float">
            <text:p>619'198 <text:s/></text:p>
          </table:table-cell>
          <table:table-cell table:style-name="ce61" office:value-type="float" office:value="81835" calcext:value-type="float">
            <text:p>81'835 <text:s/></text:p>
          </table:table-cell>
          <table:table-cell table:style-name="ce61" office:value-type="float" office:value="188016" calcext:value-type="float">
            <text:p>188'016 <text:s/></text:p>
          </table:table-cell>
          <table:table-cell table:style-name="ce61" office:value-type="float" office:value="109257" calcext:value-type="float">
            <text:p>109'257 <text:s/></text:p>
          </table:table-cell>
          <table:table-cell table:style-name="ce61" office:value-type="float" office:value="148304" calcext:value-type="float">
            <text:p>148'304 <text:s/></text:p>
          </table:table-cell>
          <table:table-cell table:style-name="ce61" office:value-type="float" office:value="61325" calcext:value-type="float">
            <text:p>61'325 <text:s/></text:p>
          </table:table-cell>
          <table:table-cell table:style-name="ce61" office:value-type="float" office:value="30461" calcext:value-type="float">
            <text:p>30'461 <text:s/></text:p>
          </table:table-cell>
          <table:table-cell table:style-name="ce73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Thurgovie</text:p>
          </table:table-cell>
          <table:table-cell table:style-name="ce61" office:value-type="float" office:value="252751" calcext:value-type="float">
            <text:p>252'751 <text:s/></text:p>
          </table:table-cell>
          <table:table-cell table:style-name="ce61" office:value-type="float" office:value="34047" calcext:value-type="float">
            <text:p>34'047 <text:s/></text:p>
          </table:table-cell>
          <table:table-cell table:style-name="ce61" office:value-type="float" office:value="73650" calcext:value-type="float">
            <text:p>73'650 <text:s/></text:p>
          </table:table-cell>
          <table:table-cell table:style-name="ce61" office:value-type="float" office:value="42993" calcext:value-type="float">
            <text:p>42'993 <text:s/></text:p>
          </table:table-cell>
          <table:table-cell table:style-name="ce61" office:value-type="float" office:value="58972" calcext:value-type="float">
            <text:p>58'972 <text:s/></text:p>
          </table:table-cell>
          <table:table-cell table:style-name="ce61" office:value-type="float" office:value="27900" calcext:value-type="float">
            <text:p>27'900 <text:s/></text:p>
          </table:table-cell>
          <table:table-cell table:style-name="ce61" office:value-type="float" office:value="15189" calcext:value-type="float">
            <text:p>15'189 <text:s/></text:p>
          </table:table-cell>
          <table:table-cell table:style-name="ce73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5">
          <table:table-cell table:style-name="ce50" office:value-type="string" calcext:value-type="string">
            <text:p>Tessin</text:p>
          </table:table-cell>
          <table:table-cell table:style-name="ce61" office:value-type="float" office:value="335354" calcext:value-type="float">
            <text:p>335'354 <text:s/></text:p>
          </table:table-cell>
          <table:table-cell table:style-name="ce61" office:value-type="float" office:value="57003" calcext:value-type="float">
            <text:p>57'003 <text:s/></text:p>
          </table:table-cell>
          <table:table-cell table:style-name="ce61" office:value-type="float" office:value="92452" calcext:value-type="float">
            <text:p>92'452 <text:s/></text:p>
          </table:table-cell>
          <table:table-cell table:style-name="ce61" office:value-type="float" office:value="70005" calcext:value-type="float">
            <text:p>70'005 <text:s/></text:p>
          </table:table-cell>
          <table:table-cell table:style-name="ce61" office:value-type="float" office:value="77196" calcext:value-type="float">
            <text:p>77'196 <text:s/></text:p>
          </table:table-cell>
          <table:table-cell table:style-name="ce61" office:value-type="float" office:value="27370" calcext:value-type="float">
            <text:p>27'370 <text:s/></text:p>
          </table:table-cell>
          <table:table-cell table:style-name="ce61" office:value-type="float" office:value="11328" calcext:value-type="float">
            <text:p>11'328 <text:s/></text:p>
          </table:table-cell>
          <table:table-cell table:style-name="ce72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Vaud</text:p>
          </table:table-cell>
          <table:table-cell table:style-name="ce61" office:value-type="float" office:value="717367" calcext:value-type="float">
            <text:p>717'367 <text:s/></text:p>
          </table:table-cell>
          <table:table-cell table:style-name="ce61" office:value-type="float" office:value="114655" calcext:value-type="float">
            <text:p>114'655 <text:s/></text:p>
          </table:table-cell>
          <table:table-cell table:style-name="ce61" office:value-type="float" office:value="190352" calcext:value-type="float">
            <text:p>190'352 <text:s/></text:p>
          </table:table-cell>
          <table:table-cell table:style-name="ce61" office:value-type="float" office:value="135708" calcext:value-type="float">
            <text:p>135'708 <text:s/></text:p>
          </table:table-cell>
          <table:table-cell table:style-name="ce61" office:value-type="float" office:value="171432" calcext:value-type="float">
            <text:p>171'432 <text:s/></text:p>
          </table:table-cell>
          <table:table-cell table:style-name="ce61" office:value-type="float" office:value="70415" calcext:value-type="float">
            <text:p>70'415 <text:s/></text:p>
          </table:table-cell>
          <table:table-cell table:style-name="ce61" office:value-type="float" office:value="34805" calcext:value-type="float">
            <text:p>34'805 <text:s/>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Valais</text:p>
          </table:table-cell>
          <table:table-cell table:style-name="ce61" office:value-type="float" office:value="314835" calcext:value-type="float">
            <text:p>314'835 <text:s/></text:p>
          </table:table-cell>
          <table:table-cell table:style-name="ce61" office:value-type="float" office:value="43541" calcext:value-type="float">
            <text:p>43'541 <text:s/></text:p>
          </table:table-cell>
          <table:table-cell table:style-name="ce61" office:value-type="float" office:value="82808" calcext:value-type="float">
            <text:p>82'808 <text:s/></text:p>
          </table:table-cell>
          <table:table-cell table:style-name="ce61" office:value-type="float" office:value="58710" calcext:value-type="float">
            <text:p>58'710 <text:s/></text:p>
          </table:table-cell>
          <table:table-cell table:style-name="ce61" office:value-type="float" office:value="77372" calcext:value-type="float">
            <text:p>77'372 <text:s/></text:p>
          </table:table-cell>
          <table:table-cell table:style-name="ce61" office:value-type="float" office:value="34240" calcext:value-type="float">
            <text:p>34'240 <text:s/></text:p>
          </table:table-cell>
          <table:table-cell table:style-name="ce61" office:value-type="float" office:value="18164" calcext:value-type="float">
            <text:p>18'164 <text:s/>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Neuchâtel</text:p>
          </table:table-cell>
          <table:table-cell table:style-name="ce61" office:value-type="float" office:value="171248" calcext:value-type="float">
            <text:p>171'248 <text:s/></text:p>
          </table:table-cell>
          <table:table-cell table:style-name="ce61" office:value-type="float" office:value="29503" calcext:value-type="float">
            <text:p>29'503 <text:s/></text:p>
          </table:table-cell>
          <table:table-cell table:style-name="ce61" office:value-type="float" office:value="48126" calcext:value-type="float">
            <text:p>48'126 <text:s/></text:p>
          </table:table-cell>
          <table:table-cell table:style-name="ce61" office:value-type="float" office:value="30720" calcext:value-type="float">
            <text:p>30'720 <text:s/></text:p>
          </table:table-cell>
          <table:table-cell table:style-name="ce61" office:value-type="float" office:value="40148" calcext:value-type="float">
            <text:p>40'148 <text:s/></text:p>
          </table:table-cell>
          <table:table-cell table:style-name="ce61" office:value-type="float" office:value="15900" calcext:value-type="float">
            <text:p>15'900 <text:s/></text:p>
          </table:table-cell>
          <table:table-cell table:style-name="ce61" office:value-type="float" office:value="6851" calcext:value-type="float">
            <text:p>6'851 <text:s/></text:p>
          </table:table-cell>
          <table:table-cell table:style-name="ce73" office:value-type="string" calcext:value-type="string">
            <text:p>&lt;1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Genève</text:p>
          </table:table-cell>
          <table:table-cell table:style-name="ce61" office:value-type="float" office:value="439946" calcext:value-type="float">
            <text:p>439'946 <text:s/></text:p>
          </table:table-cell>
          <table:table-cell table:style-name="ce61" office:value-type="float" office:value="77068" calcext:value-type="float">
            <text:p>77'068 <text:s/></text:p>
          </table:table-cell>
          <table:table-cell table:style-name="ce61" office:value-type="float" office:value="97572" calcext:value-type="float">
            <text:p>97'572 <text:s/></text:p>
          </table:table-cell>
          <table:table-cell table:style-name="ce61" office:value-type="float" office:value="83439" calcext:value-type="float">
            <text:p>83'439 <text:s/></text:p>
          </table:table-cell>
          <table:table-cell table:style-name="ce61" office:value-type="float" office:value="97040" calcext:value-type="float">
            <text:p>97'040 <text:s/></text:p>
          </table:table-cell>
          <table:table-cell table:style-name="ce61" office:value-type="float" office:value="45955" calcext:value-type="float">
            <text:p>45'955 <text:s/></text:p>
          </table:table-cell>
          <table:table-cell table:style-name="ce61" office:value-type="float" office:value="38872" calcext:value-type="float">
            <text:p>38'872 <text:s/></text:p>
          </table:table-cell>
          <table:table-cell table:style-name="ce73" office:value-type="float" office:value="2" calcext:value-type="float">
            <text:p>2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1" office:value-type="string" calcext:value-type="string">
            <text:p>Jura</text:p>
          </table:table-cell>
          <table:table-cell table:style-name="ce62" office:value-type="float" office:value="69790" calcext:value-type="float">
            <text:p>69'790 <text:s/></text:p>
          </table:table-cell>
          <table:table-cell table:style-name="ce62" office:value-type="float" office:value="8647" calcext:value-type="float">
            <text:p>8'647 <text:s/></text:p>
          </table:table-cell>
          <table:table-cell table:style-name="ce62" office:value-type="float" office:value="17548" calcext:value-type="float">
            <text:p>17'548 <text:s/></text:p>
          </table:table-cell>
          <table:table-cell table:style-name="ce62" office:value-type="float" office:value="11946" calcext:value-type="float">
            <text:p>11'946 <text:s/></text:p>
          </table:table-cell>
          <table:table-cell table:style-name="ce62" office:value-type="float" office:value="16452" calcext:value-type="float">
            <text:p>16'452 <text:s/></text:p>
          </table:table-cell>
          <table:table-cell table:style-name="ce62" office:value-type="float" office:value="9125" calcext:value-type="float">
            <text:p>9'125 <text:s/></text:p>
          </table:table-cell>
          <table:table-cell table:style-name="ce62" office:value-type="float" office:value="6072" calcext:value-type="float">
            <text:p>6'072 <text:s/></text:p>
          </table:table-cell>
          <table:table-cell table:style-name="ce75" office:value-type="float" office:value="2" calcext:value-type="float">
            <text:p>2</text:p>
          </table:table-cell>
          <table:table-cell table:number-columns-repeated="36"/>
          <table:table-cell table:style-name="ce80" table:number-columns-repeated="979"/>
        </table:table-row>
        <table:table-row table:style-name="ro6">
          <table:table-cell table:style-name="ce52" office:value-type="string" calcext:value-type="string">
            <text:p>Base: Population résidante permanente au domicile principal</text:p>
          </table:table-cell>
          <table:table-cell table:number-columns-repeated="1023"/>
        </table:table-row>
        <table:table-row table:style-name="ro6">
          <table:table-cell table:style-name="ce53" office:value-type="string" calcext:value-type="string" table:number-columns-spanned="9" table:number-rows-spanned="3">
            <text:p><text:span text:style-name="T5">1</text:span><text:span text:style-name="T10"> Les ménages ne sont pas plausibles quand au moins un des cinq critères de qualité n’est pas rempli (personne la plus âgée dans le ménage &gt; 15 ans ; ménages avec au maximum 12 personnes; nombre identique de ménages et de logements dans le bâtiment ; plusieurs ménages dans un bâtiment avec plusieurs logements ; rapport plausible du nombre de personnes dans le ménage / du nombre de chambres dans le logement)</text:span></text:p>
          </table:table-cell>
          <table:covered-table-cell table:number-columns-repeated="8" table:style-name="ce54"/>
          <table:table-cell table:number-columns-repeated="1015"/>
        </table:table-row>
        <table:table-row table:style-name="ro6">
          <table:covered-table-cell table:number-columns-repeated="9" table:style-name="ce54"/>
          <table:table-cell table:number-columns-repeated="1015"/>
        </table:table-row>
        <table:table-row table:style-name="ro6">
          <table:covered-table-cell table:number-columns-repeated="9" table:style-name="ce54"/>
          <table:table-cell table:number-columns-repeated="1015"/>
        </table:table-row>
        <table:table-row table:style-name="ro6">
          <table:table-cell office:value-type="string" calcext:value-type="string">
            <text:p>Etat au 12.12.2013</text:p>
          </table:table-cell>
          <table:table-cell table:style-name="ce64"/>
          <table:table-cell table:number-columns-repeated="1022"/>
        </table:table-row>
        <table:table-row table:style-name="ro6">
          <table:table-cell table:style-name="ce56" office:value-type="string" calcext:value-type="string">
            <text:p>Source: STATPOP</text:p>
          </table:table-cell>
          <table:table-cell table:style-name="ce64" table:number-columns-repeated="1023"/>
        </table:table-row>
        <table:table-row table:style-name="ro6">
          <table:table-cell table:style-name="ce57" office:value-type="string" calcext:value-type="string">
            <text:p>© OFS</text:p>
          </table:table-cell>
          <table:table-cell table:style-name="ce64" table:number-columns-repeated="1023"/>
        </table:table-row>
        <table:table-row table:style-name="ro6">
          <table:table-cell/>
          <table:table-cell table:style-name="ce64" table:number-columns-repeated="1023"/>
        </table:table-row>
        <table:table-row table:style-name="ro6">
          <table:table-cell table:style-name="ce56" office:value-type="string" calcext:value-type="string">
            <text:p>Renseignements: Office fédéral de la statistique (OFS), section Démographie et migration, info.dem@bfs.admin.ch, tél. 058 463 67 11</text:p>
          </table:table-cell>
          <table:table-cell/>
          <table:table-cell table:style-name="ce64" table:number-columns-repeated="1022"/>
        </table:table-row>
        <table:table-row table:style-name="ro6" table:number-rows-repeated="3">
          <table:table-cell table:number-columns-repeated="1024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'2021'.$A$1" table:cell-range-address="$'2012'.$A$1:.$I$40" table:range-usable-as="print-range"/>
        </table:named-expressions>
      </table:table>
      <table:table table:name="2011" table:style-name="ta11" table:print-ranges="'2011'.A1:'2011'.N41">
        <table:table-column table:style-name="co1" table:default-cell-style-name="ce55"/>
        <table:table-column table:style-name="co2" table:default-cell-style-name="ce63"/>
        <table:table-column table:style-name="co3" table:number-columns-repeated="6" table:default-cell-style-name="ce63"/>
        <table:table-column table:style-name="co8" table:default-cell-style-name="ce52"/>
        <table:table-column table:style-name="co9" table:default-cell-style-name="ce52"/>
        <table:table-column table:style-name="co5" table:number-columns-repeated="36" table:default-cell-style-name="ce52"/>
        <table:table-column table:style-name="co6" table:number-columns-repeated="978" table:default-cell-style-name="ce52"/>
        <table:table-row table:style-name="ro1">
          <table:table-cell table:style-name="ce46" office:value-type="string" calcext:value-type="string">
            <text:p>cc-f-01.02.02.04</text:p>
          </table:table-cell>
          <table:table-cell table:style-name="ce46" office:value-type="string" calcext:value-type="string">
            <text:p>Population résidante permanente dans des ménages privés selon le canton et la taille du ménage, au 31 décembre 2011 <text:span text:style-name="T12">1</text:span></text:p>
          </table:table-cell>
          <table:table-cell table:style-name="ce46" table:number-columns-repeated="2"/>
          <table:table-cell table:style-name="ce68"/>
          <table:table-cell table:style-name="ce69" table:number-columns-repeated="4"/>
          <table:table-cell table:style-name="ce76" table:number-columns-repeated="1015"/>
        </table:table-row>
        <table:table-row table:style-name="ro2">
          <table:table-cell table:style-name="ce47" office:value-type="string" calcext:value-type="string">
            <text:p>Canton</text:p>
          </table:table-cell>
          <table:table-cell table:style-name="ce58" office:value-type="string" calcext:value-type="string">
            <text:p>Total</text:p>
          </table:table-cell>
          <table:table-cell table:style-name="ce65" office:value-type="string" calcext:value-type="string">
            <text:p>Nombre de personnes vivant dans un ménage de</text:p>
          </table:table-cell>
          <table:table-cell table:style-name="ce47" table:number-columns-repeated="5"/>
          <table:table-cell table:style-name="ce67" office:value-type="string" calcext:value-type="string" table:number-columns-spanned="1" table:number-rows-spanned="2">
            <text:p>Proportion de personnes dans des ménages avec des données estimées (en %) <text:span text:style-name="T11">2</text:span></text:p>
          </table:table-cell>
          <table:table-cell table:style-name="ce86" office:value-type="string" calcext:value-type="string" table:number-columns-spanned="1" table:number-rows-spanned="2">
            <text:p>Proportion de personnes vivant dans un ménage plausible (en %)</text:p>
          </table:table-cell>
          <table:table-cell table:style-name="ce78"/>
          <table:table-cell table:style-name="ce79" table:number-columns-repeated="1013"/>
        </table:table-row>
        <table:table-row table:style-name="ro3">
          <table:table-cell table:style-name="ce48"/>
          <table:table-cell table:style-name="ce59"/>
          <table:table-cell table:style-name="ce66" office:value-type="string" calcext:value-type="string">
            <text:p>1 personne</text:p>
          </table:table-cell>
          <table:table-cell table:style-name="ce67" office:value-type="string" calcext:value-type="string">
            <text:p>2 personnes</text:p>
          </table:table-cell>
          <table:table-cell table:style-name="ce67" office:value-type="string" calcext:value-type="string">
            <text:p>3 personnes</text:p>
          </table:table-cell>
          <table:table-cell table:style-name="ce67" office:value-type="string" calcext:value-type="string">
            <text:p>4 personnes</text:p>
          </table:table-cell>
          <table:table-cell table:style-name="ce67" office:value-type="string" calcext:value-type="string">
            <text:p>5 personnes</text:p>
          </table:table-cell>
          <table:table-cell table:style-name="ce66" office:value-type="string" calcext:value-type="string">
            <text:p>6 personnes ou plus</text:p>
          </table:table-cell>
          <table:covered-table-cell table:style-name="ce70"/>
          <table:covered-table-cell table:style-name="ce132"/>
          <table:table-cell table:style-name="ce78"/>
          <table:table-cell table:style-name="ce79" table:number-columns-repeated="1013"/>
        </table:table-row>
        <table:table-row table:style-name="ro4">
          <table:table-cell table:style-name="ce49" office:value-type="string" calcext:value-type="string">
            <text:p>Suisse</text:p>
          </table:table-cell>
          <table:table-cell table:number-columns-repeated="7" table:style-name="ce60" office:value-type="string" office:string-value="()" calcext:value-type="string">
            <text:p>() <text:s/></text:p>
          </table:table-cell>
          <table:table-cell table:style-name="ce81" office:value-type="string" calcext:value-type="string">
            <text:p>…</text:p>
          </table:table-cell>
          <table:table-cell table:style-name="ce133" office:value-type="string" calcext:value-type="string">
            <text:p>…</text:p>
          </table:table-cell>
          <table:table-cell table:number-columns-repeated="1014"/>
        </table:table-row>
        <table:table-row table:style-name="ro5">
          <table:table-cell table:style-name="ce50" office:value-type="string" calcext:value-type="string">
            <text:p>Zurich</text:p>
          </table:table-cell>
          <table:table-cell table:number-columns-repeated="7" table:style-name="ce61" office:value-type="string" office:string-value="()" calcext:value-type="string">
            <text:p>() <text:s/></text:p>
          </table:table-cell>
          <table:table-cell table:style-name="ce72" office:value-type="string" calcext:value-type="string">
            <text:p>…</text:p>
          </table:table-cell>
          <table:table-cell table:style-name="ce134" office:value-type="string" calcext:value-type="string">
            <text:p>…</text:p>
          </table:table-cell>
          <table:table-cell table:number-columns-repeated="35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Berne</text:p>
          </table:table-cell>
          <table:table-cell table:number-columns-repeated="7" table:style-name="ce61" office:value-type="string" office:string-value="()" calcext:value-type="string">
            <text:p>() <text:s/></text:p>
          </table:table-cell>
          <table:table-cell table:style-name="ce72" office:value-type="string" calcext:value-type="string">
            <text:p>…</text:p>
          </table:table-cell>
          <table:table-cell table:style-name="ce134" office:value-type="string" calcext:value-type="string">
            <text:p>…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Lucerne</text:p>
          </table:table-cell>
          <table:table-cell table:style-name="ce61" office:value-type="float" office:value="373957" calcext:value-type="float">
            <text:p>373'957 <text:s/></text:p>
          </table:table-cell>
          <table:table-cell table:style-name="ce61" office:value-type="float" office:value="51796" calcext:value-type="float">
            <text:p>51'796 <text:s/></text:p>
          </table:table-cell>
          <table:table-cell table:style-name="ce61" office:value-type="float" office:value="103926" calcext:value-type="float">
            <text:p>103'926 <text:s/></text:p>
          </table:table-cell>
          <table:table-cell table:style-name="ce61" office:value-type="float" office:value="60612" calcext:value-type="float">
            <text:p>60'612 <text:s/></text:p>
          </table:table-cell>
          <table:table-cell table:style-name="ce61" office:value-type="float" office:value="88380" calcext:value-type="float">
            <text:p>88'380 <text:s/></text:p>
          </table:table-cell>
          <table:table-cell table:style-name="ce61" office:value-type="float" office:value="44405" calcext:value-type="float">
            <text:p>44'405 <text:s/></text:p>
          </table:table-cell>
          <table:table-cell table:style-name="ce61" office:value-type="float" office:value="24838" calcext:value-type="float">
            <text:p>24'838 <text:s/></text:p>
          </table:table-cell>
          <table:table-cell table:style-name="ce73" office:value-type="string" calcext:value-type="string">
            <text:p>&lt;1</text:p>
          </table:table-cell>
          <table:table-cell table:style-name="ce134" office:value-type="string" calcext:value-type="string">
            <text:p>&gt;99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Uri</text:p>
          </table:table-cell>
          <table:table-cell table:style-name="ce61" office:value-type="float" office:value="34555" calcext:value-type="float">
            <text:p>34'555 <text:s/></text:p>
          </table:table-cell>
          <table:table-cell table:style-name="ce61" office:value-type="float" office:value="4094" calcext:value-type="float">
            <text:p>4'094 <text:s/></text:p>
          </table:table-cell>
          <table:table-cell table:style-name="ce61" office:value-type="float" office:value="9728" calcext:value-type="float">
            <text:p>9'728 <text:s/></text:p>
          </table:table-cell>
          <table:table-cell table:style-name="ce61" office:value-type="float" office:value="5376" calcext:value-type="float">
            <text:p>5'376 <text:s/></text:p>
          </table:table-cell>
          <table:table-cell table:style-name="ce61" office:value-type="float" office:value="8436" calcext:value-type="float">
            <text:p>8'436 <text:s/></text:p>
          </table:table-cell>
          <table:table-cell table:style-name="ce61" office:value-type="float" office:value="4580" calcext:value-type="float">
            <text:p>4'580 <text:s/></text:p>
          </table:table-cell>
          <table:table-cell table:style-name="ce61" office:value-type="float" office:value="2341" calcext:value-type="float">
            <text:p>2'341 <text:s/></text:p>
          </table:table-cell>
          <table:table-cell table:style-name="ce73" office:value-type="string" calcext:value-type="string">
            <text:p>&lt;1</text:p>
          </table:table-cell>
          <table:table-cell table:style-name="ce134" office:value-type="string" calcext:value-type="string">
            <text:p>&gt;99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Schwytz</text:p>
          </table:table-cell>
          <table:table-cell table:style-name="ce61" office:value-type="float" office:value="144288" calcext:value-type="float">
            <text:p>144'288 <text:s/></text:p>
          </table:table-cell>
          <table:table-cell table:style-name="ce61" office:value-type="float" office:value="18415" calcext:value-type="float">
            <text:p>18'415 <text:s/></text:p>
          </table:table-cell>
          <table:table-cell table:style-name="ce61" office:value-type="float" office:value="40746" calcext:value-type="float">
            <text:p>40'746 <text:s/></text:p>
          </table:table-cell>
          <table:table-cell table:style-name="ce61" office:value-type="float" office:value="24873" calcext:value-type="float">
            <text:p>24'873 <text:s/></text:p>
          </table:table-cell>
          <table:table-cell table:style-name="ce61" office:value-type="float" office:value="34872" calcext:value-type="float">
            <text:p>34'872 <text:s/></text:p>
          </table:table-cell>
          <table:table-cell table:style-name="ce61" office:value-type="float" office:value="16525" calcext:value-type="float">
            <text:p>16'525 <text:s/></text:p>
          </table:table-cell>
          <table:table-cell table:style-name="ce61" office:value-type="float" office:value="8857" calcext:value-type="float">
            <text:p>8'857 <text:s/></text:p>
          </table:table-cell>
          <table:table-cell table:style-name="ce73" office:value-type="float" office:value="1" calcext:value-type="float">
            <text:p>1</text:p>
          </table:table-cell>
          <table:table-cell table:style-name="ce134" office:value-type="float" office:value="99" calcext:value-type="float">
            <text:p>99</text:p>
          </table:table-cell>
          <table:table-cell table:number-columns-repeated="36"/>
          <table:table-cell table:style-name="ce80" table:number-columns-repeated="978"/>
        </table:table-row>
        <table:table-row table:style-name="ro5">
          <table:table-cell table:style-name="ce50" office:value-type="string" calcext:value-type="string">
            <text:p>Obwald</text:p>
          </table:table-cell>
          <table:table-cell table:style-name="ce61" office:value-type="float" office:value="35165" calcext:value-type="float">
            <text:p>35'165 <text:s/></text:p>
          </table:table-cell>
          <table:table-cell table:style-name="ce61" office:value-type="float" office:value="4366" calcext:value-type="float">
            <text:p>4'366 <text:s/></text:p>
          </table:table-cell>
          <table:table-cell table:style-name="ce61" office:value-type="float" office:value="9280" calcext:value-type="float">
            <text:p>9'280 <text:s/></text:p>
          </table:table-cell>
          <table:table-cell table:style-name="ce61" office:value-type="float" office:value="5829" calcext:value-type="float">
            <text:p>5'829 <text:s/></text:p>
          </table:table-cell>
          <table:table-cell table:style-name="ce61" office:value-type="float" office:value="8836" calcext:value-type="float">
            <text:p>8'836 <text:s/></text:p>
          </table:table-cell>
          <table:table-cell table:style-name="ce61" office:value-type="float" office:value="4160" calcext:value-type="float">
            <text:p>4'160 <text:s/></text:p>
          </table:table-cell>
          <table:table-cell table:style-name="ce61" office:value-type="float" office:value="2694" calcext:value-type="float">
            <text:p>2'694 <text:s/></text:p>
          </table:table-cell>
          <table:table-cell table:style-name="ce73" office:value-type="float" office:value="1" calcext:value-type="float">
            <text:p>1</text:p>
          </table:table-cell>
          <table:table-cell table:style-name="ce134" office:value-type="string" calcext:value-type="string">
            <text:p>&gt;99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Nidwald</text:p>
          </table:table-cell>
          <table:table-cell table:style-name="ce61" office:value-type="float" office:value="40612" calcext:value-type="float">
            <text:p>40'612 <text:s/></text:p>
          </table:table-cell>
          <table:table-cell table:style-name="ce61" office:value-type="float" office:value="5361" calcext:value-type="float">
            <text:p>5'361 <text:s/></text:p>
          </table:table-cell>
          <table:table-cell table:style-name="ce61" office:value-type="float" office:value="12470" calcext:value-type="float">
            <text:p>12'470 <text:s/></text:p>
          </table:table-cell>
          <table:table-cell table:style-name="ce61" office:value-type="float" office:value="6852" calcext:value-type="float">
            <text:p>6'852 <text:s/></text:p>
          </table:table-cell>
          <table:table-cell table:style-name="ce61" office:value-type="float" office:value="9632" calcext:value-type="float">
            <text:p>9'632 <text:s/></text:p>
          </table:table-cell>
          <table:table-cell table:style-name="ce61" office:value-type="float" office:value="4240" calcext:value-type="float">
            <text:p>4'240 <text:s/></text:p>
          </table:table-cell>
          <table:table-cell table:style-name="ce61" office:value-type="float" office:value="2057" calcext:value-type="float">
            <text:p>2'057 <text:s/></text:p>
          </table:table-cell>
          <table:table-cell table:style-name="ce73" office:value-type="float" office:value="1" calcext:value-type="float">
            <text:p>1</text:p>
          </table:table-cell>
          <table:table-cell table:style-name="ce134" office:value-type="string" calcext:value-type="string">
            <text:p>&gt;99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Glaris</text:p>
          </table:table-cell>
          <table:table-cell table:style-name="ce61" office:value-type="float" office:value="38225" calcext:value-type="float">
            <text:p>38'225 <text:s/></text:p>
          </table:table-cell>
          <table:table-cell table:style-name="ce61" office:value-type="float" office:value="5472" calcext:value-type="float">
            <text:p>5'472 <text:s/></text:p>
          </table:table-cell>
          <table:table-cell table:style-name="ce61" office:value-type="float" office:value="11010" calcext:value-type="float">
            <text:p>11'010 <text:s/></text:p>
          </table:table-cell>
          <table:table-cell table:style-name="ce61" office:value-type="float" office:value="6720" calcext:value-type="float">
            <text:p>6'720 <text:s/></text:p>
          </table:table-cell>
          <table:table-cell table:style-name="ce61" office:value-type="float" office:value="8964" calcext:value-type="float">
            <text:p>8'964 <text:s/></text:p>
          </table:table-cell>
          <table:table-cell table:style-name="ce61" office:value-type="float" office:value="3780" calcext:value-type="float">
            <text:p>3'780 <text:s/></text:p>
          </table:table-cell>
          <table:table-cell table:style-name="ce61" office:value-type="float" office:value="2279" calcext:value-type="float">
            <text:p>2'279 <text:s/></text:p>
          </table:table-cell>
          <table:table-cell table:style-name="ce73" office:value-type="float" office:value="1" calcext:value-type="float">
            <text:p>1</text:p>
          </table:table-cell>
          <table:table-cell table:style-name="ce134" office:value-type="float" office:value="99" calcext:value-type="float">
            <text:p>99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Zoug</text:p>
          </table:table-cell>
          <table:table-cell table:style-name="ce61" office:value-type="float" office:value="112324" calcext:value-type="float">
            <text:p>112'324 <text:s/></text:p>
          </table:table-cell>
          <table:table-cell table:style-name="ce61" office:value-type="float" office:value="15215" calcext:value-type="float">
            <text:p>15'215 <text:s/></text:p>
          </table:table-cell>
          <table:table-cell table:style-name="ce61" office:value-type="float" office:value="31958" calcext:value-type="float">
            <text:p>31'958 <text:s/></text:p>
          </table:table-cell>
          <table:table-cell table:style-name="ce61" office:value-type="float" office:value="19920" calcext:value-type="float">
            <text:p>19'920 <text:s/></text:p>
          </table:table-cell>
          <table:table-cell table:style-name="ce61" office:value-type="float" office:value="27564" calcext:value-type="float">
            <text:p>27'564 <text:s/></text:p>
          </table:table-cell>
          <table:table-cell table:style-name="ce61" office:value-type="float" office:value="12105" calcext:value-type="float">
            <text:p>12'105 <text:s/></text:p>
          </table:table-cell>
          <table:table-cell table:style-name="ce61" office:value-type="float" office:value="5562" calcext:value-type="float">
            <text:p>5'562 <text:s/></text:p>
          </table:table-cell>
          <table:table-cell table:style-name="ce73" office:value-type="float" office:value="2" calcext:value-type="float">
            <text:p>2</text:p>
          </table:table-cell>
          <table:table-cell table:style-name="ce134" office:value-type="float" office:value="99" calcext:value-type="float">
            <text:p>99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Fribourg</text:p>
          </table:table-cell>
          <table:table-cell table:style-name="ce61" office:value-type="float" office:value="277426" calcext:value-type="float">
            <text:p>277'426 <text:s/></text:p>
          </table:table-cell>
          <table:table-cell table:style-name="ce61" office:value-type="float" office:value="33947" calcext:value-type="float">
            <text:p>33'947 <text:s/></text:p>
          </table:table-cell>
          <table:table-cell table:style-name="ce61" office:value-type="float" office:value="70340" calcext:value-type="float">
            <text:p>70'340 <text:s/></text:p>
          </table:table-cell>
          <table:table-cell table:style-name="ce61" office:value-type="float" office:value="50976" calcext:value-type="float">
            <text:p>50'976 <text:s/></text:p>
          </table:table-cell>
          <table:table-cell table:style-name="ce61" office:value-type="float" office:value="73524" calcext:value-type="float">
            <text:p>73'524 <text:s/></text:p>
          </table:table-cell>
          <table:table-cell table:style-name="ce61" office:value-type="float" office:value="33745" calcext:value-type="float">
            <text:p>33'745 <text:s/></text:p>
          </table:table-cell>
          <table:table-cell table:style-name="ce61" office:value-type="float" office:value="14894" calcext:value-type="float">
            <text:p>14'894 <text:s/>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99" calcext:value-type="float">
            <text:p>99</text:p>
          </table:table-cell>
          <table:table-cell table:number-columns-repeated="36"/>
          <table:table-cell table:style-name="ce80" table:number-columns-repeated="978"/>
        </table:table-row>
        <table:table-row table:style-name="ro5">
          <table:table-cell table:style-name="ce50" office:value-type="string" calcext:value-type="string">
            <text:p>Soleure</text:p>
          </table:table-cell>
          <table:table-cell table:style-name="ce61" office:value-type="float" office:value="252434" calcext:value-type="float">
            <text:p>252'434 <text:s/></text:p>
          </table:table-cell>
          <table:table-cell table:style-name="ce61" office:value-type="float" office:value="36974" calcext:value-type="float">
            <text:p>36'974 <text:s/></text:p>
          </table:table-cell>
          <table:table-cell table:style-name="ce61" office:value-type="float" office:value="78480" calcext:value-type="float">
            <text:p>78'480 <text:s/></text:p>
          </table:table-cell>
          <table:table-cell table:style-name="ce61" office:value-type="float" office:value="44508" calcext:value-type="float">
            <text:p>44'508 <text:s/></text:p>
          </table:table-cell>
          <table:table-cell table:style-name="ce61" office:value-type="float" office:value="56596" calcext:value-type="float">
            <text:p>56'596 <text:s/></text:p>
          </table:table-cell>
          <table:table-cell table:style-name="ce61" office:value-type="float" office:value="24795" calcext:value-type="float">
            <text:p>24'795 <text:s/></text:p>
          </table:table-cell>
          <table:table-cell table:style-name="ce61" office:value-type="float" office:value="11081" calcext:value-type="float">
            <text:p>11'081 <text:s/></text:p>
          </table:table-cell>
          <table:table-cell table:style-name="ce73" office:value-type="string" calcext:value-type="string">
            <text:p>&lt;1</text:p>
          </table:table-cell>
          <table:table-cell table:style-name="ce134" office:value-type="string" calcext:value-type="string">
            <text:p>&gt;99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Bâle-Ville</text:p>
          </table:table-cell>
          <table:table-cell table:style-name="ce61" office:value-type="float" office:value="181376" calcext:value-type="float">
            <text:p>181'376 <text:s/></text:p>
          </table:table-cell>
          <table:table-cell table:style-name="ce61" office:value-type="float" office:value="45718" calcext:value-type="float">
            <text:p>45'718 <text:s/></text:p>
          </table:table-cell>
          <table:table-cell table:style-name="ce61" office:value-type="float" office:value="55728" calcext:value-type="float">
            <text:p>55'728 <text:s/></text:p>
          </table:table-cell>
          <table:table-cell table:style-name="ce61" office:value-type="float" office:value="30084" calcext:value-type="float">
            <text:p>30'084 <text:s/></text:p>
          </table:table-cell>
          <table:table-cell table:style-name="ce61" office:value-type="float" office:value="30948" calcext:value-type="float">
            <text:p>30'948 <text:s/></text:p>
          </table:table-cell>
          <table:table-cell table:style-name="ce61" office:value-type="float" office:value="12910" calcext:value-type="float">
            <text:p>12'910 <text:s/></text:p>
          </table:table-cell>
          <table:table-cell table:style-name="ce61" office:value-type="float" office:value="5988" calcext:value-type="float">
            <text:p>5'988 <text:s/></text:p>
          </table:table-cell>
          <table:table-cell table:style-name="ce73" office:value-type="string" calcext:value-type="string">
            <text:p>&lt;1</text:p>
          </table:table-cell>
          <table:table-cell table:style-name="ce134" office:value-type="string" calcext:value-type="string">
            <text:p>&gt;99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Bâle-Campagne</text:p>
          </table:table-cell>
          <table:table-cell table:style-name="ce61" office:value-type="float" office:value="271295" calcext:value-type="float">
            <text:p>271'295 <text:s/></text:p>
          </table:table-cell>
          <table:table-cell table:style-name="ce61" office:value-type="float" office:value="38623" calcext:value-type="float">
            <text:p>38'623 <text:s/></text:p>
          </table:table-cell>
          <table:table-cell table:style-name="ce61" office:value-type="float" office:value="87230" calcext:value-type="float">
            <text:p>87'230 <text:s/></text:p>
          </table:table-cell>
          <table:table-cell table:style-name="ce61" office:value-type="float" office:value="48534" calcext:value-type="float">
            <text:p>48'534 <text:s/></text:p>
          </table:table-cell>
          <table:table-cell table:style-name="ce61" office:value-type="float" office:value="62668" calcext:value-type="float">
            <text:p>62'668 <text:s/></text:p>
          </table:table-cell>
          <table:table-cell table:style-name="ce61" office:value-type="float" office:value="23875" calcext:value-type="float">
            <text:p>23'875 <text:s/></text:p>
          </table:table-cell>
          <table:table-cell table:style-name="ce61" office:value-type="float" office:value="10365" calcext:value-type="float">
            <text:p>10'365 <text:s/></text:p>
          </table:table-cell>
          <table:table-cell table:style-name="ce73" office:value-type="float" office:value="1" calcext:value-type="float">
            <text:p>1</text:p>
          </table:table-cell>
          <table:table-cell table:style-name="ce134" office:value-type="string" calcext:value-type="string">
            <text:p>&gt;99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Schaffhouse</text:p>
          </table:table-cell>
          <table:table-cell table:style-name="ce61" office:value-type="float" office:value="75444" calcext:value-type="float">
            <text:p>75'444 <text:s/></text:p>
          </table:table-cell>
          <table:table-cell table:style-name="ce61" office:value-type="float" office:value="12260" calcext:value-type="float">
            <text:p>12'260 <text:s/></text:p>
          </table:table-cell>
          <table:table-cell table:style-name="ce61" office:value-type="float" office:value="23646" calcext:value-type="float">
            <text:p>23'646 <text:s/></text:p>
          </table:table-cell>
          <table:table-cell table:style-name="ce61" office:value-type="float" office:value="12417" calcext:value-type="float">
            <text:p>12'417 <text:s/></text:p>
          </table:table-cell>
          <table:table-cell table:style-name="ce61" office:value-type="float" office:value="16488" calcext:value-type="float">
            <text:p>16'488 <text:s/></text:p>
          </table:table-cell>
          <table:table-cell table:style-name="ce61" office:value-type="float" office:value="7135" calcext:value-type="float">
            <text:p>7'135 <text:s/></text:p>
          </table:table-cell>
          <table:table-cell table:style-name="ce61" office:value-type="float" office:value="3498" calcext:value-type="float">
            <text:p>3'498 <text:s/></text:p>
          </table:table-cell>
          <table:table-cell table:style-name="ce73" office:value-type="float" office:value="1" calcext:value-type="float">
            <text:p>1</text:p>
          </table:table-cell>
          <table:table-cell table:style-name="ce134" office:value-type="string" calcext:value-type="string">
            <text:p>&gt;99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Appenzell Rh.-Ext.</text:p>
          </table:table-cell>
          <table:table-cell table:style-name="ce61" office:value-type="float" office:value="52260" calcext:value-type="float">
            <text:p>52'260 <text:s/></text:p>
          </table:table-cell>
          <table:table-cell table:style-name="ce61" office:value-type="float" office:value="7132" calcext:value-type="float">
            <text:p>7'132 <text:s/></text:p>
          </table:table-cell>
          <table:table-cell table:style-name="ce61" office:value-type="float" office:value="14974" calcext:value-type="float">
            <text:p>14'974 <text:s/></text:p>
          </table:table-cell>
          <table:table-cell table:style-name="ce61" office:value-type="float" office:value="8661" calcext:value-type="float">
            <text:p>8'661 <text:s/></text:p>
          </table:table-cell>
          <table:table-cell table:style-name="ce61" office:value-type="float" office:value="11608" calcext:value-type="float">
            <text:p>11'608 <text:s/></text:p>
          </table:table-cell>
          <table:table-cell table:style-name="ce61" office:value-type="float" office:value="6275" calcext:value-type="float">
            <text:p>6'275 <text:s/></text:p>
          </table:table-cell>
          <table:table-cell table:style-name="ce61" office:value-type="float" office:value="3610" calcext:value-type="float">
            <text:p>3'610 <text:s/></text:p>
          </table:table-cell>
          <table:table-cell table:style-name="ce73" office:value-type="string" calcext:value-type="string">
            <text:p>&lt;1</text:p>
          </table:table-cell>
          <table:table-cell table:style-name="ce134" office:value-type="string" calcext:value-type="string">
            <text:p>&gt;99</text:p>
          </table:table-cell>
          <table:table-cell table:number-columns-repeated="36"/>
          <table:table-cell table:style-name="ce80" table:number-columns-repeated="978"/>
        </table:table-row>
        <table:table-row table:style-name="ro5">
          <table:table-cell table:style-name="ce50" office:value-type="string" calcext:value-type="string">
            <text:p>Appenzell Rh.-Int.</text:p>
          </table:table-cell>
          <table:table-cell table:style-name="ce61" office:value-type="float" office:value="15411" calcext:value-type="float">
            <text:p>15'411 <text:s/></text:p>
          </table:table-cell>
          <table:table-cell table:style-name="ce61" office:value-type="float" office:value="1705" calcext:value-type="float">
            <text:p>1'705 <text:s/></text:p>
          </table:table-cell>
          <table:table-cell table:style-name="ce61" office:value-type="float" office:value="3654" calcext:value-type="float">
            <text:p>3'654 <text:s/></text:p>
          </table:table-cell>
          <table:table-cell table:style-name="ce61" office:value-type="float" office:value="2283" calcext:value-type="float">
            <text:p>2'283 <text:s/></text:p>
          </table:table-cell>
          <table:table-cell table:style-name="ce61" office:value-type="float" office:value="3436" calcext:value-type="float">
            <text:p>3'436 <text:s/></text:p>
          </table:table-cell>
          <table:table-cell table:style-name="ce61" office:value-type="float" office:value="2735" calcext:value-type="float">
            <text:p>2'735 <text:s/></text:p>
          </table:table-cell>
          <table:table-cell table:style-name="ce61" office:value-type="float" office:value="1598" calcext:value-type="float">
            <text:p>1'598 <text:s/></text:p>
          </table:table-cell>
          <table:table-cell table:style-name="ce73" office:value-type="float" office:value="1" calcext:value-type="float">
            <text:p>1</text:p>
          </table:table-cell>
          <table:table-cell table:style-name="ce134" office:value-type="float" office:value="99" calcext:value-type="float">
            <text:p>99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Saint-Gall</text:p>
          </table:table-cell>
          <table:table-cell table:style-name="ce61" office:value-type="float" office:value="474404" calcext:value-type="float">
            <text:p>474'404 <text:s/></text:p>
          </table:table-cell>
          <table:table-cell table:style-name="ce61" office:value-type="float" office:value="66960" calcext:value-type="float">
            <text:p>66'960 <text:s/></text:p>
          </table:table-cell>
          <table:table-cell table:style-name="ce61" office:value-type="float" office:value="131570" calcext:value-type="float">
            <text:p>131'570 <text:s/></text:p>
          </table:table-cell>
          <table:table-cell table:style-name="ce61" office:value-type="float" office:value="77745" calcext:value-type="float">
            <text:p>77'745 <text:s/></text:p>
          </table:table-cell>
          <table:table-cell table:style-name="ce61" office:value-type="float" office:value="109812" calcext:value-type="float">
            <text:p>109'812 <text:s/></text:p>
          </table:table-cell>
          <table:table-cell table:style-name="ce61" office:value-type="float" office:value="56380" calcext:value-type="float">
            <text:p>56'380 <text:s/></text:p>
          </table:table-cell>
          <table:table-cell table:style-name="ce61" office:value-type="float" office:value="31937" calcext:value-type="float">
            <text:p>31'937 <text:s/></text:p>
          </table:table-cell>
          <table:table-cell table:style-name="ce73" office:value-type="string" calcext:value-type="string">
            <text:p>&lt;1</text:p>
          </table:table-cell>
          <table:table-cell table:style-name="ce134" office:value-type="string" calcext:value-type="string">
            <text:p>&gt;99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Grisons</text:p>
          </table:table-cell>
          <table:table-cell table:number-columns-repeated="7" table:style-name="ce61" office:value-type="string" office:string-value="()" calcext:value-type="string">
            <text:p>() <text:s/></text:p>
          </table:table-cell>
          <table:table-cell table:style-name="ce72" office:value-type="string" calcext:value-type="string">
            <text:p>…</text:p>
          </table:table-cell>
          <table:table-cell table:style-name="ce134" office:value-type="string" calcext:value-type="string">
            <text:p>…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Argovie</text:p>
          </table:table-cell>
          <table:table-cell table:style-name="ce61" office:value-type="float" office:value="609736" calcext:value-type="float">
            <text:p>609'736 <text:s/></text:p>
          </table:table-cell>
          <table:table-cell table:style-name="ce61" office:value-type="float" office:value="80016" calcext:value-type="float">
            <text:p>80'016 <text:s/></text:p>
          </table:table-cell>
          <table:table-cell table:style-name="ce61" office:value-type="float" office:value="184988" calcext:value-type="float">
            <text:p>184'988 <text:s/></text:p>
          </table:table-cell>
          <table:table-cell table:style-name="ce61" office:value-type="float" office:value="106929" calcext:value-type="float">
            <text:p>106'929 <text:s/></text:p>
          </table:table-cell>
          <table:table-cell table:style-name="ce61" office:value-type="float" office:value="147108" calcext:value-type="float">
            <text:p>147'108 <text:s/></text:p>
          </table:table-cell>
          <table:table-cell table:style-name="ce61" office:value-type="float" office:value="61030" calcext:value-type="float">
            <text:p>61'030 <text:s/></text:p>
          </table:table-cell>
          <table:table-cell table:style-name="ce61" office:value-type="float" office:value="29665" calcext:value-type="float">
            <text:p>29'665 <text:s/></text:p>
          </table:table-cell>
          <table:table-cell table:style-name="ce73" office:value-type="string" calcext:value-type="string">
            <text:p>&lt;1</text:p>
          </table:table-cell>
          <table:table-cell table:style-name="ce134" office:value-type="string" calcext:value-type="string">
            <text:p>&gt;99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Thurgovie</text:p>
          </table:table-cell>
          <table:table-cell table:style-name="ce61" office:value-type="float" office:value="247846" calcext:value-type="float">
            <text:p>247'846 <text:s/></text:p>
          </table:table-cell>
          <table:table-cell table:style-name="ce61" office:value-type="float" office:value="33098" calcext:value-type="float">
            <text:p>33'098 <text:s/></text:p>
          </table:table-cell>
          <table:table-cell table:style-name="ce61" office:value-type="float" office:value="71288" calcext:value-type="float">
            <text:p>71'288 <text:s/></text:p>
          </table:table-cell>
          <table:table-cell table:style-name="ce61" office:value-type="float" office:value="41853" calcext:value-type="float">
            <text:p>41'853 <text:s/></text:p>
          </table:table-cell>
          <table:table-cell table:style-name="ce61" office:value-type="float" office:value="58388" calcext:value-type="float">
            <text:p>58'388 <text:s/></text:p>
          </table:table-cell>
          <table:table-cell table:style-name="ce61" office:value-type="float" office:value="28010" calcext:value-type="float">
            <text:p>28'010 <text:s/></text:p>
          </table:table-cell>
          <table:table-cell table:style-name="ce61" office:value-type="float" office:value="15209" calcext:value-type="float">
            <text:p>15'209 <text:s/></text:p>
          </table:table-cell>
          <table:table-cell table:style-name="ce73" office:value-type="float" office:value="1" calcext:value-type="float">
            <text:p>1</text:p>
          </table:table-cell>
          <table:table-cell table:style-name="ce134" office:value-type="string" calcext:value-type="string">
            <text:p>&gt;99</text:p>
          </table:table-cell>
          <table:table-cell table:number-columns-repeated="36"/>
          <table:table-cell table:style-name="ce80" table:number-columns-repeated="978"/>
        </table:table-row>
        <table:table-row table:style-name="ro5">
          <table:table-cell table:style-name="ce50" office:value-type="string" calcext:value-type="string">
            <text:p>Tessin</text:p>
          </table:table-cell>
          <table:table-cell table:number-columns-repeated="7" table:style-name="ce61" office:value-type="string" office:string-value="()" calcext:value-type="string">
            <text:p>() <text:s/></text:p>
          </table:table-cell>
          <table:table-cell table:style-name="ce72" office:value-type="string" calcext:value-type="string">
            <text:p>…</text:p>
          </table:table-cell>
          <table:table-cell table:style-name="ce134" office:value-type="string" calcext:value-type="string">
            <text:p>…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Vaud</text:p>
          </table:table-cell>
          <table:table-cell table:number-columns-repeated="7" table:style-name="ce61" office:value-type="string" office:string-value="()" calcext:value-type="string">
            <text:p>() <text:s/></text:p>
          </table:table-cell>
          <table:table-cell table:style-name="ce72" office:value-type="string" calcext:value-type="string">
            <text:p>…</text:p>
          </table:table-cell>
          <table:table-cell table:style-name="ce134" office:value-type="string" calcext:value-type="string">
            <text:p>…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Valais</text:p>
          </table:table-cell>
          <table:table-cell table:style-name="ce61" office:value-type="float" office:value="306068" calcext:value-type="float">
            <text:p>306'068 <text:s/></text:p>
          </table:table-cell>
          <table:table-cell table:style-name="ce61" office:value-type="float" office:value="41486" calcext:value-type="float">
            <text:p>41'486 <text:s/></text:p>
          </table:table-cell>
          <table:table-cell table:style-name="ce61" office:value-type="float" office:value="79612" calcext:value-type="float">
            <text:p>79'612 <text:s/></text:p>
          </table:table-cell>
          <table:table-cell table:style-name="ce61" office:value-type="float" office:value="57126" calcext:value-type="float">
            <text:p>57'126 <text:s/></text:p>
          </table:table-cell>
          <table:table-cell table:style-name="ce61" office:value-type="float" office:value="75896" calcext:value-type="float">
            <text:p>75'896 <text:s/></text:p>
          </table:table-cell>
          <table:table-cell table:style-name="ce61" office:value-type="float" office:value="34330" calcext:value-type="float">
            <text:p>34'330 <text:s/></text:p>
          </table:table-cell>
          <table:table-cell table:style-name="ce61" office:value-type="float" office:value="17618" calcext:value-type="float">
            <text:p>17'618 <text:s/>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98" calcext:value-type="float">
            <text:p>98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Neuchâtel</text:p>
          </table:table-cell>
          <table:table-cell table:style-name="ce61" office:value-type="float" office:value="169237" calcext:value-type="float">
            <text:p>169'237 <text:s/></text:p>
          </table:table-cell>
          <table:table-cell table:style-name="ce61" office:value-type="float" office:value="29107" calcext:value-type="float">
            <text:p>29'107 <text:s/></text:p>
          </table:table-cell>
          <table:table-cell table:style-name="ce61" office:value-type="float" office:value="47670" calcext:value-type="float">
            <text:p>47'670 <text:s/></text:p>
          </table:table-cell>
          <table:table-cell table:style-name="ce61" office:value-type="float" office:value="30525" calcext:value-type="float">
            <text:p>30'525 <text:s/></text:p>
          </table:table-cell>
          <table:table-cell table:style-name="ce61" office:value-type="float" office:value="39336" calcext:value-type="float">
            <text:p>39'336 <text:s/></text:p>
          </table:table-cell>
          <table:table-cell table:style-name="ce61" office:value-type="float" office:value="15620" calcext:value-type="float">
            <text:p>15'620 <text:s/></text:p>
          </table:table-cell>
          <table:table-cell table:style-name="ce61" office:value-type="float" office:value="6979" calcext:value-type="float">
            <text:p>6'979 <text:s/></text:p>
          </table:table-cell>
          <table:table-cell table:style-name="ce73" office:value-type="string" calcext:value-type="string">
            <text:p>&lt;1</text:p>
          </table:table-cell>
          <table:table-cell table:style-name="ce134" office:value-type="string" calcext:value-type="string">
            <text:p>&gt;99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Genève</text:p>
          </table:table-cell>
          <table:table-cell table:style-name="ce61" office:value-type="float" office:value="436381" calcext:value-type="float">
            <text:p>436'381 <text:s/></text:p>
          </table:table-cell>
          <table:table-cell table:style-name="ce61" office:value-type="float" office:value="75992" calcext:value-type="float">
            <text:p>75'992 <text:s/></text:p>
          </table:table-cell>
          <table:table-cell table:style-name="ce61" office:value-type="float" office:value="97148" calcext:value-type="float">
            <text:p>97'148 <text:s/></text:p>
          </table:table-cell>
          <table:table-cell table:style-name="ce61" office:value-type="float" office:value="84045" calcext:value-type="float">
            <text:p>84'045 <text:s/></text:p>
          </table:table-cell>
          <table:table-cell table:style-name="ce61" office:value-type="float" office:value="98440" calcext:value-type="float">
            <text:p>98'440 <text:s/></text:p>
          </table:table-cell>
          <table:table-cell table:style-name="ce61" office:value-type="float" office:value="45590" calcext:value-type="float">
            <text:p>45'590 <text:s/></text:p>
          </table:table-cell>
          <table:table-cell table:style-name="ce61" office:value-type="float" office:value="35166" calcext:value-type="float">
            <text:p>35'166 <text:s/></text:p>
          </table:table-cell>
          <table:table-cell table:style-name="ce73" office:value-type="float" office:value="4" calcext:value-type="float">
            <text:p>4</text:p>
          </table:table-cell>
          <table:table-cell table:style-name="ce85" office:value-type="float" office:value="98" calcext:value-type="float">
            <text:p>98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1" office:value-type="string" calcext:value-type="string">
            <text:p>Jura</text:p>
          </table:table-cell>
          <table:table-cell table:style-name="ce62" office:value-type="float" office:value="68906" calcext:value-type="float">
            <text:p>68'906 <text:s/></text:p>
          </table:table-cell>
          <table:table-cell table:style-name="ce62" office:value-type="float" office:value="8423" calcext:value-type="float">
            <text:p>8'423 <text:s/></text:p>
          </table:table-cell>
          <table:table-cell table:style-name="ce62" office:value-type="float" office:value="17464" calcext:value-type="float">
            <text:p>17'464 <text:s/></text:p>
          </table:table-cell>
          <table:table-cell table:style-name="ce62" office:value-type="float" office:value="12108" calcext:value-type="float">
            <text:p>12'108 <text:s/></text:p>
          </table:table-cell>
          <table:table-cell table:style-name="ce62" office:value-type="float" office:value="16252" calcext:value-type="float">
            <text:p>16'252 <text:s/></text:p>
          </table:table-cell>
          <table:table-cell table:style-name="ce62" office:value-type="float" office:value="9375" calcext:value-type="float">
            <text:p>9'375 <text:s/></text:p>
          </table:table-cell>
          <table:table-cell table:style-name="ce62" office:value-type="float" office:value="5284" calcext:value-type="float">
            <text:p>5'284 <text:s/></text:p>
          </table:table-cell>
          <table:table-cell table:style-name="ce75" office:value-type="float" office:value="3" calcext:value-type="float">
            <text:p>3</text:p>
          </table:table-cell>
          <table:table-cell table:style-name="ce135" office:value-type="float" office:value="99" calcext:value-type="float">
            <text:p>99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2" office:value-type="string" calcext:value-type="string">
            <text:p>Base: Population résidante permanente au domicile principal</text:p>
          </table:table-cell>
          <table:table-cell table:number-columns-repeated="1023"/>
        </table:table-row>
        <table:table-row table:style-name="ro6">
          <table:table-cell table:style-name="ce83" office:value-type="string" calcext:value-type="string">
            <text:p><text:span text:style-name="T5">1</text:span><text:span text:style-name="T10"> uniquement les personnes vivant dans un ménage plausible</text:span></text:p>
          </table:table-cell>
          <table:table-cell table:number-columns-repeated="1023"/>
        </table:table-row>
        <table:table-row table:style-name="ro6">
          <table:table-cell table:style-name="ce83" office:value-type="string" calcext:value-type="string">
            <text:p><text:span text:style-name="T5">2</text:span><text:span text:style-name="T10"> La taille des ménages a été corrigée par un procédé statistique.</text:span></text:p>
          </table:table-cell>
          <table:table-cell table:number-columns-repeated="6"/>
          <table:table-cell table:style-name="ce52"/>
          <table:table-cell table:style-name="ce85" table:number-columns-repeated="4"/>
          <table:table-cell table:number-columns-repeated="1012"/>
        </table:table-row>
        <table:table-row table:style-name="ro6">
          <table:table-cell table:style-name="ce84" office:value-type="string" calcext:value-type="string" table:number-columns-spanned="10" table:number-rows-spanned="2">
            <text:p>() Canton avec communes qui ne remplissent pas les critères de qualité de l'OFS (au moins 95% des ménages plausibles ou au moins 95% des personnes vivant dans un ménage plausible, respectivement la différence en valeurs absolues entre tous les ménages et les ménages plausibles &lt; 6, ainsi qu'entre les personnes de tous les ménages et celles des ménages plausibles &lt; 11) </text:p>
          </table:table-cell>
          <table:covered-table-cell table:number-columns-repeated="9" table:style-name="ce84"/>
          <table:table-cell table:number-columns-repeated="1014"/>
        </table:table-row>
        <table:table-row table:style-name="ro6">
          <table:covered-table-cell table:number-columns-repeated="10" table:style-name="ce84"/>
          <table:table-cell table:number-columns-repeated="1014"/>
        </table:table-row>
        <table:table-row table:style-name="ro6">
          <table:table-cell office:value-type="string" calcext:value-type="string">
            <text:p>Etat au 26.06.2013</text:p>
          </table:table-cell>
          <table:table-cell table:number-columns-repeated="1023"/>
        </table:table-row>
        <table:table-row table:style-name="ro6">
          <table:table-cell table:style-name="ce56" office:value-type="string" calcext:value-type="string">
            <text:p>Source: STATPOP</text:p>
          </table:table-cell>
          <table:table-cell table:style-name="ce64" table:number-columns-repeated="1023"/>
        </table:table-row>
        <table:table-row table:style-name="ro6">
          <table:table-cell table:style-name="ce57" office:value-type="string" calcext:value-type="string">
            <text:p>© OFS</text:p>
          </table:table-cell>
          <table:table-cell table:style-name="ce64" table:number-columns-repeated="1023"/>
        </table:table-row>
        <table:table-row table:style-name="ro6">
          <table:table-cell/>
          <table:table-cell table:style-name="ce64" table:number-columns-repeated="1023"/>
        </table:table-row>
        <table:table-row table:style-name="ro6">
          <table:table-cell table:style-name="ce56" office:value-type="string" calcext:value-type="string">
            <text:p>Renseignements: Office fédéral de la statistique (OFS), section Démographie et migration, info.dem@bfs.admin.ch, tél. 058 463 67 11</text:p>
          </table:table-cell>
          <table:table-cell table:style-name="ce64"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7" table:number-rows-repeated="1048532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'2021'.$A$1" table:cell-range-address="$'2011'.$A$1:.$N$41" table:range-usable-as="print-range"/>
        </table:named-expressions>
      </table:table>
      <table:table table:name="2010" table:style-name="ta12" table:print-ranges="'2010'.A1:'2010'.J41">
        <table:table-column table:style-name="co1" table:default-cell-style-name="ce55"/>
        <table:table-column table:style-name="co2" table:default-cell-style-name="ce63"/>
        <table:table-column table:style-name="co3" table:number-columns-repeated="6" table:default-cell-style-name="ce63"/>
        <table:table-column table:style-name="co8" table:default-cell-style-name="ce52"/>
        <table:table-column table:style-name="co9" table:default-cell-style-name="ce52"/>
        <table:table-column table:style-name="co5" table:number-columns-repeated="36" table:default-cell-style-name="ce52"/>
        <table:table-column table:style-name="co6" table:number-columns-repeated="978" table:default-cell-style-name="ce52"/>
        <table:table-row table:style-name="ro1">
          <table:table-cell table:style-name="ce46" office:value-type="string" calcext:value-type="string">
            <text:p>cc-f-01.02.02.04</text:p>
          </table:table-cell>
          <table:table-cell table:style-name="ce46" office:value-type="string" calcext:value-type="string">
            <text:p>Population résidante permanente dans des ménages privés selon le canton et la taille du ménage, au 31 décembre 2010 <text:span text:style-name="T12">1</text:span></text:p>
          </table:table-cell>
          <table:table-cell table:style-name="ce46" table:number-columns-repeated="2"/>
          <table:table-cell table:style-name="ce68"/>
          <table:table-cell table:style-name="ce69" table:number-columns-repeated="4"/>
          <table:table-cell table:style-name="ce76" table:number-columns-repeated="1015"/>
        </table:table-row>
        <table:table-row table:style-name="ro2">
          <table:table-cell table:style-name="ce47" office:value-type="string" calcext:value-type="string">
            <text:p>Canton</text:p>
          </table:table-cell>
          <table:table-cell table:style-name="ce58" office:value-type="string" calcext:value-type="string">
            <text:p>Total</text:p>
          </table:table-cell>
          <table:table-cell table:style-name="ce65" office:value-type="string" calcext:value-type="string">
            <text:p>Nombre de personnes vivant dans un ménage de</text:p>
          </table:table-cell>
          <table:table-cell table:style-name="ce47" table:number-columns-repeated="5"/>
          <table:table-cell table:style-name="ce67" office:value-type="string" calcext:value-type="string" table:number-columns-spanned="1" table:number-rows-spanned="2">
            <text:p>Proportion de personnes dans des ménages avec des données estimées (en %) <text:span text:style-name="T11">2</text:span></text:p>
          </table:table-cell>
          <table:table-cell table:style-name="ce86" office:value-type="string" calcext:value-type="string" table:number-columns-spanned="1" table:number-rows-spanned="2">
            <text:p>Proportion de personnes vivant dans un ménage plausible (en %)</text:p>
          </table:table-cell>
          <table:table-cell table:style-name="ce78"/>
          <table:table-cell table:style-name="ce79" table:number-columns-repeated="1013"/>
        </table:table-row>
        <table:table-row table:style-name="ro3">
          <table:table-cell table:style-name="ce48"/>
          <table:table-cell table:style-name="ce59"/>
          <table:table-cell table:style-name="ce66" office:value-type="string" calcext:value-type="string">
            <text:p>1 personne</text:p>
          </table:table-cell>
          <table:table-cell table:style-name="ce67" office:value-type="string" calcext:value-type="string">
            <text:p>2 personnes</text:p>
          </table:table-cell>
          <table:table-cell table:style-name="ce67" office:value-type="string" calcext:value-type="string">
            <text:p>3 personnes</text:p>
          </table:table-cell>
          <table:table-cell table:style-name="ce67" office:value-type="string" calcext:value-type="string">
            <text:p>4 personnes</text:p>
          </table:table-cell>
          <table:table-cell table:style-name="ce67" office:value-type="string" calcext:value-type="string">
            <text:p>5 personnes</text:p>
          </table:table-cell>
          <table:table-cell table:style-name="ce66" office:value-type="string" calcext:value-type="string">
            <text:p>6 personnes ou plus</text:p>
          </table:table-cell>
          <table:covered-table-cell table:style-name="ce70"/>
          <table:covered-table-cell table:style-name="ce132"/>
          <table:table-cell table:style-name="ce78"/>
          <table:table-cell table:style-name="ce79" table:number-columns-repeated="1013"/>
        </table:table-row>
        <table:table-row table:style-name="ro4">
          <table:table-cell table:style-name="ce49" office:value-type="string" calcext:value-type="string">
            <text:p>Suisse</text:p>
          </table:table-cell>
          <table:table-cell table:number-columns-repeated="7" table:style-name="ce60" office:value-type="string" office:string-value="()" calcext:value-type="string">
            <text:p>() <text:s/></text:p>
          </table:table-cell>
          <table:table-cell table:style-name="ce81" office:value-type="string" calcext:value-type="string">
            <text:p>…</text:p>
          </table:table-cell>
          <table:table-cell table:style-name="ce133" office:value-type="string" calcext:value-type="string">
            <text:p>…</text:p>
          </table:table-cell>
          <table:table-cell table:number-columns-repeated="1014"/>
        </table:table-row>
        <table:table-row table:style-name="ro5">
          <table:table-cell table:style-name="ce50" office:value-type="string" calcext:value-type="string">
            <text:p>Zurich</text:p>
          </table:table-cell>
          <table:table-cell table:style-name="ce61" office:value-type="float" office:value="1346484" calcext:value-type="float">
            <text:p>1'346'484 <text:s/></text:p>
          </table:table-cell>
          <table:table-cell table:style-name="ce61" office:value-type="float" office:value="230402" calcext:value-type="float">
            <text:p>230'402 <text:s/></text:p>
          </table:table-cell>
          <table:table-cell table:style-name="ce61" office:value-type="float" office:value="395656" calcext:value-type="float">
            <text:p>395'656 <text:s/></text:p>
          </table:table-cell>
          <table:table-cell table:style-name="ce61" office:value-type="float" office:value="231306" calcext:value-type="float">
            <text:p>231'306 <text:s/></text:p>
          </table:table-cell>
          <table:table-cell table:style-name="ce61" office:value-type="float" office:value="296744" calcext:value-type="float">
            <text:p>296'744 <text:s/></text:p>
          </table:table-cell>
          <table:table-cell table:style-name="ce61" office:value-type="float" office:value="125280" calcext:value-type="float">
            <text:p>125'280 <text:s/></text:p>
          </table:table-cell>
          <table:table-cell table:style-name="ce61" office:value-type="float" office:value="67096" calcext:value-type="float">
            <text:p>67'096 <text:s/></text:p>
          </table:table-cell>
          <table:table-cell table:style-name="ce73" office:value-type="float" office:value="12" calcext:value-type="float">
            <text:p>12</text:p>
          </table:table-cell>
          <table:table-cell table:style-name="ce134" office:value-type="float" office:value="99.09" calcext:value-type="float">
            <text:p>99</text:p>
          </table:table-cell>
          <table:table-cell table:number-columns-repeated="35"/>
          <table:table-cell table:style-name="ce80" table:number-columns-repeated="979"/>
        </table:table-row>
        <table:table-row table:style-name="ro6">
          <table:table-cell table:style-name="ce50" office:value-type="string" calcext:value-type="string">
            <text:p>Berne</text:p>
          </table:table-cell>
          <table:table-cell table:number-columns-repeated="7" table:style-name="ce61" office:value-type="string" office:string-value="()" calcext:value-type="string">
            <text:p>() <text:s/></text:p>
          </table:table-cell>
          <table:table-cell table:style-name="ce73" office:value-type="string" calcext:value-type="string">
            <text:p>…</text:p>
          </table:table-cell>
          <table:table-cell table:style-name="ce85" office:value-type="string" calcext:value-type="string">
            <text:p>…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Lucerne</text:p>
          </table:table-cell>
          <table:table-cell table:style-name="ce61" office:value-type="float" office:value="369761" calcext:value-type="float">
            <text:p>369'761 <text:s/></text:p>
          </table:table-cell>
          <table:table-cell table:style-name="ce61" office:value-type="float" office:value="50138" calcext:value-type="float">
            <text:p>50'138 <text:s/></text:p>
          </table:table-cell>
          <table:table-cell table:style-name="ce61" office:value-type="float" office:value="101336" calcext:value-type="float">
            <text:p>101'336 <text:s/></text:p>
          </table:table-cell>
          <table:table-cell table:style-name="ce61" office:value-type="float" office:value="59634" calcext:value-type="float">
            <text:p>59'634 <text:s/></text:p>
          </table:table-cell>
          <table:table-cell table:style-name="ce61" office:value-type="float" office:value="87408" calcext:value-type="float">
            <text:p>87'408 <text:s/></text:p>
          </table:table-cell>
          <table:table-cell table:style-name="ce61" office:value-type="float" office:value="44975" calcext:value-type="float">
            <text:p>44'975 <text:s/></text:p>
          </table:table-cell>
          <table:table-cell table:style-name="ce61" office:value-type="float" office:value="26270" calcext:value-type="float">
            <text:p>26'270 <text:s/></text:p>
          </table:table-cell>
          <table:table-cell table:style-name="ce73" office:value-type="string" calcext:value-type="string">
            <text:p>&lt;1</text:p>
          </table:table-cell>
          <table:table-cell table:style-name="ce134" office:value-type="string" calcext:value-type="string">
            <text:p>&gt;99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Uri</text:p>
          </table:table-cell>
          <table:table-cell table:style-name="ce61" office:value-type="float" office:value="34375" calcext:value-type="float">
            <text:p>34'375 <text:s/></text:p>
          </table:table-cell>
          <table:table-cell table:style-name="ce61" office:value-type="float" office:value="3990" calcext:value-type="float">
            <text:p>3'990 <text:s/></text:p>
          </table:table-cell>
          <table:table-cell table:style-name="ce61" office:value-type="float" office:value="9610" calcext:value-type="float">
            <text:p>9'610 <text:s/></text:p>
          </table:table-cell>
          <table:table-cell table:style-name="ce61" office:value-type="float" office:value="5307" calcext:value-type="float">
            <text:p>5'307 <text:s/></text:p>
          </table:table-cell>
          <table:table-cell table:style-name="ce61" office:value-type="float" office:value="8496" calcext:value-type="float">
            <text:p>8'496 <text:s/></text:p>
          </table:table-cell>
          <table:table-cell table:style-name="ce61" office:value-type="float" office:value="4795" calcext:value-type="float">
            <text:p>4'795 <text:s/></text:p>
          </table:table-cell>
          <table:table-cell table:style-name="ce61" office:value-type="float" office:value="2177" calcext:value-type="float">
            <text:p>2'177 <text:s/></text:p>
          </table:table-cell>
          <table:table-cell table:style-name="ce73" office:value-type="string" calcext:value-type="string">
            <text:p>&lt;1</text:p>
          </table:table-cell>
          <table:table-cell table:style-name="ce134" office:value-type="string" calcext:value-type="string">
            <text:p>&gt;99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Schwytz</text:p>
          </table:table-cell>
          <table:table-cell table:style-name="ce61" office:value-type="float" office:value="143760" calcext:value-type="float">
            <text:p>143'760 <text:s/></text:p>
          </table:table-cell>
          <table:table-cell table:style-name="ce61" office:value-type="float" office:value="18216" calcext:value-type="float">
            <text:p>18'216 <text:s/></text:p>
          </table:table-cell>
          <table:table-cell table:style-name="ce61" office:value-type="float" office:value="40202" calcext:value-type="float">
            <text:p>40'202 <text:s/></text:p>
          </table:table-cell>
          <table:table-cell table:style-name="ce61" office:value-type="float" office:value="24552" calcext:value-type="float">
            <text:p>24'552 <text:s/></text:p>
          </table:table-cell>
          <table:table-cell table:style-name="ce61" office:value-type="float" office:value="34356" calcext:value-type="float">
            <text:p>34'356 <text:s/></text:p>
          </table:table-cell>
          <table:table-cell table:style-name="ce61" office:value-type="float" office:value="17290" calcext:value-type="float">
            <text:p>17'290 <text:s/></text:p>
          </table:table-cell>
          <table:table-cell table:style-name="ce61" office:value-type="float" office:value="9144" calcext:value-type="float">
            <text:p>9'144 <text:s/></text:p>
          </table:table-cell>
          <table:table-cell table:style-name="ce73" office:value-type="float" office:value="1" calcext:value-type="float">
            <text:p>1</text:p>
          </table:table-cell>
          <table:table-cell table:style-name="ce134" office:value-type="string" calcext:value-type="string">
            <text:p>&gt;99</text:p>
          </table:table-cell>
          <table:table-cell table:number-columns-repeated="36"/>
          <table:table-cell table:style-name="ce80" table:number-columns-repeated="978"/>
        </table:table-row>
        <table:table-row table:style-name="ro5">
          <table:table-cell table:style-name="ce50" office:value-type="string" calcext:value-type="string">
            <text:p>Obwald</text:p>
          </table:table-cell>
          <table:table-cell table:style-name="ce61" office:value-type="float" office:value="34851" calcext:value-type="float">
            <text:p>34'851 <text:s/></text:p>
          </table:table-cell>
          <table:table-cell table:style-name="ce61" office:value-type="float" office:value="4291" calcext:value-type="float">
            <text:p>4'291 <text:s/></text:p>
          </table:table-cell>
          <table:table-cell table:style-name="ce61" office:value-type="float" office:value="9174" calcext:value-type="float">
            <text:p>9'174 <text:s/></text:p>
          </table:table-cell>
          <table:table-cell table:style-name="ce61" office:value-type="float" office:value="5760" calcext:value-type="float">
            <text:p>5'760 <text:s/></text:p>
          </table:table-cell>
          <table:table-cell table:style-name="ce61" office:value-type="float" office:value="8796" calcext:value-type="float">
            <text:p>8'796 <text:s/></text:p>
          </table:table-cell>
          <table:table-cell table:style-name="ce61" office:value-type="float" office:value="4245" calcext:value-type="float">
            <text:p>4'245 <text:s/></text:p>
          </table:table-cell>
          <table:table-cell table:style-name="ce61" office:value-type="float" office:value="2585" calcext:value-type="float">
            <text:p>2'585 <text:s/></text:p>
          </table:table-cell>
          <table:table-cell table:style-name="ce73" office:value-type="string" calcext:value-type="string">
            <text:p>&lt;1</text:p>
          </table:table-cell>
          <table:table-cell table:style-name="ce134" office:value-type="string" calcext:value-type="string">
            <text:p>&gt;99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Nidwald</text:p>
          </table:table-cell>
          <table:table-cell table:style-name="ce61" office:value-type="float" office:value="40443" calcext:value-type="float">
            <text:p>40'443 <text:s/></text:p>
          </table:table-cell>
          <table:table-cell table:style-name="ce61" office:value-type="float" office:value="5360" calcext:value-type="float">
            <text:p>5'360 <text:s/></text:p>
          </table:table-cell>
          <table:table-cell table:style-name="ce61" office:value-type="float" office:value="12232" calcext:value-type="float">
            <text:p>12'232 <text:s/></text:p>
          </table:table-cell>
          <table:table-cell table:style-name="ce61" office:value-type="float" office:value="6771" calcext:value-type="float">
            <text:p>6'771 <text:s/></text:p>
          </table:table-cell>
          <table:table-cell table:style-name="ce61" office:value-type="float" office:value="9720" calcext:value-type="float">
            <text:p>9'720 <text:s/></text:p>
          </table:table-cell>
          <table:table-cell table:style-name="ce61" office:value-type="float" office:value="4190" calcext:value-type="float">
            <text:p>4'190 <text:s/></text:p>
          </table:table-cell>
          <table:table-cell table:style-name="ce61" office:value-type="float" office:value="2170" calcext:value-type="float">
            <text:p>2'170 <text:s/></text:p>
          </table:table-cell>
          <table:table-cell table:style-name="ce73" office:value-type="string" calcext:value-type="string">
            <text:p>&lt;1</text:p>
          </table:table-cell>
          <table:table-cell table:style-name="ce134" office:value-type="string" calcext:value-type="string">
            <text:p>&gt;99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Glaris</text:p>
          </table:table-cell>
          <table:table-cell table:style-name="ce61" office:value-type="float" office:value="37801" calcext:value-type="float">
            <text:p>37'801 <text:s/></text:p>
          </table:table-cell>
          <table:table-cell table:style-name="ce61" office:value-type="float" office:value="5429" calcext:value-type="float">
            <text:p>5'429 <text:s/></text:p>
          </table:table-cell>
          <table:table-cell table:style-name="ce61" office:value-type="float" office:value="10736" calcext:value-type="float">
            <text:p>10'736 <text:s/></text:p>
          </table:table-cell>
          <table:table-cell table:style-name="ce61" office:value-type="float" office:value="6519" calcext:value-type="float">
            <text:p>6'519 <text:s/></text:p>
          </table:table-cell>
          <table:table-cell table:style-name="ce61" office:value-type="float" office:value="9024" calcext:value-type="float">
            <text:p>9'024 <text:s/></text:p>
          </table:table-cell>
          <table:table-cell table:style-name="ce61" office:value-type="float" office:value="3900" calcext:value-type="float">
            <text:p>3'900 <text:s/></text:p>
          </table:table-cell>
          <table:table-cell table:style-name="ce61" office:value-type="float" office:value="2193" calcext:value-type="float">
            <text:p>2'193 <text:s/></text:p>
          </table:table-cell>
          <table:table-cell table:style-name="ce73" office:value-type="string" calcext:value-type="string">
            <text:p>&lt;1</text:p>
          </table:table-cell>
          <table:table-cell table:style-name="ce134" office:value-type="string" calcext:value-type="string">
            <text:p>&gt;99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Zoug</text:p>
          </table:table-cell>
          <table:table-cell table:style-name="ce61" office:value-type="float" office:value="110375" calcext:value-type="float">
            <text:p>110'375 <text:s/></text:p>
          </table:table-cell>
          <table:table-cell table:style-name="ce61" office:value-type="float" office:value="14882" calcext:value-type="float">
            <text:p>14'882 <text:s/></text:p>
          </table:table-cell>
          <table:table-cell table:style-name="ce61" office:value-type="float" office:value="31644" calcext:value-type="float">
            <text:p>31'644 <text:s/></text:p>
          </table:table-cell>
          <table:table-cell table:style-name="ce61" office:value-type="float" office:value="19470" calcext:value-type="float">
            <text:p>19'470 <text:s/></text:p>
          </table:table-cell>
          <table:table-cell table:style-name="ce61" office:value-type="float" office:value="27292" calcext:value-type="float">
            <text:p>27'292 <text:s/></text:p>
          </table:table-cell>
          <table:table-cell table:style-name="ce61" office:value-type="float" office:value="11815" calcext:value-type="float">
            <text:p>11'815 <text:s/></text:p>
          </table:table-cell>
          <table:table-cell table:style-name="ce61" office:value-type="float" office:value="5272" calcext:value-type="float">
            <text:p>5'272 <text:s/></text:p>
          </table:table-cell>
          <table:table-cell table:style-name="ce73" office:value-type="float" office:value="1" calcext:value-type="float">
            <text:p>1</text:p>
          </table:table-cell>
          <table:table-cell table:style-name="ce134" office:value-type="string" calcext:value-type="string">
            <text:p>&gt;99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Fribourg</text:p>
          </table:table-cell>
          <table:table-cell table:number-columns-repeated="7" table:style-name="ce61" office:value-type="string" office:string-value="()" calcext:value-type="string">
            <text:p>() <text:s/></text:p>
          </table:table-cell>
          <table:table-cell table:style-name="ce73" office:value-type="string" calcext:value-type="string">
            <text:p>…</text:p>
          </table:table-cell>
          <table:table-cell table:style-name="ce85" office:value-type="string" calcext:value-type="string">
            <text:p>…</text:p>
          </table:table-cell>
          <table:table-cell table:number-columns-repeated="36"/>
          <table:table-cell table:style-name="ce80" table:number-columns-repeated="978"/>
        </table:table-row>
        <table:table-row table:style-name="ro5">
          <table:table-cell table:style-name="ce50" office:value-type="string" calcext:value-type="string">
            <text:p>Soleure</text:p>
          </table:table-cell>
          <table:table-cell table:style-name="ce61" office:value-type="float" office:value="251345" calcext:value-type="float">
            <text:p>251'345 <text:s/></text:p>
          </table:table-cell>
          <table:table-cell table:style-name="ce61" office:value-type="float" office:value="36504" calcext:value-type="float">
            <text:p>36'504 <text:s/></text:p>
          </table:table-cell>
          <table:table-cell table:style-name="ce61" office:value-type="float" office:value="77526" calcext:value-type="float">
            <text:p>77'526 <text:s/></text:p>
          </table:table-cell>
          <table:table-cell table:style-name="ce61" office:value-type="float" office:value="44010" calcext:value-type="float">
            <text:p>44'010 <text:s/></text:p>
          </table:table-cell>
          <table:table-cell table:style-name="ce61" office:value-type="float" office:value="57108" calcext:value-type="float">
            <text:p>57'108 <text:s/></text:p>
          </table:table-cell>
          <table:table-cell table:style-name="ce61" office:value-type="float" office:value="25040" calcext:value-type="float">
            <text:p>25'040 <text:s/></text:p>
          </table:table-cell>
          <table:table-cell table:style-name="ce61" office:value-type="float" office:value="11157" calcext:value-type="float">
            <text:p>11'157 <text:s/></text:p>
          </table:table-cell>
          <table:table-cell table:style-name="ce73" office:value-type="string" calcext:value-type="string">
            <text:p>&lt;1</text:p>
          </table:table-cell>
          <table:table-cell table:style-name="ce134" office:value-type="string" calcext:value-type="string">
            <text:p>&gt;99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Bâle-Ville</text:p>
          </table:table-cell>
          <table:table-cell table:style-name="ce61" office:value-type="float" office:value="180061" calcext:value-type="float">
            <text:p>180'061 <text:s/></text:p>
          </table:table-cell>
          <table:table-cell table:style-name="ce61" office:value-type="float" office:value="45457" calcext:value-type="float">
            <text:p>45'457 <text:s/></text:p>
          </table:table-cell>
          <table:table-cell table:style-name="ce61" office:value-type="float" office:value="55452" calcext:value-type="float">
            <text:p>55'452 <text:s/></text:p>
          </table:table-cell>
          <table:table-cell table:style-name="ce61" office:value-type="float" office:value="28629" calcext:value-type="float">
            <text:p>28'629 <text:s/></text:p>
          </table:table-cell>
          <table:table-cell table:style-name="ce61" office:value-type="float" office:value="31100" calcext:value-type="float">
            <text:p>31'100 <text:s/></text:p>
          </table:table-cell>
          <table:table-cell table:style-name="ce61" office:value-type="float" office:value="12960" calcext:value-type="float">
            <text:p>12'960 <text:s/></text:p>
          </table:table-cell>
          <table:table-cell table:style-name="ce61" office:value-type="float" office:value="6463" calcext:value-type="float">
            <text:p>6'463 <text:s/></text:p>
          </table:table-cell>
          <table:table-cell table:style-name="ce73" office:value-type="float" office:value="7" calcext:value-type="float">
            <text:p>7</text:p>
          </table:table-cell>
          <table:table-cell table:style-name="ce134" office:value-type="float" office:value="99.15" calcext:value-type="float">
            <text:p>99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Bâle-Campagne</text:p>
          </table:table-cell>
          <table:table-cell table:style-name="ce61" office:value-type="float" office:value="270625" calcext:value-type="float">
            <text:p>270'625 <text:s/></text:p>
          </table:table-cell>
          <table:table-cell table:style-name="ce61" office:value-type="float" office:value="38486" calcext:value-type="float">
            <text:p>38'486 <text:s/></text:p>
          </table:table-cell>
          <table:table-cell table:style-name="ce61" office:value-type="float" office:value="86986" calcext:value-type="float">
            <text:p>86'986 <text:s/></text:p>
          </table:table-cell>
          <table:table-cell table:style-name="ce61" office:value-type="float" office:value="48156" calcext:value-type="float">
            <text:p>48'156 <text:s/></text:p>
          </table:table-cell>
          <table:table-cell table:style-name="ce61" office:value-type="float" office:value="62552" calcext:value-type="float">
            <text:p>62'552 <text:s/></text:p>
          </table:table-cell>
          <table:table-cell table:style-name="ce61" office:value-type="float" office:value="24195" calcext:value-type="float">
            <text:p>24'195 <text:s/></text:p>
          </table:table-cell>
          <table:table-cell table:style-name="ce61" office:value-type="float" office:value="10250" calcext:value-type="float">
            <text:p>10'250 <text:s/></text:p>
          </table:table-cell>
          <table:table-cell table:style-name="ce73" office:value-type="string" calcext:value-type="string">
            <text:p>&lt;1</text:p>
          </table:table-cell>
          <table:table-cell table:style-name="ce134" office:value-type="string" calcext:value-type="string">
            <text:p>&gt;99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Schaffhouse</text:p>
          </table:table-cell>
          <table:table-cell table:style-name="ce61" office:value-type="float" office:value="74806" calcext:value-type="float">
            <text:p>74'806 <text:s/></text:p>
          </table:table-cell>
          <table:table-cell table:style-name="ce61" office:value-type="float" office:value="12234" calcext:value-type="float">
            <text:p>12'234 <text:s/></text:p>
          </table:table-cell>
          <table:table-cell table:style-name="ce61" office:value-type="float" office:value="23324" calcext:value-type="float">
            <text:p>23'324 <text:s/></text:p>
          </table:table-cell>
          <table:table-cell table:style-name="ce61" office:value-type="float" office:value="12192" calcext:value-type="float">
            <text:p>12'192 <text:s/></text:p>
          </table:table-cell>
          <table:table-cell table:style-name="ce61" office:value-type="float" office:value="16468" calcext:value-type="float">
            <text:p>16'468 <text:s/></text:p>
          </table:table-cell>
          <table:table-cell table:style-name="ce61" office:value-type="float" office:value="6955" calcext:value-type="float">
            <text:p>6'955 <text:s/></text:p>
          </table:table-cell>
          <table:table-cell table:style-name="ce61" office:value-type="float" office:value="3633" calcext:value-type="float">
            <text:p>3'633 <text:s/></text:p>
          </table:table-cell>
          <table:table-cell table:style-name="ce73" office:value-type="string" calcext:value-type="string">
            <text:p>&lt;1</text:p>
          </table:table-cell>
          <table:table-cell table:style-name="ce134" office:value-type="string" calcext:value-type="string">
            <text:p>&gt;99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Appenzell Rh.-Ext.</text:p>
          </table:table-cell>
          <table:table-cell table:style-name="ce61" office:value-type="float" office:value="52031" calcext:value-type="float">
            <text:p>52'031 <text:s/></text:p>
          </table:table-cell>
          <table:table-cell table:style-name="ce61" office:value-type="float" office:value="7001" calcext:value-type="float">
            <text:p>7'001 <text:s/></text:p>
          </table:table-cell>
          <table:table-cell table:style-name="ce61" office:value-type="float" office:value="14728" calcext:value-type="float">
            <text:p>14'728 <text:s/></text:p>
          </table:table-cell>
          <table:table-cell table:style-name="ce61" office:value-type="float" office:value="8547" calcext:value-type="float">
            <text:p>8'547 <text:s/></text:p>
          </table:table-cell>
          <table:table-cell table:style-name="ce61" office:value-type="float" office:value="11596" calcext:value-type="float">
            <text:p>11'596 <text:s/></text:p>
          </table:table-cell>
          <table:table-cell table:style-name="ce61" office:value-type="float" office:value="6490" calcext:value-type="float">
            <text:p>6'490 <text:s/></text:p>
          </table:table-cell>
          <table:table-cell table:style-name="ce61" office:value-type="float" office:value="3669" calcext:value-type="float">
            <text:p>3'669 <text:s/></text:p>
          </table:table-cell>
          <table:table-cell table:style-name="ce73" office:value-type="string" calcext:value-type="string">
            <text:p>&lt;1</text:p>
          </table:table-cell>
          <table:table-cell table:style-name="ce134" office:value-type="string" calcext:value-type="string">
            <text:p>&gt;99</text:p>
          </table:table-cell>
          <table:table-cell table:number-columns-repeated="36"/>
          <table:table-cell table:style-name="ce80" table:number-columns-repeated="978"/>
        </table:table-row>
        <table:table-row table:style-name="ro5">
          <table:table-cell table:style-name="ce50" office:value-type="string" calcext:value-type="string">
            <text:p>Appenzell Rh.-Int.</text:p>
          </table:table-cell>
          <table:table-cell table:style-name="ce61" office:value-type="float" office:value="15415" calcext:value-type="float">
            <text:p>15'415 <text:s/></text:p>
          </table:table-cell>
          <table:table-cell table:style-name="ce61" office:value-type="float" office:value="1585" calcext:value-type="float">
            <text:p>1'585 <text:s/></text:p>
          </table:table-cell>
          <table:table-cell table:style-name="ce61" office:value-type="float" office:value="3530" calcext:value-type="float">
            <text:p>3'530 <text:s/></text:p>
          </table:table-cell>
          <table:table-cell table:style-name="ce61" office:value-type="float" office:value="2268" calcext:value-type="float">
            <text:p>2'268 <text:s/></text:p>
          </table:table-cell>
          <table:table-cell table:style-name="ce61" office:value-type="float" office:value="3428" calcext:value-type="float">
            <text:p>3'428 <text:s/></text:p>
          </table:table-cell>
          <table:table-cell table:style-name="ce61" office:value-type="float" office:value="2790" calcext:value-type="float">
            <text:p>2'790 <text:s/></text:p>
          </table:table-cell>
          <table:table-cell table:style-name="ce61" office:value-type="float" office:value="1814" calcext:value-type="float">
            <text:p>1'814 <text:s/></text:p>
          </table:table-cell>
          <table:table-cell table:style-name="ce73" office:value-type="float" office:value="5" calcext:value-type="float">
            <text:p>5</text:p>
          </table:table-cell>
          <table:table-cell table:style-name="ce134" office:value-type="string" calcext:value-type="string">
            <text:p>&gt;99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Saint-Gall</text:p>
          </table:table-cell>
          <table:table-cell table:style-name="ce61" office:value-type="float" office:value="470159" calcext:value-type="float">
            <text:p>470'159 <text:s/></text:p>
          </table:table-cell>
          <table:table-cell table:style-name="ce61" office:value-type="float" office:value="65894" calcext:value-type="float">
            <text:p>65'894 <text:s/></text:p>
          </table:table-cell>
          <table:table-cell table:style-name="ce61" office:value-type="float" office:value="128974" calcext:value-type="float">
            <text:p>128'974 <text:s/></text:p>
          </table:table-cell>
          <table:table-cell table:style-name="ce61" office:value-type="float" office:value="77442" calcext:value-type="float">
            <text:p>77'442 <text:s/></text:p>
          </table:table-cell>
          <table:table-cell table:style-name="ce61" office:value-type="float" office:value="108476" calcext:value-type="float">
            <text:p>108'476 <text:s/></text:p>
          </table:table-cell>
          <table:table-cell table:style-name="ce61" office:value-type="float" office:value="57185" calcext:value-type="float">
            <text:p>57'185 <text:s/></text:p>
          </table:table-cell>
          <table:table-cell table:style-name="ce61" office:value-type="float" office:value="32188" calcext:value-type="float">
            <text:p>32'188 <text:s/></text:p>
          </table:table-cell>
          <table:table-cell table:style-name="ce73" office:value-type="string" calcext:value-type="string">
            <text:p>&lt;1</text:p>
          </table:table-cell>
          <table:table-cell table:style-name="ce134" office:value-type="string" calcext:value-type="string">
            <text:p>&gt;99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Grisons</text:p>
          </table:table-cell>
          <table:table-cell table:style-name="ce61" office:value-type="float" office:value="188106" calcext:value-type="float">
            <text:p>188'106 <text:s/></text:p>
          </table:table-cell>
          <table:table-cell table:style-name="ce61" office:value-type="float" office:value="29791" calcext:value-type="float">
            <text:p>29'791 <text:s/></text:p>
          </table:table-cell>
          <table:table-cell table:style-name="ce61" office:value-type="float" office:value="52590" calcext:value-type="float">
            <text:p>52'590 <text:s/></text:p>
          </table:table-cell>
          <table:table-cell table:style-name="ce61" office:value-type="float" office:value="33228" calcext:value-type="float">
            <text:p>33'228 <text:s/></text:p>
          </table:table-cell>
          <table:table-cell table:style-name="ce61" office:value-type="float" office:value="43588" calcext:value-type="float">
            <text:p>43'588 <text:s/></text:p>
          </table:table-cell>
          <table:table-cell table:style-name="ce61" office:value-type="float" office:value="20035" calcext:value-type="float">
            <text:p>20'035 <text:s/></text:p>
          </table:table-cell>
          <table:table-cell table:style-name="ce61" office:value-type="float" office:value="8874" calcext:value-type="float">
            <text:p>8'874 <text:s/></text:p>
          </table:table-cell>
          <table:table-cell table:style-name="ce73" office:value-type="string" calcext:value-type="string">
            <text:p>&lt;1</text:p>
          </table:table-cell>
          <table:table-cell table:style-name="ce134" office:value-type="float" office:value="99.37" calcext:value-type="float">
            <text:p>99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Argovie</text:p>
          </table:table-cell>
          <table:table-cell table:style-name="ce61" office:value-type="float" office:value="603139" calcext:value-type="float">
            <text:p>603'139 <text:s/></text:p>
          </table:table-cell>
          <table:table-cell table:style-name="ce61" office:value-type="float" office:value="78711" calcext:value-type="float">
            <text:p>78'711 <text:s/></text:p>
          </table:table-cell>
          <table:table-cell table:style-name="ce61" office:value-type="float" office:value="181200" calcext:value-type="float">
            <text:p>181'200 <text:s/></text:p>
          </table:table-cell>
          <table:table-cell table:style-name="ce61" office:value-type="float" office:value="105792" calcext:value-type="float">
            <text:p>105'792 <text:s/></text:p>
          </table:table-cell>
          <table:table-cell table:style-name="ce61" office:value-type="float" office:value="146324" calcext:value-type="float">
            <text:p>146'324 <text:s/></text:p>
          </table:table-cell>
          <table:table-cell table:style-name="ce61" office:value-type="float" office:value="61225" calcext:value-type="float">
            <text:p>61'225 <text:s/></text:p>
          </table:table-cell>
          <table:table-cell table:style-name="ce61" office:value-type="float" office:value="29887" calcext:value-type="float">
            <text:p>29'887 <text:s/></text:p>
          </table:table-cell>
          <table:table-cell table:style-name="ce73" office:value-type="string" calcext:value-type="string">
            <text:p>&lt;1</text:p>
          </table:table-cell>
          <table:table-cell table:style-name="ce134" office:value-type="string" calcext:value-type="string">
            <text:p>&gt;99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Thurgovie</text:p>
          </table:table-cell>
          <table:table-cell table:style-name="ce61" office:value-type="float" office:value="244783" calcext:value-type="float">
            <text:p>244'783 <text:s/></text:p>
          </table:table-cell>
          <table:table-cell table:style-name="ce61" office:value-type="float" office:value="32672" calcext:value-type="float">
            <text:p>32'672 <text:s/></text:p>
          </table:table-cell>
          <table:table-cell table:style-name="ce61" office:value-type="float" office:value="69452" calcext:value-type="float">
            <text:p>69'452 <text:s/></text:p>
          </table:table-cell>
          <table:table-cell table:style-name="ce61" office:value-type="float" office:value="41241" calcext:value-type="float">
            <text:p>41'241 <text:s/></text:p>
          </table:table-cell>
          <table:table-cell table:style-name="ce61" office:value-type="float" office:value="57728" calcext:value-type="float">
            <text:p>57'728 <text:s/></text:p>
          </table:table-cell>
          <table:table-cell table:style-name="ce61" office:value-type="float" office:value="28515" calcext:value-type="float">
            <text:p>28'515 <text:s/></text:p>
          </table:table-cell>
          <table:table-cell table:style-name="ce61" office:value-type="float" office:value="15175" calcext:value-type="float">
            <text:p>15'175 <text:s/></text:p>
          </table:table-cell>
          <table:table-cell table:style-name="ce73" office:value-type="string" calcext:value-type="string">
            <text:p>&lt;1</text:p>
          </table:table-cell>
          <table:table-cell table:style-name="ce134" office:value-type="string" calcext:value-type="string">
            <text:p>&gt;99</text:p>
          </table:table-cell>
          <table:table-cell table:number-columns-repeated="36"/>
          <table:table-cell table:style-name="ce80" table:number-columns-repeated="978"/>
        </table:table-row>
        <table:table-row table:style-name="ro5">
          <table:table-cell table:style-name="ce50" office:value-type="string" calcext:value-type="string">
            <text:p>Tessin</text:p>
          </table:table-cell>
          <table:table-cell table:number-columns-repeated="7" table:style-name="ce61" office:value-type="string" office:string-value="()" calcext:value-type="string">
            <text:p>() <text:s/></text:p>
          </table:table-cell>
          <table:table-cell table:style-name="ce73" office:value-type="string" calcext:value-type="string">
            <text:p>…</text:p>
          </table:table-cell>
          <table:table-cell table:style-name="ce85" office:value-type="string" calcext:value-type="string">
            <text:p>…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Vaud</text:p>
          </table:table-cell>
          <table:table-cell table:number-columns-repeated="7" table:style-name="ce61" office:value-type="string" office:string-value="()" calcext:value-type="string">
            <text:p>() <text:s/></text:p>
          </table:table-cell>
          <table:table-cell table:style-name="ce73" office:value-type="string" calcext:value-type="string">
            <text:p>…</text:p>
          </table:table-cell>
          <table:table-cell table:style-name="ce85" office:value-type="string" calcext:value-type="string">
            <text:p>…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Valais</text:p>
          </table:table-cell>
          <table:table-cell table:number-columns-repeated="7" table:style-name="ce61" office:value-type="string" office:string-value="()" calcext:value-type="string">
            <text:p>() <text:s/></text:p>
          </table:table-cell>
          <table:table-cell table:style-name="ce73" office:value-type="string" calcext:value-type="string">
            <text:p>…</text:p>
          </table:table-cell>
          <table:table-cell table:style-name="ce85" office:value-type="string" calcext:value-type="string">
            <text:p>…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Neuchâtel</text:p>
          </table:table-cell>
          <table:table-cell table:style-name="ce61" office:value-type="float" office:value="168707" calcext:value-type="float">
            <text:p>168'707 <text:s/></text:p>
          </table:table-cell>
          <table:table-cell table:style-name="ce61" office:value-type="float" office:value="29021" calcext:value-type="float">
            <text:p>29'021 <text:s/></text:p>
          </table:table-cell>
          <table:table-cell table:style-name="ce61" office:value-type="float" office:value="47254" calcext:value-type="float">
            <text:p>47'254 <text:s/></text:p>
          </table:table-cell>
          <table:table-cell table:style-name="ce61" office:value-type="float" office:value="30138" calcext:value-type="float">
            <text:p>30'138 <text:s/></text:p>
          </table:table-cell>
          <table:table-cell table:style-name="ce61" office:value-type="float" office:value="39344" calcext:value-type="float">
            <text:p>39'344 <text:s/></text:p>
          </table:table-cell>
          <table:table-cell table:style-name="ce61" office:value-type="float" office:value="15985" calcext:value-type="float">
            <text:p>15'985 <text:s/></text:p>
          </table:table-cell>
          <table:table-cell table:style-name="ce61" office:value-type="float" office:value="6965" calcext:value-type="float">
            <text:p>6'965 <text:s/></text:p>
          </table:table-cell>
          <table:table-cell table:style-name="ce73" office:value-type="float" office:value="1" calcext:value-type="float">
            <text:p>1</text:p>
          </table:table-cell>
          <table:table-cell table:style-name="ce134" office:value-type="string" calcext:value-type="string">
            <text:p>&gt;99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0" office:value-type="string" calcext:value-type="string">
            <text:p>Genève</text:p>
          </table:table-cell>
          <table:table-cell table:number-columns-repeated="7" table:style-name="ce61" office:value-type="string" office:string-value="()" calcext:value-type="string">
            <text:p>() <text:s/></text:p>
          </table:table-cell>
          <table:table-cell table:style-name="ce73" office:value-type="string" calcext:value-type="string">
            <text:p>…</text:p>
          </table:table-cell>
          <table:table-cell table:style-name="ce85" office:value-type="string" calcext:value-type="string">
            <text:p>…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1" office:value-type="string" calcext:value-type="string">
            <text:p>Jura</text:p>
          </table:table-cell>
          <table:table-cell table:style-name="ce62" office:value-type="float" office:value="68542" calcext:value-type="float">
            <text:p>68'542 <text:s/></text:p>
          </table:table-cell>
          <table:table-cell table:style-name="ce62" office:value-type="float" office:value="8570" calcext:value-type="float">
            <text:p>8'570 <text:s/></text:p>
          </table:table-cell>
          <table:table-cell table:style-name="ce62" office:value-type="float" office:value="17342" calcext:value-type="float">
            <text:p>17'342 <text:s/></text:p>
          </table:table-cell>
          <table:table-cell table:style-name="ce62" office:value-type="float" office:value="11826" calcext:value-type="float">
            <text:p>11'826 <text:s/></text:p>
          </table:table-cell>
          <table:table-cell table:style-name="ce62" office:value-type="float" office:value="16168" calcext:value-type="float">
            <text:p>16'168 <text:s/></text:p>
          </table:table-cell>
          <table:table-cell table:style-name="ce62" office:value-type="float" office:value="9285" calcext:value-type="float">
            <text:p>9'285 <text:s/></text:p>
          </table:table-cell>
          <table:table-cell table:style-name="ce62" office:value-type="float" office:value="5351" calcext:value-type="float">
            <text:p>5'351 <text:s/></text:p>
          </table:table-cell>
          <table:table-cell table:style-name="ce75" office:value-type="float" office:value="5" calcext:value-type="float">
            <text:p>5</text:p>
          </table:table-cell>
          <table:table-cell table:style-name="ce135" office:value-type="float" office:value="98.88" calcext:value-type="float">
            <text:p>99</text:p>
          </table:table-cell>
          <table:table-cell table:number-columns-repeated="36"/>
          <table:table-cell table:style-name="ce80" table:number-columns-repeated="978"/>
        </table:table-row>
        <table:table-row table:style-name="ro6">
          <table:table-cell table:style-name="ce52" office:value-type="string" calcext:value-type="string">
            <text:p>Base: Population résidante permanente au domicile principal</text:p>
          </table:table-cell>
          <table:table-cell table:number-columns-repeated="1023"/>
        </table:table-row>
        <table:table-row table:style-name="ro6">
          <table:table-cell table:style-name="ce83" office:value-type="string" calcext:value-type="string">
            <text:p><text:span text:style-name="T5">1</text:span><text:span text:style-name="T10"> uniquement les personnes vivant dans un ménage plausible</text:span></text:p>
          </table:table-cell>
          <table:table-cell table:number-columns-repeated="1023"/>
        </table:table-row>
        <table:table-row table:style-name="ro6">
          <table:table-cell table:style-name="ce83" office:value-type="string" calcext:value-type="string">
            <text:p><text:span text:style-name="T5">2</text:span><text:span text:style-name="T10"> La taille des ménages a été corrigée par un procédé statistique.</text:span></text:p>
          </table:table-cell>
          <table:table-cell table:number-columns-repeated="6"/>
          <table:table-cell table:style-name="ce52"/>
          <table:table-cell table:style-name="ce85" table:number-columns-repeated="4"/>
          <table:table-cell table:number-columns-repeated="1012"/>
        </table:table-row>
        <table:table-row table:style-name="ro6">
          <table:table-cell table:style-name="ce84" office:value-type="string" calcext:value-type="string" table:number-columns-spanned="10" table:number-rows-spanned="2">
            <text:p>() Canton avec communes qui ne remplissent pas les critères de qualité de l'OFS (au moins 95% des ménages plausibles ou au moins 95% des personnes vivant dans un ménage plausible, respectivement la différence en valeurs absolues entre tous les ménages et les ménages plausibles &lt; 6, ainsi qu'entre les personnes de tous les ménages et celles des ménages plausibles &lt; 11) </text:p>
          </table:table-cell>
          <table:covered-table-cell table:number-columns-repeated="9" table:style-name="ce84"/>
          <table:table-cell table:number-columns-repeated="1014"/>
        </table:table-row>
        <table:table-row table:style-name="ro6">
          <table:covered-table-cell table:number-columns-repeated="10" table:style-name="ce84"/>
          <table:table-cell table:number-columns-repeated="1014"/>
        </table:table-row>
        <table:table-row table:style-name="ro6">
          <table:table-cell office:value-type="string" calcext:value-type="string">
            <text:p>Etat au 26.04.2013</text:p>
          </table:table-cell>
          <table:table-cell table:number-columns-repeated="1023"/>
        </table:table-row>
        <table:table-row table:style-name="ro6">
          <table:table-cell table:style-name="ce56" office:value-type="string" calcext:value-type="string">
            <text:p>Source: STATPOP</text:p>
          </table:table-cell>
          <table:table-cell table:style-name="ce64" table:number-columns-repeated="1023"/>
        </table:table-row>
        <table:table-row table:style-name="ro6">
          <table:table-cell table:style-name="ce57" office:value-type="string" calcext:value-type="string">
            <text:p>© OFS</text:p>
          </table:table-cell>
          <table:table-cell table:style-name="ce64" table:number-columns-repeated="1023"/>
        </table:table-row>
        <table:table-row table:style-name="ro6">
          <table:table-cell/>
          <table:table-cell table:style-name="ce64" table:number-columns-repeated="1023"/>
        </table:table-row>
        <table:table-row table:style-name="ro6">
          <table:table-cell table:style-name="ce56" office:value-type="string" calcext:value-type="string">
            <text:p>Renseignements: Office fédéral de la statistique (OFS), section Démographie et migration, info.dem@bfs.admin.ch, tél. 058 463 67 11</text:p>
          </table:table-cell>
          <table:table-cell table:style-name="ce64" table:number-columns-repeated="1023"/>
        </table:table-row>
        <table:table-row table:style-name="ro6" table:number-rows-repeated="9">
          <table:table-cell table:number-columns-repeated="1024"/>
        </table:table-row>
        <table:table-row table:style-name="ro7" table:number-rows-repeated="104852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'2021'.$A$1" table:cell-range-address="$'2010'.$A$1:.$J$41" table:range-usable-as="print-range"/>
        </table:named-expressions>
      </table:table>
      <table:named-expressions>
        <table:named-expression table:name="Ursprung" table:base-cell-address="$'2021'.$A$1" table:expression="#REF!"/>
        <table:named-expression table:name="view" table:base-cell-address="$'2021'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Helvetica" svg:font-family="Helvetica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SFr. </number:text>
      <number:number number:decimal-places="0" loext:min-decimal-places="0" number:min-integer-digits="1" number:grouping="true"/>
    </number:number-style>
    <number:number-style style:name="N112">
      <number:text>SFr. 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SFr. </number:text>
      <number:number number:decimal-places="2" loext:min-decimal-places="2" number:min-integer-digits="1" number:grouping="true"/>
    </number:number-style>
    <number:number-style style:name="N115">
      <number:text>SFr. 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SFr. 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.</number:text>
      <number:month number:textual="true"/>
      <number:text>.</number:text>
      <number:year/>
    </number:date-style>
    <number:date-style style:name="N118">
      <number:month number:textual="true"/>
      <number:text>.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loext:text> SFr.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P0" style:volatile="true">
      <number:number number:decimal-places="0" loext:min-decimal-places="0" number:min-integer-digits="1" number:grouping="true"/>
      <number:text> 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 </number:text>
    </number:number-style>
    <number:number-style style:name="N145P2" style:volatile="true">
      <number:number number:decimal-places="0" loext:min-decimal-places="0" number:min-integer-digits="1"/>
      <number:text>  </number:text>
    </number:number-style>
    <number:text-style style:name="N145">
      <number:text-content/>
      <number:text> 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1.76pt double-thin #333333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2" style:display-name="Good 2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3" style:display-name="Heading 1 3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4" style:display-name="Heading 2 4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1.76pt double-thin #ff9900" style:border-line-width-bottom="0.018cm 0.026cm 0.018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" style:display-name="Neutral 5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6" style:display-name="Note 6" style:family="table-cell" style:parent-style-name="Default">
      <style:table-cell-properties fo:background-color="#ffffcc" style:diagonal-bl-tr="none" style:diagonal-tl-br="none" fo:border="0.74pt solid #b2b2b2"/>
    </style:style>
    <style:style style:name="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tandard_5f_P02_5f_D" style:display-name="Standard_P02_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family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ndard_5f_T1" style:display-name="Standard_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family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itle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6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5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6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43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59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8">
      <style:page-layout-properties fo:page-width="21.001cm" fo:page-height="29.7cm" style:num-format="1" style:print-orientation="portrait" fo:margin-top="1.9cm" fo:margin-bottom="1.9cm" fo:margin-left="1.799cm" fo:margin-right="1.799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1">00.00.0000</text:date>, <text:time style:data-style-name="N2" text:time-value="11:30:51.6857254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020" style:display-name="PageStyle_20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9" style:display-name="PageStyle_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8" style:display-name="PageStyle_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1" style:display-name="PageStyle_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5" style:display-name="PageStyle_20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3" style:display-name="PageStyle_20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017" style:display-name="PageStyle_20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6" style:display-name="PageStyle_20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1" style:display-name="PageStyle_20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2014" style:display-name="PageStyle_20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010" style:display-name="PageStyle_2010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mélie de Flaugergues</meta:initial-creator>
    <meta:print-date>2019-07-26T08:38:47</meta:print-date>
    <meta:creation-date>2008-11-12T10:29:03</meta:creation-date>
    <dc:date>2023-05-31T11:39:11.541028428</dc:date>
    <meta:editing-duration>PT14M30S</meta:editing-duration>
    <meta:generator>LibreOffice/6.4.7.2$Linux_X86_64 LibreOffice_project/40$Build-2</meta:generator>
    <meta:editing-cycles>2</meta:editing-cycles>
    <meta:document-statistic meta:table-count="12" meta:cell-count="3249" meta:object-count="0"/>
    <meta:user-defined meta:name="AppVersion">16.0300</meta:user-defined>
    <meta:user-defined meta:name="Company">IDZ-ED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